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77cm"/>
    </style:style>
    <style:style style:name="co2" style:family="table-column">
      <style:table-column-properties fo:break-before="auto" style:column-width="0.91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1.596cm"/>
    </style:style>
    <style:style style:name="co8" style:family="table-column">
      <style:table-column-properties fo:break-before="auto" style:column-width="2.348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1.076cm"/>
    </style:style>
    <style:style style:name="co11" style:family="table-column">
      <style:table-column-properties fo:break-before="auto" style:column-width="2.021cm"/>
    </style:style>
    <style:style style:name="co12" style:family="table-column">
      <style:table-column-properties fo:break-before="auto" style:column-width="2.184cm"/>
    </style:style>
    <style:style style:name="co13" style:family="table-column">
      <style:table-column-properties fo:break-before="auto" style:column-width="1.695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1.565cm"/>
    </style:style>
    <style:style style:name="co16" style:family="table-column">
      <style:table-column-properties fo:break-before="auto" style:column-width="1.531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002cm"/>
    </style:style>
    <style:style style:name="co19" style:family="table-column">
      <style:table-column-properties fo:break-before="auto" style:column-width="0.885cm"/>
    </style:style>
    <style:style style:name="co20" style:family="table-column">
      <style:table-column-properties fo:break-before="auto" style:column-width="0.963cm"/>
    </style:style>
    <style:style style:name="co21" style:family="table-column">
      <style:table-column-properties fo:break-before="auto" style:column-width="1.748cm"/>
    </style:style>
    <style:style style:name="co22" style:family="table-column">
      <style:table-column-properties fo:break-before="auto" style:column-width="1.669cm"/>
    </style:style>
    <style:style style:name="co23" style:family="table-column">
      <style:table-column-properties fo:break-before="auto" style:column-width="2.512cm"/>
    </style:style>
    <style:style style:name="co24" style:family="table-column">
      <style:table-column-properties fo:break-before="auto" style:column-width="1.355cm"/>
    </style:style>
    <style:style style:name="co25" style:family="table-column">
      <style:table-column-properties fo:break-before="auto" style:column-width="1.903cm"/>
    </style:style>
    <style:style style:name="co26" style:family="table-column">
      <style:table-column-properties fo:break-before="auto" style:column-width="2.57cm"/>
    </style:style>
    <style:style style:name="co27" style:family="table-column">
      <style:table-column-properties fo:break-before="auto" style:column-width="2.492cm"/>
    </style:style>
    <style:style style:name="co28" style:family="table-column">
      <style:table-column-properties fo:break-before="auto" style:column-width="1.727cm"/>
    </style:style>
    <style:style style:name="co29" style:family="table-column">
      <style:table-column-properties fo:break-before="auto" style:column-width="1.61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0.905cm"/>
    </style:style>
    <style:style style:name="co32" style:family="table-column">
      <style:table-column-properties fo:break-before="auto" style:column-width="1.159cm"/>
    </style:style>
    <style:style style:name="co33" style:family="table-column">
      <style:table-column-properties fo:break-before="auto" style:column-width="1.649cm"/>
    </style:style>
    <style:style style:name="co34" style:family="table-column">
      <style:table-column-properties fo:break-before="auto" style:column-width="2.413cm"/>
    </style:style>
    <style:style style:name="co35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 °C 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l. mm3</text:p>
          </table:table-cell>
          <table:table-cell office:value-type="string" calcext:value-type="string">
            <text:p>Vol cm3</text:p>
          </table:table-cell>
          <table:table-cell office:value-type="string" calcext:value-type="string">
            <text:p>Weight g</text:p>
          </table:table-cell>
          <table:table-cell office:value-type="string" calcext:value-type="string">
            <text:p>Density g/cm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ol mm3</text:p>
          </table:table-cell>
          <table:table-cell office:value-type="string" calcext:value-type="string">
            <text:p>Vol cm3</text:p>
          </table:table-cell>
          <table:table-cell office:value-type="string" calcext:value-type="string">
            <text:p>Weight g</text:p>
          </table:table-cell>
          <table:table-cell office:value-type="string" calcext:value-type="string">
            <text:p>Density charc</text:p>
          </table:table-cell>
          <table:table-cell/>
          <table:table-cell office:value-type="string" calcext:value-type="string">
            <text:p>Δ volume</text:p>
          </table:table-cell>
          <table:table-cell office:value-type="string" calcext:value-type="string">
            <text:p>Δ weight</text:p>
          </table:table-cell>
          <table:table-cell office:value-type="string" calcext:value-type="string">
            <text:p>fr &gt;2 mm</text:p>
          </table:table-cell>
          <table:table-cell office:value-type="string" calcext:value-type="string">
            <text:p>fr &gt;1 mm</text:p>
          </table:table-cell>
          <table:table-cell office:value-type="string" calcext:value-type="string">
            <text:p>fr &lt;1 mm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float" office:value="18.2" calcext:value-type="float">
            <text:p>18.2</text:p>
          </table:table-cell>
          <table:table-cell office:value-type="float" office:value="12.6" calcext:value-type="float">
            <text:p>12.6</text:p>
          </table:table-cell>
          <table:table-cell office:value-type="float" office:value="18.5" calcext:value-type="float">
            <text:p>18.5</text:p>
          </table:table-cell>
          <table:table-cell office:value-type="float" office:value="4242.4" calcext:value-type="float">
            <text:p>4242.4</text:p>
          </table:table-cell>
          <table:table-cell office:value-type="float" office:value="4.2424" calcext:value-type="float">
            <text:p>4.2424</text:p>
          </table:table-cell>
          <table:table-cell office:value-type="float" office:value="3.0039" calcext:value-type="float">
            <text:p>3.0039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7238" calcext:value-type="float">
            <text:p>0.7238</text:p>
          </table:table-cell>
          <table:table-cell office:value-type="float" office:value="17.3" calcext:value-type="float">
            <text:p>17.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36.8" calcext:value-type="float">
            <text:p>3736.8</text:p>
          </table:table-cell>
          <table:table-cell office:value-type="float" office:value="3.7368" calcext:value-type="float">
            <text:p>3.7368</text:p>
          </table:table-cell>
          <table:table-cell office:value-type="float" office:value="2.6659" calcext:value-type="float">
            <text:p>2.6659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07" calcext:value-type="float">
            <text:p>0.707</text:p>
          </table:table-cell>
          <table:table-cell office:value-type="float" office:value="88.08" calcext:value-type="float">
            <text:p>88.08</text:p>
          </table:table-cell>
          <table:table-cell office:value-type="float" office:value="88.7479609840541" calcext:value-type="float">
            <text:p>88.74796098405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7.3" calcext:value-type="float">
            <text:p>17.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1847.64" calcext:value-type="float">
            <text:p>1847.64</text:p>
          </table:table-cell>
          <table:table-cell office:value-type="float" office:value="1.8476" calcext:value-type="float">
            <text:p>1.8476</text:p>
          </table:table-cell>
          <table:table-cell office:value-type="float" office:value="1.3466" calcext:value-type="float">
            <text:p>1.3466</text:p>
          </table:table-cell>
          <table:table-cell office:value-type="float" office:value="0.7288" calcext:value-type="float">
            <text:p>0.728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7.3" calcext:value-type="float">
            <text:p>17.3</text:p>
          </table:table-cell>
          <table:table-cell office:value-type="float" office:value="12" calcext:value-type="float">
            <text:p>12</text:p>
          </table:table-cell>
          <table:table-cell office:value-type="float" office:value="207.6" calcext:value-type="float">
            <text:p>207.6</text:p>
          </table:table-cell>
          <table:table-cell office:value-type="float" office:value="8.6" calcext:value-type="float">
            <text:p>8.6</text:p>
          </table:table-cell>
          <table:table-cell office:value-type="float" office:value="1785.36" calcext:value-type="float">
            <text:p>1785.36</text:p>
          </table:table-cell>
          <table:table-cell office:value-type="float" office:value="1.7854" calcext:value-type="float">
            <text:p>1.7854</text:p>
          </table:table-cell>
          <table:table-cell office:value-type="float" office:value="1.2119" calcext:value-type="float">
            <text:p>1.2119</text:p>
          </table:table-cell>
          <table:table-cell office:value-type="float" office:value="0.6788" calcext:value-type="float">
            <text:p>0.678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.5" calcext:value-type="float">
            <text:p>29.5</text:p>
          </table:table-cell>
          <table:table-cell office:value-type="float" office:value="2950" calcext:value-type="float">
            <text:p>2950</text:p>
          </table:table-cell>
          <table:table-cell office:value-type="float" office:value="2.95" calcext:value-type="float">
            <text:p>2.95</text:p>
          </table:table-cell>
          <table:table-cell office:value-type="float" office:value="2.1815" calcext:value-type="float">
            <text:p>2.1815</text:p>
          </table:table-cell>
          <table:table-cell office:value-type="float" office:value="0.7395" calcext:value-type="float">
            <text:p>0.7395</text:p>
          </table:table-cell>
          <table:table-cell/>
          <table:table-cell table:number-columns-repeated="2" office:value-type="float" office:value="8.5" calcext:value-type="float">
            <text:p>8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95.25" calcext:value-type="float">
            <text:p>2095.25</text:p>
          </table:table-cell>
          <table:table-cell office:value-type="float" office:value="2.0953" calcext:value-type="float">
            <text:p>2.0953</text:p>
          </table:table-cell>
          <table:table-cell office:value-type="float" office:value="1.9453" calcext:value-type="float">
            <text:p>1.945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402" calcext:value-type="float">
            <text:p>0.9402</text:p>
          </table:table-cell>
          <table:table-cell office:value-type="float" office:value="71.03" calcext:value-type="float">
            <text:p>71.03</text:p>
          </table:table-cell>
          <table:table-cell office:value-type="float" office:value="89.172587669035" calcext:value-type="float">
            <text:p>89.1725876690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table:number-columns-repeated="2" office:value-type="float" office:value="8.5" calcext:value-type="float">
            <text:p>8.5</text:p>
          </table:table-cell>
          <table:table-cell office:value-type="float" office:value="72.3" calcext:value-type="float">
            <text:p>72.3</text:p>
          </table:table-cell>
          <table:table-cell office:value-type="float" office:value="15.4" calcext:value-type="float">
            <text:p>15.4</text:p>
          </table:table-cell>
          <table:table-cell office:value-type="float" office:value="1112.65" calcext:value-type="float">
            <text:p>1112.65</text:p>
          </table:table-cell>
          <table:table-cell office:value-type="float" office:value="1.1127" calcext:value-type="float">
            <text:p>1.1127</text:p>
          </table:table-cell>
          <table:table-cell office:value-type="float" office:value="1.054" calcext:value-type="float">
            <text:p>1.054</text:p>
          </table:table-cell>
          <table:table-cell office:value-type="float" office:value="0.9473" calcext:value-type="float">
            <text:p>0.94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table:number-columns-repeated="2" office:value-type="float" office:value="8.5" calcext:value-type="float">
            <text:p>8.5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888.675" calcext:value-type="float">
            <text:p>888.675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945" calcext:value-type="float">
            <text:p>0.9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float" office:value="23.5" calcext:value-type="float">
            <text:p>23.5</text:p>
          </table:table-cell>
          <table:table-cell office:value-type="float" office:value="19.5" calcext:value-type="float">
            <text:p>19.5</text:p>
          </table:table-cell>
          <table:table-cell office:value-type="float" office:value="18.5" calcext:value-type="float">
            <text:p>18.5</text:p>
          </table:table-cell>
          <table:table-cell office:value-type="float" office:value="8477.6" calcext:value-type="float">
            <text:p>8477.6</text:p>
          </table:table-cell>
          <table:table-cell office:value-type="float" office:value="8.4776" calcext:value-type="float">
            <text:p>8.4776</text:p>
          </table:table-cell>
          <table:table-cell office:value-type="float" office:value="2.3339" calcext:value-type="float">
            <text:p>2.3339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5535" calcext:value-type="float">
            <text:p>0.5535</text:p>
          </table:table-cell>
          <table:table-cell office:value-type="float" office:value="23" calcext:value-type="float">
            <text:p>23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373.3" calcext:value-type="float">
            <text:p>6373.3</text:p>
          </table:table-cell>
          <table:table-cell office:value-type="float" office:value="6.3733" calcext:value-type="float">
            <text:p>6.3733</text:p>
          </table:table-cell>
          <table:table-cell office:value-type="float" office:value="1.9323" calcext:value-type="float">
            <text:p>1.9323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301" calcext:value-type="float">
            <text:p>0.301</text:p>
          </table:table-cell>
          <table:table-cell office:value-type="float" office:value="75.18" calcext:value-type="float">
            <text:p>75.18</text:p>
          </table:table-cell>
          <table:table-cell office:value-type="float" office:value="82.7927503320622" calcext:value-type="float">
            <text:p>82.79275033206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1.9" calcext:value-type="float">
            <text:p>11.9</text:p>
          </table:table-cell>
          <table:table-cell office:value-type="float" office:value="16.3" calcext:value-type="float">
            <text:p>16.3</text:p>
          </table:table-cell>
          <table:table-cell office:value-type="float" office:value="194" calcext:value-type="float">
            <text:p>194</text:p>
          </table:table-cell>
          <table:table-cell office:value-type="float" office:value="17" calcext:value-type="float">
            <text:p>17</text:p>
          </table:table-cell>
          <table:table-cell office:value-type="float" office:value="3297.49" calcext:value-type="float">
            <text:p>3297.49</text:p>
          </table:table-cell>
          <table:table-cell office:value-type="float" office:value="3.2975" calcext:value-type="float">
            <text:p>3.2975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2816" calcext:value-type="float">
            <text:p>0.281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0.8" calcext:value-type="float">
            <text:p>10.8</text:p>
          </table:table-cell>
          <table:table-cell office:value-type="float" office:value="16.3" calcext:value-type="float">
            <text:p>16.3</text:p>
          </table:table-cell>
          <table:table-cell office:value-type="float" office:value="277.1" calcext:value-type="float">
            <text:p>277.1</text:p>
          </table:table-cell>
          <table:table-cell office:value-type="float" office:value="17" calcext:value-type="float">
            <text:p>17</text:p>
          </table:table-cell>
          <table:table-cell office:value-type="float" office:value="2992.68" calcext:value-type="float">
            <text:p>2992.68</text:p>
          </table:table-cell>
          <table:table-cell office:value-type="float" office:value="2.9927" calcext:value-type="float">
            <text:p>2.9927</text:p>
          </table:table-cell>
          <table:table-cell office:value-type="float" office:value="0.952" calcext:value-type="float">
            <text:p>0.952</text:p>
          </table:table-cell>
          <table:table-cell office:value-type="float" office:value="0.3181" calcext:value-type="float">
            <text:p>0.3181</text:p>
          </table:table-cell>
          <table:table-cell table:number-columns-repeated="3"/>
          <table:table-cell office:value-type="float" office:value="98.04" calcext:value-type="float">
            <text:p>98.04</text:p>
          </table:table-cell>
          <table:table-cell table:number-columns-repeated="2"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A</text:p>
          </table:table-cell>
          <table:table-cell office:value-type="float" office:value="10.5" calcext:value-type="float">
            <text:p>10.5</text:p>
          </table:table-cell>
          <table:table-cell office:value-type="float" office:value="11.2" calcext:value-type="float">
            <text:p>11.2</text:p>
          </table:table-cell>
          <table:table-cell office:value-type="float" office:value="24" calcext:value-type="float">
            <text:p>24</text:p>
          </table:table-cell>
          <table:table-cell office:value-type="float" office:value="2822.4" calcext:value-type="float">
            <text:p>2822.4</text:p>
          </table:table-cell>
          <table:table-cell office:value-type="float" office:value="2.8224" calcext:value-type="float">
            <text:p>2.8224</text:p>
          </table:table-cell>
          <table:table-cell office:value-type="float" office:value="2.3476" calcext:value-type="float">
            <text:p>2.3476</text:p>
          </table:table-cell>
          <table:table-cell office:value-type="float" office:value="0.8318" calcext:value-type="float">
            <text:p>0.8318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89.84" calcext:value-type="float">
            <text:p>2589.84</text:p>
          </table:table-cell>
          <table:table-cell office:value-type="float" office:value="2.5898" calcext:value-type="float">
            <text:p>2.5898</text:p>
          </table:table-cell>
          <table:table-cell office:value-type="float" office:value="1.8874" calcext:value-type="float">
            <text:p>1.8874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728" calcext:value-type="float">
            <text:p>0.728</text:p>
          </table:table-cell>
          <table:table-cell office:value-type="float" office:value="91.76" calcext:value-type="float">
            <text:p>91.76</text:p>
          </table:table-cell>
          <table:table-cell office:value-type="float" office:value="80.3970011927074" calcext:value-type="float">
            <text:p>80.39700119270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9.9" calcext:value-type="float">
            <text:p>9.9</text:p>
          </table:table-cell>
          <table:table-cell office:value-type="float" office:value="10.9" calcext:value-type="float">
            <text:p>10.9</text:p>
          </table:table-cell>
          <table:table-cell office:value-type="float" office:value="107.9" calcext:value-type="float">
            <text:p>107.9</text:p>
          </table:table-cell>
          <table:table-cell office:value-type="float" office:value="12" calcext:value-type="float">
            <text:p>12</text:p>
          </table:table-cell>
          <table:table-cell office:value-type="float" office:value="1294.92" calcext:value-type="float">
            <text:p>1294.92</text:p>
          </table:table-cell>
          <table:table-cell office:value-type="float" office:value="1.2949" calcext:value-type="float">
            <text:p>1.2949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7339" calcext:value-type="float">
            <text:p>0.73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9.9" calcext:value-type="float">
            <text:p>9.9</text:p>
          </table:table-cell>
          <table:table-cell office:value-type="float" office:value="10.9" calcext:value-type="float">
            <text:p>10.9</text:p>
          </table:table-cell>
          <table:table-cell office:value-type="float" office:value="122.1" calcext:value-type="float">
            <text:p>122.1</text:p>
          </table:table-cell>
          <table:table-cell office:value-type="float" office:value="11.2" calcext:value-type="float">
            <text:p>11.2</text:p>
          </table:table-cell>
          <table:table-cell office:value-type="float" office:value="1208.592" calcext:value-type="float">
            <text:p>1208.592</text:p>
          </table:table-cell>
          <table:table-cell office:value-type="float" office:value="1.2086" calcext:value-type="float">
            <text:p>1.2086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214" calcext:value-type="float">
            <text:p>0.7214</text:p>
          </table:table-cell>
          <table:table-cell table:number-columns-repeated="3"/>
          <table:table-cell office:value-type="float" office:value="97.56" calcext:value-type="float">
            <text:p>97.56</text:p>
          </table:table-cell>
          <table:table-cell table:number-columns-repeated="2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float" office:value="15.5" calcext:value-type="float">
            <text:p>15.5</text:p>
          </table:table-cell>
          <table:table-cell office:value-type="float" office:value="11.2" calcext:value-type="float">
            <text:p>11.2</text:p>
          </table:table-cell>
          <table:table-cell office:value-type="float" office:value="28.5" calcext:value-type="float">
            <text:p>28.5</text:p>
          </table:table-cell>
          <table:table-cell office:value-type="float" office:value="4947.6" calcext:value-type="float">
            <text:p>4947.6</text:p>
          </table:table-cell>
          <table:table-cell office:value-type="float" office:value="4.9476" calcext:value-type="float">
            <text:p>4.9476</text:p>
          </table:table-cell>
          <table:table-cell office:value-type="float" office:value="2.0156" calcext:value-type="float">
            <text:p>2.0156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4249" calcext:value-type="float">
            <text:p>0.4249</text:p>
          </table:table-cell>
          <table:table-cell office:value-type="float" office:value="15" calcext:value-type="float">
            <text:p>15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242" calcext:value-type="float">
            <text:p>4242</text:p>
          </table:table-cell>
          <table:table-cell office:value-type="float" office:value="4.242" calcext:value-type="float">
            <text:p>4.242</text:p>
          </table:table-cell>
          <table:table-cell office:value-type="float" office:value="1.7012" calcext:value-type="float">
            <text:p>1.701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45" calcext:value-type="float">
            <text:p>0.4045</text:p>
          </table:table-cell>
          <table:table-cell office:value-type="float" office:value="85.74" calcext:value-type="float">
            <text:p>85.74</text:p>
          </table:table-cell>
          <table:table-cell office:value-type="float" office:value="84.4016669974201" calcext:value-type="float">
            <text:p>84.40166699742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0.1" calcext:value-type="float">
            <text:p>10.1</text:p>
          </table:table-cell>
          <table:table-cell office:value-type="float" office:value="151.5" calcext:value-type="float">
            <text:p>151.5</text:p>
          </table:table-cell>
          <table:table-cell office:value-type="float" office:value="14" calcext:value-type="float">
            <text:p>14</text:p>
          </table:table-cell>
          <table:table-cell office:value-type="float" office:value="2121" calcext:value-type="float">
            <text:p>2121</text:p>
          </table:table-cell>
          <table:table-cell office:value-type="float" office:value="2.121" calcext:value-type="float">
            <text:p>2.121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4028" calcext:value-type="float">
            <text:p>0.402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0.1" calcext:value-type="float">
            <text:p>10.1</text:p>
          </table:table-cell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1969.5" calcext:value-type="float">
            <text:p>1969.5</text:p>
          </table:table-cell>
          <table:table-cell office:value-type="float" office:value="1.9695" calcext:value-type="float">
            <text:p>1.9695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4095" calcext:value-type="float">
            <text:p>0.4095</text:p>
          </table:table-cell>
          <table:table-cell table:number-columns-repeated="3"/>
          <table:table-cell office:value-type="float" office:value="92.86" calcext:value-type="float">
            <text:p>92.86</text:p>
          </table:table-cell>
          <table:table-cell table:number-columns-repeated="2"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A</text:p>
          </table:table-cell>
          <table:table-cell office:value-type="float" office:value="14.2" calcext:value-type="float">
            <text:p>14.2</text:p>
          </table:table-cell>
          <table:table-cell office:value-type="float" office:value="11.5" calcext:value-type="float">
            <text:p>11.5</text:p>
          </table:table-cell>
          <table:table-cell office:value-type="float" office:value="25.5" calcext:value-type="float">
            <text:p>25.5</text:p>
          </table:table-cell>
          <table:table-cell office:value-type="float" office:value="4164.2" calcext:value-type="float">
            <text:p>4164.2</text:p>
          </table:table-cell>
          <table:table-cell office:value-type="float" office:value="4.1642" calcext:value-type="float">
            <text:p>4.1642</text:p>
          </table:table-cell>
          <table:table-cell office:value-type="float" office:value="1.8419" calcext:value-type="float">
            <text:p>1.8419</text:p>
          </table:table-cell>
          <table:table-cell office:value-type="float" office:value="0.4423" calcext:value-type="float">
            <text:p>0.4423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16.25" calcext:value-type="float">
            <text:p>4016.25</text:p>
          </table:table-cell>
          <table:table-cell office:value-type="float" office:value="4.0163" calcext:value-type="float">
            <text:p>4.0163</text:p>
          </table:table-cell>
          <table:table-cell office:value-type="float" office:value="1.5414" calcext:value-type="float">
            <text:p>1.5414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386" calcext:value-type="float">
            <text:p>0.386</text:p>
          </table:table-cell>
          <table:table-cell office:value-type="float" office:value="96.45" calcext:value-type="float">
            <text:p>96.45</text:p>
          </table:table-cell>
          <table:table-cell office:value-type="float" office:value="83.6853249362072" calcext:value-type="float">
            <text:p>83.6853249362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3.5" calcext:value-type="float">
            <text:p>13.5</text:p>
          </table:table-cell>
          <table:table-cell office:value-type="float" office:value="11.9" calcext:value-type="float">
            <text:p>11.9</text:p>
          </table:table-cell>
          <table:table-cell office:value-type="float" office:value="160.7" calcext:value-type="float">
            <text:p>160.7</text:p>
          </table:table-cell>
          <table:table-cell office:value-type="float" office:value="13.2" calcext:value-type="float">
            <text:p>13.2</text:p>
          </table:table-cell>
          <table:table-cell office:value-type="float" office:value="2120.58" calcext:value-type="float">
            <text:p>2120.58</text:p>
          </table:table-cell>
          <table:table-cell office:value-type="float" office:value="2.1206" calcext:value-type="float">
            <text:p>2.1206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3897" calcext:value-type="float">
            <text:p>0.389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3.5" calcext:value-type="float">
            <text:p>13.5</text:p>
          </table:table-cell>
          <table:table-cell office:value-type="float" office:value="11.9" calcext:value-type="float">
            <text:p>11.9</text:p>
          </table:table-cell>
          <table:table-cell office:value-type="float" office:value="147.2" calcext:value-type="float">
            <text:p>147.2</text:p>
          </table:table-cell>
          <table:table-cell office:value-type="float" office:value="10.9" calcext:value-type="float">
            <text:p>10.9</text:p>
          </table:table-cell>
          <table:table-cell office:value-type="float" office:value="1751.085" calcext:value-type="float">
            <text:p>1751.085</text:p>
          </table:table-cell>
          <table:table-cell office:value-type="float" office:value="1.7511" calcext:value-type="float">
            <text:p>1.7511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3845" calcext:value-type="float">
            <text:p>0.3845</text:p>
          </table:table-cell>
          <table:table-cell table:number-columns-repeated="3"/>
          <table:table-cell office:value-type="float" office:value="97.09" calcext:value-type="float">
            <text:p>97.09</text:p>
          </table:table-cell>
          <table:table-cell office:value-type="float" office:value="1.94" calcext:value-type="float">
            <text:p>1.9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A</text:p>
          </table:table-cell>
          <table:table-cell office:value-type="float" office:value="17.5" calcext:value-type="float">
            <text:p>17.5</text:p>
          </table:table-cell>
          <table:table-cell office:value-type="float" office:value="7.3" calcext:value-type="float">
            <text:p>7.3</text:p>
          </table:table-cell>
          <table:table-cell office:value-type="float" office:value="13" calcext:value-type="float">
            <text:p>13</text:p>
          </table:table-cell>
          <table:table-cell office:value-type="float" office:value="1660.8" calcext:value-type="float">
            <text:p>1660.8</text:p>
          </table:table-cell>
          <table:table-cell office:value-type="float" office:value="1.6608" calcext:value-type="float">
            <text:p>1.6608</text:p>
          </table:table-cell>
          <table:table-cell office:value-type="float" office:value="1.3731" calcext:value-type="float">
            <text:p>1.3731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982" calcext:value-type="float">
            <text:p>0.7982</text:p>
          </table:table-cell>
          <table:table-cell office:value-type="float" office:value="16.5" calcext:value-type="float">
            <text:p>16.5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577.235" calcext:value-type="float">
            <text:p>1577.235</text:p>
          </table:table-cell>
          <table:table-cell office:value-type="float" office:value="1.5772" calcext:value-type="float">
            <text:p>1.5772</text:p>
          </table:table-cell>
          <table:table-cell office:value-type="float" office:value="1.1633" calcext:value-type="float">
            <text:p>1.163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82" calcext:value-type="float">
            <text:p>0.782</text:p>
          </table:table-cell>
          <table:table-cell office:value-type="float" office:value="94.97" calcext:value-type="float">
            <text:p>94.97</text:p>
          </table:table-cell>
          <table:table-cell office:value-type="float" office:value="84.7207049741461" calcext:value-type="float">
            <text:p>84.72070497414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7.5" calcext:value-type="float">
            <text:p>7.5</text:p>
          </table:table-cell>
          <table:table-cell office:value-type="float" office:value="7.9" calcext:value-type="float">
            <text:p>7.9</text:p>
          </table:table-cell>
          <table:table-cell office:value-type="float" office:value="59.3" calcext:value-type="float">
            <text:p>59.3</text:p>
          </table:table-cell>
          <table:table-cell office:value-type="float" office:value="12.1" calcext:value-type="float">
            <text:p>12.1</text:p>
          </table:table-cell>
          <table:table-cell office:value-type="float" office:value="716.925" calcext:value-type="float">
            <text:p>716.925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8442" calcext:value-type="float">
            <text:p>0.84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7.1" calcext:value-type="float">
            <text:p>7.1</text:p>
          </table:table-cell>
          <table:table-cell office:value-type="float" office:value="7.9" calcext:value-type="float">
            <text:p>7.9</text:p>
          </table:table-cell>
          <table:table-cell office:value-type="float" office:value="95.6" calcext:value-type="float">
            <text:p>95.6</text:p>
          </table:table-cell>
          <table:table-cell office:value-type="float" office:value="12.1" calcext:value-type="float">
            <text:p>12.1</text:p>
          </table:table-cell>
          <table:table-cell office:value-type="float" office:value="678.689" calcext:value-type="float">
            <text:p>678.689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7643" calcext:value-type="float">
            <text:p>0.764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A</text:p>
          </table:table-cell>
          <table:table-cell office:value-type="float" office:value="17.7" calcext:value-type="float">
            <text:p>17.7</text:p>
          </table:table-cell>
          <table:table-cell office:value-type="float" office:value="16.6" calcext:value-type="float">
            <text:p>16.6</text:p>
          </table:table-cell>
          <table:table-cell office:value-type="float" office:value="22" calcext:value-type="float">
            <text:p>22</text:p>
          </table:table-cell>
          <table:table-cell office:value-type="float" office:value="6464" calcext:value-type="float">
            <text:p>6464</text:p>
          </table:table-cell>
          <table:table-cell office:value-type="float" office:value="6.464" calcext:value-type="float">
            <text:p>6.464</text:p>
          </table:table-cell>
          <table:table-cell office:value-type="float" office:value="4.9745" calcext:value-type="float">
            <text:p>4.9745</text:p>
          </table:table-cell>
          <table:table-cell office:value-type="float" office:value="0.7696" calcext:value-type="float">
            <text:p>0.76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5757.39" calcext:value-type="float">
            <text:p>5757.39</text:p>
          </table:table-cell>
          <table:table-cell office:value-type="float" office:value="5.7574" calcext:value-type="float">
            <text:p>5.7574</text:p>
          </table:table-cell>
          <table:table-cell office:value-type="float" office:value="3.9654" calcext:value-type="float">
            <text:p>3.9654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864" calcext:value-type="float">
            <text:p>0.6864</text:p>
          </table:table-cell>
          <table:table-cell office:value-type="float" office:value="89.07" calcext:value-type="float">
            <text:p>89.07</text:p>
          </table:table-cell>
          <table:table-cell office:value-type="float" office:value="79.714544175294" calcext:value-type="float">
            <text:p>79.7145441752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5.9" calcext:value-type="float">
            <text:p>15.9</text:p>
          </table:table-cell>
          <table:table-cell office:value-type="float" office:value="270.3" calcext:value-type="float">
            <text:p>270.3</text:p>
          </table:table-cell>
          <table:table-cell office:value-type="float" office:value="11.1" calcext:value-type="float">
            <text:p>11.1</text:p>
          </table:table-cell>
          <table:table-cell office:value-type="float" office:value="3000.33" calcext:value-type="float">
            <text:p>3000.33</text:p>
          </table:table-cell>
          <table:table-cell office:value-type="float" office:value="3.0003" calcext:value-type="float">
            <text:p>3.0003</text:p>
          </table:table-cell>
          <table:table-cell office:value-type="float" office:value="2.0853" calcext:value-type="float">
            <text:p>2.0853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5.9" calcext:value-type="float">
            <text:p>15.9</text:p>
          </table:table-cell>
          <table:table-cell office:value-type="float" office:value="161.5" calcext:value-type="float">
            <text:p>161.5</text:p>
          </table:table-cell>
          <table:table-cell office:value-type="float" office:value="9.5" calcext:value-type="float">
            <text:p>9.5</text:p>
          </table:table-cell>
          <table:table-cell office:value-type="float" office:value="2567.85" calcext:value-type="float">
            <text:p>2567.85</text:p>
          </table:table-cell>
          <table:table-cell office:value-type="float" office:value="2.5679" calcext:value-type="float">
            <text:p>2.5679</text:p>
          </table:table-cell>
          <table:table-cell office:value-type="float" office:value="1.7346" calcext:value-type="float">
            <text:p>1.7346</text:p>
          </table:table-cell>
          <table:table-cell office:value-type="float" office:value="0.6755" calcext:value-type="float">
            <text:p>0.675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float" office:value="24.4" calcext:value-type="float">
            <text:p>24.4</text:p>
          </table:table-cell>
          <table:table-cell office:value-type="float" office:value="14.3" calcext:value-type="float">
            <text:p>14.3</text:p>
          </table:table-cell>
          <table:table-cell office:value-type="float" office:value="12.4" calcext:value-type="float">
            <text:p>12.4</text:p>
          </table:table-cell>
          <table:table-cell office:value-type="float" office:value="4326.6" calcext:value-type="float">
            <text:p>4326.6</text:p>
          </table:table-cell>
          <table:table-cell office:value-type="float" office:value="4.3266" calcext:value-type="float">
            <text:p>4.3266</text:p>
          </table:table-cell>
          <table:table-cell office:value-type="float" office:value="3.4849" calcext:value-type="float">
            <text:p>3.4849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65" calcext:value-type="float">
            <text:p>0.8065</text:p>
          </table:table-cell>
          <table:table-cell office:value-type="float" office:value="22.5" calcext:value-type="float">
            <text:p>22.5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45" calcext:value-type="float">
            <text:p>3645</text:p>
          </table:table-cell>
          <table:table-cell office:value-type="float" office:value="3.645" calcext:value-type="float">
            <text:p>3.645</text:p>
          </table:table-cell>
          <table:table-cell office:value-type="float" office:value="2.8912" calcext:value-type="float">
            <text:p>2.8912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952" calcext:value-type="float">
            <text:p>0.7952</text:p>
          </table:table-cell>
          <table:table-cell office:value-type="float" office:value="84.25" calcext:value-type="float">
            <text:p>84.25</text:p>
          </table:table-cell>
          <table:table-cell office:value-type="float" office:value="82.9636431461448" calcext:value-type="float">
            <text:p>82.9636431461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148.5" calcext:value-type="float">
            <text:p>148.5</text:p>
          </table:table-cell>
          <table:table-cell office:value-type="float" office:value="12" calcext:value-type="float">
            <text:p>12</text:p>
          </table:table-cell>
          <table:table-cell office:value-type="float" office:value="1782" calcext:value-type="float">
            <text:p>1782</text:p>
          </table:table-cell>
          <table:table-cell office:value-type="float" office:value="1.782" calcext:value-type="float">
            <text:p>1.782</text:p>
          </table:table-cell>
          <table:table-cell office:value-type="float" office:value="1.4436" calcext:value-type="float">
            <text:p>1.4436</text:p>
          </table:table-cell>
          <table:table-cell office:value-type="float" office:value="0.8101" calcext:value-type="float">
            <text:p>0.810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0.8" calcext:value-type="float">
            <text:p>10.8</text:p>
          </table:table-cell>
          <table:table-cell office:value-type="float" office:value="13.5" calcext:value-type="float">
            <text:p>13.5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1749.6" calcext:value-type="float">
            <text:p>1749.6</text:p>
          </table:table-cell>
          <table:table-cell office:value-type="float" office:value="1.7496" calcext:value-type="float">
            <text:p>1.7496</text:p>
          </table:table-cell>
          <table:table-cell office:value-type="float" office:value="1.3688" calcext:value-type="float">
            <text:p>1.3688</text:p>
          </table:table-cell>
          <table:table-cell office:value-type="float" office:value="0.7824" calcext:value-type="float">
            <text:p>0.782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A</text:p>
          </table:table-cell>
          <table:table-cell office:value-type="float" office:value="33.3" calcext:value-type="float">
            <text:p>33.3</text:p>
          </table:table-cell>
          <table:table-cell office:value-type="float" office:value="18" calcext:value-type="float">
            <text:p>18</text:p>
          </table:table-cell>
          <table:table-cell office:value-type="float" office:value="15.1" calcext:value-type="float">
            <text:p>15.1</text:p>
          </table:table-cell>
          <table:table-cell office:value-type="float" office:value="9050.9" calcext:value-type="float">
            <text:p>9050.9</text:p>
          </table:table-cell>
          <table:table-cell office:value-type="float" office:value="9.0509" calcext:value-type="float">
            <text:p>9.0509</text:p>
          </table:table-cell>
          <table:table-cell office:value-type="float" office:value="7.3085" calcext:value-type="float">
            <text:p>7.3085</text:p>
          </table:table-cell>
          <table:table-cell office:value-type="float" office:value="0.8075" calcext:value-type="float">
            <text:p>0.8075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8367.84" calcext:value-type="float">
            <text:p>8367.84</text:p>
          </table:table-cell>
          <table:table-cell office:value-type="float" office:value="8.3678" calcext:value-type="float">
            <text:p>8.3678</text:p>
          </table:table-cell>
          <table:table-cell office:value-type="float" office:value="6.1894" calcext:value-type="float">
            <text:p>6.1894</text:p>
          </table:table-cell>
          <table:table-cell office:value-type="float" office:value="0.7397" calcext:value-type="float">
            <text:p>0.7397</text:p>
          </table:table-cell>
          <table:table-cell office:value-type="float" office:value="0.742" calcext:value-type="float">
            <text:p>0.742</text:p>
          </table:table-cell>
          <table:table-cell office:value-type="float" office:value="92.45" calcext:value-type="float">
            <text:p>92.45</text:p>
          </table:table-cell>
          <table:table-cell office:value-type="float" office:value="84.6876924129438" calcext:value-type="float">
            <text:p>84.6876924129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14.9" calcext:value-type="float">
            <text:p>14.9</text:p>
          </table:table-cell>
          <table:table-cell office:value-type="float" office:value="4291.2" calcext:value-type="float">
            <text:p>4291.2</text:p>
          </table:table-cell>
          <table:table-cell office:value-type="float" office:value="4.2912" calcext:value-type="float">
            <text:p>4.2912</text:p>
          </table:table-cell>
          <table:table-cell office:value-type="float" office:value="3.2611" calcext:value-type="float">
            <text:p>3.2611</text:p>
          </table:table-cell>
          <table:table-cell office:value-type="float" office:value="0.76" calcext:value-type="float">
            <text:p>0.7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office:value-type="float" office:value="268.2" calcext:value-type="float">
            <text:p>268.2</text:p>
          </table:table-cell>
          <table:table-cell office:value-type="float" office:value="14.9" calcext:value-type="float">
            <text:p>14.9</text:p>
          </table:table-cell>
          <table:table-cell office:value-type="float" office:value="3888.9" calcext:value-type="float">
            <text:p>3888.9</text:p>
          </table:table-cell>
          <table:table-cell office:value-type="float" office:value="3.8889" calcext:value-type="float">
            <text:p>3.8889</text:p>
          </table:table-cell>
          <table:table-cell office:value-type="float" office:value="2.8247" calcext:value-type="float">
            <text:p>2.8247</text:p>
          </table:table-cell>
          <table:table-cell office:value-type="float" office:value="0.7263" calcext:value-type="float">
            <text:p>0.72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1A</text:p>
          </table:table-cell>
          <table:table-cell office:value-type="float" office:value="17.3" calcext:value-type="float">
            <text:p>17.3</text:p>
          </table:table-cell>
          <table:table-cell office:value-type="float" office:value="23.6" calcext:value-type="float">
            <text:p>23.6</text:p>
          </table:table-cell>
          <table:table-cell office:value-type="float" office:value="17.7" calcext:value-type="float">
            <text:p>17.7</text:p>
          </table:table-cell>
          <table:table-cell office:value-type="float" office:value="7226.6" calcext:value-type="float">
            <text:p>7226.6</text:p>
          </table:table-cell>
          <table:table-cell office:value-type="float" office:value="7.2266" calcext:value-type="float">
            <text:p>7.2266</text:p>
          </table:table-cell>
          <table:table-cell office:value-type="float" office:value="5.4479" calcext:value-type="float">
            <text:p>5.4479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7526" calcext:value-type="float">
            <text:p>0.7526</text:p>
          </table:table-cell>
          <table:table-cell office:value-type="float" office:value="16.4" calcext:value-type="float">
            <text:p>16.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6601" calcext:value-type="float">
            <text:p>6601</text:p>
          </table:table-cell>
          <table:table-cell office:value-type="float" office:value="6.601" calcext:value-type="float">
            <text:p>6.601</text:p>
          </table:table-cell>
          <table:table-cell office:value-type="float" office:value="4.6302" calcext:value-type="float">
            <text:p>4.630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7113" calcext:value-type="float">
            <text:p>0.7113</text:p>
          </table:table-cell>
          <table:table-cell office:value-type="float" office:value="91.34" calcext:value-type="float">
            <text:p>91.34</text:p>
          </table:table-cell>
          <table:table-cell office:value-type="float" office:value="84.9905468162044" calcext:value-type="float">
            <text:p>84.99054681620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6.4" calcext:value-type="float">
            <text:p>16.4</text:p>
          </table:table-cell>
          <table:table-cell office:value-type="float" office:value="11" calcext:value-type="float">
            <text:p>11</text:p>
          </table:table-cell>
          <table:table-cell office:value-type="float" office:value="180.4" calcext:value-type="float">
            <text:p>180.4</text:p>
          </table:table-cell>
          <table:table-cell office:value-type="float" office:value="17.5" calcext:value-type="float">
            <text:p>17.5</text:p>
          </table:table-cell>
          <table:table-cell office:value-type="float" office:value="3157" calcext:value-type="float">
            <text:p>3157</text:p>
          </table:table-cell>
          <table:table-cell office:value-type="float" office:value="3.157" calcext:value-type="float">
            <text:p>3.157</text:p>
          </table:table-cell>
          <table:table-cell office:value-type="float" office:value="2.3329" calcext:value-type="float">
            <text:p>2.3329</text:p>
          </table:table-cell>
          <table:table-cell office:value-type="float" office:value="0.739" calcext:value-type="float">
            <text:p>0.7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6.4" calcext:value-type="float">
            <text:p>16.4</text:p>
          </table:table-cell>
          <table:table-cell office:value-type="float" office:value="10.9" calcext:value-type="float">
            <text:p>10.9</text:p>
          </table:table-cell>
          <table:table-cell office:value-type="float" office:value="287" calcext:value-type="float">
            <text:p>287</text:p>
          </table:table-cell>
          <table:table-cell office:value-type="float" office:value="17.5" calcext:value-type="float">
            <text:p>17.5</text:p>
          </table:table-cell>
          <table:table-cell office:value-type="float" office:value="3128.3" calcext:value-type="float">
            <text:p>3128.3</text:p>
          </table:table-cell>
          <table:table-cell office:value-type="float" office:value="3.1283" calcext:value-type="float">
            <text:p>3.1283</text:p>
          </table:table-cell>
          <table:table-cell office:value-type="float" office:value="2.1699" calcext:value-type="float">
            <text:p>2.1699</text:p>
          </table:table-cell>
          <table:table-cell office:value-type="float" office:value="0.6936" calcext:value-type="float">
            <text:p>0.6936</text:p>
          </table:table-cell>
          <table:table-cell table:number-columns-repeated="3"/>
          <table:table-cell office:value-type="float" office:value="98.16" calcext:value-type="float">
            <text:p>98.16</text:p>
          </table:table-cell>
          <table:table-cell office:value-type="float" office:value="1.23" calcext:value-type="float">
            <text:p>1.2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2A</text:p>
          </table:table-cell>
          <table:table-cell office:value-type="float" office:value="23.7" calcext:value-type="float">
            <text:p>23.7</text:p>
          </table:table-cell>
          <table:table-cell office:value-type="float" office:value="15.7" calcext:value-type="float">
            <text:p>15.7</text:p>
          </table:table-cell>
          <table:table-cell office:value-type="float" office:value="20.8" calcext:value-type="float">
            <text:p>20.8</text:p>
          </table:table-cell>
          <table:table-cell office:value-type="float" office:value="7739.5" calcext:value-type="float">
            <text:p>7739.5</text:p>
          </table:table-cell>
          <table:table-cell office:value-type="float" office:value="7.7395" calcext:value-type="float">
            <text:p>7.7395</text:p>
          </table:table-cell>
          <table:table-cell office:value-type="float" office:value="5.8144" calcext:value-type="float">
            <text:p>5.8144</text:p>
          </table:table-cell>
          <table:table-cell office:value-type="float" office:value="0.7513" calcext:value-type="float">
            <text:p>0.7513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7103.25" calcext:value-type="float">
            <text:p>7103.25</text:p>
          </table:table-cell>
          <table:table-cell office:value-type="float" office:value="7.1033" calcext:value-type="float">
            <text:p>7.1033</text:p>
          </table:table-cell>
          <table:table-cell office:value-type="float" office:value="5.3454" calcext:value-type="float">
            <text:p>5.3454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7587" calcext:value-type="float">
            <text:p>0.7587</text:p>
          </table:table-cell>
          <table:table-cell office:value-type="float" office:value="91.78" calcext:value-type="float">
            <text:p>91.78</text:p>
          </table:table-cell>
          <table:table-cell office:value-type="float" office:value="91.9338194826637" calcext:value-type="float">
            <text:p>91.9338194826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20.5" calcext:value-type="float">
            <text:p>20.5</text:p>
          </table:table-cell>
          <table:table-cell office:value-type="float" office:value="3444" calcext:value-type="float">
            <text:p>3444</text:p>
          </table:table-cell>
          <table:table-cell office:value-type="float" office:value="3.444" calcext:value-type="float">
            <text:p>3.444</text:p>
          </table:table-cell>
          <table:table-cell office:value-type="float" office:value="2.7465" calcext:value-type="float">
            <text:p>2.7465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7.5" calcext:value-type="float">
            <text:p>307.5</text:p>
          </table:table-cell>
          <table:table-cell office:value-type="float" office:value="20.5" calcext:value-type="float">
            <text:p>20.5</text:p>
          </table:table-cell>
          <table:table-cell office:value-type="float" office:value="3382.5" calcext:value-type="float">
            <text:p>3382.5</text:p>
          </table:table-cell>
          <table:table-cell office:value-type="float" office:value="3.3825" calcext:value-type="float">
            <text:p>3.3825</text:p>
          </table:table-cell>
          <table:table-cell office:value-type="float" office:value="2.4556" calcext:value-type="float">
            <text:p>2.4556</text:p>
          </table:table-cell>
          <table:table-cell office:value-type="float" office:value="0.726" calcext:value-type="float">
            <text:p>0.72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A</text:p>
          </table:table-cell>
          <table:table-cell office:value-type="float" office:value="22.2" calcext:value-type="float">
            <text:p>22.2</text:p>
          </table:table-cell>
          <table:table-cell office:value-type="float" office:value="25.9" calcext:value-type="float">
            <text:p>25.9</text:p>
          </table:table-cell>
          <table:table-cell office:value-type="float" office:value="14.8" calcext:value-type="float">
            <text:p>14.8</text:p>
          </table:table-cell>
          <table:table-cell office:value-type="float" office:value="8509.7" calcext:value-type="float">
            <text:p>8509.7</text:p>
          </table:table-cell>
          <table:table-cell office:value-type="float" office:value="8.5097" calcext:value-type="float">
            <text:p>8.5097</text:p>
          </table:table-cell>
          <table:table-cell office:value-type="float" office:value="6.2764" calcext:value-type="float">
            <text:p>6.2764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344" calcext:value-type="float">
            <text:p>0.7344</text:p>
          </table:table-cell>
          <table:table-cell office:value-type="float" office:value="21.1" calcext:value-type="float">
            <text:p>21.1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7407.999" calcext:value-type="float">
            <text:p>7407.999</text:p>
          </table:table-cell>
          <table:table-cell office:value-type="float" office:value="7.408" calcext:value-type="float">
            <text:p>7.408</text:p>
          </table:table-cell>
          <table:table-cell office:value-type="float" office:value="5.6404" calcext:value-type="float">
            <text:p>5.6404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61" calcext:value-type="float">
            <text:p>0.7661</text:p>
          </table:table-cell>
          <table:table-cell office:value-type="float" office:value="87.05" calcext:value-type="float">
            <text:p>87.05</text:p>
          </table:table-cell>
          <table:table-cell office:value-type="float" office:value="89.866802625709" calcext:value-type="float">
            <text:p>89.8668026257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21.1" calcext:value-type="float">
            <text:p>21.1</text:p>
          </table:table-cell>
          <table:table-cell office:value-type="float" office:value="11.9" calcext:value-type="float">
            <text:p>11.9</text:p>
          </table:table-cell>
          <table:table-cell office:value-type="float" office:value="251.1" calcext:value-type="float">
            <text:p>251.1</text:p>
          </table:table-cell>
          <table:table-cell office:value-type="float" office:value="14.1" calcext:value-type="float">
            <text:p>14.1</text:p>
          </table:table-cell>
          <table:table-cell office:value-type="float" office:value="3540.369" calcext:value-type="float">
            <text:p>3540.369</text:p>
          </table:table-cell>
          <table:table-cell office:value-type="float" office:value="3.5404" calcext:value-type="float">
            <text:p>3.5404</text:p>
          </table:table-cell>
          <table:table-cell office:value-type="float" office:value="2.8124" calcext:value-type="float">
            <text:p>2.8124</text:p>
          </table:table-cell>
          <table:table-cell office:value-type="float" office:value="0.7944" calcext:value-type="float">
            <text:p>0.794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21.1" calcext:value-type="float">
            <text:p>21.1</text:p>
          </table:table-cell>
          <table:table-cell office:value-type="float" office:value="12.1" calcext:value-type="float">
            <text:p>12.1</text:p>
          </table:table-cell>
          <table:table-cell office:value-type="float" office:value="297.5" calcext:value-type="float">
            <text:p>297.5</text:p>
          </table:table-cell>
          <table:table-cell office:value-type="float" office:value="14.1" calcext:value-type="float">
            <text:p>14.1</text:p>
          </table:table-cell>
          <table:table-cell office:value-type="float" office:value="3599.871" calcext:value-type="float">
            <text:p>3599.871</text:p>
          </table:table-cell>
          <table:table-cell office:value-type="float" office:value="3.5999" calcext:value-type="float">
            <text:p>3.5999</text:p>
          </table:table-cell>
          <table:table-cell office:value-type="float" office:value="2.6733" calcext:value-type="float">
            <text:p>2.6733</text:p>
          </table:table-cell>
          <table:table-cell office:value-type="float" office:value="0.7426" calcext:value-type="float">
            <text:p>0.7426</text:p>
          </table:table-cell>
          <table:table-cell table:number-columns-repeated="3"/>
          <table:table-cell office:value-type="float" office:value="99.34" calcext:value-type="float">
            <text:p>99.34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Z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2A</text:p>
          </table:table-cell>
          <table:table-cell office:value-type="float" office:value="18.7" calcext:value-type="float">
            <text:p>18.7</text:p>
          </table:table-cell>
          <table:table-cell office:value-type="float" office:value="20.4" calcext:value-type="float">
            <text:p>20.4</text:p>
          </table:table-cell>
          <table:table-cell office:value-type="float" office:value="17.6" calcext:value-type="float">
            <text:p>17.6</text:p>
          </table:table-cell>
          <table:table-cell office:value-type="float" office:value="6714" calcext:value-type="float">
            <text:p>6714</text:p>
          </table:table-cell>
          <table:table-cell office:value-type="float" office:value="6.714" calcext:value-type="float">
            <text:p>6.714</text:p>
          </table:table-cell>
          <table:table-cell office:value-type="float" office:value="4.9091" calcext:value-type="float">
            <text:p>4.9091</text:p>
          </table:table-cell>
          <table:table-cell office:value-type="float" office:value="0.7312" calcext:value-type="float">
            <text:p>0.73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float" office:value="6002.1" calcext:value-type="float">
            <text:p>6002.1</text:p>
          </table:table-cell>
          <table:table-cell office:value-type="float" office:value="6.0021" calcext:value-type="float">
            <text:p>6.0021</text:p>
          </table:table-cell>
          <table:table-cell office:value-type="float" office:value="4.4426" calcext:value-type="float">
            <text:p>4.4426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7508" calcext:value-type="float">
            <text:p>0.7508</text:p>
          </table:table-cell>
          <table:table-cell office:value-type="float" office:value="89.4" calcext:value-type="float">
            <text:p>89.4</text:p>
          </table:table-cell>
          <table:table-cell office:value-type="float" office:value="90.4972398199263" calcext:value-type="float">
            <text:p>90.49723981992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9.5" calcext:value-type="float">
            <text:p>19.5</text:p>
          </table:table-cell>
          <table:table-cell office:value-type="float" office:value="351" calcext:value-type="float">
            <text:p>351</text:p>
          </table:table-cell>
          <table:table-cell office:value-type="float" office:value="8.5" calcext:value-type="float">
            <text:p>8.5</text:p>
          </table:table-cell>
          <table:table-cell office:value-type="float" office:value="2983.5" calcext:value-type="float">
            <text:p>2983.5</text:p>
          </table:table-cell>
          <table:table-cell office:value-type="float" office:value="2.9835" calcext:value-type="float">
            <text:p>2.9835</text:p>
          </table:table-cell>
          <table:table-cell office:value-type="float" office:value="2.2462" calcext:value-type="float">
            <text:p>2.2462</text:p>
          </table:table-cell>
          <table:table-cell office:value-type="float" office:value="0.7529" calcext:value-type="float">
            <text:p>0.752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9.5" calcext:value-type="float">
            <text:p>19.5</text:p>
          </table:table-cell>
          <table:table-cell office:value-type="float" office:value="146.3" calcext:value-type="float">
            <text:p>146.3</text:p>
          </table:table-cell>
          <table:table-cell office:value-type="float" office:value="7.5" calcext:value-type="float">
            <text:p>7.5</text:p>
          </table:table-cell>
          <table:table-cell office:value-type="float" office:value="2632.5" calcext:value-type="float">
            <text:p>2632.5</text:p>
          </table:table-cell>
          <table:table-cell office:value-type="float" office:value="2.6325" calcext:value-type="float">
            <text:p>2.6325</text:p>
          </table:table-cell>
          <table:table-cell office:value-type="float" office:value="1.9989" calcext:value-type="float">
            <text:p>1.9989</text:p>
          </table:table-cell>
          <table:table-cell office:value-type="float" office:value="0.7593" calcext:value-type="float">
            <text:p>0.7593</text:p>
          </table:table-cell>
          <table:table-cell table:number-columns-repeated="3"/>
          <table:table-cell office:value-type="float" office:value="95.89" calcext:value-type="float">
            <text:p>95.89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1A</text:p>
          </table:table-cell>
          <table:table-cell office:value-type="float" office:value="23.7" calcext:value-type="float">
            <text:p>23.7</text:p>
          </table:table-cell>
          <table:table-cell office:value-type="float" office:value="18" calcext:value-type="float">
            <text:p>18</text:p>
          </table:table-cell>
          <table:table-cell office:value-type="float" office:value="24.6" calcext:value-type="float">
            <text:p>24.6</text:p>
          </table:table-cell>
          <table:table-cell office:value-type="float" office:value="10494.4" calcext:value-type="float">
            <text:p>10494.4</text:p>
          </table:table-cell>
          <table:table-cell office:value-type="float" office:value="10.4944" calcext:value-type="float">
            <text:p>10.4944</text:p>
          </table:table-cell>
          <table:table-cell office:value-type="float" office:value="3.3136" calcext:value-type="float">
            <text:p>3.313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346" calcext:value-type="float">
            <text:p>0.3346</text:p>
          </table:table-cell>
          <table:table-cell office:value-type="float" office:value="23" calcext:value-type="float">
            <text:p>23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95.84" calcext:value-type="float">
            <text:p>5595.84</text:p>
          </table:table-cell>
          <table:table-cell office:value-type="float" office:value="5.5958" calcext:value-type="float">
            <text:p>5.5958</text:p>
          </table:table-cell>
          <table:table-cell office:value-type="float" office:value="2.9301" calcext:value-type="float">
            <text:p>2.9301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263" calcext:value-type="float">
            <text:p>0.5263</text:p>
          </table:table-cell>
          <table:table-cell office:value-type="float" office:value="53.32" calcext:value-type="float">
            <text:p>53.32</text:p>
          </table:table-cell>
          <table:table-cell office:value-type="float" office:value="88.4264847899565" calcext:value-type="float">
            <text:p>88.4264847899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17.1" calcext:value-type="float">
            <text:p>17.1</text:p>
          </table:table-cell>
          <table:table-cell office:value-type="float" office:value="393.3" calcext:value-type="float">
            <text:p>393.3</text:p>
          </table:table-cell>
          <table:table-cell office:value-type="float" office:value="13.1" calcext:value-type="float">
            <text:p>13.1</text:p>
          </table:table-cell>
          <table:table-cell office:value-type="float" office:value="3054.4" calcext:value-type="float">
            <text:p>3054.4</text:p>
          </table:table-cell>
          <table:table-cell office:value-type="float" office:value="3.0544" calcext:value-type="float">
            <text:p>3.0544</text:p>
          </table:table-cell>
          <table:table-cell office:value-type="float" office:value="1.5883" calcext:value-type="float">
            <text:p>1.5883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17.1" calcext:value-type="float">
            <text:p>17.1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52" calcext:value-type="float">
            <text:p>2352</text:p>
          </table:table-cell>
          <table:table-cell office:value-type="float" office:value="2.352" calcext:value-type="float">
            <text:p>2.352</text:p>
          </table:table-cell>
          <table:table-cell office:value-type="float" office:value="1.2591" calcext:value-type="float">
            <text:p>1.2591</text:p>
          </table:table-cell>
          <table:table-cell office:value-type="float" office:value="0.5353" calcext:value-type="float">
            <text:p>0.5353</text:p>
          </table:table-cell>
          <table:table-cell table:number-columns-repeated="3"/>
          <table:table-cell office:value-type="float" office:value="98.59" calcext:value-type="float">
            <text:p>98.59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A</text:p>
          </table:table-cell>
          <table:table-cell office:value-type="float" office:value="28.3" calcext:value-type="float">
            <text:p>28.3</text:p>
          </table:table-cell>
          <table:table-cell office:value-type="float" office:value="22.7" calcext:value-type="float">
            <text:p>22.7</text:p>
          </table:table-cell>
          <table:table-cell office:value-type="float" office:value="15" calcext:value-type="float">
            <text:p>15</text:p>
          </table:table-cell>
          <table:table-cell office:value-type="float" office:value="9636.2" calcext:value-type="float">
            <text:p>9636.2</text:p>
          </table:table-cell>
          <table:table-cell office:value-type="float" office:value="9.6362" calcext:value-type="float">
            <text:p>9.6362</text:p>
          </table:table-cell>
          <table:table-cell office:value-type="float" office:value="3.4058" calcext:value-type="float">
            <text:p>3.4058</text:p>
          </table:table-cell>
          <table:table-cell office:value-type="float" office:value="0.3534" calcext:value-type="float">
            <text:p>0.3534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7946.09" calcext:value-type="float">
            <text:p>7946.09</text:p>
          </table:table-cell>
          <table:table-cell office:value-type="float" office:value="7.9461" calcext:value-type="float">
            <text:p>7.9461</text:p>
          </table:table-cell>
          <table:table-cell office:value-type="float" office:value="3.0706" calcext:value-type="float">
            <text:p>3.0706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44" calcext:value-type="float">
            <text:p>0.44</text:p>
          </table:table-cell>
          <table:table-cell office:value-type="float" office:value="82.46" calcext:value-type="float">
            <text:p>82.46</text:p>
          </table:table-cell>
          <table:table-cell office:value-type="float" office:value="90.1579658230078" calcext:value-type="float">
            <text:p>90.1579658230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3.1" calcext:value-type="float">
            <text:p>13.1</text:p>
          </table:table-cell>
          <table:table-cell office:value-type="float" office:value="22" calcext:value-type="float">
            <text:p>22</text:p>
          </table:table-cell>
          <table:table-cell office:value-type="float" office:value="288.2" calcext:value-type="float">
            <text:p>288.2</text:p>
          </table:table-cell>
          <table:table-cell office:value-type="float" office:value="14.9" calcext:value-type="float">
            <text:p>14.9</text:p>
          </table:table-cell>
          <table:table-cell office:value-type="float" office:value="3029.09" calcext:value-type="float">
            <text:p>3029.09</text:p>
          </table:table-cell>
          <table:table-cell office:value-type="float" office:value="3.0291" calcext:value-type="float">
            <text:p>3.0291</text:p>
          </table:table-cell>
          <table:table-cell office:value-type="float" office:value="1.4828" calcext:value-type="float">
            <text:p>1.4828</text:p>
          </table:table-cell>
          <table:table-cell office:value-type="float" office:value="0.4895" calcext:value-type="float">
            <text:p>0.489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office:value-type="float" office:value="22" calcext:value-type="float">
            <text:p>22</text:p>
          </table:table-cell>
          <table:table-cell office:value-type="float" office:value="327.8" calcext:value-type="float">
            <text:p>327.8</text:p>
          </table:table-cell>
          <table:table-cell office:value-type="float" office:value="14.9" calcext:value-type="float">
            <text:p>14.9</text:p>
          </table:table-cell>
          <table:table-cell office:value-type="float" office:value="3422.45" calcext:value-type="float">
            <text:p>3422.45</text:p>
          </table:table-cell>
          <table:table-cell office:value-type="float" office:value="3.4225" calcext:value-type="float">
            <text:p>3.4225</text:p>
          </table:table-cell>
          <table:table-cell office:value-type="float" office:value="1.5202" calcext:value-type="float">
            <text:p>1.5202</text:p>
          </table:table-cell>
          <table:table-cell office:value-type="float" office:value="0.4442" calcext:value-type="float">
            <text:p>0.44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1A</text:p>
          </table:table-cell>
          <table:table-cell office:value-type="float" office:value="27.9" calcext:value-type="float">
            <text:p>27.9</text:p>
          </table:table-cell>
          <table:table-cell office:value-type="float" office:value="26.9" calcext:value-type="float">
            <text:p>26.9</text:p>
          </table:table-cell>
          <table:table-cell office:value-type="float" office:value="18.9" calcext:value-type="float">
            <text:p>18.9</text:p>
          </table:table-cell>
          <table:table-cell office:value-type="float" office:value="14184.6" calcext:value-type="float">
            <text:p>14184.6</text:p>
          </table:table-cell>
          <table:table-cell office:value-type="float" office:value="14.1846" calcext:value-type="float">
            <text:p>14.1846</text:p>
          </table:table-cell>
          <table:table-cell office:value-type="float" office:value="12.1049" calcext:value-type="float">
            <text:p>12.1049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506" calcext:value-type="float">
            <text:p>0.8506</text:p>
          </table:table-cell>
          <table:table-cell office:value-type="float" office:value="27.1" calcext:value-type="float">
            <text:p>27.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13035.1" calcext:value-type="float">
            <text:p>13035.1</text:p>
          </table:table-cell>
          <table:table-cell office:value-type="float" office:value="13.0351" calcext:value-type="float">
            <text:p>13.0351</text:p>
          </table:table-cell>
          <table:table-cell office:value-type="float" office:value="10.8593" calcext:value-type="float">
            <text:p>10.8593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417" calcext:value-type="float">
            <text:p>0.8417</text:p>
          </table:table-cell>
          <table:table-cell office:value-type="float" office:value="91.9" calcext:value-type="float">
            <text:p>91.9</text:p>
          </table:table-cell>
          <table:table-cell office:value-type="float" office:value="89.7099521681303" calcext:value-type="float">
            <text:p>89.7099521681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office:value-type="float" office:value="18.5" calcext:value-type="float">
            <text:p>18.5</text:p>
          </table:table-cell>
          <table:table-cell office:value-type="float" office:value="6734" calcext:value-type="float">
            <text:p>6734</text:p>
          </table:table-cell>
          <table:table-cell office:value-type="float" office:value="6.734" calcext:value-type="float">
            <text:p>6.734</text:p>
          </table:table-cell>
          <table:table-cell office:value-type="float" office:value="5.8592" calcext:value-type="float">
            <text:p>5.8592</text:p>
          </table:table-cell>
          <table:table-cell office:value-type="float" office:value="0.8701" calcext:value-type="float">
            <text:p>0.870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81" calcext:value-type="float">
            <text:p>481</text:p>
          </table:table-cell>
          <table:table-cell office:value-type="float" office:value="18.5" calcext:value-type="float">
            <text:p>18.5</text:p>
          </table:table-cell>
          <table:table-cell office:value-type="float" office:value="5772" calcext:value-type="float">
            <text:p>5772</text:p>
          </table:table-cell>
          <table:table-cell office:value-type="float" office:value="5.772" calcext:value-type="float">
            <text:p>5.772</text:p>
          </table:table-cell>
          <table:table-cell office:value-type="float" office:value="4.745" calcext:value-type="float">
            <text:p>4.745</text:p>
          </table:table-cell>
          <table:table-cell office:value-type="float" office:value="0.8221" calcext:value-type="float">
            <text:p>0.822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2A</text:p>
          </table:table-cell>
          <table:table-cell office:value-type="float" office:value="29.9" calcext:value-type="float">
            <text:p>29.9</text:p>
          </table:table-cell>
          <table:table-cell office:value-type="float" office:value="28.1" calcext:value-type="float">
            <text:p>28.1</text:p>
          </table:table-cell>
          <table:table-cell office:value-type="float" office:value="18.2" calcext:value-type="float">
            <text:p>18.2</text:p>
          </table:table-cell>
          <table:table-cell office:value-type="float" office:value="15291.5" calcext:value-type="float">
            <text:p>15291.5</text:p>
          </table:table-cell>
          <table:table-cell office:value-type="float" office:value="15.2915" calcext:value-type="float">
            <text:p>15.2915</text:p>
          </table:table-cell>
          <table:table-cell office:value-type="float" office:value="12.9655" calcext:value-type="float">
            <text:p>12.9655</text:p>
          </table:table-cell>
          <table:table-cell office:value-type="float" office:value="0.8479" calcext:value-type="float">
            <text:p>0.84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14015.7" calcext:value-type="float">
            <text:p>14015.7</text:p>
          </table:table-cell>
          <table:table-cell office:value-type="float" office:value="14.0157" calcext:value-type="float">
            <text:p>14.0157</text:p>
          </table:table-cell>
          <table:table-cell office:value-type="float" office:value="11.412" calcext:value-type="float">
            <text:p>11.412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8053" calcext:value-type="float">
            <text:p>0.8053</text:p>
          </table:table-cell>
          <table:table-cell office:value-type="float" office:value="91.66" calcext:value-type="float">
            <text:p>91.66</text:p>
          </table:table-cell>
          <table:table-cell office:value-type="float" office:value="88.0182021518646" calcext:value-type="float">
            <text:p>88.0182021518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400.2" calcext:value-type="float">
            <text:p>400.2</text:p>
          </table:table-cell>
          <table:table-cell office:value-type="float" office:value="17.9" calcext:value-type="float">
            <text:p>17.9</text:p>
          </table:table-cell>
          <table:table-cell office:value-type="float" office:value="7163.58" calcext:value-type="float">
            <text:p>7163.58</text:p>
          </table:table-cell>
          <table:table-cell office:value-type="float" office:value="7.1636" calcext:value-type="float">
            <text:p>7.1636</text:p>
          </table:table-cell>
          <table:table-cell office:value-type="float" office:value="5.4707" calcext:value-type="float">
            <text:p>5.4707</text:p>
          </table:table-cell>
          <table:table-cell office:value-type="float" office:value="0.7637" calcext:value-type="float">
            <text:p>0.76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2.9" calcext:value-type="float">
            <text:p>12.9</text:p>
          </table:table-cell>
          <table:table-cell office:value-type="float" office:value="519.1" calcext:value-type="float">
            <text:p>519.1</text:p>
          </table:table-cell>
          <table:table-cell office:value-type="float" office:value="17.9" calcext:value-type="float">
            <text:p>17.9</text:p>
          </table:table-cell>
          <table:table-cell office:value-type="float" office:value="6696.39" calcext:value-type="float">
            <text:p>6696.39</text:p>
          </table:table-cell>
          <table:table-cell office:value-type="float" office:value="6.6964" calcext:value-type="float">
            <text:p>6.6964</text:p>
          </table:table-cell>
          <table:table-cell office:value-type="float" office:value="5.6108" calcext:value-type="float">
            <text:p>5.6108</text:p>
          </table:table-cell>
          <table:table-cell office:value-type="float" office:value="0.8379" calcext:value-type="float">
            <text:p>0.837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1A</text:p>
          </table:table-cell>
          <table:table-cell office:value-type="float" office:value="11.8" calcext:value-type="float">
            <text:p>11.8</text:p>
          </table:table-cell>
          <table:table-cell office:value-type="float" office:value="11.7" calcext:value-type="float">
            <text:p>11.7</text:p>
          </table:table-cell>
          <table:table-cell office:value-type="float" office:value="20.1" calcext:value-type="float">
            <text:p>20.1</text:p>
          </table:table-cell>
          <table:table-cell office:value-type="float" office:value="2775" calcext:value-type="float">
            <text:p>2775</text:p>
          </table:table-cell>
          <table:table-cell office:value-type="float" office:value="2.775" calcext:value-type="float">
            <text:p>2.775</text:p>
          </table:table-cell>
          <table:table-cell office:value-type="float" office:value="1.9995" calcext:value-type="float">
            <text:p>1.999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445" calcext:value-type="float">
            <text:p>0.7445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2395.602" calcext:value-type="float">
            <text:p>2395.60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.8277" calcext:value-type="float">
            <text:p>1.827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667" calcext:value-type="float">
            <text:p>0.7667</text:p>
          </table:table-cell>
          <table:table-cell office:value-type="float" office:value="86.33" calcext:value-type="float">
            <text:p>86.33</text:p>
          </table:table-cell>
          <table:table-cell office:value-type="float" office:value="91.4078519629907" calcext:value-type="float">
            <text:p>91.4078519629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209.9" calcext:value-type="float">
            <text:p>1209.9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765" calcext:value-type="float">
            <text:p>0.76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office:value-type="float" office:value="98.8" calcext:value-type="float">
            <text:p>98.8</text:p>
          </table:table-cell>
          <table:table-cell office:value-type="float" office:value="8.9" calcext:value-type="float">
            <text:p>8.9</text:p>
          </table:table-cell>
          <table:table-cell office:value-type="float" office:value="1076.811" calcext:value-type="float">
            <text:p>1076.811</text:p>
          </table:table-cell>
          <table:table-cell office:value-type="float" office:value="1.0768" calcext:value-type="float">
            <text:p>1.0768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7721" calcext:value-type="float">
            <text:p>0.772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2A</text:p>
          </table:table-cell>
          <table:table-cell office:value-type="float" office:value="10.5" calcext:value-type="float">
            <text:p>10.5</text:p>
          </table:table-cell>
          <table:table-cell office:value-type="float" office:value="12.1" calcext:value-type="float">
            <text:p>12.1</text:p>
          </table:table-cell>
          <table:table-cell office:value-type="float" office:value="21" calcext:value-type="float">
            <text:p>21</text:p>
          </table:table-cell>
          <table:table-cell office:value-type="float" office:value="2668.1" calcext:value-type="float">
            <text:p>2668.1</text:p>
          </table:table-cell>
          <table:table-cell office:value-type="float" office:value="2.6681" calcext:value-type="float">
            <text:p>2.6681</text:p>
          </table:table-cell>
          <table:table-cell office:value-type="float" office:value="2.0504" calcext:value-type="float">
            <text:p>2.0504</text:p>
          </table:table-cell>
          <table:table-cell office:value-type="float" office:value="0.7685" calcext:value-type="float">
            <text:p>0.76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357.5" calcext:value-type="float">
            <text:p>2357.5</text:p>
          </table:table-cell>
          <table:table-cell office:value-type="float" office:value="2.3575" calcext:value-type="float">
            <text:p>2.3575</text:p>
          </table:table-cell>
          <table:table-cell office:value-type="float" office:value="1.7556" calcext:value-type="float">
            <text:p>1.7556</text:p>
          </table:table-cell>
          <table:table-cell office:value-type="float" office:value="0.7447" calcext:value-type="float">
            <text:p>0.7447</text:p>
          </table:table-cell>
          <table:table-cell office:value-type="float" office:value="0.7594" calcext:value-type="float">
            <text:p>0.7594</text:p>
          </table:table-cell>
          <table:table-cell office:value-type="float" office:value="88.36" calcext:value-type="float">
            <text:p>88.36</text:p>
          </table:table-cell>
          <table:table-cell office:value-type="float" office:value="85.6223175965665" calcext:value-type="float">
            <text:p>85.62231759656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115" calcext:value-type="float">
            <text:p>115</text:p>
          </table:table-cell>
          <table:table-cell office:value-type="float" office:value="10.2" calcext:value-type="float">
            <text:p>10.2</text:p>
          </table:table-cell>
          <table:table-cell office:value-type="float" office:value="1173" calcext:value-type="float">
            <text:p>1173</text:p>
          </table:table-cell>
          <table:table-cell office:value-type="float" office:value="1.173" calcext:value-type="float">
            <text:p>1.173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781" calcext:value-type="float">
            <text:p>0.78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102.4" calcext:value-type="float">
            <text:p>102.4</text:p>
          </table:table-cell>
          <table:table-cell office:value-type="float" office:value="8.9" calcext:value-type="float">
            <text:p>8.9</text:p>
          </table:table-cell>
          <table:table-cell office:value-type="float" office:value="1023.5" calcext:value-type="float">
            <text:p>1023.5</text:p>
          </table:table-cell>
          <table:table-cell office:value-type="float" office:value="1.0235" calcext:value-type="float">
            <text:p>1.0235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7526" calcext:value-type="float">
            <text:p>0.7526</text:p>
          </table:table-cell>
          <table:table-cell table:number-columns-repeated="3"/>
          <table:table-cell office:value-type="float" office:value="95.24" calcext:value-type="float">
            <text:p>95.24</text:p>
          </table:table-cell>
          <table:table-cell office:value-type="float" office:value="1.59" calcext:value-type="float">
            <text:p>1.59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FIC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1A</text:p>
          </table:table-cell>
          <table:table-cell office:value-type="float" office:value="20.7" calcext:value-type="float">
            <text:p>20.7</text:p>
          </table:table-cell>
          <table:table-cell office:value-type="float" office:value="19.3" calcext:value-type="float">
            <text:p>19.3</text:p>
          </table:table-cell>
          <table:table-cell office:value-type="float" office:value="29.6" calcext:value-type="float">
            <text:p>29.6</text:p>
          </table:table-cell>
          <table:table-cell office:value-type="float" office:value="11825.5" calcext:value-type="float">
            <text:p>11825.5</text:p>
          </table:table-cell>
          <table:table-cell office:value-type="float" office:value="11.8255" calcext:value-type="float">
            <text:p>11.8255</text:p>
          </table:table-cell>
          <table:table-cell office:value-type="float" office:value="4.043" calcext:value-type="float">
            <text:p>4.043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3486" calcext:value-type="float">
            <text:p>0.348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11134" calcext:value-type="float">
            <text:p>11134</text:p>
          </table:table-cell>
          <table:table-cell office:value-type="float" office:value="11.134" calcext:value-type="float">
            <text:p>11.134</text:p>
          </table:table-cell>
          <table:table-cell office:value-type="float" office:value="3.4467" calcext:value-type="float">
            <text:p>3.4467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3061" calcext:value-type="float">
            <text:p>0.3061</text:p>
          </table:table-cell>
          <table:table-cell office:value-type="float" office:value="94.15" calcext:value-type="float">
            <text:p>94.15</text:p>
          </table:table-cell>
          <table:table-cell office:value-type="float" office:value="85.2510511996042" calcext:value-type="float">
            <text:p>85.25105119960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5700" calcext:value-type="float">
            <text:p>5700</text:p>
          </table:table-cell>
          <table:table-cell office:value-type="float" office:value="5.7" calcext:value-type="float">
            <text:p>5.7</text:p>
          </table:table-cell>
          <table:table-cell office:value-type="float" office:value="1.7523" calcext:value-type="float">
            <text:p>1.7523</text:p>
          </table:table-cell>
          <table:table-cell office:value-type="float" office:value="0.3074" calcext:value-type="float">
            <text:p>0.307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20.2" calcext:value-type="float">
            <text:p>20.2</text:p>
          </table:table-cell>
          <table:table-cell office:value-type="float" office:value="19" calcext:value-type="float">
            <text:p>19</text:p>
          </table:table-cell>
          <table:table-cell office:value-type="float" office:value="282.7" calcext:value-type="float">
            <text:p>282.7</text:p>
          </table:table-cell>
          <table:table-cell office:value-type="float" office:value="14" calcext:value-type="float">
            <text:p>14</text:p>
          </table:table-cell>
          <table:table-cell office:value-type="float" office:value="5370.54" calcext:value-type="float">
            <text:p>5370.54</text:p>
          </table:table-cell>
          <table:table-cell office:value-type="float" office:value="5.3705" calcext:value-type="float">
            <text:p>5.3705</text:p>
          </table:table-cell>
          <table:table-cell office:value-type="float" office:value="1.6182" calcext:value-type="float">
            <text:p>1.6182</text:p>
          </table:table-cell>
          <table:table-cell office:value-type="float" office:value="0.3013" calcext:value-type="float">
            <text:p>0.30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2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  <table:table-cell office:value-type="float" office:value="4208.4" calcext:value-type="float">
            <text:p>4208.4</text:p>
          </table:table-cell>
          <table:table-cell office:value-type="float" office:value="4.2084" calcext:value-type="float">
            <text:p>4.2084</text:p>
          </table:table-cell>
          <table:table-cell office:value-type="float" office:value="1.4951" calcext:value-type="float">
            <text:p>1.4951</text:p>
          </table:table-cell>
          <table:table-cell office:value-type="float" office:value="0.3553" calcext:value-type="float">
            <text:p>0.3553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4065.39" calcext:value-type="float">
            <text:p>4065.39</text:p>
          </table:table-cell>
          <table:table-cell office:value-type="float" office:value="4.0654" calcext:value-type="float">
            <text:p>4.0654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2895" calcext:value-type="float">
            <text:p>0.2895</text:p>
          </table:table-cell>
          <table:table-cell office:value-type="float" office:value="96.6" calcext:value-type="float">
            <text:p>96.6</text:p>
          </table:table-cell>
          <table:table-cell office:value-type="float" office:value="65.2999799344525" calcext:value-type="float">
            <text:p>65.2999799344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9.9" calcext:value-type="float">
            <text:p>9.9</text:p>
          </table:table-cell>
          <table:table-cell office:value-type="float" office:value="10.5" calcext:value-type="float">
            <text:p>10.5</text:p>
          </table:table-cell>
          <table:table-cell office:value-type="float" office:value="104" calcext:value-type="float">
            <text:p>104</text:p>
          </table:table-cell>
          <table:table-cell office:value-type="float" office:value="16.2" calcext:value-type="float">
            <text:p>16.2</text:p>
          </table:table-cell>
          <table:table-cell office:value-type="float" office:value="1683.99" calcext:value-type="float">
            <text:p>1683.99</text:p>
          </table:table-cell>
          <table:table-cell office:value-type="float" office:value="1.684" calcext:value-type="float">
            <text:p>1.684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3089" calcext:value-type="float">
            <text:p>0.3089</text:p>
          </table:table-cell>
          <table:table-cell table:number-columns-repeated="3"/>
          <table:table-cell office:value-type="float" office:value="81.63" calcext:value-type="float">
            <text:p>81.63</text:p>
          </table:table-cell>
          <table:table-cell office:value-type="float" office:value="8.16" calcext:value-type="float">
            <text:p>8.1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170.1" calcext:value-type="float">
            <text:p>170.1</text:p>
          </table:table-cell>
          <table:table-cell office:value-type="float" office:value="16.2" calcext:value-type="float">
            <text:p>16.2</text:p>
          </table:table-cell>
          <table:table-cell office:value-type="float" office:value="1360.8" calcext:value-type="float">
            <text:p>1360.8</text:p>
          </table:table-cell>
          <table:table-cell office:value-type="float" office:value="1.3608" calcext:value-type="float">
            <text:p>1.3608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3193" calcext:value-type="float">
            <text:p>0.3193</text:p>
          </table:table-cell>
          <table:table-cell table:number-columns-repeated="3"/>
          <table:table-cell office:value-type="float" office:value="94.34" calcext:value-type="float">
            <text:p>94.34</text:p>
          </table:table-cell>
          <table:table-cell office:value-type="float" office:value="3.77" calcext:value-type="float">
            <text:p>3.7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float" office:value="21.7" calcext:value-type="float">
            <text:p>21.7</text:p>
          </table:table-cell>
          <table:table-cell office:value-type="float" office:value="23.2" calcext:value-type="float">
            <text:p>23.2</text:p>
          </table:table-cell>
          <table:table-cell office:value-type="float" office:value="30.5" calcext:value-type="float">
            <text:p>30.5</text:p>
          </table:table-cell>
          <table:table-cell office:value-type="float" office:value="15354.9" calcext:value-type="float">
            <text:p>15354.9</text:p>
          </table:table-cell>
          <table:table-cell office:value-type="float" office:value="15.3549" calcext:value-type="float">
            <text:p>15.3549</text:p>
          </table:table-cell>
          <table:table-cell office:value-type="float" office:value="5.7326" calcext:value-type="float">
            <text:p>5.7326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951" calcext:value-type="float">
            <text:p>0.3951</text:p>
          </table:table-cell>
          <table:table-cell office:value-type="float" office:value="20" calcext:value-type="float">
            <text:p>20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29.2" calcext:value-type="float">
            <text:p>29.2</text:p>
          </table:table-cell>
          <table:table-cell office:value-type="float" office:value="12906.4" calcext:value-type="float">
            <text:p>12906.4</text:p>
          </table:table-cell>
          <table:table-cell office:value-type="float" office:value="12.9064" calcext:value-type="float">
            <text:p>12.9064</text:p>
          </table:table-cell>
          <table:table-cell office:value-type="float" office:value="4.207" calcext:value-type="float">
            <text:p>4.2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98" calcext:value-type="float">
            <text:p>0.3298</text:p>
          </table:table-cell>
          <table:table-cell office:value-type="float" office:value="84.05" calcext:value-type="float">
            <text:p>84.05</text:p>
          </table:table-cell>
          <table:table-cell office:value-type="float" office:value="73.3872937236158" calcext:value-type="float">
            <text:p>73.38729372361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2.1" calcext:value-type="float">
            <text:p>22.1</text:p>
          </table:table-cell>
          <table:table-cell office:value-type="float" office:value="442" calcext:value-type="float">
            <text:p>442</text:p>
          </table:table-cell>
          <table:table-cell office:value-type="float" office:value="15.5" calcext:value-type="float">
            <text:p>15.5</text:p>
          </table:table-cell>
          <table:table-cell office:value-type="float" office:value="6851" calcext:value-type="float">
            <text:p>6851</text:p>
          </table:table-cell>
          <table:table-cell office:value-type="float" office:value="6.851" calcext:value-type="float">
            <text:p>6.851</text:p>
          </table:table-cell>
          <table:table-cell office:value-type="float" office:value="2.2632" calcext:value-type="float">
            <text:p>2.2632</text:p>
          </table:table-cell>
          <table:table-cell office:value-type="float" office:value="0.3303" calcext:value-type="float">
            <text:p>0.330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2.1" calcext:value-type="float">
            <text:p>22.1</text:p>
          </table:table-cell>
          <table:table-cell office:value-type="float" office:value="291.7" calcext:value-type="float">
            <text:p>291.7</text:p>
          </table:table-cell>
          <table:table-cell office:value-type="float" office:value="13.2" calcext:value-type="float">
            <text:p>13.2</text:p>
          </table:table-cell>
          <table:table-cell office:value-type="float" office:value="5834.4" calcext:value-type="float">
            <text:p>5834.4</text:p>
          </table:table-cell>
          <table:table-cell office:value-type="float" office:value="5.8344" calcext:value-type="float">
            <text:p>5.8344</text:p>
          </table:table-cell>
          <table:table-cell office:value-type="float" office:value="1.9428" calcext:value-type="float">
            <text:p>1.9428</text:p>
          </table:table-cell>
          <table:table-cell office:value-type="float" office:value="0.333" calcext:value-type="float">
            <text:p>0.3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float" office:value="11.6" calcext:value-type="float">
            <text:p>11.6</text:p>
          </table:table-cell>
          <table:table-cell office:value-type="float" office:value="8.7" calcext:value-type="float">
            <text:p>8.7</text:p>
          </table:table-cell>
          <table:table-cell office:value-type="float" office:value="22.2" calcext:value-type="float">
            <text:p>22.2</text:p>
          </table:table-cell>
          <table:table-cell office:value-type="float" office:value="2240.4" calcext:value-type="float">
            <text:p>2240.4</text:p>
          </table:table-cell>
          <table:table-cell office:value-type="float" office:value="2.2404" calcext:value-type="float">
            <text:p>2.2404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4169" calcext:value-type="float">
            <text:p>0.4169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1909.68" calcext:value-type="float">
            <text:p>1909.68</text:p>
          </table:table-cell>
          <table:table-cell office:value-type="float" office:value="1.9097" calcext:value-type="float">
            <text:p>1.9097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4103" calcext:value-type="float">
            <text:p>0.4103</text:p>
          </table:table-cell>
          <table:table-cell office:value-type="float" office:value="85.24" calcext:value-type="float">
            <text:p>85.24</text:p>
          </table:table-cell>
          <table:table-cell office:value-type="float" office:value="82.6356921100524" calcext:value-type="float">
            <text:p>82.63569211005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941.76" calcext:value-type="float">
            <text:p>941.76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4153" calcext:value-type="float">
            <text:p>0.415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107.9" calcext:value-type="float">
            <text:p>107.9</text:p>
          </table:table-cell>
          <table:table-cell office:value-type="float" office:value="9.9" calcext:value-type="float">
            <text:p>9.9</text:p>
          </table:table-cell>
          <table:table-cell office:value-type="float" office:value="863.28" calcext:value-type="float">
            <text:p>863.28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4115" calcext:value-type="float">
            <text:p>0.4115</text:p>
          </table:table-cell>
          <table:table-cell table:number-columns-repeated="3"/>
          <table:table-cell office:value-type="float" office:value="97.56" calcext:value-type="float">
            <text:p>97.56</text:p>
          </table:table-cell>
          <table:table-cell table:number-columns-repeated="2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.7</text:p>
          </table:table-cell>
          <table:table-cell office:value-type="float" office:value="23" calcext:value-type="float">
            <text:p>23</text:p>
          </table:table-cell>
          <table:table-cell office:value-type="float" office:value="8171.9" calcext:value-type="float">
            <text:p>8171.9</text:p>
          </table:table-cell>
          <table:table-cell office:value-type="float" office:value="8.1719" calcext:value-type="float">
            <text:p>8.1719</text:p>
          </table:table-cell>
          <table:table-cell office:value-type="float" office:value="5.3633" calcext:value-type="float">
            <text:p>5.3633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507" calcext:value-type="float">
            <text:p>0.6507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7378.38" calcext:value-type="float">
            <text:p>7378.38</text:p>
          </table:table-cell>
          <table:table-cell office:value-type="float" office:value="7.3784" calcext:value-type="float">
            <text:p>7.3784</text:p>
          </table:table-cell>
          <table:table-cell office:value-type="float" office:value="4.2758" calcext:value-type="float">
            <text:p>4.2758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5823" calcext:value-type="float">
            <text:p>0.5823</text:p>
          </table:table-cell>
          <table:table-cell office:value-type="float" office:value="90.29" calcext:value-type="float">
            <text:p>90.29</text:p>
          </table:table-cell>
          <table:table-cell office:value-type="float" office:value="79.723304681819" calcext:value-type="float">
            <text:p>79.723304681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.9</text:p>
          </table:table-cell>
          <table:table-cell office:value-type="float" office:value="322.2" calcext:value-type="float">
            <text:p>322.2</text:p>
          </table:table-cell>
          <table:table-cell office:value-type="float" office:value="10" calcext:value-type="float">
            <text:p>10</text:p>
          </table:table-cell>
          <table:table-cell office:value-type="float" office:value="3222" calcext:value-type="float">
            <text:p>3222</text:p>
          </table:table-cell>
          <table:table-cell office:value-type="float" office:value="3.222" calcext:value-type="float">
            <text:p>3.222</text:p>
          </table:table-cell>
          <table:table-cell office:value-type="float" office:value="1.8776" calcext:value-type="float">
            <text:p>1.8776</text:p>
          </table:table-cell>
          <table:table-cell office:value-type="float" office:value="0.5827" calcext:value-type="float">
            <text:p>0.582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.9</text:p>
          </table:table-cell>
          <table:table-cell office:value-type="float" office:value="214.2" calcext:value-type="float">
            <text:p>214.2</text:p>
          </table:table-cell>
          <table:table-cell office:value-type="float" office:value="11.9" calcext:value-type="float">
            <text:p>11.9</text:p>
          </table:table-cell>
          <table:table-cell office:value-type="float" office:value="3834.18" calcext:value-type="float">
            <text:p>3834.18</text:p>
          </table:table-cell>
          <table:table-cell office:value-type="float" office:value="3.8342" calcext:value-type="float">
            <text:p>3.8342</text:p>
          </table:table-cell>
          <table:table-cell office:value-type="float" office:value="2.242" calcext:value-type="float">
            <text:p>2.242</text:p>
          </table:table-cell>
          <table:table-cell office:value-type="float" office:value="0.5847" calcext:value-type="float">
            <text:p>0.5847</text:p>
          </table:table-cell>
          <table:table-cell table:number-columns-repeated="3"/>
          <table:table-cell office:value-type="float" office:value="97.9" calcext:value-type="float">
            <text:p>97.9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A</text:p>
          </table:table-cell>
          <table:table-cell office:value-type="float" office:value="20.6" calcext:value-type="float">
            <text:p>20.6</text:p>
          </table:table-cell>
          <table:table-cell office:value-type="float" office:value="17" calcext:value-type="float">
            <text:p>17</text:p>
          </table:table-cell>
          <table:table-cell office:value-type="float" office:value="19.8" calcext:value-type="float">
            <text:p>19.8</text:p>
          </table:table-cell>
          <table:table-cell office:value-type="float" office:value="6934" calcext:value-type="float">
            <text:p>6934</text:p>
          </table:table-cell>
          <table:table-cell office:value-type="float" office:value="6.934" calcext:value-type="float">
            <text:p>6.934</text:p>
          </table:table-cell>
          <table:table-cell office:value-type="float" office:value="4.4724" calcext:value-type="float">
            <text:p>4.4724</text:p>
          </table:table-cell>
          <table:table-cell office:value-type="float" office:value="0.645" calcext:value-type="float">
            <text:p>0.6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6336" calcext:value-type="float">
            <text:p>6336</text:p>
          </table:table-cell>
          <table:table-cell office:value-type="float" office:value="6.336" calcext:value-type="float">
            <text:p>6.336</text:p>
          </table:table-cell>
          <table:table-cell office:value-type="float" office:value="3.7706" calcext:value-type="float">
            <text:p>3.7706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009" calcext:value-type="float">
            <text:p>0.6009</text:p>
          </table:table-cell>
          <table:table-cell office:value-type="float" office:value="91.38" calcext:value-type="float">
            <text:p>91.38</text:p>
          </table:table-cell>
          <table:table-cell office:value-type="float" office:value="84.3082014131115" calcext:value-type="float">
            <text:p>84.30820141311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9.5" calcext:value-type="float">
            <text:p>9.5</text:p>
          </table:table-cell>
          <table:table-cell office:value-type="float" office:value="3040" calcext:value-type="float">
            <text:p>3040</text:p>
          </table:table-cell>
          <table:table-cell office:value-type="float" office:value="3.04" calcext:value-type="float">
            <text:p>3.04</text:p>
          </table:table-cell>
          <table:table-cell office:value-type="float" office:value="1.9053" calcext:value-type="float">
            <text:p>1.9053</text:p>
          </table:table-cell>
          <table:table-cell office:value-type="float" office:value="0.6267" calcext:value-type="float">
            <text:p>0.626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9.2" calcext:value-type="float">
            <text:p>9.2</text:p>
          </table:table-cell>
          <table:table-cell office:value-type="float" office:value="2944" calcext:value-type="float">
            <text:p>2944</text:p>
          </table:table-cell>
          <table:table-cell office:value-type="float" office:value="2.944" calcext:value-type="float">
            <text:p>2.944</text:p>
          </table:table-cell>
          <table:table-cell office:value-type="float" office:value="1.7102" calcext:value-type="float">
            <text:p>1.7102</text:p>
          </table:table-cell>
          <table:table-cell office:value-type="float" office:value="0.5809" calcext:value-type="float">
            <text:p>0.580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float" office:value="17" calcext:value-type="float">
            <text:p>17</text:p>
          </table:table-cell>
          <table:table-cell office:value-type="float" office:value="15.9" calcext:value-type="float">
            <text:p>15.9</text:p>
          </table:table-cell>
          <table:table-cell office:value-type="float" office:value="11.2" calcext:value-type="float">
            <text:p>11.2</text:p>
          </table:table-cell>
          <table:table-cell office:value-type="float" office:value="3027.4" calcext:value-type="float">
            <text:p>3027.4</text:p>
          </table:table-cell>
          <table:table-cell office:value-type="float" office:value="3.0274" calcext:value-type="float">
            <text:p>3.0274</text:p>
          </table:table-cell>
          <table:table-cell office:value-type="float" office:value="1.8209" calcext:value-type="float">
            <text:p>1.820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6126" calcext:value-type="float">
            <text:p>0.6126</text:p>
          </table:table-cell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2648.7" calcext:value-type="float">
            <text:p>2648.7</text:p>
          </table:table-cell>
          <table:table-cell office:value-type="float" office:value="2.6487" calcext:value-type="float">
            <text:p>2.6487</text:p>
          </table:table-cell>
          <table:table-cell office:value-type="float" office:value="1.4573" calcext:value-type="float">
            <text:p>1.4573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5726" calcext:value-type="float">
            <text:p>0.5726</text:p>
          </table:table-cell>
          <table:table-cell office:value-type="float" office:value="87.49" calcext:value-type="float">
            <text:p>87.49</text:p>
          </table:table-cell>
          <table:table-cell office:value-type="float" office:value="80.0318523806909" calcext:value-type="float">
            <text:p>80.03185238069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6.2" calcext:value-type="float">
            <text:p>16.2</text:p>
          </table:table-cell>
          <table:table-cell office:value-type="float" office:value="7.4" calcext:value-type="float">
            <text:p>7.4</text:p>
          </table:table-cell>
          <table:table-cell office:value-type="float" office:value="119.9" calcext:value-type="float">
            <text:p>119.9</text:p>
          </table:table-cell>
          <table:table-cell office:value-type="float" office:value="10.9" calcext:value-type="float">
            <text:p>10.9</text:p>
          </table:table-cell>
          <table:table-cell office:value-type="float" office:value="1306.692" calcext:value-type="float">
            <text:p>1306.692</text:p>
          </table:table-cell>
          <table:table-cell office:value-type="float" office:value="1.3067" calcext:value-type="float">
            <text:p>1.3067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5799" calcext:value-type="float">
            <text:p>0.579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6.2" calcext:value-type="float">
            <text:p>16.2</text:p>
          </table:table-cell>
          <table:table-cell office:value-type="float" office:value="6.1" calcext:value-type="float">
            <text:p>6.1</text:p>
          </table:table-cell>
          <table:table-cell office:value-type="float" office:value="176.6" calcext:value-type="float">
            <text:p>176.6</text:p>
          </table:table-cell>
          <table:table-cell office:value-type="float" office:value="10.9" calcext:value-type="float">
            <text:p>10.9</text:p>
          </table:table-cell>
          <table:table-cell office:value-type="float" office:value="1077.138" calcext:value-type="float">
            <text:p>1077.138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5879" calcext:value-type="float">
            <text:p>0.5879</text:p>
          </table:table-cell>
          <table:table-cell table:number-columns-repeated="3"/>
          <table:table-cell office:value-type="float" office:value="93.02" calcext:value-type="float">
            <text:p>93.02</text:p>
          </table:table-cell>
          <table:table-cell office:value-type="float" office:value="4.65" calcext:value-type="float">
            <text:p>4.6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A</text:p>
          </table:table-cell>
          <table:table-cell office:value-type="float" office:value="14.7" calcext:value-type="float">
            <text:p>14.7</text:p>
          </table:table-cell>
          <table:table-cell office:value-type="float" office:value="13.6" calcext:value-type="float">
            <text:p>13.6</text:p>
          </table:table-cell>
          <table:table-cell office:value-type="float" office:value="22.5" calcext:value-type="float">
            <text:p>22.5</text:p>
          </table:table-cell>
          <table:table-cell office:value-type="float" office:value="4498.2" calcext:value-type="float">
            <text:p>4498.2</text:p>
          </table:table-cell>
          <table:table-cell office:value-type="float" office:value="4.4982" calcext:value-type="float">
            <text:p>4.4982</text:p>
          </table:table-cell>
          <table:table-cell office:value-type="float" office:value="2.8059" calcext:value-type="float">
            <text:p>2.8059</text:p>
          </table:table-cell>
          <table:table-cell office:value-type="float" office:value="0.6238" calcext:value-type="float">
            <text:p>0.62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973.2" calcext:value-type="float">
            <text:p>3973.2</text:p>
          </table:table-cell>
          <table:table-cell office:value-type="float" office:value="3.9732" calcext:value-type="float">
            <text:p>3.9732</text:p>
          </table:table-cell>
          <table:table-cell office:value-type="float" office:value="2.3795" calcext:value-type="float">
            <text:p>2.3795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043" calcext:value-type="float">
            <text:p>0.6043</text:p>
          </table:table-cell>
          <table:table-cell office:value-type="float" office:value="88.33" calcext:value-type="float">
            <text:p>88.33</text:p>
          </table:table-cell>
          <table:table-cell office:value-type="float" office:value="84.8034498734809" calcext:value-type="float">
            <text:p>84.8034498734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180.6" calcext:value-type="float">
            <text:p>180.6</text:p>
          </table:table-cell>
          <table:table-cell office:value-type="float" office:value="10.5" calcext:value-type="float">
            <text:p>10.5</text:p>
          </table:table-cell>
          <table:table-cell office:value-type="float" office:value="1896.3" calcext:value-type="float">
            <text:p>1896.3</text:p>
          </table:table-cell>
          <table:table-cell office:value-type="float" office:value="1.8963" calcext:value-type="float">
            <text:p>1.8963</text:p>
          </table:table-cell>
          <table:table-cell office:value-type="float" office:value="1.1167" calcext:value-type="float">
            <text:p>1.1167</text:p>
          </table:table-cell>
          <table:table-cell office:value-type="float" office:value="0.5889" calcext:value-type="float">
            <text:p>0.5889</text:p>
          </table:table-cell>
          <table:table-cell table:number-columns-repeated="3"/>
          <table:table-cell office:value-type="float" office:value="93.75" calcext:value-type="float">
            <text:p>93.75</text:p>
          </table:table-cell>
          <table:table-cell office:value-type="float" office:value="4.69" calcext:value-type="float">
            <text:p>4.69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147" calcext:value-type="float">
            <text:p>147</text:p>
          </table:table-cell>
          <table:table-cell office:value-type="float" office:value="10.5" calcext:value-type="float">
            <text:p>10.5</text:p>
          </table:table-cell>
          <table:table-cell office:value-type="float" office:value="1896.3" calcext:value-type="float">
            <text:p>1896.3</text:p>
          </table:table-cell>
          <table:table-cell office:value-type="float" office:value="1.8963" calcext:value-type="float">
            <text:p>1.8963</text:p>
          </table:table-cell>
          <table:table-cell office:value-type="float" office:value="1.1857" calcext:value-type="float">
            <text:p>1.1857</text:p>
          </table:table-cell>
          <table:table-cell office:value-type="float" office:value="0.6253" calcext:value-type="float">
            <text:p>0.6253</text:p>
          </table:table-cell>
          <table:table-cell table:number-columns-repeated="3"/>
          <table:table-cell office:value-type="float" office:value="98.04" calcext:value-type="float">
            <text:p>98.04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float" office:value="12.8" calcext:value-type="float">
            <text:p>12.8</text:p>
          </table:table-cell>
          <table:table-cell office:value-type="float" office:value="11.8" calcext:value-type="float">
            <text:p>11.8</text:p>
          </table:table-cell>
          <table:table-cell office:value-type="float" office:value="24.6" calcext:value-type="float">
            <text:p>24.6</text:p>
          </table:table-cell>
          <table:table-cell office:value-type="float" office:value="3715.6" calcext:value-type="float">
            <text:p>3715.6</text:p>
          </table:table-cell>
          <table:table-cell office:value-type="float" office:value="3.7156" calcext:value-type="float">
            <text:p>3.7156</text:p>
          </table:table-cell>
          <table:table-cell office:value-type="float" office:value="2.3256" calcext:value-type="float">
            <text:p>2.3256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5929" calcext:value-type="float">
            <text:p>0.5929</text:p>
          </table:table-cell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1999.34" calcext:value-type="float">
            <text:p>1999.34</text:p>
          </table:table-cell>
          <table:table-cell office:value-type="float" office:value="1.9993" calcext:value-type="float">
            <text:p>1.9993</text:p>
          </table:table-cell>
          <table:table-cell office:value-type="float" office:value="2.062" calcext:value-type="float">
            <text:p>2.062</text:p>
          </table:table-cell>
          <table:table-cell office:value-type="float" office:value="1.0313" calcext:value-type="float">
            <text:p>1.0313</text:p>
          </table:table-cell>
          <table:table-cell office:value-type="float" office:value="1.0394" calcext:value-type="float">
            <text:p>1.0394</text:p>
          </table:table-cell>
          <table:table-cell office:value-type="float" office:value="53.81" calcext:value-type="float">
            <text:p>53.81</text:p>
          </table:table-cell>
          <table:table-cell office:value-type="float" office:value="88.6652906776746" calcext:value-type="float">
            <text:p>88.66529067767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.1</text:p>
          </table:table-cell>
          <table:table-cell office:value-type="float" office:value="133.2" calcext:value-type="float">
            <text:p>133.2</text:p>
          </table:table-cell>
          <table:table-cell office:value-type="float" office:value="12" calcext:value-type="float">
            <text:p>12</text:p>
          </table:table-cell>
          <table:table-cell office:value-type="float" office:value="995.52" calcext:value-type="float">
            <text:p>995.52</text:p>
          </table:table-cell>
          <table:table-cell office:value-type="float" office:value="0.9955" calcext:value-type="float">
            <text:p>0.9955</text:p>
          </table:table-cell>
          <table:table-cell office:value-type="float" office:value="1.0064" calcext:value-type="float">
            <text:p>1.0064</text:p>
          </table:table-cell>
          <table:table-cell office:value-type="float" office:value="1.0109" calcext:value-type="float">
            <text:p>1.0109</text:p>
          </table:table-cell>
          <table:table-cell table:number-columns-repeated="3"/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.1</text:p>
          </table:table-cell>
          <table:table-cell office:value-type="float" office:value="133.2" calcext:value-type="float">
            <text:p>133.2</text:p>
          </table:table-cell>
          <table:table-cell office:value-type="float" office:value="11.1" calcext:value-type="float">
            <text:p>11.1</text:p>
          </table:table-cell>
          <table:table-cell office:value-type="float" office:value="920.86" calcext:value-type="float">
            <text:p>920.86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908" calcext:value-type="float">
            <text:p>0.9908</text:p>
          </table:table-cell>
          <table:table-cell office:value-type="float" office:value="1.076" calcext:value-type="float">
            <text:p>1.076</text:p>
          </table:table-cell>
          <table:table-cell table:number-columns-repeated="3"/>
          <table:table-cell office:value-type="float" office:value="95.24" calcext:value-type="float">
            <text:p>95.24</text:p>
          </table:table-cell>
          <table:table-cell table:number-columns-repeated="2"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A</text:p>
          </table:table-cell>
          <table:table-cell office:value-type="float" office:value="10.9" calcext:value-type="float">
            <text:p>10.9</text:p>
          </table:table-cell>
          <table:table-cell office:value-type="float" office:value="9.6" calcext:value-type="float">
            <text:p>9.6</text:p>
          </table:table-cell>
          <table:table-cell office:value-type="float" office:value="19" calcext:value-type="float">
            <text:p>19</text:p>
          </table:table-cell>
          <table:table-cell office:value-type="float" office:value="1988.2" calcext:value-type="float">
            <text:p>1988.2</text:p>
          </table:table-cell>
          <table:table-cell office:value-type="float" office:value="1.9882" calcext:value-type="float">
            <text:p>1.9882</text:p>
          </table:table-cell>
          <table:table-cell office:value-type="float" office:value="1.113" calcext:value-type="float">
            <text:p>1.113</text:p>
          </table:table-cell>
          <table:table-cell office:value-type="float" office:value="0.5598" calcext:value-type="float">
            <text:p>0.55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751.47" calcext:value-type="float">
            <text:p>751.47</text:p>
          </table:table-cell>
          <table:table-cell office:value-type="float" office:value="0.7515" calcext:value-type="float">
            <text:p>0.7515</text:p>
          </table:table-cell>
          <table:table-cell office:value-type="float" office:value="0.97" calcext:value-type="float">
            <text:p>0.97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3137" calcext:value-type="float">
            <text:p>1.3137</text:p>
          </table:table-cell>
          <table:table-cell office:value-type="float" office:value="37.8" calcext:value-type="float">
            <text:p>37.8</text:p>
          </table:table-cell>
          <table:table-cell office:value-type="float" office:value="87.151841868823" calcext:value-type="float">
            <text:p>87.1518418688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8.7" calcext:value-type="float">
            <text:p>8.7</text:p>
          </table:table-cell>
          <table:table-cell office:value-type="float" office:value="345.92" calcext:value-type="float">
            <text:p>345.92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4456" calcext:value-type="float">
            <text:p>0.4456</text:p>
          </table:table-cell>
          <table:table-cell office:value-type="float" office:value="1.2882" calcext:value-type="float">
            <text:p>1.288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57.84" calcext:value-type="float">
            <text:p>357.84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4874" calcext:value-type="float">
            <text:p>0.4874</text:p>
          </table:table-cell>
          <table:table-cell office:value-type="float" office:value="1.3621" calcext:value-type="float">
            <text:p>1.362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1A</text:p>
          </table:table-cell>
          <table:table-cell office:value-type="float" office:value="16.2" calcext:value-type="float">
            <text:p>16.2</text:p>
          </table:table-cell>
          <table:table-cell office:value-type="float" office:value="13.7" calcext:value-type="float">
            <text:p>13.7</text:p>
          </table:table-cell>
          <table:table-cell office:value-type="float" office:value="37.4" calcext:value-type="float">
            <text:p>37.4</text:p>
          </table:table-cell>
          <table:table-cell office:value-type="float" office:value="8300.6" calcext:value-type="float">
            <text:p>8300.6</text:p>
          </table:table-cell>
          <table:table-cell office:value-type="float" office:value="8.3006" calcext:value-type="float">
            <text:p>8.3006</text:p>
          </table:table-cell>
          <table:table-cell office:value-type="float" office:value="7.1241" calcext:value-type="float">
            <text:p>7.1241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252" calcext:value-type="float">
            <text:p>0.8252</text:p>
          </table:table-cell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6843.75" calcext:value-type="float">
            <text:p>6843.75</text:p>
          </table:table-cell>
          <table:table-cell office:value-type="float" office:value="6.8438" calcext:value-type="float">
            <text:p>6.8438</text:p>
          </table:table-cell>
          <table:table-cell office:value-type="float" office:value="5.3208" calcext:value-type="float">
            <text:p>5.3208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7847" calcext:value-type="float">
            <text:p>0.7847</text:p>
          </table:table-cell>
          <table:table-cell office:value-type="float" office:value="82.45" calcext:value-type="float">
            <text:p>82.45</text:p>
          </table:table-cell>
          <table:table-cell office:value-type="float" office:value="74.6873289257591" calcext:value-type="float">
            <text:p>74.68732892575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.5</text:p>
          </table:table-cell>
          <table:table-cell office:value-type="float" office:value="187.5" calcext:value-type="float">
            <text:p>187.5</text:p>
          </table:table-cell>
          <table:table-cell office:value-type="float" office:value="18" calcext:value-type="float">
            <text:p>18</text:p>
          </table:table-cell>
          <table:table-cell office:value-type="float" office:value="3375" calcext:value-type="float">
            <text:p>3375</text:p>
          </table:table-cell>
          <table:table-cell office:value-type="float" office:value="3.375" calcext:value-type="float">
            <text:p>3.375</text:p>
          </table:table-cell>
          <table:table-cell office:value-type="float" office:value="2.6231" calcext:value-type="float">
            <text:p>2.6231</text:p>
          </table:table-cell>
          <table:table-cell office:value-type="float" office:value="0.7772" calcext:value-type="float">
            <text:p>0.777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.5</text:p>
          </table:table-cell>
          <table:table-cell office:value-type="float" office:value="256.5" calcext:value-type="float">
            <text:p>256.5</text:p>
          </table:table-cell>
          <table:table-cell office:value-type="float" office:value="17.1" calcext:value-type="float">
            <text:p>17.1</text:p>
          </table:table-cell>
          <table:table-cell office:value-type="float" office:value="3206.25" calcext:value-type="float">
            <text:p>3206.25</text:p>
          </table:table-cell>
          <table:table-cell office:value-type="float" office:value="3.2063" calcext:value-type="float">
            <text:p>3.2063</text:p>
          </table:table-cell>
          <table:table-cell office:value-type="float" office:value="2.5635" calcext:value-type="float">
            <text:p>2.5635</text:p>
          </table:table-cell>
          <table:table-cell office:value-type="float" office:value="0.7995" calcext:value-type="float">
            <text:p>0.7995</text:p>
          </table:table-cell>
          <table:table-cell table:number-columns-repeated="3"/>
          <table:table-cell office:value-type="float" office:value="97.83" calcext:value-type="float">
            <text:p>97.83</text:p>
          </table:table-cell>
          <table:table-cell table:number-columns-repeated="2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2A</text:p>
          </table:table-cell>
          <table:table-cell office:value-type="float" office:value="15.4" calcext:value-type="float">
            <text:p>15.4</text:p>
          </table:table-cell>
          <table:table-cell office:value-type="float" office:value="15.2" calcext:value-type="float">
            <text:p>15.2</text:p>
          </table:table-cell>
          <table:table-cell office:value-type="float" office:value="23.7" calcext:value-type="float">
            <text:p>23.7</text:p>
          </table:table-cell>
          <table:table-cell office:value-type="float" office:value="5547.7" calcext:value-type="float">
            <text:p>5547.7</text:p>
          </table:table-cell>
          <table:table-cell office:value-type="float" office:value="5.5477" calcext:value-type="float">
            <text:p>5.5477</text:p>
          </table:table-cell>
          <table:table-cell office:value-type="float" office:value="4.3946" calcext:value-type="float">
            <text:p>4.3946</text:p>
          </table:table-cell>
          <table:table-cell office:value-type="float" office:value="0.7921" calcext:value-type="float">
            <text:p>0.7921</text:p>
          </table:table-cell>
          <table:table-cell/>
          <table:table-cell table:number-columns-repeated="2" office:value-type="float" office:value="14.1" calcext:value-type="float">
            <text:p>14.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72.63" calcext:value-type="float">
            <text:p>4572.63</text:p>
          </table:table-cell>
          <table:table-cell office:value-type="float" office:value="4.5726" calcext:value-type="float">
            <text:p>4.5726</text:p>
          </table:table-cell>
          <table:table-cell office:value-type="float" office:value="3.3788" calcext:value-type="float">
            <text:p>3.3788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7398" calcext:value-type="float">
            <text:p>0.7398</text:p>
          </table:table-cell>
          <table:table-cell office:value-type="float" office:value="82.42" calcext:value-type="float">
            <text:p>82.42</text:p>
          </table:table-cell>
          <table:table-cell office:value-type="float" office:value="76.8852682838029" calcext:value-type="float">
            <text:p>76.88526828380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table:number-columns-repeated="2" office:value-type="float" office:value="14.1" calcext:value-type="float">
            <text:p>14.1</text:p>
          </table:table-cell>
          <table:table-cell office:value-type="float" office:value="198.8" calcext:value-type="float">
            <text:p>198.8</text:p>
          </table:table-cell>
          <table:table-cell office:value-type="float" office:value="11.1" calcext:value-type="float">
            <text:p>11.1</text:p>
          </table:table-cell>
          <table:table-cell office:value-type="float" office:value="2206.791" calcext:value-type="float">
            <text:p>2206.791</text:p>
          </table:table-cell>
          <table:table-cell office:value-type="float" office:value="2.2068" calcext:value-type="float">
            <text:p>2.2068</text:p>
          </table:table-cell>
          <table:table-cell office:value-type="float" office:value="1.611" calcext:value-type="float">
            <text:p>1.611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table:number-columns-repeated="2" office:value-type="float" office:value="14.1" calcext:value-type="float">
            <text:p>14.1</text:p>
          </table:table-cell>
          <table:table-cell office:value-type="float" office:value="153.7" calcext:value-type="float">
            <text:p>153.7</text:p>
          </table:table-cell>
          <table:table-cell office:value-type="float" office:value="10.9" calcext:value-type="float">
            <text:p>10.9</text:p>
          </table:table-cell>
          <table:table-cell office:value-type="float" office:value="2167.029" calcext:value-type="float">
            <text:p>2167.029</text:p>
          </table:table-cell>
          <table:table-cell office:value-type="float" office:value="2.167" calcext:value-type="float">
            <text:p>2.167</text:p>
          </table:table-cell>
          <table:table-cell office:value-type="float" office:value="1.6262" calcext:value-type="float">
            <text:p>1.6262</text:p>
          </table:table-cell>
          <table:table-cell office:value-type="float" office:value="0.7504" calcext:value-type="float">
            <text:p>0.7504</text:p>
          </table:table-cell>
          <table:table-cell table:number-columns-repeated="3"/>
          <table:table-cell office:value-type="float" office:value="73.17" calcext:value-type="float">
            <text:p>73.17</text:p>
          </table:table-cell>
          <table:table-cell office:value-type="float" office:value="12.2" calcext:value-type="float">
            <text:p>12.2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A</text:p>
          </table:table-cell>
          <table:table-cell office:value-type="float" office:value="23.7" calcext:value-type="float">
            <text:p>23.7</text:p>
          </table:table-cell>
          <table:table-cell office:value-type="float" office:value="23.1" calcext:value-type="float">
            <text:p>23.1</text:p>
          </table:table-cell>
          <table:table-cell office:value-type="float" office:value="19" calcext:value-type="float">
            <text:p>19</text:p>
          </table:table-cell>
          <table:table-cell office:value-type="float" office:value="10401.9" calcext:value-type="float">
            <text:p>10401.9</text:p>
          </table:table-cell>
          <table:table-cell office:value-type="float" office:value="10.4019" calcext:value-type="float">
            <text:p>10.4019</text:p>
          </table:table-cell>
          <table:table-cell office:value-type="float" office:value="8.3774" calcext:value-type="float">
            <text:p>8.3774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7976" calcext:value-type="float">
            <text:p>0.7976</text:p>
          </table:table-cell>
          <table:table-cell office:value-type="float" office:value="21.9" calcext:value-type="float">
            <text:p>21.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8508.15" calcext:value-type="float">
            <text:p>8508.15</text:p>
          </table:table-cell>
          <table:table-cell office:value-type="float" office:value="8.5082" calcext:value-type="float">
            <text:p>8.5082</text:p>
          </table:table-cell>
          <table:table-cell office:value-type="float" office:value="6.3627" calcext:value-type="float">
            <text:p>6.3627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75" calcext:value-type="float">
            <text:p>0.75</text:p>
          </table:table-cell>
          <table:table-cell office:value-type="float" office:value="81.79" calcext:value-type="float">
            <text:p>81.79</text:p>
          </table:table-cell>
          <table:table-cell office:value-type="float" office:value="75.950772315993" calcext:value-type="float">
            <text:p>75.9507723159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 office:value-type="float" office:value="21" calcext:value-type="float">
            <text:p>21</text:p>
          </table:table-cell>
          <table:table-cell office:value-type="float" office:value="235.2" calcext:value-type="float">
            <text:p>235.2</text:p>
          </table:table-cell>
          <table:table-cell office:value-type="float" office:value="18.5" calcext:value-type="float">
            <text:p>18.5</text:p>
          </table:table-cell>
          <table:table-cell office:value-type="float" office:value="4351.2" calcext:value-type="float">
            <text:p>4351.2</text:p>
          </table:table-cell>
          <table:table-cell office:value-type="float" office:value="4.3512" calcext:value-type="float">
            <text:p>4.3512</text:p>
          </table:table-cell>
          <table:table-cell office:value-type="float" office:value="3.109" calcext:value-type="float">
            <text:p>3.109</text:p>
          </table:table-cell>
          <table:table-cell office:value-type="float" office:value="0.7145" calcext:value-type="float">
            <text:p>0.7145</text:p>
          </table:table-cell>
          <table:table-cell table:number-columns-repeated="3"/>
          <table:table-cell office:value-type="float" office:value="87.72" calcext:value-type="float">
            <text:p>87.72</text:p>
          </table:table-cell>
          <table:table-cell office:value-type="float" office:value="8.77" calcext:value-type="float">
            <text:p>8.77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9.9" calcext:value-type="float">
            <text:p>9.9</text:p>
          </table:table-cell>
          <table:table-cell office:value-type="float" office:value="21" calcext:value-type="float">
            <text:p>21</text:p>
          </table:table-cell>
          <table:table-cell office:value-type="float" office:value="388.5" calcext:value-type="float">
            <text:p>388.5</text:p>
          </table:table-cell>
          <table:table-cell office:value-type="float" office:value="18.5" calcext:value-type="float">
            <text:p>18.5</text:p>
          </table:table-cell>
          <table:table-cell office:value-type="float" office:value="3846.15" calcext:value-type="float">
            <text:p>3846.15</text:p>
          </table:table-cell>
          <table:table-cell office:value-type="float" office:value="3.8462" calcext:value-type="float">
            <text:p>3.8462</text:p>
          </table:table-cell>
          <table:table-cell office:value-type="float" office:value="3.029" calcext:value-type="float">
            <text:p>3.029</text:p>
          </table:table-cell>
          <table:table-cell office:value-type="float" office:value="0.7875" calcext:value-type="float">
            <text:p>0.7875</text:p>
          </table:table-cell>
          <table:table-cell table:number-columns-repeated="3"/>
          <table:table-cell office:value-type="float" office:value="76.92" calcext:value-type="float">
            <text:p>76.92</text:p>
          </table:table-cell>
          <table:table-cell office:value-type="float" office:value="13.99" calcext:value-type="float">
            <text:p>13.99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2A</text:p>
          </table:table-cell>
          <table:table-cell office:value-type="float" office:value="13.5" calcext:value-type="float">
            <text:p>13.5</text:p>
          </table:table-cell>
          <table:table-cell office:value-type="float" office:value="11" calcext:value-type="float">
            <text:p>11</text:p>
          </table:table-cell>
          <table:table-cell office:value-type="float" office:value="18.4" calcext:value-type="float">
            <text:p>18.4</text:p>
          </table:table-cell>
          <table:table-cell office:value-type="float" office:value="2732.4" calcext:value-type="float">
            <text:p>2732.4</text:p>
          </table:table-cell>
          <table:table-cell office:value-type="float" office:value="2.7324" calcext:value-type="float">
            <text:p>2.7324</text:p>
          </table:table-cell>
          <table:table-cell office:value-type="float" office:value="2.1584" calcext:value-type="float">
            <text:p>2.1584</text:p>
          </table:table-cell>
          <table:table-cell office:value-type="float" office:value="0.7899" calcext:value-type="float">
            <text:p>0.789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74.04" calcext:value-type="float">
            <text:p>2174.04</text:p>
          </table:table-cell>
          <table:table-cell office:value-type="float" office:value="2.174" calcext:value-type="float">
            <text:p>2.174</text:p>
          </table:table-cell>
          <table:table-cell office:value-type="float" office:value="1.6021" calcext:value-type="float">
            <text:p>1.6021</text:p>
          </table:table-cell>
          <table:table-cell office:value-type="float" office:value="0.7369" calcext:value-type="float">
            <text:p>0.7369</text:p>
          </table:table-cell>
          <table:table-cell office:value-type="float" office:value="0.7314" calcext:value-type="float">
            <text:p>0.7314</text:p>
          </table:table-cell>
          <table:table-cell office:value-type="float" office:value="79.57" calcext:value-type="float">
            <text:p>79.57</text:p>
          </table:table-cell>
          <table:table-cell office:value-type="float" office:value="74.2262787249815" calcext:value-type="float">
            <text:p>74.22627872498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120.8" calcext:value-type="float">
            <text:p>120.8</text:p>
          </table:table-cell>
          <table:table-cell office:value-type="float" office:value="8.9" calcext:value-type="float">
            <text:p>8.9</text:p>
          </table:table-cell>
          <table:table-cell office:value-type="float" office:value="1074.942" calcext:value-type="float">
            <text:p>1074.942</text:p>
          </table:table-cell>
          <table:table-cell office:value-type="float" office:value="1.0749" calcext:value-type="float">
            <text:p>1.0749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7178" calcext:value-type="float">
            <text:p>0.7178</text:p>
          </table:table-cell>
          <table:table-cell table:number-columns-repeated="3"/>
          <table:table-cell office:value-type="float" office:value="86.96" calcext:value-type="float">
            <text:p>86.96</text:p>
          </table:table-cell>
          <table:table-cell table:number-columns-repeated="2" office:value-type="float" office:value="6.52" calcext:value-type="float">
            <text:p>6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.2</text:p>
          </table:table-cell>
          <table:table-cell office:value-type="float" office:value="990.396" calcext:value-type="float">
            <text:p>990.39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7396" calcext:value-type="float">
            <text:p>0.739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A</text:p>
          </table:table-cell>
          <table:table-cell/>
          <table:table-cell office:value-type="string" calcext:value-type="string">
            <text:p>1A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101.2" calcext:value-type="float">
            <text:p>2101.2</text:p>
          </table:table-cell>
          <table:table-cell office:value-type="float" office:value="2.1012" calcext:value-type="float">
            <text:p>2.1012</text:p>
          </table:table-cell>
          <table:table-cell office:value-type="float" office:value="1.5564" calcext:value-type="float">
            <text:p>1.5564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7347" calcext:value-type="float">
            <text:p>0.7347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614.795" calcext:value-type="float">
            <text:p>1614.795</text:p>
          </table:table-cell>
          <table:table-cell office:value-type="float" office:value="1.6148" calcext:value-type="float">
            <text:p>1.6148</text:p>
          </table:table-cell>
          <table:table-cell office:value-type="float" office:value="1.0822" calcext:value-type="float">
            <text:p>1.0822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6738" calcext:value-type="float">
            <text:p>0.6738</text:p>
          </table:table-cell>
          <table:table-cell office:value-type="float" office:value="76.85" calcext:value-type="float">
            <text:p>76.85</text:p>
          </table:table-cell>
          <table:table-cell office:value-type="float" office:value="69.532253919301" calcext:value-type="float">
            <text:p>69.532253919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table:number-columns-repeated="2" office:value-type="float" office:value="9.1" calcext:value-type="float">
            <text:p>9.1</text:p>
          </table:table-cell>
          <table:table-cell office:value-type="float" office:value="82.8" calcext:value-type="float">
            <text:p>82.8</text:p>
          </table:table-cell>
          <table:table-cell office:value-type="float" office:value="9.5" calcext:value-type="float">
            <text:p>9.5</text:p>
          </table:table-cell>
          <table:table-cell office:value-type="float" office:value="786.695" calcext:value-type="float">
            <text:p>786.695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6764" calcext:value-type="float">
            <text:p>0.6764</text:p>
          </table:table-cell>
          <table:table-cell table:number-columns-repeated="3"/>
          <table:table-cell office:value-type="float" office:value="93.75" calcext:value-type="float">
            <text:p>93.75</text:p>
          </table:table-cell>
          <table:table-cell table:number-columns-repeated="2" office:value-type="float" office:value="3.13" calcext:value-type="float">
            <text:p>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table:number-columns-repeated="2" office:value-type="float" office:value="9.1" calcext:value-type="float">
            <text:p>9.1</text:p>
          </table:table-cell>
          <table:table-cell office:value-type="float" office:value="81" calcext:value-type="float">
            <text:p>81</text:p>
          </table:table-cell>
          <table:table-cell office:value-type="float" office:value="8.9" calcext:value-type="float">
            <text:p>8.9</text:p>
          </table:table-cell>
          <table:table-cell office:value-type="float" office:value="737.009" calcext:value-type="float">
            <text:p>737.009</text:p>
          </table:table-cell>
          <table:table-cell office:value-type="float" office:value="0.737" calcext:value-type="float">
            <text:p>0.737</text:p>
          </table:table-cell>
          <table:table-cell office:value-type="float" office:value="0.4973" calcext:value-type="float">
            <text:p>0.4973</text:p>
          </table:table-cell>
          <table:table-cell office:value-type="float" office:value="0.6748" calcext:value-type="float">
            <text:p>0.6748</text:p>
          </table:table-cell>
          <table:table-cell table:number-columns-repeated="3"/>
          <table:table-cell office:value-type="float" office:value="96.77" calcext:value-type="float">
            <text:p>96.77</text:p>
          </table:table-cell>
          <table:table-cell table:number-columns-repeated="2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SUA</text:p>
          </table:table-cell>
          <table:table-cell/>
          <table:table-cell office:value-type="string" calcext:value-type="string">
            <text:p>2A</text:p>
          </table:table-cell>
          <table:table-cell office:value-type="float" office:value="11.5" calcext:value-type="float">
            <text:p>11.5</text:p>
          </table:table-cell>
          <table:table-cell office:value-type="float" office:value="10.2" calcext:value-type="float">
            <text:p>10.2</text:p>
          </table:table-cell>
          <table:table-cell office:value-type="float" office:value="26.3" calcext:value-type="float">
            <text:p>26.3</text:p>
          </table:table-cell>
          <table:table-cell office:value-type="float" office:value="3085" calcext:value-type="float">
            <text:p>3085</text:p>
          </table:table-cell>
          <table:table-cell office:value-type="float" office:value="3.085" calcext:value-type="float">
            <text:p>3.085</text:p>
          </table:table-cell>
          <table:table-cell office:value-type="float" office:value="2.248" calcext:value-type="float">
            <text:p>2.248</text:p>
          </table:table-cell>
          <table:table-cell office:value-type="float" office:value="0.7287" calcext:value-type="float">
            <text:p>0.7287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2556.33" calcext:value-type="float">
            <text:p>2556.33</text:p>
          </table:table-cell>
          <table:table-cell office:value-type="float" office:value="2.5563" calcext:value-type="float">
            <text:p>2.5563</text:p>
          </table:table-cell>
          <table:table-cell office:value-type="float" office:value="1.7924" calcext:value-type="float">
            <text:p>1.7924</text:p>
          </table:table-cell>
          <table:table-cell office:value-type="float" office:value="0.7012" calcext:value-type="float">
            <text:p>0.7012</text:p>
          </table:table-cell>
          <table:table-cell office:value-type="float" office:value="0.7005" calcext:value-type="float">
            <text:p>0.7005</text:p>
          </table:table-cell>
          <table:table-cell office:value-type="float" office:value="82.86" calcext:value-type="float">
            <text:p>82.86</text:p>
          </table:table-cell>
          <table:table-cell office:value-type="float" office:value="79.7330960854093" calcext:value-type="float">
            <text:p>79.73309608540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9.4" calcext:value-type="float">
            <text:p>9.4</text:p>
          </table:table-cell>
          <table:table-cell office:value-type="float" office:value="98.7" calcext:value-type="float">
            <text:p>98.7</text:p>
          </table:table-cell>
          <table:table-cell office:value-type="float" office:value="13.1" calcext:value-type="float">
            <text:p>13.1</text:p>
          </table:table-cell>
          <table:table-cell office:value-type="float" office:value="1292.97" calcext:value-type="float">
            <text:p>1292.97</text:p>
          </table:table-cell>
          <table:table-cell office:value-type="float" office:value="1.293" calcext:value-type="float">
            <text:p>1.293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6988" calcext:value-type="float">
            <text:p>0.6988</text:p>
          </table:table-cell>
          <table:table-cell table:number-columns-repeated="3"/>
          <table:table-cell office:value-type="float" office:value="92.59" calcext:value-type="float">
            <text:p>92.59</text:p>
          </table:table-cell>
          <table:table-cell office:value-type="float" office:value="5.56" calcext:value-type="float">
            <text:p>5.56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9.4" calcext:value-type="float">
            <text:p>9.4</text:p>
          </table:table-cell>
          <table:table-cell office:value-type="float" office:value="125" calcext:value-type="float">
            <text:p>125</text:p>
          </table:table-cell>
          <table:table-cell office:value-type="float" office:value="11.9" calcext:value-type="float">
            <text:p>11.9</text:p>
          </table:table-cell>
          <table:table-cell office:value-type="float" office:value="1174.53" calcext:value-type="float">
            <text:p>1174.53</text:p>
          </table:table-cell>
          <table:table-cell office:value-type="float" office:value="1.1745" calcext:value-type="float">
            <text:p>1.1745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7015" calcext:value-type="float">
            <text:p>0.7015</text:p>
          </table:table-cell>
          <table:table-cell table:number-columns-repeated="3"/>
          <table:table-cell office:value-type="float" office:value="98.04" calcext:value-type="float">
            <text:p>98.04</text:p>
          </table:table-cell>
          <table:table-cell table:number-columns-repeated="2"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XER</text:p>
          </table:table-cell>
          <table:table-cell/>
          <table:table-cell office:value-type="string" calcext:value-type="string">
            <text:p>1A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552" calcext:value-type="float">
            <text:p>6552</text:p>
          </table:table-cell>
          <table:table-cell office:value-type="float" office:value="6.552" calcext:value-type="float">
            <text:p>6.552</text:p>
          </table:table-cell>
          <table:table-cell office:value-type="float" office:value="3.8939" calcext:value-type="float">
            <text:p>3.8939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5996" calcext:value-type="float">
            <text:p>0.5996</text:p>
          </table:table-cell>
          <table:table-cell office:value-type="float" office:value="18.8" calcext:value-type="float">
            <text:p>18.8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float" office:value="5962.232" calcext:value-type="float">
            <text:p>5962.232</text:p>
          </table:table-cell>
          <table:table-cell office:value-type="float" office:value="5.9622" calcext:value-type="float">
            <text:p>5.9622</text:p>
          </table:table-cell>
          <table:table-cell office:value-type="float" office:value="3.3384" calcext:value-type="float">
            <text:p>3.3384</text:p>
          </table:table-cell>
          <table:table-cell office:value-type="float" office:value="0.5599" calcext:value-type="float">
            <text:p>0.5599</text:p>
          </table:table-cell>
          <table:table-cell office:value-type="float" office:value="0.5586" calcext:value-type="float">
            <text:p>0.5586</text:p>
          </table:table-cell>
          <table:table-cell office:value-type="float" office:value="91" calcext:value-type="float">
            <text:p>91</text:p>
          </table:table-cell>
          <table:table-cell office:value-type="float" office:value="85.7340969208249" calcext:value-type="float">
            <text:p>85.73409692082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18.8" calcext:value-type="float">
            <text:p>18.8</text:p>
          </table:table-cell>
          <table:table-cell office:value-type="float" office:value="9.4" calcext:value-type="float">
            <text:p>9.4</text:p>
          </table:table-cell>
          <table:table-cell office:value-type="float" office:value="176.7" calcext:value-type="float">
            <text:p>176.7</text:p>
          </table:table-cell>
          <table:table-cell office:value-type="float" office:value="15.7" calcext:value-type="float">
            <text:p>15.7</text:p>
          </table:table-cell>
          <table:table-cell office:value-type="float" office:value="2774.504" calcext:value-type="float">
            <text:p>2774.504</text:p>
          </table:table-cell>
          <table:table-cell office:value-type="float" office:value="2.7745" calcext:value-type="float">
            <text:p>2.7745</text:p>
          </table:table-cell>
          <table:table-cell office:value-type="float" office:value="1.5157" calcext:value-type="float">
            <text:p>1.5157</text:p>
          </table:table-cell>
          <table:table-cell office:value-type="float" office:value="0.5463" calcext:value-type="float">
            <text:p>0.54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18.8" calcext:value-type="float">
            <text:p>18.8</text:p>
          </table:table-cell>
          <table:table-cell office:value-type="float" office:value="10.2" calcext:value-type="float">
            <text:p>10.2</text:p>
          </table:table-cell>
          <table:table-cell office:value-type="float" office:value="295.2" calcext:value-type="float">
            <text:p>295.2</text:p>
          </table:table-cell>
          <table:table-cell office:value-type="float" office:value="15.7" calcext:value-type="float">
            <text:p>15.7</text:p>
          </table:table-cell>
          <table:table-cell office:value-type="float" office:value="3010.632" calcext:value-type="float">
            <text:p>3010.632</text:p>
          </table:table-cell>
          <table:table-cell office:value-type="float" office:value="3.0106" calcext:value-type="float">
            <text:p>3.0106</text:p>
          </table:table-cell>
          <table:table-cell office:value-type="float" office:value="1.7145" calcext:value-type="float">
            <text:p>1.7145</text:p>
          </table:table-cell>
          <table:table-cell office:value-type="float" office:value="0.5695" calcext:value-type="float">
            <text:p>0.569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ER</text:p>
          </table:table-cell>
          <table:table-cell/>
          <table:table-cell office:value-type="string" calcext:value-type="string">
            <text:p>2A</text:p>
          </table:table-cell>
          <table:table-cell office:value-type="float" office:value="21.7" calcext:value-type="float">
            <text:p>21.7</text:p>
          </table:table-cell>
          <table:table-cell office:value-type="float" office:value="19.6" calcext:value-type="float">
            <text:p>19.6</text:p>
          </table:table-cell>
          <table:table-cell office:value-type="float" office:value="22.3" calcext:value-type="float">
            <text:p>22.3</text:p>
          </table:table-cell>
          <table:table-cell office:value-type="float" office:value="9484.6" calcext:value-type="float">
            <text:p>9484.6</text:p>
          </table:table-cell>
          <table:table-cell office:value-type="float" office:value="9.4846" calcext:value-type="float">
            <text:p>9.4846</text:p>
          </table:table-cell>
          <table:table-cell office:value-type="float" office:value="5.7369" calcext:value-type="float">
            <text:p>5.7369</text:p>
          </table:table-cell>
          <table:table-cell office:value-type="float" office:value="0.6049" calcext:value-type="float">
            <text:p>0.60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182" calcext:value-type="float">
            <text:p>7182</text:p>
          </table:table-cell>
          <table:table-cell office:value-type="float" office:value="7.182" calcext:value-type="float">
            <text:p>7.182</text:p>
          </table:table-cell>
          <table:table-cell office:value-type="float" office:value="3.684" calcext:value-type="float">
            <text:p>3.684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136" calcext:value-type="float">
            <text:p>0.5136</text:p>
          </table:table-cell>
          <table:table-cell office:value-type="float" office:value="75.72" calcext:value-type="float">
            <text:p>75.72</text:p>
          </table:table-cell>
          <table:table-cell office:value-type="float" office:value="64.215865711447" calcext:value-type="float">
            <text:p>64.2158657114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  <table:table-cell office:value-type="float" office:value="342" calcext:value-type="float">
            <text:p>342</text:p>
          </table:table-cell>
          <table:table-cell office:value-type="float" office:value="10.1" calcext:value-type="float">
            <text:p>10.1</text:p>
          </table:table-cell>
          <table:table-cell office:value-type="float" office:value="3454.2" calcext:value-type="float">
            <text:p>3454.2</text:p>
          </table:table-cell>
          <table:table-cell office:value-type="float" office:value="3.4542" calcext:value-type="float">
            <text:p>3.4542</text:p>
          </table:table-cell>
          <table:table-cell office:value-type="float" office:value="1.7642" calcext:value-type="float">
            <text:p>1.7642</text:p>
          </table:table-cell>
          <table:table-cell office:value-type="float" office:value="0.5107" calcext:value-type="float">
            <text:p>0.5107</text:p>
          </table:table-cell>
          <table:table-cell table:number-columns-repeated="3"/>
          <table:table-cell office:value-type="float" office:value="96.15" calcext:value-type="float">
            <text:p>96.15</text:p>
          </table:table-cell>
          <table:table-cell office:value-type="float" office:value="2.88" calcext:value-type="float">
            <text:p>2.8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17.1" calcext:value-type="float">
            <text:p>17.1</text:p>
          </table:table-cell>
          <table:table-cell office:value-type="float" office:value="204" calcext:value-type="float">
            <text:p>204</text:p>
          </table:table-cell>
          <table:table-cell office:value-type="float" office:value="10.2" calcext:value-type="float">
            <text:p>10.2</text:p>
          </table:table-cell>
          <table:table-cell office:value-type="float" office:value="3488.4" calcext:value-type="float">
            <text:p>3488.4</text:p>
          </table:table-cell>
          <table:table-cell office:value-type="float" office:value="3.4884" calcext:value-type="float">
            <text:p>3.4884</text:p>
          </table:table-cell>
          <table:table-cell office:value-type="float" office:value="1.8042" calcext:value-type="float">
            <text:p>1.8042</text:p>
          </table:table-cell>
          <table:table-cell office:value-type="float" office:value="0.5172" calcext:value-type="float">
            <text:p>0.517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IZ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1A</text:p>
          </table:table-cell>
          <table:table-cell office:value-type="float" office:value="9.5" calcext:value-type="float">
            <text:p>9.5</text:p>
          </table:table-cell>
          <table:table-cell office:value-type="float" office:value="7.7" calcext:value-type="float">
            <text:p>7.7</text:p>
          </table:table-cell>
          <table:table-cell office:value-type="float" office:value="17.2" calcext:value-type="float">
            <text:p>17.2</text:p>
          </table:table-cell>
          <table:table-cell office:value-type="float" office:value="1258.2" calcext:value-type="float">
            <text:p>1258.2</text:p>
          </table:table-cell>
          <table:table-cell office:value-type="float" office:value="1.2582" calcext:value-type="float">
            <text:p>1.2582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921" calcext:value-type="float">
            <text:p>0.5921</text:p>
          </table:table-cell>
          <table:table-cell office:value-type="float" office:value="8.9" calcext:value-type="float">
            <text:p>8.9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74.23" calcext:value-type="float">
            <text:p>1074.23</text:p>
          </table:table-cell>
          <table:table-cell office:value-type="float" office:value="1.0742" calcext:value-type="float">
            <text:p>1.0742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5139" calcext:value-type="float">
            <text:p>0.5139</text:p>
          </table:table-cell>
          <table:table-cell office:value-type="float" office:value="85.38" calcext:value-type="float">
            <text:p>85.38</text:p>
          </table:table-cell>
          <table:table-cell office:value-type="float" office:value="87.3487171211877" calcext:value-type="float">
            <text:p>87.34871712118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x</text:p>
          </table:table-cell>
          <table:table-cell table:number-columns-repeated="8"/>
          <table:table-cell office:value-type="float" office:value="8.9" calcext:value-type="float">
            <text:p>8.9</text:p>
          </table:table-cell>
          <table:table-cell office:value-type="float" office:value="7.1" calcext:value-type="float">
            <text:p>7.1</text:p>
          </table:table-cell>
          <table:table-cell office:value-type="float" office:value="63.2" calcext:value-type="float">
            <text:p>63.2</text:p>
          </table:table-cell>
          <table:table-cell office:value-type="float" office:value="8.1" calcext:value-type="float">
            <text:p>8.1</text:p>
          </table:table-cell>
          <table:table-cell office:value-type="float" office:value="511.839" calcext:value-type="float">
            <text:p>511.839</text:p>
          </table:table-cell>
          <table:table-cell office:value-type="float" office:value="0.5118" calcext:value-type="float">
            <text:p>0.5118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011" calcext:value-type="float">
            <text:p>0.5011</text:p>
          </table:table-cell>
          <table:table-cell table:number-columns-repeated="3"/>
          <table:table-cell office:value-type="float" office:value="93.75" calcext:value-type="float">
            <text:p>93.75</text:p>
          </table:table-cell>
          <table:table-cell table:number-columns-repeated="2" office:value-type="float" office:value="3.13" calcext:value-type="float">
            <text:p>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y</text:p>
          </table:table-cell>
          <table:table-cell table:number-columns-repeated="8"/>
          <table:table-cell office:value-type="float" office:value="8.9" calcext:value-type="float">
            <text:p>8.9</text:p>
          </table:table-cell>
          <table:table-cell office:value-type="float" office:value="7.1" calcext:value-type="float">
            <text:p>7.1</text:p>
          </table:table-cell>
          <table:table-cell office:value-type="float" office:value="67.6" calcext:value-type="float">
            <text:p>67.6</text:p>
          </table:table-cell>
          <table:table-cell office:value-type="float" office:value="7.6" calcext:value-type="float">
            <text:p>7.6</text:p>
          </table:table-cell>
          <table:table-cell office:value-type="float" office:value="480.244" calcext:value-type="float">
            <text:p>480.244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5366" calcext:value-type="float">
            <text:p>0.5366</text:p>
          </table:table-cell>
          <table:table-cell table:number-columns-repeated="3"/>
          <table:table-cell office:value-type="float" office:value="90.91" calcext:value-type="float">
            <text:p>90.91</text:p>
          </table:table-cell>
          <table:table-cell table:number-columns-repeated="2"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ZIZ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2A</text:p>
          </table:table-cell>
          <table:table-cell office:value-type="float" office:value="11.3" calcext:value-type="float">
            <text:p>11.3</text:p>
          </table:table-cell>
          <table:table-cell office:value-type="float" office:value="11.2" calcext:value-type="float">
            <text:p>11.2</text:p>
          </table:table-cell>
          <table:table-cell office:value-type="float" office:value="17" calcext:value-type="float">
            <text:p>17</text:p>
          </table:table-cell>
          <table:table-cell office:value-type="float" office:value="2151.5" calcext:value-type="float">
            <text:p>2151.5</text:p>
          </table:table-cell>
          <table:table-cell office:value-type="float" office:value="2.1515" calcext:value-type="float">
            <text:p>2.1515</text:p>
          </table:table-cell>
          <table:table-cell office:value-type="float" office:value="1.488" calcext:value-type="float">
            <text:p>1.488</text:p>
          </table:table-cell>
          <table:table-cell office:value-type="float" office:value="0.6916" calcext:value-type="float">
            <text:p>0.6916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792.245" calcext:value-type="float">
            <text:p>1792.245</text:p>
          </table:table-cell>
          <table:table-cell office:value-type="float" office:value="1.7922" calcext:value-type="float">
            <text:p>1.7922</text:p>
          </table:table-cell>
          <table:table-cell office:value-type="float" office:value="1.2025" calcext:value-type="float">
            <text:p>1.2025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968" calcext:value-type="float">
            <text:p>0.6968</text:p>
          </table:table-cell>
          <table:table-cell office:value-type="float" office:value="83.3" calcext:value-type="float">
            <text:p>83.3</text:p>
          </table:table-cell>
          <table:table-cell office:value-type="float" office:value="80.8131720430107" calcext:value-type="float">
            <text:p>80.81317204301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X</text:p>
          </table:table-cell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06.1" calcext:value-type="float">
            <text:p>106.1</text:p>
          </table:table-cell>
          <table:table-cell office:value-type="float" office:value="8.1" calcext:value-type="float">
            <text:p>8.1</text:p>
          </table:table-cell>
          <table:table-cell office:value-type="float" office:value="859.005" calcext:value-type="float">
            <text:p>859.005</text:p>
          </table:table-cell>
          <table:table-cell office:value-type="float" office:value="0.859" calcext:value-type="float">
            <text:p>0.859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7149" calcext:value-type="float">
            <text:p>0.7149</text:p>
          </table:table-cell>
          <table:table-cell table:number-columns-repeated="3"/>
          <table:table-cell office:value-type="float" office:value="76.92" calcext:value-type="float">
            <text:p>76.92</text:p>
          </table:table-cell>
          <table:table-cell office:value-type="float" office:value="12.82" calcext:value-type="float">
            <text:p>12.82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y</text:p>
          </table:table-cell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74.6" calcext:value-type="float">
            <text:p>74.6</text:p>
          </table:table-cell>
          <table:table-cell office:value-type="float" office:value="7.1" calcext:value-type="float">
            <text:p>7.1</text:p>
          </table:table-cell>
          <table:table-cell office:value-type="float" office:value="752.955" calcext:value-type="float">
            <text:p>752.955</text:p>
          </table:table-cell>
          <table:table-cell office:value-type="float" office:value="0.753" calcext:value-type="float">
            <text:p>0.753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047" calcext:value-type="float">
            <text:p>0.7047</text:p>
          </table:table-cell>
          <table:table-cell table:number-columns-repeated="3"/>
          <table:table-cell office:value-type="float" office:value="93.75" calcext:value-type="float">
            <text:p>93.75</text:p>
          </table:table-cell>
          <table:table-cell table:number-columns-repeated="2" office:value-type="float" office:value="3.13" calcext:value-type="float">
            <text:p>3.13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28821631919638" calcext:value-type="float">
            <text:p>0.72882163191963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947288006111535" calcext:value-type="float">
            <text:p>0.94728800611153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678798673656854" calcext:value-type="float">
            <text:p>0.67879867365685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945002391200382" calcext:value-type="float">
            <text:p>0.945002391200382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8"/>
          <table:table-cell office:value-type="float" office:value="0.281608132246042" calcext:value-type="float">
            <text:p>0.28160813224604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318109520563508" calcext:value-type="float">
            <text:p>0.318109520563508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3394495412844" calcext:value-type="float">
            <text:p>0.7339449541284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21417980592292" calcext:value-type="float">
            <text:p>0.721417980592292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402828854314003" calcext:value-type="float">
            <text:p>0.4028288543140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409494795633409" calcext:value-type="float">
            <text:p>0.409494795633409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389704703430194" calcext:value-type="float">
            <text:p>0.38970470343019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384504464374945" calcext:value-type="float">
            <text:p>0.384504464374945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844160825748858" calcext:value-type="float">
            <text:p>0.84416082574885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64267580585511" calcext:value-type="float">
            <text:p>0.764267580585511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695023547409785" calcext:value-type="float">
            <text:p>0.69502354740978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675506746889421" calcext:value-type="float">
            <text:p>0.675506746889421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81010101010101" calcext:value-type="float">
            <text:p>0.81010101010101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82350251486054" calcext:value-type="float">
            <text:p>0.782350251486054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59950596569724" calcext:value-type="float">
            <text:p>0.75995059656972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26349353287562" calcext:value-type="float">
            <text:p>0.726349353287562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38961038961039" calcext:value-type="float">
            <text:p>0.73896103896103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69363552088994" calcext:value-type="float">
            <text:p>0.69363552088994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97473867595819" calcext:value-type="float">
            <text:p>0.79747386759581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25971914264597" calcext:value-type="float">
            <text:p>0.72597191426459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94380472769929" calcext:value-type="float">
            <text:p>0.79438047276992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42609943522976" calcext:value-type="float">
            <text:p>0.742609943522976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52874141109435" calcext:value-type="float">
            <text:p>0.75287414110943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59316239316239" calcext:value-type="float">
            <text:p>0.759316239316239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520003928758512" calcext:value-type="float">
            <text:p>0.52000392875851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535331632653061" calcext:value-type="float">
            <text:p>0.535331632653061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489519954837922" calcext:value-type="float">
            <text:p>0.48951995483792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44418472147146" calcext:value-type="float">
            <text:p>0.44418472147146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87009207009207" calcext:value-type="float">
            <text:p>0.8700920700920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822072072072072" calcext:value-type="float">
            <text:p>0.822072072072072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63682404607752" calcext:value-type="float">
            <text:p>0.76368240460775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837884292880194" calcext:value-type="float">
            <text:p>0.837884292880194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65021902636582" calcext:value-type="float">
            <text:p>0.76502190263658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72094638706328" calcext:value-type="float">
            <text:p>0.772094638706328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80988917306053" calcext:value-type="float">
            <text:p>0.78098891730605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52613580850024" calcext:value-type="float">
            <text:p>0.752613580850024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307421052631579" calcext:value-type="float">
            <text:p>0.30742105263157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301310482744752" calcext:value-type="float">
            <text:p>0.301310482744752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308909197798087" calcext:value-type="float">
            <text:p>0.30890919779808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31929747207525" calcext:value-type="float">
            <text:p>0.31929747207525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330345934900015" calcext:value-type="float">
            <text:p>0.3303459349000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332990538872892" calcext:value-type="float">
            <text:p>0.332990538872892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415286272511043" calcext:value-type="float">
            <text:p>0.41528627251104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411453989435641" calcext:value-type="float">
            <text:p>0.411453989435641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582743637492241" calcext:value-type="float">
            <text:p>0.582743637492241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584740413856418" calcext:value-type="float">
            <text:p>0.584740413856418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626743421052632" calcext:value-type="float">
            <text:p>0.62674342105263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580910326086956" calcext:value-type="float">
            <text:p>0.580910326086956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579861206772522" calcext:value-type="float">
            <text:p>0.57986120677252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587854109686967" calcext:value-type="float">
            <text:p>0.58785410968696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588883615461689" calcext:value-type="float">
            <text:p>0.58888361546168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625270263144017" calcext:value-type="float">
            <text:p>0.62527026314401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1.01092896174863" calcext:value-type="float">
            <text:p>1.0109289617486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1.07595074169798" calcext:value-type="float">
            <text:p>1.07595074169798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1.2881591119334" calcext:value-type="float">
            <text:p>1.2881591119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1.36206125642745" calcext:value-type="float">
            <text:p>1.36206125642745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77214814814815" calcext:value-type="float">
            <text:p>0.77721481481481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9953216374269" calcext:value-type="float">
            <text:p>0.79953216374269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30019290453876" calcext:value-type="float">
            <text:p>0.73001929045387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50428351443382" calcext:value-type="float">
            <text:p>0.750428351443382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14515535944107" calcext:value-type="float">
            <text:p>0.71451553594410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87540787540787" calcext:value-type="float">
            <text:p>0.78754078754078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17806170007312" calcext:value-type="float">
            <text:p>0.71780617000731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39603148639534" calcext:value-type="float">
            <text:p>0.739603148639534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676373944158791" calcext:value-type="float">
            <text:p>0.676373944158791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6747543110057" calcext:value-type="float">
            <text:p>0.674754311005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698778780636828" calcext:value-type="float">
            <text:p>0.69877878063682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01472078192979" calcext:value-type="float">
            <text:p>0.701472078192979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546295842428052" calcext:value-type="float">
            <text:p>0.54629584242805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569481756654417" calcext:value-type="float">
            <text:p>0.56948175665441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510740547738984" calcext:value-type="float">
            <text:p>0.51074054773898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517199862401101" calcext:value-type="float">
            <text:p>0.517199862401101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501134145698159" calcext:value-type="float">
            <text:p>0.501134145698159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536602227201173" calcext:value-type="float">
            <text:p>0.536602227201173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float" office:value="0.714896886514048" calcext:value-type="float">
            <text:p>0.714896886514048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704690187328592" calcext:value-type="float">
            <text:p>0.704690187328592</text:p>
          </table:table-cell>
          <table:table-cell table:number-columns-repeated="6"/>
        </table:table-row>
      </table:table>
      <table:table table:name="300°C 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TLS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ol. mm3</text:p>
          </table:table-cell>
          <table:table-cell office:value-type="string" calcext:value-type="string">
            <text:p>Vol cm3</text:p>
          </table:table-cell>
          <table:table-cell office:value-type="string" calcext:value-type="string">
            <text:p>Weight g</text:p>
          </table:table-cell>
          <table:table-cell office:value-type="string" calcext:value-type="string">
            <text:p>Density g/cm3</text:p>
          </table:table-cell>
          <table:table-cell/>
          <table:table-cell office:value-type="string" calcext:value-type="string">
            <text:p>TLS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Area mm2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ol mm3</text:p>
          </table:table-cell>
          <table:table-cell office:value-type="string" calcext:value-type="string">
            <text:p>Vol cm3</text:p>
          </table:table-cell>
          <table:table-cell office:value-type="string" calcext:value-type="string">
            <text:p>Weight (charc)</text:p>
          </table:table-cell>
          <table:table-cell office:value-type="string" calcext:value-type="string">
            <text:p>Density Charc</text:p>
          </table:table-cell>
          <table:table-cell office:value-type="string" calcext:value-type="string">
            <text:p>Δ volume</text:p>
          </table:table-cell>
          <table:table-cell office:value-type="string" calcext:value-type="string">
            <text:p>Δ weight</text:p>
          </table:table-cell>
          <table:table-cell office:value-type="string" calcext:value-type="string">
            <text:p>fr &gt;2 mm</text:p>
          </table:table-cell>
          <table:table-cell office:value-type="string" calcext:value-type="string">
            <text:p>fr &gt;1 mm</text:p>
          </table:table-cell>
          <table:table-cell office:value-type="string" calcext:value-type="string">
            <text:p>fr &lt;1 mm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x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2763.6" calcext:value-type="float">
            <text:p>2763.6</text:p>
          </table:table-cell>
          <table:table-cell office:value-type="float" office:value="2.7636" calcext:value-type="float">
            <text:p>2.7636</text:p>
          </table:table-cell>
          <table:table-cell office:value-type="float" office:value="1.93" calcext:value-type="float">
            <text:p>1.93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7146" calcext:value-type="float">
            <text:p>0.7146</text:p>
          </table:table-cell>
          <table:table-cell office:value-type="float" office:value="16.3" calcext:value-type="float">
            <text:p>16.3</text:p>
          </table:table-cell>
          <table:table-cell office:value-type="float" office:value="12.1" calcext:value-type="float">
            <text:p>12.1</text:p>
          </table:table-cell>
          <table:table-cell office:value-type="float" office:value="197.2" calcext:value-type="float">
            <text:p>197.2</text:p>
          </table:table-cell>
          <table:table-cell office:value-type="float" office:value="9.5" calcext:value-type="float">
            <text:p>9.5</text:p>
          </table:table-cell>
          <table:table-cell office:value-type="float" office:value="1873.685" calcext:value-type="float">
            <text:p>1873.685</text:p>
          </table:table-cell>
          <table:table-cell office:value-type="float" office:value="1.8737" calcext:value-type="float">
            <text:p>1.8737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4602" calcext:value-type="float">
            <text:p>0.4602</text:p>
          </table:table-cell>
          <table:table-cell office:value-type="float" office:value="67.8" calcext:value-type="float">
            <text:p>67.8</text:p>
          </table:table-cell>
          <table:table-cell office:value-type="float" office:value="44.67" calcext:value-type="float">
            <text:p>44.67</text:p>
          </table:table-cell>
          <table:table-cell office:value-type="float" office:value="94.34" calcext:value-type="float">
            <text:p>94.34</text:p>
          </table:table-cell>
          <table:table-cell office:value-type="float" office:value="3.77" calcext:value-type="float">
            <text:p>3.7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  <table:table-cell office:value-type="float" office:value="10.1" calcext:value-type="float">
            <text:p>10.1</text:p>
          </table:table-cell>
          <table:table-cell office:value-type="float" office:value="2848.2" calcext:value-type="float">
            <text:p>2848.2</text:p>
          </table:table-cell>
          <table:table-cell office:value-type="float" office:value="2.8482" calcext:value-type="float">
            <text:p>2.8482</text:p>
          </table:table-cell>
          <table:table-cell office:value-type="float" office:value="2.2153" calcext:value-type="float">
            <text:p>2.2153</text:p>
          </table:table-cell>
          <table:table-cell office:value-type="float" office:value="0.7778" calcext:value-type="float">
            <text:p>0.77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.9" calcext:value-type="float">
            <text:p>12.9</text:p>
          </table:table-cell>
          <table:table-cell office:value-type="float" office:value="161.6" calcext:value-type="float">
            <text:p>161.6</text:p>
          </table:table-cell>
          <table:table-cell office:value-type="float" office:value="10.1" calcext:value-type="float">
            <text:p>10.1</text:p>
          </table:table-cell>
          <table:table-cell office:value-type="float" office:value="2084.64" calcext:value-type="float">
            <text:p>2084.64</text:p>
          </table:table-cell>
          <table:table-cell office:value-type="float" office:value="2.0846" calcext:value-type="float">
            <text:p>2.0846</text:p>
          </table:table-cell>
          <table:table-cell office:value-type="float" office:value="1.0067" calcext:value-type="float">
            <text:p>1.0067</text:p>
          </table:table-cell>
          <table:table-cell office:value-type="float" office:value="0.4829" calcext:value-type="float">
            <text:p>0.4829</text:p>
          </table:table-cell>
          <table:table-cell office:value-type="float" office:value="73.19" calcext:value-type="float">
            <text:p>73.19</text:p>
          </table:table-cell>
          <table:table-cell office:value-type="float" office:value="45.44" calcext:value-type="float">
            <text:p>45.44</text:p>
          </table:table-cell>
          <table:table-cell office:value-type="float" office:value="95.89" calcext:value-type="float">
            <text:p>95.89</text:p>
          </table:table-cell>
          <table:table-cell office:value-type="float" office:value="2.74" calcext:value-type="float">
            <text:p>2.74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x</text:p>
          </table:table-cell>
          <table:table-cell office:value-type="float" office:value="16.7" calcext:value-type="float">
            <text:p>16.7</text:p>
          </table:table-cell>
          <table:table-cell office:value-type="float" office:value="15.8" calcext:value-type="float">
            <text:p>15.8</text:p>
          </table:table-cell>
          <table:table-cell office:value-type="float" office:value="12" calcext:value-type="float">
            <text:p>12</text:p>
          </table:table-cell>
          <table:table-cell office:value-type="float" office:value="3166.3" calcext:value-type="float">
            <text:p>3166.3</text:p>
          </table:table-cell>
          <table:table-cell office:value-type="float" office:value="3.1663" calcext:value-type="float">
            <text:p>3.1663</text:p>
          </table:table-cell>
          <table:table-cell office:value-type="float" office:value="2.2467" calcext:value-type="float">
            <text:p>2.2467</text:p>
          </table:table-cell>
          <table:table-cell office:value-type="float" office:value="0.7096" calcext:value-type="float">
            <text:p>0.7096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3.7" calcext:value-type="float">
            <text:p>13.7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400.24" calcext:value-type="float">
            <text:p>2400.24</text:p>
          </table:table-cell>
          <table:table-cell office:value-type="float" office:value="2.4002" calcext:value-type="float">
            <text:p>2.4002</text:p>
          </table:table-cell>
          <table:table-cell office:value-type="float" office:value="1.1509" calcext:value-type="float">
            <text:p>1.1509</text:p>
          </table:table-cell>
          <table:table-cell office:value-type="float" office:value="0.4795" calcext:value-type="float">
            <text:p>0.4795</text:p>
          </table:table-cell>
          <table:table-cell office:value-type="float" office:value="75.81" calcext:value-type="float">
            <text:p>75.81</text:p>
          </table:table-cell>
          <table:table-cell office:value-type="float" office:value="51.23" calcext:value-type="float">
            <text:p>51.2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.09" calcext:value-type="float">
            <text:p>9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6.7" calcext:value-type="float">
            <text:p>16.7</text:p>
          </table:table-cell>
          <table:table-cell office:value-type="float" office:value="15.8" calcext:value-type="float">
            <text:p>15.8</text:p>
          </table:table-cell>
          <table:table-cell office:value-type="float" office:value="11.2" calcext:value-type="float">
            <text:p>11.2</text:p>
          </table:table-cell>
          <table:table-cell office:value-type="float" office:value="2955.2" calcext:value-type="float">
            <text:p>2955.2</text:p>
          </table:table-cell>
          <table:table-cell office:value-type="float" office:value="2.9552" calcext:value-type="float">
            <text:p>2.9552</text:p>
          </table:table-cell>
          <table:table-cell office:value-type="float" office:value="1.988" calcext:value-type="float">
            <text:p>1.988</text:p>
          </table:table-cell>
          <table:table-cell office:value-type="float" office:value="0.6727" calcext:value-type="float">
            <text:p>0.6727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3.1" calcext:value-type="float">
            <text:p>13.1</text:p>
          </table:table-cell>
          <table:table-cell office:value-type="float" office:value="146.5" calcext:value-type="float">
            <text:p>146.5</text:p>
          </table:table-cell>
          <table:table-cell office:value-type="float" office:value="10.1" calcext:value-type="float">
            <text:p>10.1</text:p>
          </table:table-cell>
          <table:table-cell office:value-type="float" office:value="1918.495" calcext:value-type="float">
            <text:p>1918.495</text:p>
          </table:table-cell>
          <table:table-cell office:value-type="float" office:value="1.9185" calcext:value-type="float">
            <text:p>1.9185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5145" calcext:value-type="float">
            <text:p>0.5145</text:p>
          </table:table-cell>
          <table:table-cell office:value-type="float" office:value="64.92" calcext:value-type="float">
            <text:p>64.92</text:p>
          </table:table-cell>
          <table:table-cell office:value-type="float" office:value="49.65" calcext:value-type="float">
            <text:p>49.6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x</text:p>
          </table:table-cell>
          <table:table-cell office:value-type="float" office:value="12.7" calcext:value-type="float">
            <text:p>12.7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1349.4" calcext:value-type="float">
            <text:p>1349.4</text:p>
          </table:table-cell>
          <table:table-cell office:value-type="float" office:value="1.3494" calcext:value-type="float">
            <text:p>1.3494</text:p>
          </table:table-cell>
          <table:table-cell office:value-type="float" office:value="0.9624" calcext:value-type="float">
            <text:p>0.9624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239" calcext:value-type="float">
            <text:p>0.7239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122.1" calcext:value-type="float">
            <text:p>122.1</text:p>
          </table:table-cell>
          <table:table-cell office:value-type="float" office:value="8.1" calcext:value-type="float">
            <text:p>8.1</text:p>
          </table:table-cell>
          <table:table-cell office:value-type="float" office:value="989.01" calcext:value-type="float">
            <text:p>989.01</text:p>
          </table:table-cell>
          <table:table-cell office:value-type="float" office:value="0.989" calcext:value-type="float">
            <text:p>0.989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5544" calcext:value-type="float">
            <text:p>0.5544</text:p>
          </table:table-cell>
          <table:table-cell office:value-type="float" office:value="73.29" calcext:value-type="float">
            <text:p>73.29</text:p>
          </table:table-cell>
          <table:table-cell office:value-type="float" office:value="56.97" calcext:value-type="float">
            <text:p>56.97</text:p>
          </table:table-cell>
          <table:table-cell office:value-type="float" office:value="95.24" calcext:value-type="float">
            <text:p>95.24</text:p>
          </table:table-cell>
          <table:table-cell table:number-columns-repeated="2" office:value-type="float" office:value="2.38" calcext:value-type="float">
            <text:p>2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2.7" calcext:value-type="float">
            <text:p>12.7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1666.9" calcext:value-type="float">
            <text:p>1666.9</text:p>
          </table:table-cell>
          <table:table-cell office:value-type="float" office:value="1.6669" calcext:value-type="float">
            <text:p>1.6669</text:p>
          </table:table-cell>
          <table:table-cell office:value-type="float" office:value="1.2616" calcext:value-type="float">
            <text:p>1.2616</text:p>
          </table:table-cell>
          <table:table-cell office:value-type="float" office:value="0.7569" calcext:value-type="float">
            <text:p>0.75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6.6" calcext:value-type="float">
            <text:p>116.6</text:p>
          </table:table-cell>
          <table:table-cell office:value-type="float" office:value="10.6" calcext:value-type="float">
            <text:p>10.6</text:p>
          </table:table-cell>
          <table:table-cell office:value-type="float" office:value="1270.94" calcext:value-type="float">
            <text:p>1270.94</text:p>
          </table:table-cell>
          <table:table-cell office:value-type="float" office:value="1.2709" calcext:value-type="float">
            <text:p>1.2709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5454" calcext:value-type="float">
            <text:p>0.5454</text:p>
          </table:table-cell>
          <table:table-cell office:value-type="float" office:value="76.25" calcext:value-type="float">
            <text:p>76.25</text:p>
          </table:table-cell>
          <table:table-cell office:value-type="float" office:value="54.95" calcext:value-type="float">
            <text:p>54.95</text:p>
          </table:table-cell>
          <table:table-cell office:value-type="float" office:value="98.04" calcext:value-type="float">
            <text:p>98.04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x</text:p>
          </table:table-cell>
          <table:table-cell office:value-type="float" office:value="22.6" calcext:value-type="float">
            <text:p>22.6</text:p>
          </table:table-cell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6237.6" calcext:value-type="float">
            <text:p>6237.6</text:p>
          </table:table-cell>
          <table:table-cell office:value-type="float" office:value="6.2376" calcext:value-type="float">
            <text:p>6.2376</text:p>
          </table:table-cell>
          <table:table-cell office:value-type="float" office:value="4.2588" calcext:value-type="float">
            <text:p>4.2588</text:p>
          </table:table-cell>
          <table:table-cell office:value-type="float" office:value="0.6828" calcext:value-type="float">
            <text:p>0.6828</text:p>
          </table:table-cell>
          <table:table-cell/>
          <table:table-cell office:value-type="float" office:value="17.9" calcext:value-type="float">
            <text:p>17.9</text:p>
          </table:table-cell>
          <table:table-cell office:value-type="float" office:value="20.5" calcext:value-type="float">
            <text:p>20.5</text:p>
          </table:table-cell>
          <table:table-cell office:value-type="float" office:value="367" calcext:value-type="float">
            <text:p>367</text:p>
          </table:table-cell>
          <table:table-cell office:value-type="float" office:value="18.2" calcext:value-type="float">
            <text:p>18.2</text:p>
          </table:table-cell>
          <table:table-cell office:value-type="float" office:value="6678.49" calcext:value-type="float">
            <text:p>6678.49</text:p>
          </table:table-cell>
          <table:table-cell office:value-type="float" office:value="6.6785" calcext:value-type="float">
            <text:p>6.6785</text:p>
          </table:table-cell>
          <table:table-cell office:value-type="float" office:value="2.6146" calcext:value-type="float">
            <text:p>2.6146</text:p>
          </table:table-cell>
          <table:table-cell office:value-type="float" office:value="0.3915" calcext:value-type="float">
            <text:p>0.3915</text:p>
          </table:table-cell>
          <table:table-cell office:value-type="float" office:value="107.07" calcext:value-type="float">
            <text:p>107.07</text:p>
          </table:table-cell>
          <table:table-cell office:value-type="float" office:value="61.39" calcext:value-type="float">
            <text:p>61.3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22.6" calcext:value-type="float">
            <text:p>22.6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.2</text:p>
          </table:table-cell>
          <table:table-cell office:value-type="float" office:value="4610.4" calcext:value-type="float">
            <text:p>4610.4</text:p>
          </table:table-cell>
          <table:table-cell office:value-type="float" office:value="4.6104" calcext:value-type="float">
            <text:p>4.6104</text:p>
          </table:table-cell>
          <table:table-cell office:value-type="float" office:value="3.4239" calcext:value-type="float">
            <text:p>3.4239</text:p>
          </table:table-cell>
          <table:table-cell office:value-type="float" office:value="0.7426" calcext:value-type="float">
            <text:p>0.74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12.1" calcext:value-type="float">
            <text:p>212.1</text:p>
          </table:table-cell>
          <table:table-cell office:value-type="float" office:value="10.1" calcext:value-type="float">
            <text:p>10.1</text:p>
          </table:table-cell>
          <table:table-cell office:value-type="float" office:value="3817.8" calcext:value-type="float">
            <text:p>3817.8</text:p>
          </table:table-cell>
          <table:table-cell office:value-type="float" office:value="3.8178" calcext:value-type="float">
            <text:p>3.8178</text:p>
          </table:table-cell>
          <table:table-cell office:value-type="float" office:value="2.1851" calcext:value-type="float">
            <text:p>2.1851</text:p>
          </table:table-cell>
          <table:table-cell office:value-type="float" office:value="0.5723" calcext:value-type="float">
            <text:p>0.5723</text:p>
          </table:table-cell>
          <table:table-cell office:value-type="float" office:value="82.81" calcext:value-type="float">
            <text:p>82.81</text:p>
          </table:table-cell>
          <table:table-cell office:value-type="float" office:value="63.82" calcext:value-type="float">
            <text:p>63.82</text:p>
          </table:table-cell>
          <table:table-cell office:value-type="float" office:value="96.77" calcext:value-type="float">
            <text:p>96.77</text:p>
          </table:table-cell>
          <table:table-cell office:value-type="float" office:value="2.42" calcext:value-type="float">
            <text:p>2.4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x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10.5" calcext:value-type="float">
            <text:p>10.5</text:p>
          </table:table-cell>
          <table:table-cell office:value-type="float" office:value="2028.6" calcext:value-type="float">
            <text:p>2028.6</text:p>
          </table:table-cell>
          <table:table-cell office:value-type="float" office:value="2.0286" calcext:value-type="float">
            <text:p>2.0286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31" calcext:value-type="float">
            <text:p>0.4331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136.9" calcext:value-type="float">
            <text:p>136.9</text:p>
          </table:table-cell>
          <table:table-cell office:value-type="float" office:value="10.2" calcext:value-type="float">
            <text:p>10.2</text:p>
          </table:table-cell>
          <table:table-cell office:value-type="float" office:value="1395.87" calcext:value-type="float">
            <text:p>1395.87</text:p>
          </table:table-cell>
          <table:table-cell office:value-type="float" office:value="1.3959" calcext:value-type="float">
            <text:p>1.3959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909" calcext:value-type="float">
            <text:p>0.2909</text:p>
          </table:table-cell>
          <table:table-cell office:value-type="float" office:value="68.81" calcext:value-type="float">
            <text:p>68.81</text:p>
          </table:table-cell>
          <table:table-cell office:value-type="float" office:value="46.54" calcext:value-type="float">
            <text:p>46.54</text:p>
          </table:table-cell>
          <table:table-cell office:value-type="float" office:value="95.24" calcext:value-type="float">
            <text:p>95.24</text:p>
          </table:table-cell>
          <table:table-cell office:value-type="float" office:value="3.81" calcext:value-type="float">
            <text:p>3.8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9.8" calcext:value-type="float">
            <text:p>9.8</text:p>
          </table:table-cell>
          <table:table-cell office:value-type="float" office:value="1893.4" calcext:value-type="float">
            <text:p>1893.4</text:p>
          </table:table-cell>
          <table:table-cell office:value-type="float" office:value="1.8934" calcext:value-type="float">
            <text:p>1.8934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4187" calcext:value-type="float">
            <text:p>0.4187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440" calcext:value-type="float">
            <text:p>1440</text:p>
          </table:table-cell>
          <table:table-cell office:value-type="float" office:value="1.44" calcext:value-type="float">
            <text:p>1.4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2558" calcext:value-type="float">
            <text:p>0.2558</text:p>
          </table:table-cell>
          <table:table-cell office:value-type="float" office:value="76.06" calcext:value-type="float">
            <text:p>76.06</text:p>
          </table:table-cell>
          <table:table-cell office:value-type="float" office:value="46.47" calcext:value-type="float">
            <text:p>46.47</text:p>
          </table:table-cell>
          <table:table-cell office:value-type="float" office:value="95.24" calcext:value-type="float">
            <text:p>95.24</text:p>
          </table:table-cell>
          <table:table-cell office:value-type="float" office:value="3.81" calcext:value-type="float">
            <text:p>3.8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Bx</text:p>
          </table:table-cell>
          <table:table-cell office:value-type="float" office:value="14.5" calcext:value-type="float">
            <text:p>14.5</text:p>
          </table:table-cell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2679.6" calcext:value-type="float">
            <text:p>2679.6</text:p>
          </table:table-cell>
          <table:table-cell office:value-type="float" office:value="2.6796" calcext:value-type="float">
            <text:p>2.6796</text:p>
          </table:table-cell>
          <table:table-cell office:value-type="float" office:value="1.1738" calcext:value-type="float">
            <text:p>1.1738</text:p>
          </table:table-cell>
          <table:table-cell office:value-type="float" office:value="0.4381" calcext:value-type="float">
            <text:p>0.4381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10.4" calcext:value-type="float">
            <text:p>10.4</text:p>
          </table:table-cell>
          <table:table-cell office:value-type="float" office:value="123.8" calcext:value-type="float">
            <text:p>123.8</text:p>
          </table:table-cell>
          <table:table-cell office:value-type="float" office:value="13.2" calcext:value-type="float">
            <text:p>13.2</text:p>
          </table:table-cell>
          <table:table-cell office:value-type="float" office:value="1633.632" calcext:value-type="float">
            <text:p>1633.632</text:p>
          </table:table-cell>
          <table:table-cell office:value-type="float" office:value="1.6336" calcext:value-type="float">
            <text:p>1.6336</text:p>
          </table:table-cell>
          <table:table-cell office:value-type="float" office:value="0.4991" calcext:value-type="float">
            <text:p>0.4991</text:p>
          </table:table-cell>
          <table:table-cell office:value-type="float" office:value="0.3055" calcext:value-type="float">
            <text:p>0.3055</text:p>
          </table:table-cell>
          <table:table-cell office:value-type="float" office:value="60.97" calcext:value-type="float">
            <text:p>60.97</text:p>
          </table:table-cell>
          <table:table-cell office:value-type="float" office:value="42.52" calcext:value-type="float">
            <text:p>42.52</text:p>
          </table:table-cell>
          <table:table-cell office:value-type="float" office:value="95.24" calcext:value-type="float">
            <text:p>95.24</text:p>
          </table:table-cell>
          <table:table-cell table:number-columns-repeated="2" office:value-type="float" office:value="2.38" calcext:value-type="float">
            <text:p>2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4.5" calcext:value-type="float">
            <text:p>14.5</text:p>
          </table:table-cell>
          <table:table-cell office:value-type="float" office:value="13.2" calcext:value-type="float">
            <text:p>13.2</text:p>
          </table:table-cell>
          <table:table-cell office:value-type="float" office:value="14.1" calcext:value-type="float">
            <text:p>14.1</text:p>
          </table:table-cell>
          <table:table-cell office:value-type="float" office:value="2698.7" calcext:value-type="float">
            <text:p>2698.7</text:p>
          </table:table-cell>
          <table:table-cell office:value-type="float" office:value="2.6987" calcext:value-type="float">
            <text:p>2.6987</text:p>
          </table:table-cell>
          <table:table-cell office:value-type="float" office:value="1.2017" calcext:value-type="float">
            <text:p>1.2017</text:p>
          </table:table-cell>
          <table:table-cell office:value-type="float" office:value="0.4453" calcext:value-type="float">
            <text:p>0.4453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office:value-type="float" office:value="157.1" calcext:value-type="float">
            <text:p>157.1</text:p>
          </table:table-cell>
          <table:table-cell office:value-type="float" office:value="13.2" calcext:value-type="float">
            <text:p>13.2</text:p>
          </table:table-cell>
          <table:table-cell office:value-type="float" office:value="1727.88" calcext:value-type="float">
            <text:p>1727.88</text:p>
          </table:table-cell>
          <table:table-cell office:value-type="float" office:value="1.7279" calcext:value-type="float">
            <text:p>1.7279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3261" calcext:value-type="float">
            <text:p>0.3261</text:p>
          </table:table-cell>
          <table:table-cell office:value-type="float" office:value="64.03" calcext:value-type="float">
            <text:p>64.03</text:p>
          </table:table-cell>
          <table:table-cell office:value-type="float" office:value="46.89" calcext:value-type="float">
            <text:p>46.89</text:p>
          </table:table-cell>
          <table:table-cell office:value-type="float" office:value="94.34" calcext:value-type="float">
            <text:p>94.34</text:p>
          </table:table-cell>
          <table:table-cell office:value-type="float" office:value="3.77" calcext:value-type="float">
            <text:p>3.7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x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9.2" calcext:value-type="float">
            <text:p>9.2</text:p>
          </table:table-cell>
          <table:table-cell office:value-type="float" office:value="2399.5" calcext:value-type="float">
            <text:p>2399.5</text:p>
          </table:table-cell>
          <table:table-cell office:value-type="float" office:value="2.3995" calcext:value-type="float">
            <text:p>2.3995</text:p>
          </table:table-cell>
          <table:table-cell office:value-type="float" office:value="2.0474" calcext:value-type="float">
            <text:p>2.0474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274" calcext:value-type="float">
            <text:p>0.8274</text:p>
          </table:table-cell>
          <table:table-cell office:value-type="float" office:value="16" calcext:value-type="float">
            <text:p>16</text:p>
          </table:table-cell>
          <table:table-cell office:value-type="float" office:value="14.9" calcext:value-type="float">
            <text:p>14.9</text:p>
          </table:table-cell>
          <table:table-cell office:value-type="float" office:value="238.4" calcext:value-type="float">
            <text:p>238.4</text:p>
          </table:table-cell>
          <table:table-cell office:value-type="float" office:value="9.3" calcext:value-type="float">
            <text:p>9.3</text:p>
          </table:table-cell>
          <table:table-cell office:value-type="float" office:value="2217.12" calcext:value-type="float">
            <text:p>2217.12</text:p>
          </table:table-cell>
          <table:table-cell office:value-type="float" office:value="2.2171" calcext:value-type="float">
            <text:p>2.2171</text:p>
          </table:table-cell>
          <table:table-cell office:value-type="float" office:value="1.3369" calcext:value-type="float">
            <text:p>1.3369</text:p>
          </table:table-cell>
          <table:table-cell office:value-type="float" office:value="0.603" calcext:value-type="float">
            <text:p>0.603</text:p>
          </table:table-cell>
          <table:table-cell office:value-type="float" office:value="92.4" calcext:value-type="float">
            <text:p>92.4</text:p>
          </table:table-cell>
          <table:table-cell office:value-type="float" office:value="65.3" calcext:value-type="float">
            <text:p>6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8" calcext:value-type="float">
            <text:p>8</text:p>
          </table:table-cell>
          <table:table-cell office:value-type="float" office:value="2086.6" calcext:value-type="float">
            <text:p>2086.6</text:p>
          </table:table-cell>
          <table:table-cell office:value-type="float" office:value="2.0866" calcext:value-type="float">
            <text:p>2.0866</text:p>
          </table:table-cell>
          <table:table-cell office:value-type="float" office:value="1.7708" calcext:value-type="float">
            <text:p>1.7708</text:p>
          </table:table-cell>
          <table:table-cell office:value-type="float" office:value="0.8487" calcext:value-type="float">
            <text:p>0.84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.9" calcext:value-type="float">
            <text:p>14.9</text:p>
          </table:table-cell>
          <table:table-cell office:value-type="float" office:value="129.6" calcext:value-type="float">
            <text:p>129.6</text:p>
          </table:table-cell>
          <table:table-cell office:value-type="float" office:value="8.1" calcext:value-type="float">
            <text:p>8.1</text:p>
          </table:table-cell>
          <table:table-cell office:value-type="float" office:value="1931.04" calcext:value-type="float">
            <text:p>1931.04</text:p>
          </table:table-cell>
          <table:table-cell office:value-type="float" office:value="1.931" calcext:value-type="float">
            <text:p>1.931</text:p>
          </table:table-cell>
          <table:table-cell office:value-type="float" office:value="1.1491" calcext:value-type="float">
            <text:p>1.1491</text:p>
          </table:table-cell>
          <table:table-cell office:value-type="float" office:value="0.5951" calcext:value-type="float">
            <text:p>0.5951</text:p>
          </table:table-cell>
          <table:table-cell office:value-type="float" office:value="92.55" calcext:value-type="float">
            <text:p>92.55</text:p>
          </table:table-cell>
          <table:table-cell office:value-type="float" office:value="64.89" calcext:value-type="float">
            <text:p>64.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Bx</text:p>
          </table:table-cell>
          <table:table-cell office:value-type="float" office:value="18.3" calcext:value-type="float">
            <text:p>18.3</text:p>
          </table:table-cell>
          <table:table-cell office:value-type="float" office:value="15.5" calcext:value-type="float">
            <text:p>15.5</text:p>
          </table:table-cell>
          <table:table-cell office:value-type="float" office:value="9.2" calcext:value-type="float">
            <text:p>9.2</text:p>
          </table:table-cell>
          <table:table-cell office:value-type="float" office:value="2609.6" calcext:value-type="float">
            <text:p>2609.6</text:p>
          </table:table-cell>
          <table:table-cell office:value-type="float" office:value="2.6096" calcext:value-type="float">
            <text:p>2.6096</text:p>
          </table:table-cell>
          <table:table-cell office:value-type="float" office:value="2.1479" calcext:value-type="float">
            <text:p>2.1479</text:p>
          </table:table-cell>
          <table:table-cell office:value-type="float" office:value="0.8231" calcext:value-type="float">
            <text:p>0.8231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3.5" calcext:value-type="float">
            <text:p>13.5</text:p>
          </table:table-cell>
          <table:table-cell office:value-type="float" office:value="214.7" calcext:value-type="float">
            <text:p>214.7</text:p>
          </table:table-cell>
          <table:table-cell office:value-type="float" office:value="9" calcext:value-type="float">
            <text:p>9</text:p>
          </table:table-cell>
          <table:table-cell office:value-type="float" office:value="1931.85" calcext:value-type="float">
            <text:p>1931.85</text:p>
          </table:table-cell>
          <table:table-cell office:value-type="float" office:value="1.9319" calcext:value-type="float">
            <text:p>1.9319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5072" calcext:value-type="float">
            <text:p>0.5072</text:p>
          </table:table-cell>
          <table:table-cell office:value-type="float" office:value="74.03" calcext:value-type="float">
            <text:p>74.03</text:p>
          </table:table-cell>
          <table:table-cell office:value-type="float" office:value="45.62" calcext:value-type="float">
            <text:p>45.62</text:p>
          </table:table-cell>
          <table:table-cell office:value-type="float" office:value="92.59" calcext:value-type="float">
            <text:p>92.59</text:p>
          </table:table-cell>
          <table:table-cell office:value-type="float" office:value="5.56" calcext:value-type="float">
            <text:p>5.56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8.3" calcext:value-type="float">
            <text:p>18.3</text:p>
          </table:table-cell>
          <table:table-cell office:value-type="float" office:value="15.5" calcext:value-type="float">
            <text:p>15.5</text:p>
          </table:table-cell>
          <table:table-cell office:value-type="float" office:value="11.9" calcext:value-type="float">
            <text:p>11.9</text:p>
          </table:table-cell>
          <table:table-cell office:value-type="float" office:value="3375.4" calcext:value-type="float">
            <text:p>3375.4</text:p>
          </table:table-cell>
          <table:table-cell office:value-type="float" office:value="3.3754" calcext:value-type="float">
            <text:p>3.3754</text:p>
          </table:table-cell>
          <table:table-cell office:value-type="float" office:value="2.6482" calcext:value-type="float">
            <text:p>2.6482</text:p>
          </table:table-cell>
          <table:table-cell office:value-type="float" office:value="0.7846" calcext:value-type="float">
            <text:p>0.7846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3.4" calcext:value-type="float">
            <text:p>13.4</text:p>
          </table:table-cell>
          <table:table-cell office:value-type="float" office:value="143.1" calcext:value-type="float">
            <text:p>143.1</text:p>
          </table:table-cell>
          <table:table-cell office:value-type="float" office:value="9" calcext:value-type="float">
            <text:p>9</text:p>
          </table:table-cell>
          <table:table-cell office:value-type="float" office:value="1917.54" calcext:value-type="float">
            <text:p>1917.54</text:p>
          </table:table-cell>
          <table:table-cell office:value-type="float" office:value="1.9175" calcext:value-type="float">
            <text:p>1.9175</text:p>
          </table:table-cell>
          <table:table-cell office:value-type="float" office:value="1.2372" calcext:value-type="float">
            <text:p>1.2372</text:p>
          </table:table-cell>
          <table:table-cell office:value-type="float" office:value="0.6452" calcext:value-type="float">
            <text:p>0.6452</text:p>
          </table:table-cell>
          <table:table-cell office:value-type="float" office:value="56.81" calcext:value-type="float">
            <text:p>56.81</text:p>
          </table:table-cell>
          <table:table-cell office:value-type="float" office:value="46.72" calcext:value-type="float">
            <text:p>46.72</text:p>
          </table:table-cell>
          <table:table-cell office:value-type="float" office:value="97.9" calcext:value-type="float">
            <text:p>97.9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Bx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office:value-type="float" office:value="13.6" calcext:value-type="float">
            <text:p>13.6</text:p>
          </table:table-cell>
          <table:table-cell office:value-type="float" office:value="3162.8" calcext:value-type="float">
            <text:p>3162.8</text:p>
          </table:table-cell>
          <table:table-cell office:value-type="float" office:value="3.1628" calcext:value-type="float">
            <text:p>3.1628</text:p>
          </table:table-cell>
          <table:table-cell office:value-type="float" office:value="2.5539" calcext:value-type="float">
            <text:p>2.5539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253" calcext:value-type="float">
            <text:p>0.8253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59.8" calcext:value-type="float">
            <text:p>159.8</text:p>
          </table:table-cell>
          <table:table-cell office:value-type="float" office:value="12.2" calcext:value-type="float">
            <text:p>12.2</text:p>
          </table:table-cell>
          <table:table-cell office:value-type="float" office:value="1949.804" calcext:value-type="float">
            <text:p>1949.804</text:p>
          </table:table-cell>
          <table:table-cell office:value-type="float" office:value="1.9498" calcext:value-type="float">
            <text:p>1.9498</text:p>
          </table:table-cell>
          <table:table-cell office:value-type="float" office:value="1.0715" calcext:value-type="float">
            <text:p>1.0715</text:p>
          </table:table-cell>
          <table:table-cell office:value-type="float" office:value="0.5495" calcext:value-type="float">
            <text:p>0.5495</text:p>
          </table:table-cell>
          <table:table-cell office:value-type="float" office:value="61.65" calcext:value-type="float">
            <text:p>61.65</text:p>
          </table:table-cell>
          <table:table-cell office:value-type="float" office:value="41.96" calcext:value-type="float">
            <text:p>41.96</text:p>
          </table:table-cell>
          <table:table-cell office:value-type="float" office:value="88.24" calcext:value-type="float">
            <text:p>88.24</text:p>
          </table:table-cell>
          <table:table-cell office:value-type="float" office:value="7.35" calcext:value-type="float">
            <text:p>7.35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office:value-type="float" office:value="13.6" calcext:value-type="float">
            <text:p>13.6</text:p>
          </table:table-cell>
          <table:table-cell office:value-type="float" office:value="3308.5" calcext:value-type="float">
            <text:p>3308.5</text:p>
          </table:table-cell>
          <table:table-cell office:value-type="float" office:value="3.3085" calcext:value-type="float">
            <text:p>3.3085</text:p>
          </table:table-cell>
          <table:table-cell office:value-type="float" office:value="2.8483" calcext:value-type="float">
            <text:p>2.8483</text:p>
          </table:table-cell>
          <table:table-cell office:value-type="float" office:value="0.8609" calcext:value-type="float">
            <text:p>0.8609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3.2" calcext:value-type="float">
            <text:p>13.2</text:p>
          </table:table-cell>
          <table:table-cell office:value-type="float" office:value="162.4" calcext:value-type="float">
            <text:p>162.4</text:p>
          </table:table-cell>
          <table:table-cell office:value-type="float" office:value="12.3" calcext:value-type="float">
            <text:p>12.3</text:p>
          </table:table-cell>
          <table:table-cell office:value-type="float" office:value="2094.444" calcext:value-type="float">
            <text:p>2094.444</text:p>
          </table:table-cell>
          <table:table-cell office:value-type="float" office:value="2.0944" calcext:value-type="float">
            <text:p>2.0944</text:p>
          </table:table-cell>
          <table:table-cell office:value-type="float" office:value="1.2073" calcext:value-type="float">
            <text:p>1.2073</text:p>
          </table:table-cell>
          <table:table-cell office:value-type="float" office:value="0.5764" calcext:value-type="float">
            <text:p>0.5764</text:p>
          </table:table-cell>
          <table:table-cell office:value-type="float" office:value="63.31" calcext:value-type="float">
            <text:p>63.31</text:p>
          </table:table-cell>
          <table:table-cell office:value-type="float" office:value="42.39" calcext:value-type="float">
            <text:p>42.39</text:p>
          </table:table-cell>
          <table:table-cell office:value-type="float" office:value="93.02" calcext:value-type="float">
            <text:p>93.02</text:p>
          </table:table-cell>
          <table:table-cell office:value-type="float" office:value="6.2" calcext:value-type="float">
            <text:p>6.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Bx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.5</text:p>
          </table:table-cell>
          <table:table-cell office:value-type="float" office:value="14.2" calcext:value-type="float">
            <text:p>14.2</text:p>
          </table:table-cell>
          <table:table-cell office:value-type="float" office:value="3983.1" calcext:value-type="float">
            <text:p>3983.1</text:p>
          </table:table-cell>
          <table:table-cell office:value-type="float" office:value="3.9831" calcext:value-type="float">
            <text:p>3.9831</text:p>
          </table:table-cell>
          <table:table-cell office:value-type="float" office:value="3.3253" calcext:value-type="float">
            <text:p>3.3253</text:p>
          </table:table-cell>
          <table:table-cell office:value-type="float" office:value="0.8349" calcext:value-type="float">
            <text:p>0.8349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4.9" calcext:value-type="float">
            <text:p>14.9</text:p>
          </table:table-cell>
          <table:table-cell office:value-type="float" office:value="207.1" calcext:value-type="float">
            <text:p>207.1</text:p>
          </table:table-cell>
          <table:table-cell office:value-type="float" office:value="13.1" calcext:value-type="float">
            <text:p>13.1</text:p>
          </table:table-cell>
          <table:table-cell office:value-type="float" office:value="2713.141" calcext:value-type="float">
            <text:p>2713.141</text:p>
          </table:table-cell>
          <table:table-cell office:value-type="float" office:value="2.7131" calcext:value-type="float">
            <text:p>2.7131</text:p>
          </table:table-cell>
          <table:table-cell office:value-type="float" office:value="1.509" calcext:value-type="float">
            <text:p>1.509</text:p>
          </table:table-cell>
          <table:table-cell office:value-type="float" office:value="0.5562" calcext:value-type="float">
            <text:p>0.5562</text:p>
          </table:table-cell>
          <table:table-cell office:value-type="float" office:value="68.12" calcext:value-type="float">
            <text:p>68.12</text:p>
          </table:table-cell>
          <table:table-cell office:value-type="float" office:value="45.38" calcext:value-type="float">
            <text:p>45.38</text:p>
          </table:table-cell>
          <table:table-cell office:value-type="float" office:value="94.12" calcext:value-type="float">
            <text:p>94.12</text:p>
          </table:table-cell>
          <table:table-cell office:value-type="float" office:value="4.71" calcext:value-type="float">
            <text:p>4.71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.2" calcext:value-type="float">
            <text:p>14.2</text:p>
          </table:table-cell>
          <table:table-cell office:value-type="float" office:value="4103.8" calcext:value-type="float">
            <text:p>4103.8</text:p>
          </table:table-cell>
          <table:table-cell office:value-type="float" office:value="4.1038" calcext:value-type="float">
            <text:p>4.1038</text:p>
          </table:table-cell>
          <table:table-cell office:value-type="float" office:value="3.2748" calcext:value-type="float">
            <text:p>3.2748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9" calcext:value-type="float">
            <text:p>14.9</text:p>
          </table:table-cell>
          <table:table-cell office:value-type="float" office:value="198" calcext:value-type="float">
            <text:p>198</text:p>
          </table:table-cell>
          <table:table-cell office:value-type="float" office:value="13.2" calcext:value-type="float">
            <text:p>13.2</text:p>
          </table:table-cell>
          <table:table-cell office:value-type="float" office:value="2950.2" calcext:value-type="float">
            <text:p>2950.2</text:p>
          </table:table-cell>
          <table:table-cell office:value-type="float" office:value="2.9502" calcext:value-type="float">
            <text:p>2.9502</text:p>
          </table:table-cell>
          <table:table-cell office:value-type="float" office:value="1.5238" calcext:value-type="float">
            <text:p>1.5238</text:p>
          </table:table-cell>
          <table:table-cell office:value-type="float" office:value="0.5165" calcext:value-type="float">
            <text:p>0.5165</text:p>
          </table:table-cell>
          <table:table-cell office:value-type="float" office:value="71.89" calcext:value-type="float">
            <text:p>71.89</text:p>
          </table:table-cell>
          <table:table-cell office:value-type="float" office:value="46.53" calcext:value-type="float">
            <text:p>46.53</text:p>
          </table:table-cell>
          <table:table-cell office:value-type="float" office:value="84.51" calcext:value-type="float">
            <text:p>84.51</text:p>
          </table:table-cell>
          <table:table-cell office:value-type="float" office:value="7.04" calcext:value-type="float">
            <text:p>7.04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1Bx</text:p>
          </table:table-cell>
          <table:table-cell office:value-type="float" office:value="19.7" calcext:value-type="float">
            <text:p>19.7</text:p>
          </table:table-cell>
          <table:table-cell office:value-type="float" office:value="14.5" calcext:value-type="float">
            <text:p>14.5</text:p>
          </table:table-cell>
          <table:table-cell office:value-type="float" office:value="24.3" calcext:value-type="float">
            <text:p>24.3</text:p>
          </table:table-cell>
          <table:table-cell office:value-type="float" office:value="6941.3" calcext:value-type="float">
            <text:p>6941.3</text:p>
          </table:table-cell>
          <table:table-cell office:value-type="float" office:value="6.9413" calcext:value-type="float">
            <text:p>6.9413</text:p>
          </table:table-cell>
          <table:table-cell office:value-type="float" office:value="5.3891" calcext:value-type="float">
            <text:p>5.3891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191" calcext:value-type="float">
            <text:p>0.7191</text:p>
          </table:table-cell>
          <table:table-cell office:value-type="float" office:value="15.9" calcext:value-type="float">
            <text:p>15.9</text:p>
          </table:table-cell>
          <table:table-cell office:value-type="float" office:value="17" calcext:value-type="float">
            <text:p>17</text:p>
          </table:table-cell>
          <table:table-cell office:value-type="float" office:value="270.3" calcext:value-type="float">
            <text:p>270.3</text:p>
          </table:table-cell>
          <table:table-cell office:value-type="float" office:value="22.3" calcext:value-type="float">
            <text:p>22.3</text:p>
          </table:table-cell>
          <table:table-cell office:value-type="float" office:value="6027.69" calcext:value-type="float">
            <text:p>6027.69</text:p>
          </table:table-cell>
          <table:table-cell office:value-type="float" office:value="6.0277" calcext:value-type="float">
            <text:p>6.0277</text:p>
          </table:table-cell>
          <table:table-cell office:value-type="float" office:value="2.2654" calcext:value-type="float">
            <text:p>2.2654</text:p>
          </table:table-cell>
          <table:table-cell office:value-type="float" office:value="0.3758" calcext:value-type="float">
            <text:p>0.3758</text:p>
          </table:table-cell>
          <table:table-cell office:value-type="float" office:value="86.84" calcext:value-type="float">
            <text:p>86.84</text:p>
          </table:table-cell>
          <table:table-cell office:value-type="float" office:value="42.04" calcext:value-type="float">
            <text:p>42.04</text:p>
          </table:table-cell>
          <table:table-cell office:value-type="float" office:value="87.72" calcext:value-type="float">
            <text:p>87.72</text:p>
          </table:table-cell>
          <table:table-cell table:number-columns-repeated="2" office:value-type="float" office:value="6.14" calcext:value-type="float">
            <text:p>6.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9.7" calcext:value-type="float">
            <text:p>19.7</text:p>
          </table:table-cell>
          <table:table-cell office:value-type="float" office:value="12.9" calcext:value-type="float">
            <text:p>12.9</text:p>
          </table:table-cell>
          <table:table-cell office:value-type="float" office:value="24.3" calcext:value-type="float">
            <text:p>24.3</text:p>
          </table:table-cell>
          <table:table-cell office:value-type="float" office:value="6175.4" calcext:value-type="float">
            <text:p>6175.4</text:p>
          </table:table-cell>
          <table:table-cell office:value-type="float" office:value="6.1754" calcext:value-type="float">
            <text:p>6.1754</text:p>
          </table:table-cell>
          <table:table-cell office:value-type="float" office:value="4.8455" calcext:value-type="float">
            <text:p>4.8455</text:p>
          </table:table-cell>
          <table:table-cell office:value-type="float" office:value="0.7847" calcext:value-type="float">
            <text:p>0.7847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1.5" calcext:value-type="float">
            <text:p>11.5</text:p>
          </table:table-cell>
          <table:table-cell office:value-type="float" office:value="361.3" calcext:value-type="float">
            <text:p>361.3</text:p>
          </table:table-cell>
          <table:table-cell office:value-type="float" office:value="22.3" calcext:value-type="float">
            <text:p>22.3</text:p>
          </table:table-cell>
          <table:table-cell office:value-type="float" office:value="4154.49" calcext:value-type="float">
            <text:p>4154.49</text:p>
          </table:table-cell>
          <table:table-cell office:value-type="float" office:value="4.1545" calcext:value-type="float">
            <text:p>4.1545</text:p>
          </table:table-cell>
          <table:table-cell office:value-type="float" office:value="1.9535" calcext:value-type="float">
            <text:p>1.9535</text:p>
          </table:table-cell>
          <table:table-cell office:value-type="float" office:value="0.4702" calcext:value-type="float">
            <text:p>0.4702</text:p>
          </table:table-cell>
          <table:table-cell office:value-type="float" office:value="67.28" calcext:value-type="float">
            <text:p>67.28</text:p>
          </table:table-cell>
          <table:table-cell office:value-type="float" office:value="40.32" calcext:value-type="float">
            <text:p>40.32</text:p>
          </table:table-cell>
          <table:table-cell office:value-type="float" office:value="78.65" calcext:value-type="float">
            <text:p>78.65</text:p>
          </table:table-cell>
          <table:table-cell office:value-type="float" office:value="11.24" calcext:value-type="float">
            <text:p>11.24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2Bx</text:p>
          </table:table-cell>
          <table:table-cell office:value-type="float" office:value="22.3" calcext:value-type="float">
            <text:p>22.3</text:p>
          </table:table-cell>
          <table:table-cell office:value-type="float" office:value="12.2" calcext:value-type="float">
            <text:p>12.2</text:p>
          </table:table-cell>
          <table:table-cell office:value-type="float" office:value="20.1" calcext:value-type="float">
            <text:p>20.1</text:p>
          </table:table-cell>
          <table:table-cell office:value-type="float" office:value="5468.4" calcext:value-type="float">
            <text:p>5468.4</text:p>
          </table:table-cell>
          <table:table-cell office:value-type="float" office:value="5.4684" calcext:value-type="float">
            <text:p>5.4684</text:p>
          </table:table-cell>
          <table:table-cell office:value-type="float" office:value="4.3042" calcext:value-type="float">
            <text:p>4.3042</text:p>
          </table:table-cell>
          <table:table-cell office:value-type="float" office:value="0.7871" calcext:value-type="float">
            <text:p>0.7871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9.8" calcext:value-type="float">
            <text:p>9.8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3705.38" calcext:value-type="float">
            <text:p>3705.38</text:p>
          </table:table-cell>
          <table:table-cell office:value-type="float" office:value="3.7054" calcext:value-type="float">
            <text:p>3.7054</text:p>
          </table:table-cell>
          <table:table-cell office:value-type="float" office:value="2.0258" calcext:value-type="float">
            <text:p>2.0258</text:p>
          </table:table-cell>
          <table:table-cell office:value-type="float" office:value="0.5467" calcext:value-type="float">
            <text:p>0.5467</text:p>
          </table:table-cell>
          <table:table-cell office:value-type="float" office:value="67.76" calcext:value-type="float">
            <text:p>67.76</text:p>
          </table:table-cell>
          <table:table-cell office:value-type="float" office:value="47.07" calcext:value-type="float">
            <text:p>47.07</text:p>
          </table:table-cell>
          <table:table-cell office:value-type="float" office:value="86.96" calcext:value-type="float">
            <text:p>86.96</text:p>
          </table:table-cell>
          <table:table-cell office:value-type="float" office:value="7.25" calcext:value-type="float">
            <text:p>7.2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22.3" calcext:value-type="float">
            <text:p>22.3</text:p>
          </table:table-cell>
          <table:table-cell office:value-type="float" office:value="13.1" calcext:value-type="float">
            <text:p>13.1</text:p>
          </table:table-cell>
          <table:table-cell office:value-type="float" office:value="20.1" calcext:value-type="float">
            <text:p>20.1</text:p>
          </table:table-cell>
          <table:table-cell office:value-type="float" office:value="5871.8" calcext:value-type="float">
            <text:p>5871.8</text:p>
          </table:table-cell>
          <table:table-cell office:value-type="float" office:value="5.8718" calcext:value-type="float">
            <text:p>5.8718</text:p>
          </table:table-cell>
          <table:table-cell office:value-type="float" office:value="3.1026" calcext:value-type="float">
            <text:p>3.1026</text:p>
          </table:table-cell>
          <table:table-cell office:value-type="float" office:value="0.5284" calcext:value-type="float">
            <text:p>0.5284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7.1" calcext:value-type="float">
            <text:p>7.1</text:p>
          </table:table-cell>
          <table:table-cell office:value-type="float" office:value="345.8" calcext:value-type="float">
            <text:p>345.8</text:p>
          </table:table-cell>
          <table:table-cell office:value-type="float" office:value="19" calcext:value-type="float">
            <text:p>19</text:p>
          </table:table-cell>
          <table:table-cell office:value-type="float" office:value="2455.18" calcext:value-type="float">
            <text:p>2455.18</text:p>
          </table:table-cell>
          <table:table-cell office:value-type="float" office:value="2.4552" calcext:value-type="float">
            <text:p>2.4552</text:p>
          </table:table-cell>
          <table:table-cell office:value-type="float" office:value="1.4539" calcext:value-type="float">
            <text:p>1.4539</text:p>
          </table:table-cell>
          <table:table-cell office:value-type="float" office:value="0.5922" calcext:value-type="float">
            <text:p>0.5922</text:p>
          </table:table-cell>
          <table:table-cell office:value-type="float" office:value="41.81" calcext:value-type="float">
            <text:p>41.81</text:p>
          </table:table-cell>
          <table:table-cell office:value-type="float" office:value="46.86" calcext:value-type="float">
            <text:p>46.86</text:p>
          </table:table-cell>
          <table:table-cell office:value-type="float" office:value="85.11" calcext:value-type="float">
            <text:p>85.11</text:p>
          </table:table-cell>
          <table:table-cell office:value-type="float" office:value="8.51" calcext:value-type="float">
            <text:p>8.51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AZ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Bx</text:p>
          </table:table-cell>
          <table:table-cell office:value-type="float" office:value="20.3" calcext:value-type="float">
            <text:p>20.3</text:p>
          </table:table-cell>
          <table:table-cell office:value-type="float" office:value="19.3" calcext:value-type="float">
            <text:p>19.3</text:p>
          </table:table-cell>
          <table:table-cell office:value-type="float" office:value="10.5" calcext:value-type="float">
            <text:p>10.5</text:p>
          </table:table-cell>
          <table:table-cell office:value-type="float" office:value="4113.8" calcext:value-type="float">
            <text:p>4113.8</text:p>
          </table:table-cell>
          <table:table-cell office:value-type="float" office:value="4.1138" calcext:value-type="float">
            <text:p>4.1138</text:p>
          </table:table-cell>
          <table:table-cell office:value-type="float" office:value="2.9029" calcext:value-type="float">
            <text:p>2.90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7353" calcext:value-type="float">
            <text:p>0.7353</text:p>
          </table:table-cell>
          <table:table-cell office:value-type="float" office:value="17.6" calcext:value-type="float">
            <text:p>17.6</text:p>
          </table:table-cell>
          <table:table-cell office:value-type="float" office:value="16.4" calcext:value-type="float">
            <text:p>16.4</text:p>
          </table:table-cell>
          <table:table-cell office:value-type="float" office:value="288.6" calcext:value-type="float">
            <text:p>288.6</text:p>
          </table:table-cell>
          <table:table-cell office:value-type="float" office:value="10.5" calcext:value-type="float">
            <text:p>10.5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3.0307" calcext:value-type="float">
            <text:p>3.0307</text:p>
          </table:table-cell>
          <table:table-cell office:value-type="float" office:value="1.6278" calcext:value-type="float">
            <text:p>1.6278</text:p>
          </table:table-cell>
          <table:table-cell office:value-type="float" office:value="0.5371" calcext:value-type="float">
            <text:p>0.5371</text:p>
          </table:table-cell>
          <table:table-cell office:value-type="float" office:value="73.67" calcext:value-type="float">
            <text:p>73.67</text:p>
          </table:table-cell>
          <table:table-cell office:value-type="float" office:value="56.07" calcext:value-type="float">
            <text:p>56.07</text:p>
          </table:table-cell>
          <table:table-cell office:value-type="float" office:value="89.74" calcext:value-type="float">
            <text:p>89.74</text:p>
          </table:table-cell>
          <table:table-cell office:value-type="float" office:value="6.41" calcext:value-type="float">
            <text:p>6.4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20.3" calcext:value-type="float">
            <text:p>20.3</text:p>
          </table:table-cell>
          <table:table-cell office:value-type="float" office:value="19.3" calcext:value-type="float">
            <text:p>19.3</text:p>
          </table:table-cell>
          <table:table-cell office:value-type="float" office:value="11.9" calcext:value-type="float">
            <text:p>11.9</text:p>
          </table:table-cell>
          <table:table-cell office:value-type="float" office:value="4662.3" calcext:value-type="float">
            <text:p>4662.3</text:p>
          </table:table-cell>
          <table:table-cell office:value-type="float" office:value="4.6623" calcext:value-type="float">
            <text:p>4.6623</text:p>
          </table:table-cell>
          <table:table-cell office:value-type="float" office:value="3.5018" calcext:value-type="float">
            <text:p>3.5018</text:p>
          </table:table-cell>
          <table:table-cell office:value-type="float" office:value="0.7511" calcext:value-type="float">
            <text:p>0.75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1.5" calcext:value-type="float">
            <text:p>151.5</text:p>
          </table:table-cell>
          <table:table-cell office:value-type="float" office:value="10.1" calcext:value-type="float">
            <text:p>10.1</text:p>
          </table:table-cell>
          <table:table-cell office:value-type="float" office:value="1969.5" calcext:value-type="float">
            <text:p>1969.5</text:p>
          </table:table-cell>
          <table:table-cell office:value-type="float" office:value="1.9695" calcext:value-type="float">
            <text:p>1.9695</text:p>
          </table:table-cell>
          <table:table-cell office:value-type="float" office:value="1.8811" calcext:value-type="float">
            <text:p>1.8811</text:p>
          </table:table-cell>
          <table:table-cell office:value-type="float" office:value="0.9551" calcext:value-type="float">
            <text:p>0.9551</text:p>
          </table:table-cell>
          <table:table-cell office:value-type="float" office:value="42.24" calcext:value-type="float">
            <text:p>42.24</text:p>
          </table:table-cell>
          <table:table-cell office:value-type="float" office:value="53.72" calcext:value-type="float">
            <text:p>53.72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AZ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2Bx</text:p>
          </table:table-cell>
          <table:table-cell office:value-type="float" office:value="22.7" calcext:value-type="float">
            <text:p>22.7</text:p>
          </table:table-cell>
          <table:table-cell office:value-type="float" office:value="9.9" calcext:value-type="float">
            <text:p>9.9</text:p>
          </table:table-cell>
          <table:table-cell office:value-type="float" office:value="15.8" calcext:value-type="float">
            <text:p>15.8</text:p>
          </table:table-cell>
          <table:table-cell office:value-type="float" office:value="3550.7" calcext:value-type="float">
            <text:p>3550.7</text:p>
          </table:table-cell>
          <table:table-cell office:value-type="float" office:value="3.5507" calcext:value-type="float">
            <text:p>3.5507</text:p>
          </table:table-cell>
          <table:table-cell office:value-type="float" office:value="2.8824" calcext:value-type="float">
            <text:p>2.8824</text:p>
          </table:table-cell>
          <table:table-cell office:value-type="float" office:value="0.8118" calcext:value-type="float">
            <text:p>0.81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office:value-type="float" office:value="14.9" calcext:value-type="float">
            <text:p>14.9</text:p>
          </table:table-cell>
          <table:table-cell office:value-type="float" office:value="2547.9" calcext:value-type="float">
            <text:p>2547.9</text:p>
          </table:table-cell>
          <table:table-cell office:value-type="float" office:value="2.5479" calcext:value-type="float">
            <text:p>2.5479</text:p>
          </table:table-cell>
          <table:table-cell office:value-type="float" office:value="1.268" calcext:value-type="float">
            <text:p>1.268</text:p>
          </table:table-cell>
          <table:table-cell office:value-type="float" office:value="0.4977" calcext:value-type="float">
            <text:p>0.4977</text:p>
          </table:table-cell>
          <table:table-cell office:value-type="float" office:value="71.76" calcext:value-type="float">
            <text:p>71.76</text:p>
          </table:table-cell>
          <table:table-cell office:value-type="float" office:value="43.99" calcext:value-type="float">
            <text:p>43.99</text:p>
          </table:table-cell>
          <table:table-cell office:value-type="float" office:value="88.24" calcext:value-type="float">
            <text:p>88.24</text:p>
          </table:table-cell>
          <table:table-cell table:number-columns-repeated="2" office:value-type="float" office:value="5.88" calcext:value-type="float">
            <text:p>5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22.7" calcext:value-type="float">
            <text:p>22.7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office:value-type="float" office:value="4303.9" calcext:value-type="float">
            <text:p>4303.9</text:p>
          </table:table-cell>
          <table:table-cell office:value-type="float" office:value="4.3039" calcext:value-type="float">
            <text:p>4.3039</text:p>
          </table:table-cell>
          <table:table-cell office:value-type="float" office:value="2.8959" calcext:value-type="float">
            <text:p>2.8959</text:p>
          </table:table-cell>
          <table:table-cell office:value-type="float" office:value="0.6729" calcext:value-type="float">
            <text:p>0.67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3.1" calcext:value-type="float">
            <text:p>283.1</text:p>
          </table:table-cell>
          <table:table-cell office:value-type="float" office:value="14.9" calcext:value-type="float">
            <text:p>14.9</text:p>
          </table:table-cell>
          <table:table-cell office:value-type="float" office:value="2264.8" calcext:value-type="float">
            <text:p>2264.8</text:p>
          </table:table-cell>
          <table:table-cell office:value-type="float" office:value="2.2648" calcext:value-type="float">
            <text:p>2.2648</text:p>
          </table:table-cell>
          <table:table-cell office:value-type="float" office:value="1.2717" calcext:value-type="float">
            <text:p>1.2717</text:p>
          </table:table-cell>
          <table:table-cell office:value-type="float" office:value="0.5615" calcext:value-type="float">
            <text:p>0.5615</text:p>
          </table:table-cell>
          <table:table-cell office:value-type="float" office:value="52.62" calcext:value-type="float">
            <text:p>52.62</text:p>
          </table:table-cell>
          <table:table-cell office:value-type="float" office:value="43.91" calcext:value-type="float">
            <text:p>43.91</text:p>
          </table:table-cell>
          <table:table-cell office:value-type="float" office:value="63.49" calcext:value-type="float">
            <text:p>63.49</text:p>
          </table:table-cell>
          <table:table-cell office:value-type="float" office:value="12.7" calcext:value-type="float">
            <text:p>12.7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1Bx</text:p>
          </table:table-cell>
          <table:table-cell office:value-type="float" office:value="20.6" calcext:value-type="float">
            <text:p>20.6</text:p>
          </table:table-cell>
          <table:table-cell office:value-type="float" office:value="18" calcext:value-type="float">
            <text:p>18</text:p>
          </table:table-cell>
          <table:table-cell office:value-type="float" office:value="11.6" calcext:value-type="float">
            <text:p>11.6</text:p>
          </table:table-cell>
          <table:table-cell office:value-type="float" office:value="4301.3" calcext:value-type="float">
            <text:p>4301.3</text:p>
          </table:table-cell>
          <table:table-cell office:value-type="float" office:value="3.9403" calcext:value-type="float">
            <text:p>3.9403</text:p>
          </table:table-cell>
          <table:table-cell office:value-type="float" office:value="1.4369" calcext:value-type="float">
            <text:p>1.4369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892" calcext:value-type="float">
            <text:p>0.3892</text:p>
          </table:table-cell>
          <table:table-cell office:value-type="float" office:value="18" calcext:value-type="float">
            <text:p>18</text:p>
          </table:table-cell>
          <table:table-cell office:value-type="float" office:value="16.1" calcext:value-type="float">
            <text:p>16.1</text:p>
          </table:table-cell>
          <table:table-cell office:value-type="float" office:value="289.8" calcext:value-type="float">
            <text:p>289.8</text:p>
          </table:table-cell>
          <table:table-cell office:value-type="float" office:value="11" calcext:value-type="float">
            <text:p>11</text:p>
          </table:table-cell>
          <table:table-cell office:value-type="float" office:value="3187.8" calcext:value-type="float">
            <text:p>3187.8</text:p>
          </table:table-cell>
          <table:table-cell office:value-type="float" office:value="3.1878" calcext:value-type="float">
            <text:p>3.1878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2363" calcext:value-type="float">
            <text:p>0.2363</text:p>
          </table:table-cell>
          <table:table-cell office:value-type="float" office:value="80.9" calcext:value-type="float">
            <text:p>80.9</text:p>
          </table:table-cell>
          <table:table-cell office:value-type="float" office:value="52.42" calcext:value-type="float">
            <text:p>52.42</text:p>
          </table:table-cell>
          <table:table-cell office:value-type="float" office:value="98.59" calcext:value-type="float">
            <text:p>98.59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20.6" calcext:value-type="float">
            <text:p>20.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708" calcext:value-type="float">
            <text:p>3708</text:p>
          </table:table-cell>
          <table:table-cell office:value-type="float" office:value="3.3968" calcext:value-type="float">
            <text:p>3.3968</text:p>
          </table:table-cell>
          <table:table-cell office:value-type="float" office:value="1.1772" calcext:value-type="float">
            <text:p>1.1772</text:p>
          </table:table-cell>
          <table:table-cell office:value-type="float" office:value="0.3466" calcext:value-type="float">
            <text:p>0.3466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16" calcext:value-type="float">
            <text:p>16</text:p>
          </table:table-cell>
          <table:table-cell office:value-type="float" office:value="199.1" calcext:value-type="float">
            <text:p>199.1</text:p>
          </table:table-cell>
          <table:table-cell office:value-type="float" office:value="11" calcext:value-type="float">
            <text:p>11</text:p>
          </table:table-cell>
          <table:table-cell office:value-type="float" office:value="3185.6" calcext:value-type="float">
            <text:p>3185.6</text:p>
          </table:table-cell>
          <table:table-cell office:value-type="float" office:value="3.1856" calcext:value-type="float">
            <text:p>3.1856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2019" calcext:value-type="float">
            <text:p>0.2019</text:p>
          </table:table-cell>
          <table:table-cell office:value-type="float" office:value="93.78" calcext:value-type="float">
            <text:p>93.78</text:p>
          </table:table-cell>
          <table:table-cell office:value-type="float" office:value="54.64" calcext:value-type="float">
            <text:p>54.64</text:p>
          </table:table-cell>
          <table:table-cell office:value-type="float" office:value="97.56" calcext:value-type="float">
            <text:p>97.56</text:p>
          </table:table-cell>
          <table:table-cell table:number-columns-repeated="2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Bx</text:p>
          </table:table-cell>
          <table:table-cell office:value-type="float" office:value="23.4" calcext:value-type="float">
            <text:p>23.4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.4</text:p>
          </table:table-cell>
          <table:table-cell office:value-type="float" office:value="7160.4" calcext:value-type="float">
            <text:p>7160.4</text:p>
          </table:table-cell>
          <table:table-cell office:value-type="float" office:value="6.3437" calcext:value-type="float">
            <text:p>6.3437</text:p>
          </table:table-cell>
          <table:table-cell office:value-type="float" office:value="2.5905" calcext:value-type="float">
            <text:p>2.5905</text:p>
          </table:table-cell>
          <table:table-cell office:value-type="float" office:value="0.4084" calcext:value-type="float">
            <text:p>0.4084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2.9" calcext:value-type="float">
            <text:p>12.9</text:p>
          </table:table-cell>
          <table:table-cell office:value-type="float" office:value="251.6" calcext:value-type="float">
            <text:p>251.6</text:p>
          </table:table-cell>
          <table:table-cell office:value-type="float" office:value="18.9" calcext:value-type="float">
            <text:p>18.9</text:p>
          </table:table-cell>
          <table:table-cell office:value-type="float" office:value="4754.295" calcext:value-type="float">
            <text:p>4754.295</text:p>
          </table:table-cell>
          <table:table-cell office:value-type="float" office:value="4.7543" calcext:value-type="float">
            <text:p>4.7543</text:p>
          </table:table-cell>
          <table:table-cell office:value-type="float" office:value="1.1152" calcext:value-type="float">
            <text:p>1.11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74.95" calcext:value-type="float">
            <text:p>74.95</text:p>
          </table:table-cell>
          <table:table-cell office:value-type="float" office:value="43.05" calcext:value-type="float">
            <text:p>43.05</text:p>
          </table:table-cell>
          <table:table-cell office:value-type="float" office:value="90.91" calcext:value-type="float">
            <text:p>90.91</text:p>
          </table:table-cell>
          <table:table-cell office:value-type="float" office:value="5.45" calcext:value-type="float">
            <text:p>5.45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23.4" calcext:value-type="float">
            <text:p>23.4</text:p>
          </table:table-cell>
          <table:table-cell office:value-type="float" office:value="13.9" calcext:value-type="float">
            <text:p>13.9</text:p>
          </table:table-cell>
          <table:table-cell office:value-type="float" office:value="20.4" calcext:value-type="float">
            <text:p>20.4</text:p>
          </table:table-cell>
          <table:table-cell office:value-type="float" office:value="6635.3" calcext:value-type="float">
            <text:p>6635.3</text:p>
          </table:table-cell>
          <table:table-cell office:value-type="float" office:value="5.8186" calcext:value-type="float">
            <text:p>5.8186</text:p>
          </table:table-cell>
          <table:table-cell office:value-type="float" office:value="2.5442" calcext:value-type="float">
            <text:p>2.5442</text:p>
          </table:table-cell>
          <table:table-cell office:value-type="float" office:value="0.4373" calcext:value-type="float">
            <text:p>0.43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.1" calcext:value-type="float">
            <text:p>12.1</text:p>
          </table:table-cell>
          <table:table-cell office:value-type="float" office:value="351.5" calcext:value-type="float">
            <text:p>351.5</text:p>
          </table:table-cell>
          <table:table-cell office:value-type="float" office:value="18.5" calcext:value-type="float">
            <text:p>18.5</text:p>
          </table:table-cell>
          <table:table-cell office:value-type="float" office:value="4253.15" calcext:value-type="float">
            <text:p>4253.15</text:p>
          </table:table-cell>
          <table:table-cell office:value-type="float" office:value="4.2532" calcext:value-type="float">
            <text:p>4.2532</text:p>
          </table:table-cell>
          <table:table-cell office:value-type="float" office:value="1.0695" calcext:value-type="float">
            <text:p>1.0695</text:p>
          </table:table-cell>
          <table:table-cell office:value-type="float" office:value="0.2515" calcext:value-type="float">
            <text:p>0.2515</text:p>
          </table:table-cell>
          <table:table-cell office:value-type="float" office:value="73.1" calcext:value-type="float">
            <text:p>73.1</text:p>
          </table:table-cell>
          <table:table-cell office:value-type="float" office:value="42.04" calcext:value-type="float">
            <text:p>42.0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1Bx</text:p>
          </table:table-cell>
          <table:table-cell office:value-type="float" office:value="27.6" calcext:value-type="float">
            <text:p>27.6</text:p>
          </table:table-cell>
          <table:table-cell office:value-type="float" office:value="15" calcext:value-type="float">
            <text:p>15</text:p>
          </table:table-cell>
          <table:table-cell office:value-type="float" office:value="12.3" calcext:value-type="float">
            <text:p>12.3</text:p>
          </table:table-cell>
          <table:table-cell office:value-type="float" office:value="5092.2" calcext:value-type="float">
            <text:p>5092.2</text:p>
          </table:table-cell>
          <table:table-cell office:value-type="float" office:value="5.0922" calcext:value-type="float">
            <text:p>5.0922</text:p>
          </table:table-cell>
          <table:table-cell office:value-type="float" office:value="4.6713" calcext:value-type="float">
            <text:p>4.6713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8806" calcext:value-type="float">
            <text:p>0.8806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office:value-type="float" office:value="11.1" calcext:value-type="float">
            <text:p>11.1</text:p>
          </table:table-cell>
          <table:table-cell office:value-type="float" office:value="3651.9" calcext:value-type="float">
            <text:p>3651.9</text:p>
          </table:table-cell>
          <table:table-cell office:value-type="float" office:value="3.6519" calcext:value-type="float">
            <text:p>3.6519</text:p>
          </table:table-cell>
          <table:table-cell office:value-type="float" office:value="2.1193" calcext:value-type="float">
            <text:p>2.1193</text:p>
          </table:table-cell>
          <table:table-cell office:value-type="float" office:value="0.5803" calcext:value-type="float">
            <text:p>0.5803</text:p>
          </table:table-cell>
          <table:table-cell office:value-type="float" office:value="71.72" calcext:value-type="float">
            <text:p>71.72</text:p>
          </table:table-cell>
          <table:table-cell office:value-type="float" office:value="45.37" calcext:value-type="float">
            <text:p>45.37</text:p>
          </table:table-cell>
          <table:table-cell office:value-type="float" office:value="94.02" calcext:value-type="float">
            <text:p>94.02</text:p>
          </table:table-cell>
          <table:table-cell office:value-type="float" office:value="3.42" calcext:value-type="float">
            <text:p>3.4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27.6" calcext:value-type="float">
            <text:p>27.6</text:p>
          </table:table-cell>
          <table:table-cell office:value-type="float" office:value="16.9" calcext:value-type="float">
            <text:p>16.9</text:p>
          </table:table-cell>
          <table:table-cell office:value-type="float" office:value="12.3" calcext:value-type="float">
            <text:p>12.3</text:p>
          </table:table-cell>
          <table:table-cell office:value-type="float" office:value="5737.2" calcext:value-type="float">
            <text:p>5737.2</text:p>
          </table:table-cell>
          <table:table-cell office:value-type="float" office:value="5.7372" calcext:value-type="float">
            <text:p>5.7372</text:p>
          </table:table-cell>
          <table:table-cell office:value-type="float" office:value="5.0375" calcext:value-type="float">
            <text:p>5.0375</text:p>
          </table:table-cell>
          <table:table-cell office:value-type="float" office:value="0.878" calcext:value-type="float">
            <text:p>0.878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4.5" calcext:value-type="float">
            <text:p>14.5</text:p>
          </table:table-cell>
          <table:table-cell office:value-type="float" office:value="260.9" calcext:value-type="float">
            <text:p>260.9</text:p>
          </table:table-cell>
          <table:table-cell office:value-type="float" office:value="11.1" calcext:value-type="float">
            <text:p>11.1</text:p>
          </table:table-cell>
          <table:table-cell office:value-type="float" office:value="3782.325" calcext:value-type="float">
            <text:p>3782.325</text:p>
          </table:table-cell>
          <table:table-cell office:value-type="float" office:value="3.7823" calcext:value-type="float">
            <text:p>3.7823</text:p>
          </table:table-cell>
          <table:table-cell office:value-type="float" office:value="2.3707" calcext:value-type="float">
            <text:p>2.3707</text:p>
          </table:table-cell>
          <table:table-cell office:value-type="float" office:value="0.6268" calcext:value-type="float">
            <text:p>0.6268</text:p>
          </table:table-cell>
          <table:table-cell office:value-type="float" office:value="65.93" calcext:value-type="float">
            <text:p>65.93</text:p>
          </table:table-cell>
          <table:table-cell office:value-type="float" office:value="47.06" calcext:value-type="float">
            <text:p>47.06</text:p>
          </table:table-cell>
          <table:table-cell office:value-type="float" office:value="85.71" calcext:value-type="float">
            <text:p>85.71</text:p>
          </table:table-cell>
          <table:table-cell office:value-type="float" office:value="8.57" calcext:value-type="float">
            <text:p>8.57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2Bx</text:p>
          </table:table-cell>
          <table:table-cell office:value-type="float" office:value="24.2" calcext:value-type="float">
            <text:p>24.2</text:p>
          </table:table-cell>
          <table:table-cell office:value-type="float" office:value="18" calcext:value-type="float">
            <text:p>18</text:p>
          </table:table-cell>
          <table:table-cell office:value-type="float" office:value="13.7" calcext:value-type="float">
            <text:p>13.7</text:p>
          </table:table-cell>
          <table:table-cell office:value-type="float" office:value="5967.7" calcext:value-type="float">
            <text:p>5967.7</text:p>
          </table:table-cell>
          <table:table-cell office:value-type="float" office:value="5.9677" calcext:value-type="float">
            <text:p>5.9677</text:p>
          </table:table-cell>
          <table:table-cell office:value-type="float" office:value="5.1527" calcext:value-type="float">
            <text:p>5.1527</text:p>
          </table:table-cell>
          <table:table-cell office:value-type="float" office:value="0.8634" calcext:value-type="float">
            <text:p>0.8634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15.2" calcext:value-type="float">
            <text:p>15.2</text:p>
          </table:table-cell>
          <table:table-cell office:value-type="float" office:value="305.5" calcext:value-type="float">
            <text:p>305.5</text:p>
          </table:table-cell>
          <table:table-cell office:value-type="float" office:value="12.9" calcext:value-type="float">
            <text:p>12.9</text:p>
          </table:table-cell>
          <table:table-cell office:value-type="float" office:value="3941.208" calcext:value-type="float">
            <text:p>3941.208</text:p>
          </table:table-cell>
          <table:table-cell office:value-type="float" office:value="3.9412" calcext:value-type="float">
            <text:p>3.9412</text:p>
          </table:table-cell>
          <table:table-cell office:value-type="float" office:value="2.389" calcext:value-type="float">
            <text:p>2.389</text:p>
          </table:table-cell>
          <table:table-cell office:value-type="float" office:value="0.6062" calcext:value-type="float">
            <text:p>0.6062</text:p>
          </table:table-cell>
          <table:table-cell office:value-type="float" office:value="66.04" calcext:value-type="float">
            <text:p>66.04</text:p>
          </table:table-cell>
          <table:table-cell office:value-type="float" office:value="46.36" calcext:value-type="float">
            <text:p>46.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24.2" calcext:value-type="float">
            <text:p>24.2</text:p>
          </table:table-cell>
          <table:table-cell office:value-type="float" office:value="18.6" calcext:value-type="float">
            <text:p>18.6</text:p>
          </table:table-cell>
          <table:table-cell office:value-type="float" office:value="13.7" calcext:value-type="float">
            <text:p>13.7</text:p>
          </table:table-cell>
          <table:table-cell office:value-type="float" office:value="6166.6" calcext:value-type="float">
            <text:p>6166.6</text:p>
          </table:table-cell>
          <table:table-cell office:value-type="float" office:value="6.1666" calcext:value-type="float">
            <text:p>6.1666</text:p>
          </table:table-cell>
          <table:table-cell office:value-type="float" office:value="5.3254" calcext:value-type="float">
            <text:p>5.3254</text:p>
          </table:table-cell>
          <table:table-cell office:value-type="float" office:value="0.8636" calcext:value-type="float">
            <text:p>0.8636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15.3" calcext:value-type="float">
            <text:p>15.3</text:p>
          </table:table-cell>
          <table:table-cell office:value-type="float" office:value="266.5" calcext:value-type="float">
            <text:p>266.5</text:p>
          </table:table-cell>
          <table:table-cell office:value-type="float" office:value="13" calcext:value-type="float">
            <text:p>13</text:p>
          </table:table-cell>
          <table:table-cell office:value-type="float" office:value="4077.45" calcext:value-type="float">
            <text:p>4077.45</text:p>
          </table:table-cell>
          <table:table-cell office:value-type="float" office:value="4.0775" calcext:value-type="float">
            <text:p>4.0775</text:p>
          </table:table-cell>
          <table:table-cell office:value-type="float" office:value="2.4962" calcext:value-type="float">
            <text:p>2.4962</text:p>
          </table:table-cell>
          <table:table-cell office:value-type="float" office:value="0.6122" calcext:value-type="float">
            <text:p>0.6122</text:p>
          </table:table-cell>
          <table:table-cell office:value-type="float" office:value="66.12" calcext:value-type="float">
            <text:p>66.12</text:p>
          </table:table-cell>
          <table:table-cell office:value-type="float" office:value="46.87" calcext:value-type="float">
            <text:p>46.87</text:p>
          </table:table-cell>
          <table:table-cell office:value-type="float" office:value="91.95" calcext:value-type="float">
            <text:p>91.95</text:p>
          </table:table-cell>
          <table:table-cell office:value-type="float" office:value="4.6" calcext:value-type="float">
            <text:p>4.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1Bx</text:p>
          </table:table-cell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.1</text:p>
          </table:table-cell>
          <table:table-cell office:value-type="float" office:value="9.2" calcext:value-type="float">
            <text:p>9.2</text:p>
          </table:table-cell>
          <table:table-cell office:value-type="float" office:value="1669.8" calcext:value-type="float">
            <text:p>1669.8</text:p>
          </table:table-cell>
          <table:table-cell office:value-type="float" office:value="1.6698" calcext:value-type="float">
            <text:p>1.6698</text:p>
          </table:table-cell>
          <table:table-cell office:value-type="float" office:value="1.2989" calcext:value-type="float">
            <text:p>1.2989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7871" calcext:value-type="float">
            <text:p>0.7871</text:p>
          </table:table-cell>
          <table:table-cell office:value-type="float" office:value="12.5" calcext:value-type="float">
            <text:p>12.5</text:p>
          </table:table-cell>
          <table:table-cell office:value-type="float" office:value="11.2" calcext:value-type="float">
            <text:p>11.2</text:p>
          </table:table-cell>
          <table:table-cell office:value-type="float" office:value="140" calcext:value-type="float">
            <text:p>140</text:p>
          </table:table-cell>
          <table:table-cell office:value-type="float" office:value="9.2" calcext:value-type="float">
            <text:p>9.2</text:p>
          </table:table-cell>
          <table:table-cell office:value-type="float" office:value="1288" calcext:value-type="float">
            <text:p>1288</text:p>
          </table:table-cell>
          <table:table-cell office:value-type="float" office:value="1.288" calcext:value-type="float">
            <text:p>1.288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4878" calcext:value-type="float">
            <text:p>0.4878</text:p>
          </table:table-cell>
          <table:table-cell office:value-type="float" office:value="77.13" calcext:value-type="float">
            <text:p>77.13</text:p>
          </table:table-cell>
          <table:table-cell office:value-type="float" office:value="48.37" calcext:value-type="float">
            <text:p>48.37</text:p>
          </table:table-cell>
          <table:table-cell office:value-type="float" office:value="78.95" calcext:value-type="float">
            <text:p>78.95</text:p>
          </table:table-cell>
          <table:table-cell office:value-type="float" office:value="13.16" calcext:value-type="float">
            <text:p>13.16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float" office:value="9" calcext:value-type="float">
            <text:p>9</text:p>
          </table:table-cell>
          <table:table-cell office:value-type="float" office:value="1524.6" calcext:value-type="float">
            <text:p>1524.6</text:p>
          </table:table-cell>
          <table:table-cell office:value-type="float" office:value="1.5246" calcext:value-type="float">
            <text:p>1.5246</text:p>
          </table:table-cell>
          <table:table-cell office:value-type="float" office:value="1.2746" calcext:value-type="float">
            <text:p>1.2746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1.1" calcext:value-type="float">
            <text:p>11.1</text:p>
          </table:table-cell>
          <table:table-cell office:value-type="float" office:value="113.8" calcext:value-type="float">
            <text:p>113.8</text:p>
          </table:table-cell>
          <table:table-cell office:value-type="float" office:value="9.1" calcext:value-type="float">
            <text:p>9.1</text:p>
          </table:table-cell>
          <table:table-cell office:value-type="float" office:value="1262.625" calcext:value-type="float">
            <text:p>1262.625</text:p>
          </table:table-cell>
          <table:table-cell office:value-type="float" office:value="1.2626" calcext:value-type="float">
            <text:p>1.2626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4818" calcext:value-type="float">
            <text:p>0.4818</text:p>
          </table:table-cell>
          <table:table-cell office:value-type="float" office:value="82.82" calcext:value-type="float">
            <text:p>82.82</text:p>
          </table:table-cell>
          <table:table-cell office:value-type="float" office:value="47.72" calcext:value-type="float">
            <text:p>47.72</text:p>
          </table:table-cell>
          <table:table-cell office:value-type="float" office:value="90.91" calcext:value-type="float">
            <text:p>90.91</text:p>
          </table:table-cell>
          <table:table-cell office:value-type="float" office:value="6.82" calcext:value-type="float">
            <text:p>6.82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2Bx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1060.2" calcext:value-type="float">
            <text:p>1060.2</text:p>
          </table:table-cell>
          <table:table-cell office:value-type="float" office:value="1.0602" calcext:value-type="float">
            <text:p>1.0602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7361" calcext:value-type="float">
            <text:p>0.73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7.1" calcext:value-type="float">
            <text:p>7.1</text:p>
          </table:table-cell>
          <table:table-cell office:value-type="float" office:value="639" calcext:value-type="float">
            <text:p>639</text:p>
          </table:table-cell>
          <table:table-cell office:value-type="float" office:value="0.639" calcext:value-type="float">
            <text:p>0.639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5897" calcext:value-type="float">
            <text:p>0.5897</text:p>
          </table:table-cell>
          <table:table-cell office:value-type="float" office:value="60.27" calcext:value-type="float">
            <text:p>60.27</text:p>
          </table:table-cell>
          <table:table-cell office:value-type="float" office:value="48.28" calcext:value-type="float">
            <text:p>48.28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8.33" calcext:value-type="float">
            <text:p>8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07.8" calcext:value-type="float">
            <text:p>1207.8</text:p>
          </table:table-cell>
          <table:table-cell office:value-type="float" office:value="1.2078" calcext:value-type="float">
            <text:p>1.2078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7984" calcext:value-type="float">
            <text:p>0.79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8.9" calcext:value-type="float">
            <text:p>8.9</text:p>
          </table:table-cell>
          <table:table-cell office:value-type="float" office:value="801" calcext:value-type="float">
            <text:p>801</text:p>
          </table:table-cell>
          <table:table-cell office:value-type="float" office:value="0.801" calcext:value-type="float">
            <text:p>0.801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5903" calcext:value-type="float">
            <text:p>0.5903</text:p>
          </table:table-cell>
          <table:table-cell office:value-type="float" office:value="66.32" calcext:value-type="float">
            <text:p>66.32</text:p>
          </table:table-cell>
          <table:table-cell office:value-type="float" office:value="49.03" calcext:value-type="float">
            <text:p>49.03</text:p>
          </table:table-cell>
          <table:table-cell office:value-type="float" office:value="95.24" calcext:value-type="float">
            <text:p>95.24</text:p>
          </table:table-cell>
          <table:table-cell office:value-type="float" office:value="1.59" calcext:value-type="float">
            <text:p>1.59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FIC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1Bx</text:p>
          </table:table-cell>
          <table:table-cell office:value-type="float" office:value="18.4" calcext:value-type="float">
            <text:p>18.4</text:p>
          </table:table-cell>
          <table:table-cell office:value-type="float" office:value="8.9" calcext:value-type="float">
            <text:p>8.9</text:p>
          </table:table-cell>
          <table:table-cell office:value-type="float" office:value="13.5" calcext:value-type="float">
            <text:p>13.5</text:p>
          </table:table-cell>
          <table:table-cell office:value-type="float" office:value="2210.8" calcext:value-type="float">
            <text:p>2210.8</text:p>
          </table:table-cell>
          <table:table-cell office:value-type="float" office:value="2.2108" calcext:value-type="float">
            <text:p>2.2108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61" calcext:value-type="float">
            <text:p>0.356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440" calcext:value-type="float">
            <text:p>1440</text:p>
          </table:table-cell>
          <table:table-cell office:value-type="float" office:value="1.44" calcext:value-type="float">
            <text:p>1.44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2307" calcext:value-type="float">
            <text:p>0.2307</text:p>
          </table:table-cell>
          <table:table-cell office:value-type="float" office:value="65.14" calcext:value-type="float">
            <text:p>65.14</text:p>
          </table:table-cell>
          <table:table-cell office:value-type="float" office:value="42.21" calcext:value-type="float">
            <text:p>42.21</text:p>
          </table:table-cell>
          <table:table-cell office:value-type="float" office:value="85.11" calcext:value-type="float">
            <text:p>85.11</text:p>
          </table:table-cell>
          <table:table-cell office:value-type="float" office:value="8.51" calcext:value-type="float">
            <text:p>8.51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8.4" calcext:value-type="float">
            <text:p>18.4</text:p>
          </table:table-cell>
          <table:table-cell office:value-type="float" office:value="9.1" calcext:value-type="float">
            <text:p>9.1</text:p>
          </table:table-cell>
          <table:table-cell office:value-type="float" office:value="13.5" calcext:value-type="float">
            <text:p>13.5</text:p>
          </table:table-cell>
          <table:table-cell office:value-type="float" office:value="2260.4" calcext:value-type="float">
            <text:p>2260.4</text:p>
          </table:table-cell>
          <table:table-cell office:value-type="float" office:value="2.2604" calcext:value-type="float">
            <text:p>2.2604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3609" calcext:value-type="float">
            <text:p>0.36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1.5" calcext:value-type="float">
            <text:p>181.5</text:p>
          </table:table-cell>
          <table:table-cell office:value-type="float" office:value="12.1" calcext:value-type="float">
            <text:p>12.1</text:p>
          </table:table-cell>
          <table:table-cell office:value-type="float" office:value="1452" calcext:value-type="float">
            <text:p>1452</text:p>
          </table:table-cell>
          <table:table-cell office:value-type="float" office:value="1.452" calcext:value-type="float">
            <text:p>1.452</text:p>
          </table:table-cell>
          <table:table-cell office:value-type="float" office:value="0.33" calcext:value-type="float">
            <text:p>0.33</text:p>
          </table:table-cell>
          <table:table-cell office:value-type="float" office:value="0.2273" calcext:value-type="float">
            <text:p>0.2273</text:p>
          </table:table-cell>
          <table:table-cell office:value-type="float" office:value="64.24" calcext:value-type="float">
            <text:p>64.24</text:p>
          </table:table-cell>
          <table:table-cell office:value-type="float" office:value="40.45" calcext:value-type="float">
            <text:p>40.45</text:p>
          </table:table-cell>
          <table:table-cell office:value-type="float" office:value="66.67" calcext:value-type="float">
            <text:p>66.67</text:p>
          </table:table-cell>
          <table:table-cell office:value-type="float" office:value="20" calcext:value-type="float">
            <text:p>20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string" calcext:value-type="string">
            <text:p>FIC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2Bx</text:p>
          </table:table-cell>
          <table:table-cell office:value-type="float" office:value="19.5" calcext:value-type="float">
            <text:p>19.5</text:p>
          </table:table-cell>
          <table:table-cell office:value-type="float" office:value="9.8" calcext:value-type="float">
            <text:p>9.8</text:p>
          </table:table-cell>
          <table:table-cell office:value-type="float" office:value="21.4" calcext:value-type="float">
            <text:p>21.4</text:p>
          </table:table-cell>
          <table:table-cell office:value-type="float" office:value="4089.5" calcext:value-type="float">
            <text:p>4089.5</text:p>
          </table:table-cell>
          <table:table-cell office:value-type="float" office:value="4.0895" calcext:value-type="float">
            <text:p>4.0895</text:p>
          </table:table-cell>
          <table:table-cell office:value-type="float" office:value="1.5328" calcext:value-type="float">
            <text:p>1.5328</text:p>
          </table:table-cell>
          <table:table-cell office:value-type="float" office:value="0.3748" calcext:value-type="float">
            <text:p>0.3748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8.2" calcext:value-type="float">
            <text:p>8.2</text:p>
          </table:table-cell>
          <table:table-cell office:value-type="float" office:value="121.4" calcext:value-type="float">
            <text:p>121.4</text:p>
          </table:table-cell>
          <table:table-cell office:value-type="float" office:value="18.8" calcext:value-type="float">
            <text:p>18.8</text:p>
          </table:table-cell>
          <table:table-cell office:value-type="float" office:value="2281.568" calcext:value-type="float">
            <text:p>2281.568</text:p>
          </table:table-cell>
          <table:table-cell office:value-type="float" office:value="2.2816" calcext:value-type="float">
            <text:p>2.2816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235" calcext:value-type="float">
            <text:p>0.235</text:p>
          </table:table-cell>
          <table:table-cell office:value-type="float" office:value="55.79" calcext:value-type="float">
            <text:p>55.79</text:p>
          </table:table-cell>
          <table:table-cell office:value-type="float" office:value="34.98" calcext:value-type="float">
            <text:p>34.98</text:p>
          </table:table-cell>
          <table:table-cell office:value-type="float" office:value="94.34" calcext:value-type="float">
            <text:p>94.34</text:p>
          </table:table-cell>
          <table:table-cell office:value-type="float" office:value="3.77" calcext:value-type="float">
            <text:p>3.7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9.5" calcext:value-type="float">
            <text:p>19.5</text:p>
          </table:table-cell>
          <table:table-cell office:value-type="float" office:value="8.9" calcext:value-type="float">
            <text:p>8.9</text:p>
          </table:table-cell>
          <table:table-cell office:value-type="float" office:value="21.4" calcext:value-type="float">
            <text:p>21.4</text:p>
          </table:table-cell>
          <table:table-cell office:value-type="float" office:value="3714" calcext:value-type="float">
            <text:p>3714</text:p>
          </table:table-cell>
          <table:table-cell office:value-type="float" office:value="3.714" calcext:value-type="float">
            <text:p>3.714</text:p>
          </table:table-cell>
          <table:table-cell office:value-type="float" office:value="1.2351" calcext:value-type="float">
            <text:p>1.2351</text:p>
          </table:table-cell>
          <table:table-cell office:value-type="float" office:value="0.3326" calcext:value-type="float">
            <text:p>0.3326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8" calcext:value-type="float">
            <text:p>8</text:p>
          </table:table-cell>
          <table:table-cell office:value-type="float" office:value="315.9" calcext:value-type="float">
            <text:p>315.9</text:p>
          </table:table-cell>
          <table:table-cell office:value-type="float" office:value="19.5" calcext:value-type="float">
            <text:p>19.5</text:p>
          </table:table-cell>
          <table:table-cell office:value-type="float" office:value="2527.2" calcext:value-type="float">
            <text:p>2527.2</text:p>
          </table:table-cell>
          <table:table-cell office:value-type="float" office:value="2.5272" calcext:value-type="float">
            <text:p>2.5272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1997" calcext:value-type="float">
            <text:p>0.1997</text:p>
          </table:table-cell>
          <table:table-cell office:value-type="float" office:value="68.05" calcext:value-type="float">
            <text:p>68.05</text:p>
          </table:table-cell>
          <table:table-cell office:value-type="float" office:value="40.87" calcext:value-type="float">
            <text:p>40.87</text:p>
          </table:table-cell>
          <table:table-cell office:value-type="float" office:value="72.73" calcext:value-type="float">
            <text:p>72.73</text:p>
          </table:table-cell>
          <table:table-cell office:value-type="float" office:value="18.18" calcext:value-type="float">
            <text:p>18.18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x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11.5" calcext:value-type="float">
            <text:p>11.5</text:p>
          </table:table-cell>
          <table:table-cell office:value-type="float" office:value="3362.7" calcext:value-type="float">
            <text:p>3362.7</text:p>
          </table:table-cell>
          <table:table-cell office:value-type="float" office:value="3.3627" calcext:value-type="float">
            <text:p>3.3627</text:p>
          </table:table-cell>
          <table:table-cell office:value-type="float" office:value="1.082" calcext:value-type="float">
            <text:p>1.082</text:p>
          </table:table-cell>
          <table:table-cell office:value-type="float" office:value="0.3218" calcext:value-type="float">
            <text:p>0.3218</text:p>
          </table:table-cell>
          <table:table-cell office:value-type="float" office:value="0.3447" calcext:value-type="float">
            <text:p>0.3447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93.2" calcext:value-type="float">
            <text:p>193.2</text:p>
          </table:table-cell>
          <table:table-cell office:value-type="float" office:value="10.5" calcext:value-type="float">
            <text:p>10.5</text:p>
          </table:table-cell>
          <table:table-cell office:value-type="float" office:value="2028.705" calcext:value-type="float">
            <text:p>2028.705</text:p>
          </table:table-cell>
          <table:table-cell office:value-type="float" office:value="2.0287" calcext:value-type="float">
            <text:p>2.0287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2295" calcext:value-type="float">
            <text:p>0.2295</text:p>
          </table:table-cell>
          <table:table-cell office:value-type="float" office:value="60.33" calcext:value-type="float">
            <text:p>60.33</text:p>
          </table:table-cell>
          <table:table-cell office:value-type="float" office:value="43.02" calcext:value-type="float">
            <text:p>43.02</text:p>
          </table:table-cell>
          <table:table-cell office:value-type="float" office:value="97.56" calcext:value-type="float">
            <text:p>97.56</text:p>
          </table:table-cell>
          <table:table-cell office:value-type="float" office:value="0.81" calcext:value-type="float">
            <text:p>0.81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13.1" calcext:value-type="float">
            <text:p>13.1</text:p>
          </table:table-cell>
          <table:table-cell office:value-type="float" office:value="3830.6" calcext:value-type="float">
            <text:p>3830.6</text:p>
          </table:table-cell>
          <table:table-cell office:value-type="float" office:value="3.8306" calcext:value-type="float">
            <text:p>3.8306</text:p>
          </table:table-cell>
          <table:table-cell office:value-type="float" office:value="1.3032" calcext:value-type="float">
            <text:p>1.3032</text:p>
          </table:table-cell>
          <table:table-cell office:value-type="float" office:value="0.3402" calcext:value-type="float">
            <text:p>0.3402</text:p>
          </table:table-cell>
          <table:table-cell/>
          <table:table-cell table:number-columns-repeated="2" office:value-type="float" office:value="13.9" calcext:value-type="float">
            <text:p>13.9</text:p>
          </table:table-cell>
          <table:table-cell office:value-type="float" office:value="172.4" calcext:value-type="float">
            <text:p>172.4</text:p>
          </table:table-cell>
          <table:table-cell office:value-type="float" office:value="12.4" calcext:value-type="float">
            <text:p>12.4</text:p>
          </table:table-cell>
          <table:table-cell office:value-type="float" office:value="2395.804" calcext:value-type="float">
            <text:p>2395.804</text:p>
          </table:table-cell>
          <table:table-cell office:value-type="float" office:value="2.3958" calcext:value-type="float">
            <text:p>2.3958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2271" calcext:value-type="float">
            <text:p>0.2271</text:p>
          </table:table-cell>
          <table:table-cell office:value-type="float" office:value="62.54" calcext:value-type="float">
            <text:p>62.54</text:p>
          </table:table-cell>
          <table:table-cell office:value-type="float" office:value="41.75" calcext:value-type="float">
            <text:p>41.75</text:p>
          </table:table-cell>
          <table:table-cell office:value-type="float" office:value="98.36" calcext:value-type="float">
            <text:p>98.36</text:p>
          </table:table-cell>
          <table:table-cell table:number-columns-repeated="2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x</text:p>
          </table:table-cell>
          <table:table-cell office:value-type="float" office:value="21.4" calcext:value-type="float">
            <text:p>21.4</text:p>
          </table:table-cell>
          <table:table-cell office:value-type="float" office:value="20.8" calcext:value-type="float">
            <text:p>20.8</text:p>
          </table:table-cell>
          <table:table-cell office:value-type="float" office:value="11.8" calcext:value-type="float">
            <text:p>11.8</text:p>
          </table:table-cell>
          <table:table-cell office:value-type="float" office:value="5252.4" calcext:value-type="float">
            <text:p>5252.4</text:p>
          </table:table-cell>
          <table:table-cell office:value-type="float" office:value="5.2524" calcext:value-type="float">
            <text:p>5.2524</text:p>
          </table:table-cell>
          <table:table-cell office:value-type="float" office:value="1.9624" calcext:value-type="float">
            <text:p>1.9624</text:p>
          </table:table-cell>
          <table:table-cell office:value-type="float" office:value="0.3736" calcext:value-type="float">
            <text:p>0.3736</text:p>
          </table:table-cell>
          <table:table-cell/>
          <table:table-cell table:number-columns-repeated="2" office:value-type="float" office:value="16.1" calcext:value-type="float">
            <text:p>16.1</text:p>
          </table:table-cell>
          <table:table-cell office:value-type="float" office:value="259.2" calcext:value-type="float">
            <text:p>259.2</text:p>
          </table:table-cell>
          <table:table-cell office:value-type="float" office:value="10" calcext:value-type="float">
            <text:p>10</text:p>
          </table:table-cell>
          <table:table-cell office:value-type="float" office:value="2592.1" calcext:value-type="float">
            <text:p>2592.1</text:p>
          </table:table-cell>
          <table:table-cell office:value-type="float" office:value="2.5921" calcext:value-type="float">
            <text:p>2.5921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2156" calcext:value-type="float">
            <text:p>0.2156</text:p>
          </table:table-cell>
          <table:table-cell office:value-type="float" office:value="49.35" calcext:value-type="float">
            <text:p>49.35</text:p>
          </table:table-cell>
          <table:table-cell office:value-type="float" office:value="28.48" calcext:value-type="float">
            <text:p>28.48</text:p>
          </table:table-cell>
          <table:table-cell office:value-type="float" office:value="89.55" calcext:value-type="float">
            <text:p>89.55</text:p>
          </table:table-cell>
          <table:table-cell office:value-type="float" office:value="1.49" calcext:value-type="float">
            <text:p>1.49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21.4" calcext:value-type="float">
            <text:p>21.4</text:p>
          </table:table-cell>
          <table:table-cell office:value-type="float" office:value="20.8" calcext:value-type="float">
            <text:p>20.8</text:p>
          </table:table-cell>
          <table:table-cell office:value-type="float" office:value="10.5" calcext:value-type="float">
            <text:p>10.5</text:p>
          </table:table-cell>
          <table:table-cell office:value-type="float" office:value="4673.8" calcext:value-type="float">
            <text:p>4673.8</text:p>
          </table:table-cell>
          <table:table-cell office:value-type="float" office:value="4.6738" calcext:value-type="float">
            <text:p>4.6738</text:p>
          </table:table-cell>
          <table:table-cell office:value-type="float" office:value="1.605" calcext:value-type="float">
            <text:p>1.605</text:p>
          </table:table-cell>
          <table:table-cell office:value-type="float" office:value="0.3434" calcext:value-type="float">
            <text:p>0.3434</text:p>
          </table:table-cell>
          <table:table-cell/>
          <table:table-cell table:number-columns-repeated="2" office:value-type="float" office:value="16.1" calcext:value-type="float">
            <text:p>16.1</text:p>
          </table:table-cell>
          <table:table-cell office:value-type="float" office:value="146.5" calcext:value-type="float">
            <text:p>146.5</text:p>
          </table:table-cell>
          <table:table-cell office:value-type="float" office:value="9.1" calcext:value-type="float">
            <text:p>9.1</text:p>
          </table:table-cell>
          <table:table-cell office:value-type="float" office:value="2358.811" calcext:value-type="float">
            <text:p>2358.811</text:p>
          </table:table-cell>
          <table:table-cell office:value-type="float" office:value="2.3588" calcext:value-type="float">
            <text:p>2.3588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2334" calcext:value-type="float">
            <text:p>0.2334</text:p>
          </table:table-cell>
          <table:table-cell office:value-type="float" office:value="50.47" calcext:value-type="float">
            <text:p>50.47</text:p>
          </table:table-cell>
          <table:table-cell office:value-type="float" office:value="34.3" calcext:value-type="float">
            <text:p>34.3</text:p>
          </table:table-cell>
          <table:table-cell office:value-type="float" office:value="95.89" calcext:value-type="float">
            <text:p>95.89</text:p>
          </table:table-cell>
          <table:table-cell office:value-type="float" office:value="2.74" calcext:value-type="float">
            <text:p>2.74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x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 office:value-type="float" office:value="3907.9" calcext:value-type="float">
            <text:p>3907.9</text:p>
          </table:table-cell>
          <table:table-cell office:value-type="float" office:value="3.9079" calcext:value-type="float">
            <text:p>3.9079</text:p>
          </table:table-cell>
          <table:table-cell office:value-type="float" office:value="2.7025" calcext:value-type="float">
            <text:p>2.7025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6628" calcext:value-type="float">
            <text:p>0.6628</text:p>
          </table:table-cell>
          <table:table-cell office:value-type="float" office:value="16.1" calcext:value-type="float">
            <text:p>16.1</text:p>
          </table:table-cell>
          <table:table-cell office:value-type="float" office:value="15.9" calcext:value-type="float">
            <text:p>15.9</text:p>
          </table:table-cell>
          <table:table-cell office:value-type="float" office:value="256" calcext:value-type="float">
            <text:p>256</text:p>
          </table:table-cell>
          <table:table-cell office:value-type="float" office:value="11.1" calcext:value-type="float">
            <text:p>11.1</text:p>
          </table:table-cell>
          <table:table-cell office:value-type="float" office:value="2841.489" calcext:value-type="float">
            <text:p>2841.489</text:p>
          </table:table-cell>
          <table:table-cell office:value-type="float" office:value="2.8415" calcext:value-type="float">
            <text:p>2.8415</text:p>
          </table:table-cell>
          <table:table-cell office:value-type="float" office:value="1.3057" calcext:value-type="float">
            <text:p>1.3057</text:p>
          </table:table-cell>
          <table:table-cell office:value-type="float" office:value="0.4595" calcext:value-type="float">
            <text:p>0.4595</text:p>
          </table:table-cell>
          <table:table-cell office:value-type="float" office:value="72.71" calcext:value-type="float">
            <text:p>72.71</text:p>
          </table:table-cell>
          <table:table-cell office:value-type="float" office:value="48.31" calcext:value-type="float">
            <text:p>48.31</text:p>
          </table:table-cell>
          <table:table-cell office:value-type="float" office:value="95.89" calcext:value-type="float">
            <text:p>95.89</text:p>
          </table:table-cell>
          <table:table-cell office:value-type="float" office:value="2.74" calcext:value-type="float">
            <text:p>2.74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2.2" calcext:value-type="float">
            <text:p>12.2</text:p>
          </table:table-cell>
          <table:table-cell office:value-type="float" office:value="4334.2" calcext:value-type="float">
            <text:p>4334.2</text:p>
          </table:table-cell>
          <table:table-cell office:value-type="float" office:value="4.3342" calcext:value-type="float">
            <text:p>4.3342</text:p>
          </table:table-cell>
          <table:table-cell office:value-type="float" office:value="2.8343" calcext:value-type="float">
            <text:p>2.8343</text:p>
          </table:table-cell>
          <table:table-cell office:value-type="float" office:value="0.6539" calcext:value-type="float">
            <text:p>0.6539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5.7" calcext:value-type="float">
            <text:p>15.7</text:p>
          </table:table-cell>
          <table:table-cell office:value-type="float" office:value="186" calcext:value-type="float">
            <text:p>186</text:p>
          </table:table-cell>
          <table:table-cell office:value-type="float" office:value="11.7" calcext:value-type="float">
            <text:p>11.7</text:p>
          </table:table-cell>
          <table:table-cell office:value-type="float" office:value="2920.671" calcext:value-type="float">
            <text:p>2920.671</text:p>
          </table:table-cell>
          <table:table-cell office:value-type="float" office:value="2.9207" calcext:value-type="float">
            <text:p>2.9207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4579" calcext:value-type="float">
            <text:p>0.4579</text:p>
          </table:table-cell>
          <table:table-cell office:value-type="float" office:value="67.39" calcext:value-type="float">
            <text:p>67.39</text:p>
          </table:table-cell>
          <table:table-cell office:value-type="float" office:value="47.19" calcext:value-type="float">
            <text:p>47.19</text:p>
          </table:table-cell>
          <table:table-cell office:value-type="float" office:value="96.77" calcext:value-type="float">
            <text:p>96.77</text:p>
          </table:table-cell>
          <table:table-cell office:value-type="float" office:value="2.15" calcext:value-type="float">
            <text:p>2.1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x</text:p>
          </table:table-cell>
          <table:table-cell office:value-type="float" office:value="9.8" calcext:value-type="float">
            <text:p>9.8</text:p>
          </table:table-cell>
          <table:table-cell office:value-type="float" office:value="7.9" calcext:value-type="float">
            <text:p>7.9</text:p>
          </table:table-cell>
          <table:table-cell office:value-type="float" office:value="14" calcext:value-type="float">
            <text:p>14</text:p>
          </table:table-cell>
          <table:table-cell office:value-type="float" office:value="1083.9" calcext:value-type="float">
            <text:p>1083.9</text:p>
          </table:table-cell>
          <table:table-cell office:value-type="float" office:value="1.0839" calcext:value-type="float">
            <text:p>1.0839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652" calcext:value-type="float">
            <text:p>0.65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6.2" calcext:value-type="float">
            <text:p>6.2</text:p>
          </table:table-cell>
          <table:table-cell office:value-type="float" office:value="49" calcext:value-type="float">
            <text:p>49</text:p>
          </table:table-cell>
          <table:table-cell office:value-type="float" office:value="12.4" calcext:value-type="float">
            <text:p>12.4</text:p>
          </table:table-cell>
          <table:table-cell office:value-type="float" office:value="607.352" calcext:value-type="float">
            <text:p>607.352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5032" calcext:value-type="float">
            <text:p>0.5032</text:p>
          </table:table-cell>
          <table:table-cell office:value-type="float" office:value="56.03" calcext:value-type="float">
            <text:p>56.03</text:p>
          </table:table-cell>
          <table:table-cell office:value-type="float" office:value="43.24" calcext:value-type="float">
            <text:p>43.24</text:p>
          </table:table-cell>
          <table:table-cell office:value-type="float" office:value="88.89" calcext:value-type="float">
            <text:p>88.89</text:p>
          </table:table-cell>
          <table:table-cell office:value-type="float" office:value="8.89" calcext:value-type="float">
            <text:p>8.89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9.8" calcext:value-type="float">
            <text:p>9.8</text:p>
          </table:table-cell>
          <table:table-cell office:value-type="float" office:value="8.9" calcext:value-type="float">
            <text:p>8.9</text:p>
          </table:table-cell>
          <table:table-cell office:value-type="float" office:value="14" calcext:value-type="float">
            <text:p>14</text:p>
          </table:table-cell>
          <table:table-cell office:value-type="float" office:value="1221.1" calcext:value-type="float">
            <text:p>1221.1</text:p>
          </table:table-cell>
          <table:table-cell office:value-type="float" office:value="1.2211" calcext:value-type="float">
            <text:p>1.2211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537" calcext:value-type="float">
            <text:p>0.6537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7.2" calcext:value-type="float">
            <text:p>7.2</text:p>
          </table:table-cell>
          <table:table-cell office:value-type="float" office:value="101.1" calcext:value-type="float">
            <text:p>101.1</text:p>
          </table:table-cell>
          <table:table-cell office:value-type="float" office:value="12.8" calcext:value-type="float">
            <text:p>12.8</text:p>
          </table:table-cell>
          <table:table-cell office:value-type="float" office:value="728.064" calcext:value-type="float">
            <text:p>728.064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4616" calcext:value-type="float">
            <text:p>0.4616</text:p>
          </table:table-cell>
          <table:table-cell office:value-type="float" office:value="59.62" calcext:value-type="float">
            <text:p>59.62</text:p>
          </table:table-cell>
          <table:table-cell office:value-type="float" office:value="42.11" calcext:value-type="float">
            <text:p>42.11</text:p>
          </table:table-cell>
          <table:table-cell office:value-type="float" office:value="88.24" calcext:value-type="float">
            <text:p>88.24</text:p>
          </table:table-cell>
          <table:table-cell office:value-type="float" office:value="8.82" calcext:value-type="float">
            <text:p>8.82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x</text:p>
          </table:table-cell>
          <table:table-cell office:value-type="float" office:value="15.8" calcext:value-type="float">
            <text:p>15.8</text:p>
          </table:table-cell>
          <table:table-cell office:value-type="float" office:value="7.1" calcext:value-type="float">
            <text:p>7.1</text:p>
          </table:table-cell>
          <table:table-cell office:value-type="float" office:value="16.2" calcext:value-type="float">
            <text:p>16.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.8173" calcext:value-type="float">
            <text:p>1.8173</text:p>
          </table:table-cell>
          <table:table-cell office:value-type="float" office:value="1.2351" calcext:value-type="float">
            <text:p>1.2351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6698" calcext:value-type="float">
            <text:p>0.6698</text:p>
          </table:table-cell>
          <table:table-cell office:value-type="float" office:value="12.6" calcext:value-type="float">
            <text:p>12.6</text:p>
          </table:table-cell>
          <table:table-cell office:value-type="float" office:value="5.9" calcext:value-type="float">
            <text:p>5.9</text:p>
          </table:table-cell>
          <table:table-cell office:value-type="float" office:value="74.3" calcext:value-type="float">
            <text:p>74.3</text:p>
          </table:table-cell>
          <table:table-cell office:value-type="float" office:value="14" calcext:value-type="float">
            <text:p>14</text:p>
          </table:table-cell>
          <table:table-cell office:value-type="float" office:value="1040.76" calcext:value-type="float">
            <text:p>1040.76</text:p>
          </table:table-cell>
          <table:table-cell office:value-type="float" office:value="1.0408" calcext:value-type="float">
            <text:p>1.0408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4665" calcext:value-type="float">
            <text:p>0.4665</text:p>
          </table:table-cell>
          <table:table-cell office:value-type="float" office:value="57.27" calcext:value-type="float">
            <text:p>57.27</text:p>
          </table:table-cell>
          <table:table-cell office:value-type="float" office:value="39.31" calcext:value-type="float">
            <text:p>39.31</text:p>
          </table:table-cell>
          <table:table-cell office:value-type="float" office:value="83.33" calcext:value-type="float">
            <text:p>83.33</text:p>
          </table:table-cell>
          <table:table-cell office:value-type="float" office:value="13.89" calcext:value-type="float">
            <text:p>13.89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5.8" calcext:value-type="float">
            <text:p>15.8</text:p>
          </table:table-cell>
          <table:table-cell office:value-type="float" office:value="7.1" calcext:value-type="float">
            <text:p>7.1</text:p>
          </table:table-cell>
          <table:table-cell office:value-type="float" office:value="16.2" calcext:value-type="float">
            <text:p>16.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.8173" calcext:value-type="float">
            <text:p>1.8173</text:p>
          </table:table-cell>
          <table:table-cell office:value-type="float" office:value="1.3458" calcext:value-type="float">
            <text:p>1.3458</text:p>
          </table:table-cell>
          <table:table-cell office:value-type="float" office:value="0.7405" calcext:value-type="float">
            <text:p>0.7405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6.1" calcext:value-type="float">
            <text:p>6.1</text:p>
          </table:table-cell>
          <table:table-cell office:value-type="float" office:value="193.5" calcext:value-type="float">
            <text:p>193.5</text:p>
          </table:table-cell>
          <table:table-cell office:value-type="float" office:value="15" calcext:value-type="float">
            <text:p>15</text:p>
          </table:table-cell>
          <table:table-cell office:value-type="float" office:value="1180.35" calcext:value-type="float">
            <text:p>1180.35</text:p>
          </table:table-cell>
          <table:table-cell office:value-type="float" office:value="1.1804" calcext:value-type="float">
            <text:p>1.1804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5276" calcext:value-type="float">
            <text:p>0.5276</text:p>
          </table:table-cell>
          <table:table-cell office:value-type="float" office:value="64.95" calcext:value-type="float">
            <text:p>64.95</text:p>
          </table:table-cell>
          <table:table-cell office:value-type="float" office:value="46.28" calcext:value-type="float">
            <text:p>46.28</text:p>
          </table:table-cell>
          <table:table-cell office:value-type="float" office:value="83.33" calcext:value-type="float">
            <text:p>83.33</text:p>
          </table:table-cell>
          <table:table-cell office:value-type="float" office:value="11.11" calcext:value-type="float">
            <text:p>11.11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Bx</text:p>
          </table:table-cell>
          <table:table-cell office:value-type="float" office:value="17.2" calcext:value-type="float">
            <text:p>17.2</text:p>
          </table:table-cell>
          <table:table-cell office:value-type="float" office:value="15.3" calcext:value-type="float">
            <text:p>15.3</text:p>
          </table:table-cell>
          <table:table-cell office:value-type="float" office:value="9.6" calcext:value-type="float">
            <text:p>9.6</text:p>
          </table:table-cell>
          <table:table-cell office:value-type="float" office:value="2526.3" calcext:value-type="float">
            <text:p>2526.3</text:p>
          </table:table-cell>
          <table:table-cell office:value-type="float" office:value="2.5263" calcext:value-type="float">
            <text:p>2.5263</text:p>
          </table:table-cell>
          <table:table-cell office:value-type="float" office:value="1.5943" calcext:value-type="float">
            <text:p>1.5943</text:p>
          </table:table-cell>
          <table:table-cell office:value-type="float" office:value="0.6311" calcext:value-type="float">
            <text:p>0.6311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13.1" calcext:value-type="float">
            <text:p>13.1</text:p>
          </table:table-cell>
          <table:table-cell office:value-type="float" office:value="197.8" calcext:value-type="float">
            <text:p>197.8</text:p>
          </table:table-cell>
          <table:table-cell office:value-type="float" office:value="10" calcext:value-type="float">
            <text:p>10</text:p>
          </table:table-cell>
          <table:table-cell office:value-type="float" office:value="1978.1" calcext:value-type="float">
            <text:p>1978.1</text:p>
          </table:table-cell>
          <table:table-cell office:value-type="float" office:value="1.9781" calcext:value-type="float">
            <text:p>1.9781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4167" calcext:value-type="float">
            <text:p>0.4167</text:p>
          </table:table-cell>
          <table:table-cell office:value-type="float" office:value="78.3" calcext:value-type="float">
            <text:p>78.3</text:p>
          </table:table-cell>
          <table:table-cell office:value-type="float" office:value="51.7" calcext:value-type="float">
            <text:p>51.7</text:p>
          </table:table-cell>
          <table:table-cell office:value-type="float" office:value="92.59" calcext:value-type="float">
            <text:p>92.59</text:p>
          </table:table-cell>
          <table:table-cell table:number-columns-repeated="2"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7.2" calcext:value-type="float">
            <text:p>17.2</text:p>
          </table:table-cell>
          <table:table-cell office:value-type="float" office:value="15.3" calcext:value-type="float">
            <text:p>15.3</text:p>
          </table:table-cell>
          <table:table-cell office:value-type="float" office:value="9" calcext:value-type="float">
            <text:p>9</text:p>
          </table:table-cell>
          <table:table-cell office:value-type="float" office:value="2368.4" calcext:value-type="float">
            <text:p>2368.4</text:p>
          </table:table-cell>
          <table:table-cell office:value-type="float" office:value="2.3684" calcext:value-type="float">
            <text:p>2.3684</text:p>
          </table:table-cell>
          <table:table-cell office:value-type="float" office:value="1.4873" calcext:value-type="float">
            <text:p>1.4873</text:p>
          </table:table-cell>
          <table:table-cell office:value-type="float" office:value="0.628" calcext:value-type="float">
            <text:p>0.6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.1" calcext:value-type="float">
            <text:p>13.1</text:p>
          </table:table-cell>
          <table:table-cell office:value-type="float" office:value="133.5" calcext:value-type="float">
            <text:p>133.5</text:p>
          </table:table-cell>
          <table:table-cell office:value-type="float" office:value="8.9" calcext:value-type="float">
            <text:p>8.9</text:p>
          </table:table-cell>
          <table:table-cell office:value-type="float" office:value="1748.85" calcext:value-type="float">
            <text:p>1748.85</text:p>
          </table:table-cell>
          <table:table-cell office:value-type="float" office:value="1.7489" calcext:value-type="float">
            <text:p>1.748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4433" calcext:value-type="float">
            <text:p>0.4433</text:p>
          </table:table-cell>
          <table:table-cell office:value-type="float" office:value="73.84" calcext:value-type="float">
            <text:p>73.84</text:p>
          </table:table-cell>
          <table:table-cell office:value-type="float" office:value="52.13" calcext:value-type="float">
            <text:p>52.13</text:p>
          </table:table-cell>
          <table:table-cell office:value-type="float" office:value="98.04" calcext:value-type="float">
            <text:p>98.04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Bx</text:p>
          </table:table-cell>
          <table:table-cell office:value-type="float" office:value="13.7" calcext:value-type="float">
            <text:p>13.7</text:p>
          </table:table-cell>
          <table:table-cell office:value-type="float" office:value="11.3" calcext:value-type="float">
            <text:p>11.3</text:p>
          </table:table-cell>
          <table:table-cell office:value-type="float" office:value="7.7" calcext:value-type="float">
            <text:p>7.7</text:p>
          </table:table-cell>
          <table:table-cell office:value-type="float" office:value="1192" calcext:value-type="float">
            <text:p>1192</text:p>
          </table:table-cell>
          <table:table-cell office:value-type="float" office:value="1.0952" calcext:value-type="float">
            <text:p>1.0952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5599" calcext:value-type="float">
            <text:p>0.5599</text:p>
          </table:table-cell>
          <table:table-cell office:value-type="float" office:value="10.9" calcext:value-type="float">
            <text:p>10.9</text:p>
          </table:table-cell>
          <table:table-cell office:value-type="float" office:value="8.5" calcext:value-type="float">
            <text:p>8.5</text:p>
          </table:table-cell>
          <table:table-cell office:value-type="float" office:value="92.7" calcext:value-type="float">
            <text:p>92.7</text:p>
          </table:table-cell>
          <table:table-cell office:value-type="float" office:value="7.1" calcext:value-type="float">
            <text:p>7.1</text:p>
          </table:table-cell>
          <table:table-cell office:value-type="float" office:value="657.815" calcext:value-type="float">
            <text:p>657.815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4726" calcext:value-type="float">
            <text:p>0.4726</text:p>
          </table:table-cell>
          <table:table-cell office:value-type="float" office:value="60.06" calcext:value-type="float">
            <text:p>60.06</text:p>
          </table:table-cell>
          <table:table-cell office:value-type="float" office:value="40.35" calcext:value-type="float">
            <text:p>40.35</text:p>
          </table:table-cell>
          <table:table-cell office:value-type="float" office:value="71.43" calcext:value-type="float">
            <text:p>71.43</text:p>
          </table:table-cell>
          <table:table-cell office:value-type="float" office:value="21.43" calcext:value-type="float">
            <text:p>21.43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3.7" calcext:value-type="float">
            <text:p>13.7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238.5" calcext:value-type="float">
            <text:p>1238.5</text:p>
          </table:table-cell>
          <table:table-cell office:value-type="float" office:value="1.138" calcext:value-type="float">
            <text:p>1.13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7102" calcext:value-type="float">
            <text:p>0.710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72.8" calcext:value-type="float">
            <text:p>72.8</text:p>
          </table:table-cell>
          <table:table-cell office:value-type="float" office:value="7" calcext:value-type="float">
            <text:p>7</text:p>
          </table:table-cell>
          <table:table-cell office:value-type="float" office:value="604.24" calcext:value-type="float">
            <text:p>604.24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5327" calcext:value-type="float">
            <text:p>0.5327</text:p>
          </table:table-cell>
          <table:table-cell office:value-type="float" office:value="53.1" calcext:value-type="float">
            <text:p>53.1</text:p>
          </table:table-cell>
          <table:table-cell office:value-type="float" office:value="39.83" calcext:value-type="float">
            <text:p>39.83</text:p>
          </table:table-cell>
          <table:table-cell office:value-type="float" office:value="86.67" calcext:value-type="float">
            <text:p>86.67</text:p>
          </table:table-cell>
          <table:table-cell table:number-columns-repeated="2"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Bx</text:p>
          </table:table-cell>
          <table:table-cell office:value-type="float" office:value="13.7" calcext:value-type="float">
            <text:p>13.7</text:p>
          </table:table-cell>
          <table:table-cell office:value-type="float" office:value="12" calcext:value-type="float">
            <text:p>12</text:p>
          </table:table-cell>
          <table:table-cell office:value-type="float" office:value="11.9" calcext:value-type="float">
            <text:p>11.9</text:p>
          </table:table-cell>
          <table:table-cell office:value-type="float" office:value="1956.4" calcext:value-type="float">
            <text:p>1956.4</text:p>
          </table:table-cell>
          <table:table-cell office:value-type="float" office:value="1.9564" calcext:value-type="float">
            <text:p>1.9564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4067" calcext:value-type="float">
            <text:p>0.406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9.2" calcext:value-type="float">
            <text:p>9.2</text:p>
          </table:table-cell>
          <table:table-cell office:value-type="float" office:value="100.3" calcext:value-type="float">
            <text:p>100.3</text:p>
          </table:table-cell>
          <table:table-cell office:value-type="float" office:value="6.9" calcext:value-type="float">
            <text:p>6.9</text:p>
          </table:table-cell>
          <table:table-cell office:value-type="float" office:value="691.932" calcext:value-type="float">
            <text:p>691.932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947" calcext:value-type="float">
            <text:p>0.4947</text:p>
          </table:table-cell>
          <table:table-cell office:value-type="float" office:value="35.37" calcext:value-type="float">
            <text:p>35.37</text:p>
          </table:table-cell>
          <table:table-cell office:value-type="float" office:value="43.02" calcext:value-type="float">
            <text:p>43.02</text:p>
          </table:table-cell>
          <table:table-cell office:value-type="float" office:value="66.67" calcext:value-type="float">
            <text:p>66.67</text:p>
          </table:table-cell>
          <table:table-cell office:value-type="float" office:value="19.05" calcext:value-type="float">
            <text:p>19.05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3.7" calcext:value-type="float">
            <text:p>13.7</text:p>
          </table:table-cell>
          <table:table-cell office:value-type="float" office:value="12" calcext:value-type="float">
            <text:p>12</text:p>
          </table:table-cell>
          <table:table-cell office:value-type="float" office:value="11.9" calcext:value-type="float">
            <text:p>11.9</text:p>
          </table:table-cell>
          <table:table-cell office:value-type="float" office:value="1956.4" calcext:value-type="float">
            <text:p>1956.4</text:p>
          </table:table-cell>
          <table:table-cell office:value-type="float" office:value="1.9564" calcext:value-type="float">
            <text:p>1.9564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4194" calcext:value-type="float">
            <text:p>0.4194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10.1" calcext:value-type="float">
            <text:p>10.1</text:p>
          </table:table-cell>
          <table:table-cell office:value-type="float" office:value="85.5" calcext:value-type="float">
            <text:p>85.5</text:p>
          </table:table-cell>
          <table:table-cell office:value-type="float" office:value="7.5" calcext:value-type="float">
            <text:p>7.5</text:p>
          </table:table-cell>
          <table:table-cell office:value-type="float" office:value="863.55" calcext:value-type="float">
            <text:p>863.5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9883" calcext:value-type="float">
            <text:p>0.9883</text:p>
          </table:table-cell>
          <table:table-cell office:value-type="float" office:value="1.1445" calcext:value-type="float">
            <text:p>1.1445</text:p>
          </table:table-cell>
          <table:table-cell office:value-type="float" office:value="44.14" calcext:value-type="float">
            <text:p>44.14</text:p>
          </table:table-cell>
          <table:table-cell office:value-type="float" office:value="120.45" calcext:value-type="float">
            <text:p>120.45</text:p>
          </table:table-cell>
          <table:table-cell office:value-type="float" office:value="95.24" calcext:value-type="float">
            <text:p>95.24</text:p>
          </table:table-cell>
          <table:table-cell table:number-columns-repeated="2"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1Bx</text:p>
          </table:table-cell>
          <table:table-cell office:value-type="float" office:value="16.3" calcext:value-type="float">
            <text:p>16.3</text:p>
          </table:table-cell>
          <table:table-cell office:value-type="float" office:value="14.2" calcext:value-type="float">
            <text:p>14.2</text:p>
          </table:table-cell>
          <table:table-cell office:value-type="float" office:value="8.2" calcext:value-type="float">
            <text:p>8.2</text:p>
          </table:table-cell>
          <table:table-cell office:value-type="float" office:value="1898" calcext:value-type="float">
            <text:p>1898</text:p>
          </table:table-cell>
          <table:table-cell office:value-type="float" office:value="1.898" calcext:value-type="float">
            <text:p>1.898</text:p>
          </table:table-cell>
          <table:table-cell office:value-type="float" office:value="1.6029" calcext:value-type="float">
            <text:p>1.6029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8443" calcext:value-type="float">
            <text:p>0.8443</text:p>
          </table:table-cell>
          <table:table-cell office:value-type="float" office:value="13.2" calcext:value-type="float">
            <text:p>13.2</text:p>
          </table:table-cell>
          <table:table-cell office:value-type="float" office:value="11.1" calcext:value-type="float">
            <text:p>11.1</text:p>
          </table:table-cell>
          <table:table-cell office:value-type="float" office:value="146.5" calcext:value-type="float">
            <text:p>146.5</text:p>
          </table:table-cell>
          <table:table-cell office:value-type="float" office:value="8" calcext:value-type="float">
            <text:p>8</text:p>
          </table:table-cell>
          <table:table-cell office:value-type="float" office:value="1172.16" calcext:value-type="float">
            <text:p>1172.16</text:p>
          </table:table-cell>
          <table:table-cell office:value-type="float" office:value="1.1722" calcext:value-type="float">
            <text:p>1.1722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6294" calcext:value-type="float">
            <text:p>0.6294</text:p>
          </table:table-cell>
          <table:table-cell office:value-type="float" office:value="61.76" calcext:value-type="float">
            <text:p>61.76</text:p>
          </table:table-cell>
          <table:table-cell office:value-type="float" office:value="46.02" calcext:value-type="float">
            <text:p>46.02</text:p>
          </table:table-cell>
          <table:table-cell office:value-type="float" office:value="97.9" calcext:value-type="float">
            <text:p>97.9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6.3" calcext:value-type="float">
            <text:p>16.3</text:p>
          </table:table-cell>
          <table:table-cell office:value-type="float" office:value="14.2" calcext:value-type="float">
            <text:p>14.2</text:p>
          </table:table-cell>
          <table:table-cell office:value-type="float" office:value="7.1" calcext:value-type="float">
            <text:p>7.1</text:p>
          </table:table-cell>
          <table:table-cell office:value-type="float" office:value="1643.4" calcext:value-type="float">
            <text:p>1643.4</text:p>
          </table:table-cell>
          <table:table-cell office:value-type="float" office:value="1.6434" calcext:value-type="float">
            <text:p>1.6434</text:p>
          </table:table-cell>
          <table:table-cell office:value-type="float" office:value="1.366" calcext:value-type="float">
            <text:p>1.366</text:p>
          </table:table-cell>
          <table:table-cell office:value-type="float" office:value="0.8312" calcext:value-type="float">
            <text:p>0.8312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1.5" calcext:value-type="float">
            <text:p>11.5</text:p>
          </table:table-cell>
          <table:table-cell office:value-type="float" office:value="93.1" calcext:value-type="float">
            <text:p>93.1</text:p>
          </table:table-cell>
          <table:table-cell office:value-type="float" office:value="7" calcext:value-type="float">
            <text:p>7</text:p>
          </table:table-cell>
          <table:table-cell office:value-type="float" office:value="1070.65" calcext:value-type="float">
            <text:p>1070.65</text:p>
          </table:table-cell>
          <table:table-cell office:value-type="float" office:value="1.0707" calcext:value-type="float">
            <text:p>1.0707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597" calcext:value-type="float">
            <text:p>0.597</text:p>
          </table:table-cell>
          <table:table-cell office:value-type="float" office:value="65.15" calcext:value-type="float">
            <text:p>65.15</text:p>
          </table:table-cell>
          <table:table-cell office:value-type="float" office:value="46.79" calcext:value-type="float">
            <text:p>46.79</text:p>
          </table:table-cell>
          <table:table-cell office:value-type="float" office:value="95.24" calcext:value-type="float">
            <text:p>95.24</text:p>
          </table:table-cell>
          <table:table-cell table:number-columns-repeated="2"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2Bx</text:p>
          </table:table-cell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10.3" calcext:value-type="float">
            <text:p>10.3</text:p>
          </table:table-cell>
          <table:table-cell office:value-type="float" office:value="2090.9" calcext:value-type="float">
            <text:p>2090.9</text:p>
          </table:table-cell>
          <table:table-cell office:value-type="float" office:value="2.0909" calcext:value-type="float">
            <text:p>2.0909</text:p>
          </table:table-cell>
          <table:table-cell office:value-type="float" office:value="1.6717" calcext:value-type="float">
            <text:p>1.6717</text:p>
          </table:table-cell>
          <table:table-cell office:value-type="float" office:value="0.7995" calcext:value-type="float">
            <text:p>0.799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57.3" calcext:value-type="float">
            <text:p>157.3</text:p>
          </table:table-cell>
          <table:table-cell office:value-type="float" office:value="10" calcext:value-type="float">
            <text:p>10</text:p>
          </table:table-cell>
          <table:table-cell office:value-type="float" office:value="1573" calcext:value-type="float">
            <text:p>1573</text:p>
          </table:table-cell>
          <table:table-cell office:value-type="float" office:value="1.573" calcext:value-type="float">
            <text:p>1.573</text:p>
          </table:table-cell>
          <table:table-cell office:value-type="float" office:value="1.0266" calcext:value-type="float">
            <text:p>1.0266</text:p>
          </table:table-cell>
          <table:table-cell office:value-type="float" office:value="0.6526" calcext:value-type="float">
            <text:p>0.6526</text:p>
          </table:table-cell>
          <table:table-cell office:value-type="float" office:value="75.23" calcext:value-type="float">
            <text:p>75.23</text:p>
          </table:table-cell>
          <table:table-cell office:value-type="float" office:value="61.41" calcext:value-type="float">
            <text:p>61.41</text:p>
          </table:table-cell>
          <table:table-cell office:value-type="float" office:value="96.39" calcext:value-type="float">
            <text:p>96.39</text:p>
          </table:table-cell>
          <table:table-cell office:value-type="float" office:value="2.41" calcext:value-type="float">
            <text:p>2.4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4.4" calcext:value-type="float">
            <text:p>14.4</text:p>
          </table:table-cell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2520" calcext:value-type="float">
            <text:p>2520</text:p>
          </table:table-cell>
          <table:table-cell office:value-type="float" office:value="2.52" calcext:value-type="float">
            <text:p>2.52</text:p>
          </table:table-cell>
          <table:table-cell office:value-type="float" office:value="2.2728" calcext:value-type="float">
            <text:p>2.2728</text:p>
          </table:table-cell>
          <table:table-cell office:value-type="float" office:value="0.9019" calcext:value-type="float">
            <text:p>0.9019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2.5" calcext:value-type="float">
            <text:p>12.5</text:p>
          </table:table-cell>
          <table:table-cell office:value-type="float" office:value="169" calcext:value-type="float">
            <text:p>169</text:p>
          </table:table-cell>
          <table:table-cell office:value-type="float" office:value="13.1" calcext:value-type="float">
            <text:p>13.1</text:p>
          </table:table-cell>
          <table:table-cell office:value-type="float" office:value="2112.375" calcext:value-type="float">
            <text:p>2112.375</text:p>
          </table:table-cell>
          <table:table-cell office:value-type="float" office:value="2.1124" calcext:value-type="float">
            <text:p>2.1124</text:p>
          </table:table-cell>
          <table:table-cell office:value-type="float" office:value="1.4222" calcext:value-type="float">
            <text:p>1.4222</text:p>
          </table:table-cell>
          <table:table-cell office:value-type="float" office:value="0.6733" calcext:value-type="float">
            <text:p>0.6733</text:p>
          </table:table-cell>
          <table:table-cell office:value-type="float" office:value="83.82" calcext:value-type="float">
            <text:p>83.82</text:p>
          </table:table-cell>
          <table:table-cell office:value-type="float" office:value="62.57" calcext:value-type="float">
            <text:p>62.57</text:p>
          </table:table-cell>
          <table:table-cell office:value-type="float" office:value="90.91" calcext:value-type="float">
            <text:p>90.91</text:p>
          </table:table-cell>
          <table:table-cell office:value-type="float" office:value="6.06" calcext:value-type="float">
            <text:p>6.0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Bx</text:p>
          </table:table-cell>
          <table:table-cell office:value-type="float" office:value="13.7" calcext:value-type="float">
            <text:p>13.7</text:p>
          </table:table-cell>
          <table:table-cell office:value-type="float" office:value="12.2" calcext:value-type="float">
            <text:p>12.2</text:p>
          </table:table-cell>
          <table:table-cell office:value-type="float" office:value="11.9" calcext:value-type="float">
            <text:p>11.9</text:p>
          </table:table-cell>
          <table:table-cell office:value-type="float" office:value="1989" calcext:value-type="float">
            <text:p>1989</text:p>
          </table:table-cell>
          <table:table-cell office:value-type="float" office:value="1.989" calcext:value-type="float">
            <text:p>1.989</text:p>
          </table:table-cell>
          <table:table-cell office:value-type="float" office:value="1.5565" calcext:value-type="float">
            <text:p>1.5565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981" calcext:value-type="float">
            <text:p>0.798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981" calcext:value-type="float">
            <text:p>981</text:p>
          </table:table-cell>
          <table:table-cell office:value-type="float" office:value="0.981" calcext:value-type="float">
            <text:p>0.981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223" calcext:value-type="float">
            <text:p>0.6223</text:p>
          </table:table-cell>
          <table:table-cell office:value-type="float" office:value="49.32" calcext:value-type="float">
            <text:p>49.32</text:p>
          </table:table-cell>
          <table:table-cell office:value-type="float" office:value="39.22" calcext:value-type="float">
            <text:p>39.2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4.29" calcext:value-type="float">
            <text:p>1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3.7" calcext:value-type="float">
            <text:p>13.7</text:p>
          </table:table-cell>
          <table:table-cell office:value-type="float" office:value="12.2" calcext:value-type="float">
            <text:p>12.2</text:p>
          </table:table-cell>
          <table:table-cell office:value-type="float" office:value="11.1" calcext:value-type="float">
            <text:p>11.1</text:p>
          </table:table-cell>
          <table:table-cell office:value-type="float" office:value="1855.3" calcext:value-type="float">
            <text:p>1855.3</text:p>
          </table:table-cell>
          <table:table-cell office:value-type="float" office:value="1.8553" calcext:value-type="float">
            <text:p>1.8553</text:p>
          </table:table-cell>
          <table:table-cell office:value-type="float" office:value="1.5181" calcext:value-type="float">
            <text:p>1.5181</text:p>
          </table:table-cell>
          <table:table-cell office:value-type="float" office:value="0.8183" calcext:value-type="float">
            <text:p>0.81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.5</text:p>
          </table:table-cell>
          <table:table-cell office:value-type="float" office:value="112.2" calcext:value-type="float">
            <text:p>112.2</text:p>
          </table:table-cell>
          <table:table-cell office:value-type="float" office:value="10.2" calcext:value-type="float">
            <text:p>10.2</text:p>
          </table:table-cell>
          <table:table-cell office:value-type="float" office:value="1065.9" calcext:value-type="float">
            <text:p>1065.9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089" calcext:value-type="float">
            <text:p>0.6089</text:p>
          </table:table-cell>
          <table:table-cell office:value-type="float" office:value="57.45" calcext:value-type="float">
            <text:p>57.45</text:p>
          </table:table-cell>
          <table:table-cell office:value-type="float" office:value="42.75" calcext:value-type="float">
            <text:p>42.7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4.29" calcext:value-type="float">
            <text:p>14.29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2Bx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59" calcext:value-type="float">
            <text:p>1859</text:p>
          </table:table-cell>
          <table:table-cell office:value-type="float" office:value="1.859" calcext:value-type="float">
            <text:p>1.859</text:p>
          </table:table-cell>
          <table:table-cell office:value-type="float" office:value="1.4563" calcext:value-type="float">
            <text:p>1.4563</text:p>
          </table:table-cell>
          <table:table-cell office:value-type="float" office:value="0.7834" calcext:value-type="float">
            <text:p>0.783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office:value-type="float" office:value="94.1" calcext:value-type="float">
            <text:p>94.1</text:p>
          </table:table-cell>
          <table:table-cell office:value-type="float" office:value="9" calcext:value-type="float">
            <text:p>9</text:p>
          </table:table-cell>
          <table:table-cell office:value-type="float" office:value="846.45" calcext:value-type="float">
            <text:p>846.4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563" calcext:value-type="float">
            <text:p>0.563</text:p>
          </table:table-cell>
          <table:table-cell office:value-type="float" office:value="0.6651" calcext:value-type="float">
            <text:p>0.6651</text:p>
          </table:table-cell>
          <table:table-cell office:value-type="float" office:value="45.53" calcext:value-type="float">
            <text:p>45.53</text:p>
          </table:table-cell>
          <table:table-cell office:value-type="float" office:value="38.66" calcext:value-type="float">
            <text:p>38.6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8.33" calcext:value-type="float">
            <text:p>8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.2" calcext:value-type="float">
            <text:p>11.2</text:p>
          </table:table-cell>
          <table:table-cell office:value-type="float" office:value="1892.8" calcext:value-type="float">
            <text:p>1892.8</text:p>
          </table:table-cell>
          <table:table-cell office:value-type="float" office:value="1.8928" calcext:value-type="float">
            <text:p>1.8928</text:p>
          </table:table-cell>
          <table:table-cell office:value-type="float" office:value="1.5296" calcext:value-type="float">
            <text:p>1.5296</text:p>
          </table:table-cell>
          <table:table-cell office:value-type="float" office:value="0.8081" calcext:value-type="float">
            <text:p>0.8081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office:value-type="float" office:value="104" calcext:value-type="float">
            <text:p>104</text:p>
          </table:table-cell>
          <table:table-cell office:value-type="float" office:value="10.5" calcext:value-type="float">
            <text:p>10.5</text:p>
          </table:table-cell>
          <table:table-cell office:value-type="float" office:value="987.525" calcext:value-type="float">
            <text:p>987.525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724" calcext:value-type="float">
            <text:p>0.5724</text:p>
          </table:table-cell>
          <table:table-cell office:value-type="float" office:value="52.17" calcext:value-type="float">
            <text:p>52.17</text:p>
          </table:table-cell>
          <table:table-cell office:value-type="float" office:value="36.96" calcext:value-type="float">
            <text:p>36.96</text:p>
          </table:table-cell>
          <table:table-cell office:value-type="float" office:value="76.92" calcext:value-type="float">
            <text:p>76.92</text:p>
          </table:table-cell>
          <table:table-cell office:value-type="float" office:value="10.26" calcext:value-type="float">
            <text:p>10.26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string" calcext:value-type="string">
            <text:p>SUA</text:p>
          </table:table-cell>
          <table:table-cell/>
          <table:table-cell office:value-type="string" calcext:value-type="string">
            <text:p>1Bx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1532.2" calcext:value-type="float">
            <text:p>1532.2</text:p>
          </table:table-cell>
          <table:table-cell office:value-type="float" office:value="1.5322" calcext:value-type="float">
            <text:p>1.5322</text:p>
          </table:table-cell>
          <table:table-cell office:value-type="float" office:value="1.1411" calcext:value-type="float">
            <text:p>1.1411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7664" calcext:value-type="float">
            <text:p>0.7664</text:p>
          </table:table-cell>
          <table:table-cell office:value-type="float" office:value="7.9" calcext:value-type="float">
            <text:p>7.9</text:p>
          </table:table-cell>
          <table:table-cell office:value-type="float" office:value="7.5" calcext:value-type="float">
            <text:p>7.5</text:p>
          </table:table-cell>
          <table:table-cell office:value-type="float" office:value="59.3" calcext:value-type="float">
            <text:p>59.3</text:p>
          </table:table-cell>
          <table:table-cell office:value-type="float" office:value="15.5" calcext:value-type="float">
            <text:p>15.5</text:p>
          </table:table-cell>
          <table:table-cell office:value-type="float" office:value="918.375" calcext:value-type="float">
            <text:p>918.375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469" calcext:value-type="float">
            <text:p>0.469</text:p>
          </table:table-cell>
          <table:table-cell office:value-type="float" office:value="0.5107" calcext:value-type="float">
            <text:p>0.5107</text:p>
          </table:table-cell>
          <table:table-cell office:value-type="float" office:value="59.94" calcext:value-type="float">
            <text:p>59.94</text:p>
          </table:table-cell>
          <table:table-cell office:value-type="float" office:value="41.1" calcext:value-type="float">
            <text:p>41.1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3.13" calcext:value-type="float">
            <text:p>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13.1" calcext:value-type="float">
            <text:p>13.1</text:p>
          </table:table-cell>
          <table:table-cell office:value-type="float" office:value="1194.7" calcext:value-type="float">
            <text:p>1194.7</text:p>
          </table:table-cell>
          <table:table-cell office:value-type="float" office:value="1.1947" calcext:value-type="float">
            <text:p>1.1947</text:p>
          </table:table-cell>
          <table:table-cell office:value-type="float" office:value="0.9071" calcext:value-type="float">
            <text:p>0.9071</text:p>
          </table:table-cell>
          <table:table-cell office:value-type="float" office:value="0.7593" calcext:value-type="float">
            <text:p>0.7593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7.5" calcext:value-type="float">
            <text:p>7.5</text:p>
          </table:table-cell>
          <table:table-cell office:value-type="float" office:value="96.4" calcext:value-type="float">
            <text:p>96.4</text:p>
          </table:table-cell>
          <table:table-cell office:value-type="float" office:value="12.2" calcext:value-type="float">
            <text:p>12.2</text:p>
          </table:table-cell>
          <table:table-cell office:value-type="float" office:value="722.85" calcext:value-type="float">
            <text:p>722.85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508" calcext:value-type="float">
            <text:p>0.508</text:p>
          </table:table-cell>
          <table:table-cell office:value-type="float" office:value="60.5" calcext:value-type="float">
            <text:p>60.5</text:p>
          </table:table-cell>
          <table:table-cell office:value-type="float" office:value="40.48" calcext:value-type="float">
            <text:p>40.48</text:p>
          </table:table-cell>
          <table:table-cell office:value-type="float" office:value="88.89" calcext:value-type="float">
            <text:p>88.89</text:p>
          </table:table-cell>
          <table:table-cell office:value-type="float" office:value="6.67" calcext:value-type="float">
            <text:p>6.67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SUA</text:p>
          </table:table-cell>
          <table:table-cell/>
          <table:table-cell office:value-type="string" calcext:value-type="string">
            <text:p>2Bx</text:p>
          </table:table-cell>
          <table:table-cell office:value-type="float" office:value="10.4" calcext:value-type="float">
            <text:p>10.4</text:p>
          </table:table-cell>
          <table:table-cell office:value-type="float" office:value="8.1" calcext:value-type="float">
            <text:p>8.1</text:p>
          </table:table-cell>
          <table:table-cell office:value-type="float" office:value="10.1" calcext:value-type="float">
            <text:p>10.1</text:p>
          </table:table-cell>
          <table:table-cell office:value-type="float" office:value="850.8" calcext:value-type="float">
            <text:p>850.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7858" calcext:value-type="float">
            <text:p>0.785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6.2" calcext:value-type="float">
            <text:p>6.2</text:p>
          </table:table-cell>
          <table:table-cell office:value-type="float" office:value="50.2" calcext:value-type="float">
            <text:p>50.2</text:p>
          </table:table-cell>
          <table:table-cell office:value-type="float" office:value="10" calcext:value-type="float">
            <text:p>10</text:p>
          </table:table-cell>
          <table:table-cell office:value-type="float" office:value="502.2" calcext:value-type="float">
            <text:p>502.2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5717" calcext:value-type="float">
            <text:p>0.5717</text:p>
          </table:table-cell>
          <table:table-cell office:value-type="float" office:value="59.03" calcext:value-type="float">
            <text:p>59.03</text:p>
          </table:table-cell>
          <table:table-cell office:value-type="float" office:value="42.94" calcext:value-type="float">
            <text:p>42.94</text:p>
          </table:table-cell>
          <table:table-cell office:value-type="float" office:value="83.33" calcext:value-type="float">
            <text:p>83.33</text:p>
          </table:table-cell>
          <table:table-cell office:value-type="float" office:value="12.5" calcext:value-type="float">
            <text:p>12.5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10.4" calcext:value-type="float">
            <text:p>10.4</text:p>
          </table:table-cell>
          <table:table-cell office:value-type="float" office:value="8.1" calcext:value-type="float">
            <text:p>8.1</text:p>
          </table:table-cell>
          <table:table-cell office:value-type="float" office:value="10.5" calcext:value-type="float">
            <text:p>10.5</text:p>
          </table:table-cell>
          <table:table-cell office:value-type="float" office:value="884.5" calcext:value-type="float">
            <text:p>884.5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7759" calcext:value-type="float">
            <text:p>0.775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6.3" calcext:value-type="float">
            <text:p>6.3</text:p>
          </table:table-cell>
          <table:table-cell office:value-type="float" office:value="81.8" calcext:value-type="float">
            <text:p>81.8</text:p>
          </table:table-cell>
          <table:table-cell office:value-type="float" office:value="10.1" calcext:value-type="float">
            <text:p>10.1</text:p>
          </table:table-cell>
          <table:table-cell office:value-type="float" office:value="515.403" calcext:value-type="float">
            <text:p>515.403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5681" calcext:value-type="float">
            <text:p>0.5681</text:p>
          </table:table-cell>
          <table:table-cell office:value-type="float" office:value="58.27" calcext:value-type="float">
            <text:p>58.27</text:p>
          </table:table-cell>
          <table:table-cell office:value-type="float" office:value="42.66" calcext:value-type="float">
            <text:p>42.66</text:p>
          </table:table-cell>
          <table:table-cell office:value-type="float" office:value="95.24" calcext:value-type="float">
            <text:p>95.24</text:p>
          </table:table-cell>
          <table:table-cell office:value-type="float" office:value="3.17" calcext:value-type="float">
            <text:p>3.17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XER</text:p>
          </table:table-cell>
          <table:table-cell/>
          <table:table-cell office:value-type="string" calcext:value-type="string">
            <text:p>1Bx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.7</text:p>
          </table:table-cell>
          <table:table-cell office:value-type="float" office:value="11" calcext:value-type="float">
            <text:p>11</text:p>
          </table:table-cell>
          <table:table-cell office:value-type="float" office:value="4334" calcext:value-type="float">
            <text:p>4334</text:p>
          </table:table-cell>
          <table:table-cell office:value-type="float" office:value="4.334" calcext:value-type="float">
            <text:p>4.334</text:p>
          </table:table-cell>
          <table:table-cell office:value-type="float" office:value="2.7087" calcext:value-type="float">
            <text:p>2.7087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45" calcext:value-type="float">
            <text:p>0.5845</text:p>
          </table:table-cell>
          <table:table-cell office:value-type="float" office:value="16.2" calcext:value-type="float">
            <text:p>16.2</text:p>
          </table:table-cell>
          <table:table-cell office:value-type="float" office:value="16.9" calcext:value-type="float">
            <text:p>16.9</text:p>
          </table:table-cell>
          <table:table-cell office:value-type="float" office:value="273.8" calcext:value-type="float">
            <text:p>273.8</text:p>
          </table:table-cell>
          <table:table-cell office:value-type="float" office:value="10" calcext:value-type="float">
            <text:p>10</text:p>
          </table:table-cell>
          <table:table-cell office:value-type="float" office:value="2737.8" calcext:value-type="float">
            <text:p>2737.8</text:p>
          </table:table-cell>
          <table:table-cell office:value-type="float" office:value="2.7378" calcext:value-type="float">
            <text:p>2.7378</text:p>
          </table:table-cell>
          <table:table-cell office:value-type="float" office:value="1.098" calcext:value-type="float">
            <text:p>1.098</text:p>
          </table:table-cell>
          <table:table-cell office:value-type="float" office:value="0.4011" calcext:value-type="float">
            <text:p>0.4011</text:p>
          </table:table-cell>
          <table:table-cell office:value-type="float" office:value="63.17" calcext:value-type="float">
            <text:p>63.17</text:p>
          </table:table-cell>
          <table:table-cell office:value-type="float" office:value="40.54" calcext:value-type="float">
            <text:p>40.54</text:p>
          </table:table-cell>
          <table:table-cell office:value-type="float" office:value="85.71" calcext:value-type="float">
            <text:p>85.71</text:p>
          </table:table-cell>
          <table:table-cell office:value-type="float" office:value="8.57" calcext:value-type="float">
            <text:p>8.57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.7</text:p>
          </table:table-cell>
          <table:table-cell office:value-type="float" office:value="11" calcext:value-type="float">
            <text:p>11</text:p>
          </table:table-cell>
          <table:table-cell office:value-type="float" office:value="4334" calcext:value-type="float">
            <text:p>4334</text:p>
          </table:table-cell>
          <table:table-cell office:value-type="float" office:value="4.334" calcext:value-type="float">
            <text:p>4.334</text:p>
          </table:table-cell>
          <table:table-cell office:value-type="float" office:value="2.5633" calcext:value-type="float">
            <text:p>2.5633</text:p>
          </table:table-cell>
          <table:table-cell office:value-type="float" office:value="0.5914" calcext:value-type="float">
            <text:p>0.5914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5.9" calcext:value-type="float">
            <text:p>15.9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2575.8" calcext:value-type="float">
            <text:p>2575.8</text:p>
          </table:table-cell>
          <table:table-cell office:value-type="float" office:value="2.5758" calcext:value-type="float">
            <text:p>2.5758</text:p>
          </table:table-cell>
          <table:table-cell office:value-type="float" office:value="1.0605" calcext:value-type="float">
            <text:p>1.0605</text:p>
          </table:table-cell>
          <table:table-cell office:value-type="float" office:value="0.4117" calcext:value-type="float">
            <text:p>0.4117</text:p>
          </table:table-cell>
          <table:table-cell office:value-type="float" office:value="59.43" calcext:value-type="float">
            <text:p>59.43</text:p>
          </table:table-cell>
          <table:table-cell office:value-type="float" office:value="41.37" calcext:value-type="float">
            <text:p>41.3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XER</text:p>
          </table:table-cell>
          <table:table-cell/>
          <table:table-cell office:value-type="string" calcext:value-type="string">
            <text:p>2Bx</text:p>
          </table:table-cell>
          <table:table-cell office:value-type="float" office:value="20.4" calcext:value-type="float">
            <text:p>20.4</text:p>
          </table:table-cell>
          <table:table-cell office:value-type="float" office:value="18.7" calcext:value-type="float">
            <text:p>18.7</text:p>
          </table:table-cell>
          <table:table-cell office:value-type="float" office:value="12.2" calcext:value-type="float">
            <text:p>12.2</text:p>
          </table:table-cell>
          <table:table-cell office:value-type="float" office:value="4654.1" calcext:value-type="float">
            <text:p>4654.1</text:p>
          </table:table-cell>
          <table:table-cell office:value-type="float" office:value="4.6541" calcext:value-type="float">
            <text:p>4.6541</text:p>
          </table:table-cell>
          <table:table-cell office:value-type="float" office:value="2.7094" calcext:value-type="float">
            <text:p>2.7094</text:p>
          </table:table-cell>
          <table:table-cell office:value-type="float" office:value="0.5822" calcext:value-type="float">
            <text:p>0.5822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4.9" calcext:value-type="float">
            <text:p>14.9</text:p>
          </table:table-cell>
          <table:table-cell office:value-type="float" office:value="251.8" calcext:value-type="float">
            <text:p>251.8</text:p>
          </table:table-cell>
          <table:table-cell office:value-type="float" office:value="11" calcext:value-type="float">
            <text:p>11</text:p>
          </table:table-cell>
          <table:table-cell office:value-type="float" office:value="2769.91" calcext:value-type="float">
            <text:p>2769.91</text:p>
          </table:table-cell>
          <table:table-cell office:value-type="float" office:value="2.7699" calcext:value-type="float">
            <text:p>2.7699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3763" calcext:value-type="float">
            <text:p>0.3763</text:p>
          </table:table-cell>
          <table:table-cell office:value-type="float" office:value="59.52" calcext:value-type="float">
            <text:p>59.52</text:p>
          </table:table-cell>
          <table:table-cell office:value-type="float" office:value="38.47" calcext:value-type="float">
            <text:p>38.47</text:p>
          </table:table-cell>
          <table:table-cell office:value-type="float" office:value="89.55" calcext:value-type="float">
            <text:p>89.55</text:p>
          </table:table-cell>
          <table:table-cell office:value-type="float" office:value="5.97" calcext:value-type="float">
            <text:p>5.97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office:value-type="float" office:value="20.4" calcext:value-type="float">
            <text:p>20.4</text:p>
          </table:table-cell>
          <table:table-cell office:value-type="float" office:value="18.7" calcext:value-type="float">
            <text:p>18.7</text:p>
          </table:table-cell>
          <table:table-cell office:value-type="float" office:value="11.5" calcext:value-type="float">
            <text:p>11.5</text:p>
          </table:table-cell>
          <table:table-cell office:value-type="float" office:value="4387" calcext:value-type="float">
            <text:p>4387</text:p>
          </table:table-cell>
          <table:table-cell office:value-type="float" office:value="4.387" calcext:value-type="float">
            <text:p>4.387</text:p>
          </table:table-cell>
          <table:table-cell office:value-type="float" office:value="2.3667" calcext:value-type="float">
            <text:p>2.3667</text:p>
          </table:table-cell>
          <table:table-cell office:value-type="float" office:value="0.5395" calcext:value-type="float">
            <text:p>0.5395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1" calcext:value-type="float">
            <text:p>15.1</text:p>
          </table:table-cell>
          <table:table-cell office:value-type="float" office:value="253.5" calcext:value-type="float">
            <text:p>253.5</text:p>
          </table:table-cell>
          <table:table-cell office:value-type="float" office:value="15" calcext:value-type="float">
            <text:p>15</text:p>
          </table:table-cell>
          <table:table-cell office:value-type="float" office:value="3827.85" calcext:value-type="float">
            <text:p>3827.85</text:p>
          </table:table-cell>
          <table:table-cell office:value-type="float" office:value="3.8279" calcext:value-type="float">
            <text:p>3.827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2379" calcext:value-type="float">
            <text:p>0.2379</text:p>
          </table:table-cell>
          <table:table-cell office:value-type="float" office:value="87.25" calcext:value-type="float">
            <text:p>87.25</text:p>
          </table:table-cell>
          <table:table-cell office:value-type="float" office:value="38.48" calcext:value-type="float">
            <text:p>38.48</text:p>
          </table:table-cell>
          <table:table-cell office:value-type="float" office:value="88.89" calcext:value-type="float">
            <text:p>88.89</text:p>
          </table:table-cell>
          <table:table-cell office:value-type="float" office:value="6.67" calcext:value-type="float">
            <text:p>6.67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ZIZ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1Bx</text:p>
          </table:table-cell>
          <table:table-cell office:value-type="float" office:value="13.3" calcext:value-type="float">
            <text:p>13.3</text:p>
          </table:table-cell>
          <table:table-cell office:value-type="float" office:value="7.2" calcext:value-type="float">
            <text:p>7.2</text:p>
          </table:table-cell>
          <table:table-cell office:value-type="float" office:value="13.2" calcext:value-type="float">
            <text:p>13.2</text:p>
          </table:table-cell>
          <table:table-cell office:value-type="float" office:value="1264" calcext:value-type="float">
            <text:p>1264</text:p>
          </table:table-cell>
          <table:table-cell office:value-type="float" office:value="1.264" calcext:value-type="float">
            <text:p>1.26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406" calcext:value-type="float">
            <text:p>0.7406</text:p>
          </table:table-cell>
          <table:table-cell office:value-type="float" office:value="11.1" calcext:value-type="float">
            <text:p>11.1</text:p>
          </table:table-cell>
          <table:table-cell office:value-type="float" office:value="7" calcext:value-type="float">
            <text:p>7</text:p>
          </table:table-cell>
          <table:table-cell office:value-type="float" office:value="77.7" calcext:value-type="float">
            <text:p>77.7</text:p>
          </table:table-cell>
          <table:table-cell office:value-type="float" office:value="12.6" calcext:value-type="float">
            <text:p>12.6</text:p>
          </table:table-cell>
          <table:table-cell office:value-type="float" office:value="979.02" calcext:value-type="float">
            <text:p>979.02</text:p>
          </table:table-cell>
          <table:table-cell office:value-type="float" office:value="0.979" calcext:value-type="float">
            <text:p>0.979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574" calcext:value-type="float">
            <text:p>0.5574</text:p>
          </table:table-cell>
          <table:table-cell office:value-type="float" office:value="77.45" calcext:value-type="float">
            <text:p>77.45</text:p>
          </table:table-cell>
          <table:table-cell office:value-type="float" office:value="55.61" calcext:value-type="float">
            <text:p>55.6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4.55" calcext:value-type="float">
            <text:p>4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y</text:p>
          </table:table-cell>
          <table:table-cell office:value-type="float" office:value="13.3" calcext:value-type="float">
            <text:p>13.3</text:p>
          </table:table-cell>
          <table:table-cell office:value-type="float" office:value="6.5" calcext:value-type="float">
            <text:p>6.5</text:p>
          </table:table-cell>
          <table:table-cell office:value-type="float" office:value="13.2" calcext:value-type="float">
            <text:p>13.2</text:p>
          </table:table-cell>
          <table:table-cell office:value-type="float" office:value="1141.1" calcext:value-type="float">
            <text:p>1141.1</text:p>
          </table:table-cell>
          <table:table-cell office:value-type="float" office:value="1.1411" calcext:value-type="float">
            <text:p>1.1411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7027" calcext:value-type="float">
            <text:p>0.7027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144.3" calcext:value-type="float">
            <text:p>144.3</text:p>
          </table:table-cell>
          <table:table-cell office:value-type="float" office:value="13" calcext:value-type="float">
            <text:p>13</text:p>
          </table:table-cell>
          <table:table-cell office:value-type="float" office:value="880.23" calcext:value-type="float">
            <text:p>880.23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512" calcext:value-type="float">
            <text:p>0.512</text:p>
          </table:table-cell>
          <table:table-cell office:value-type="float" office:value="77.14" calcext:value-type="float">
            <text:p>77.14</text:p>
          </table:table-cell>
          <table:table-cell office:value-type="float" office:value="56.2" calcext:value-type="float">
            <text:p>56.2</text:p>
          </table:table-cell>
          <table:table-cell office:value-type="float" office:value="62.5" calcext:value-type="float">
            <text:p>62.5</text:p>
          </table:table-cell>
          <table:table-cell office:value-type="float" office:value="21.88" calcext:value-type="float">
            <text:p>21.88</text:p>
          </table:table-cell>
          <table:table-cell office:value-type="float" office:value="15.63" calcext:value-type="float">
            <text:p>15.63</text:p>
          </table:table-cell>
        </table:table-row>
        <table:table-row table:style-name="ro1">
          <table:table-cell office:value-type="string" calcext:value-type="string">
            <text:p>ZIZ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2Bx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5.5" calcext:value-type="float">
            <text:p>5.5</text:p>
          </table:table-cell>
          <table:table-cell office:value-type="float" office:value="1140.5" calcext:value-type="float">
            <text:p>1140.5</text:p>
          </table:table-cell>
          <table:table-cell office:value-type="float" office:value="1.1405" calcext:value-type="float">
            <text:p>1.1405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7585" calcext:value-type="float">
            <text:p>0.7585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11.9" calcext:value-type="float">
            <text:p>11.9</text:p>
          </table:table-cell>
          <table:table-cell office:value-type="float" office:value="145.2" calcext:value-type="float">
            <text:p>145.2</text:p>
          </table:table-cell>
          <table:table-cell office:value-type="float" office:value="5.2" calcext:value-type="float">
            <text:p>5.2</text:p>
          </table:table-cell>
          <table:table-cell office:value-type="float" office:value="754.936" calcext:value-type="float">
            <text:p>754.936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5196" calcext:value-type="float">
            <text:p>0.5196</text:p>
          </table:table-cell>
          <table:table-cell office:value-type="float" office:value="66.19" calcext:value-type="float">
            <text:p>66.19</text:p>
          </table:table-cell>
          <table:table-cell office:value-type="float" office:value="45.35" calcext:value-type="float">
            <text:p>45.35</text:p>
          </table:table-cell>
          <table:table-cell office:value-type="float" office:value="88.24" calcext:value-type="float">
            <text:p>88.24</text:p>
          </table:table-cell>
          <table:table-cell table:number-columns-repeated="2" office:value-type="float" office:value="5.88" calcext:value-type="float">
            <text:p>5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By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7.1" calcext:value-type="float">
            <text:p>7.1</text:p>
          </table:table-cell>
          <table:table-cell office:value-type="float" office:value="1472.3" calcext:value-type="float">
            <text:p>1472.3</text:p>
          </table:table-cell>
          <table:table-cell office:value-type="float" office:value="1.4723" calcext:value-type="float">
            <text:p>1.4723</text:p>
          </table:table-cell>
          <table:table-cell office:value-type="float" office:value="1.067" calcext:value-type="float">
            <text:p>1.067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9" calcext:value-type="float">
            <text:p>11.9</text:p>
          </table:table-cell>
          <table:table-cell office:value-type="float" office:value="82.8" calcext:value-type="float">
            <text:p>82.8</text:p>
          </table:table-cell>
          <table:table-cell office:value-type="float" office:value="6.9" calcext:value-type="float">
            <text:p>6.9</text:p>
          </table:table-cell>
          <table:table-cell office:value-type="float" office:value="985.32" calcext:value-type="float">
            <text:p>985.32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4765" calcext:value-type="float">
            <text:p>0.4765</text:p>
          </table:table-cell>
          <table:table-cell office:value-type="float" office:value="66.93" calcext:value-type="float">
            <text:p>66.93</text:p>
          </table:table-cell>
          <table:table-cell office:value-type="float" office:value="44" calcext:value-type="float">
            <text:p>44</text:p>
          </table:table-cell>
          <table:table-cell office:value-type="float" office:value="92.59" calcext:value-type="float">
            <text:p>92.59</text:p>
          </table:table-cell>
          <table:table-cell table:number-columns-repeated="2" office:value-type="float" office:value="3.7" calcext:value-type="float">
            <text:p>3.7</text:p>
          </table:table-cell>
        </table:table-row>
      </table:table>
      <table:table table:name="400°C " table:style-name="ta1">
        <table:table-column table:style-name="co18" table:number-columns-repeated="2" table:default-cell-style-name="Default"/>
        <table:table-column table:style-name="co31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0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TLS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Vol. mm3</text:p>
          </table:table-cell>
          <table:table-cell office:value-type="string" calcext:value-type="string">
            <text:p>Vol cm3</text:p>
          </table:table-cell>
          <table:table-cell office:value-type="string" calcext:value-type="string">
            <text:p>Weight g</text:p>
          </table:table-cell>
          <table:table-cell office:value-type="string" calcext:value-type="string">
            <text:p>Density g/cm3</text:p>
          </table:table-cell>
          <table:table-cell/>
          <table:table-cell office:value-type="string" calcext:value-type="string">
            <text:p>TLS</text:p>
          </table:table-cell>
          <table:table-cell office:value-type="string" calcext:value-type="string">
            <text:p>RL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Vol mm3</text:p>
          </table:table-cell>
          <table:table-cell office:value-type="string" calcext:value-type="string">
            <text:p>Vol cm3</text:p>
          </table:table-cell>
          <table:table-cell office:value-type="string" calcext:value-type="string">
            <text:p>Weight (charc)</text:p>
          </table:table-cell>
          <table:table-cell office:value-type="string" calcext:value-type="string">
            <text:p>Density charc</text:p>
          </table:table-cell>
          <table:table-cell office:value-type="string" calcext:value-type="string">
            <text:p>Δ volume</text:p>
          </table:table-cell>
          <table:table-cell office:value-type="string" calcext:value-type="string">
            <text:p>Δ weight</text:p>
          </table:table-cell>
          <table:table-cell office:value-type="string" calcext:value-type="string">
            <text:p>fr &gt;2 mm</text:p>
          </table:table-cell>
          <table:table-cell office:value-type="string" calcext:value-type="string">
            <text:p>fr &gt;1 mm</text:p>
          </table:table-cell>
          <table:table-cell office:value-type="string" calcext:value-type="string">
            <text:p>fr &lt;1 mm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x</text:p>
          </table:table-cell>
          <table:table-cell office:value-type="float" office:value="10.8" calcext:value-type="float">
            <text:p>10.8</text:p>
          </table:table-cell>
          <table:table-cell office:value-type="float" office:value="8.7" calcext:value-type="float">
            <text:p>8.7</text:p>
          </table:table-cell>
          <table:table-cell office:value-type="float" office:value="13.5" calcext:value-type="float">
            <text:p>13.5</text:p>
          </table:table-cell>
          <table:table-cell office:value-type="float" office:value="1268.5" calcext:value-type="float">
            <text:p>1268.5</text:p>
          </table:table-cell>
          <table:table-cell office:value-type="float" office:value="1.2685" calcext:value-type="float">
            <text:p>1.2685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714" calcext:value-type="float">
            <text:p>0.71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0.8" calcext:value-type="float">
            <text:p>10.8</text:p>
          </table:table-cell>
          <table:table-cell office:value-type="float" office:value="8.7" calcext:value-type="float">
            <text:p>8.7</text:p>
          </table:table-cell>
          <table:table-cell office:value-type="float" office:value="15" calcext:value-type="float">
            <text:p>15</text:p>
          </table:table-cell>
          <table:table-cell office:value-type="float" office:value="1409.4" calcext:value-type="float">
            <text:p>1409.4</text:p>
          </table:table-cell>
          <table:table-cell office:value-type="float" office:value="1.4094" calcext:value-type="float">
            <text:p>1.4094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6894" calcext:value-type="float">
            <text:p>0.6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Cx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12" calcext:value-type="float">
            <text:p>1512</text:p>
          </table:table-cell>
          <table:table-cell office:value-type="float" office:value="1.512" calcext:value-type="float">
            <text:p>1.512</text:p>
          </table:table-cell>
          <table:table-cell office:value-type="float" office:value="1.1201" calcext:value-type="float">
            <text:p>1.1201</text:p>
          </table:table-cell>
          <table:table-cell office:value-type="float" office:value="0.7408" calcext:value-type="float">
            <text:p>0.74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1458" calcext:value-type="float">
            <text:p>1458</text:p>
          </table:table-cell>
          <table:table-cell office:value-type="float" office:value="1.458" calcext:value-type="float">
            <text:p>1.458</text:p>
          </table:table-cell>
          <table:table-cell office:value-type="float" office:value="1.0881" calcext:value-type="float">
            <text:p>1.0881</text:p>
          </table:table-cell>
          <table:table-cell office:value-type="float" office:value="0.7463" calcext:value-type="float">
            <text:p>0.7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x</text:p>
          </table:table-cell>
          <table:table-cell office:value-type="float" office:value="13.2" calcext:value-type="float">
            <text:p>13.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78" calcext:value-type="float">
            <text:p>2178</text:p>
          </table:table-cell>
          <table:table-cell office:value-type="float" office:value="2.178" calcext:value-type="float">
            <text:p>2.178</text:p>
          </table:table-cell>
          <table:table-cell office:value-type="float" office:value="1.6207" calcext:value-type="float">
            <text:p>1.6207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7446" calcext:value-type="float">
            <text:p>0.7446</text:p>
          </table:table-cell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66.6" calcext:value-type="float">
            <text:p>166.6</text:p>
          </table:table-cell>
          <table:table-cell office:value-type="float" office:value="12.1" calcext:value-type="float">
            <text:p>12.1</text:p>
          </table:table-cell>
          <table:table-cell office:value-type="float" office:value="2015.9" calcext:value-type="float">
            <text:p>2015.9</text:p>
          </table:table-cell>
          <table:table-cell office:value-type="float" office:value="2.0159" calcext:value-type="float">
            <text:p>2.0159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209" calcext:value-type="float">
            <text:p>0.209</text:p>
          </table:table-cell>
          <table:table-cell office:value-type="float" office:value="92.5555555555556" calcext:value-type="float">
            <text:p>92.5555555555556</text:p>
          </table:table-cell>
          <table:table-cell office:value-type="float" office:value="25.9949404578269" calcext:value-type="float">
            <text:p>25.9949404578269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8.33" calcext:value-type="float">
            <text:p>8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3.2" calcext:value-type="float">
            <text:p>13.2</text:p>
          </table:table-cell>
          <table:table-cell office:value-type="float" office:value="11" calcext:value-type="float">
            <text:p>11</text:p>
          </table:table-cell>
          <table:table-cell office:value-type="float" office:value="17.9" calcext:value-type="float">
            <text:p>17.9</text:p>
          </table:table-cell>
          <table:table-cell office:value-type="float" office:value="2599.1" calcext:value-type="float">
            <text:p>2599.1</text:p>
          </table:table-cell>
          <table:table-cell office:value-type="float" office:value="2.5991" calcext:value-type="float">
            <text:p>2.5991</text:p>
          </table:table-cell>
          <table:table-cell office:value-type="float" office:value="2.0134" calcext:value-type="float">
            <text:p>2.0134</text:p>
          </table:table-cell>
          <table:table-cell office:value-type="float" office:value="0.7747" calcext:value-type="float">
            <text:p>0.7747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office:value-type="float" office:value="216.1" calcext:value-type="float">
            <text:p>216.1</text:p>
          </table:table-cell>
          <table:table-cell office:value-type="float" office:value="14.9" calcext:value-type="float">
            <text:p>14.9</text:p>
          </table:table-cell>
          <table:table-cell office:value-type="float" office:value="2592.6" calcext:value-type="float">
            <text:p>2592.6</text:p>
          </table:table-cell>
          <table:table-cell office:value-type="float" office:value="2.5926" calcext:value-type="float">
            <text:p>2.5926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158" calcext:value-type="float">
            <text:p>0.158</text:p>
          </table:table-cell>
          <table:table-cell office:value-type="float" office:value="99.7506810102036" calcext:value-type="float">
            <text:p>99.7506810102036</text:p>
          </table:table-cell>
          <table:table-cell office:value-type="float" office:value="20.3486639515248" calcext:value-type="float">
            <text:p>20.3486639515248</text:p>
          </table:table-cell>
          <table:table-cell office:value-type="float" office:value="84.75" calcext:value-type="float">
            <text:p>84.75</text:p>
          </table:table-cell>
          <table:table-cell office:value-type="float" office:value="8.47" calcext:value-type="float">
            <text:p>8.47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x</text:p>
          </table:table-cell>
          <table:table-cell office:value-type="float" office:value="9.2" calcext:value-type="float">
            <text:p>9.2</text:p>
          </table:table-cell>
          <table:table-cell office:value-type="float" office:value="18" calcext:value-type="float">
            <text:p>18</text:p>
          </table:table-cell>
          <table:table-cell office:value-type="float" office:value="17.8" calcext:value-type="float">
            <text:p>17.8</text:p>
          </table:table-cell>
          <table:table-cell office:value-type="float" office:value="2947.7" calcext:value-type="float">
            <text:p>2947.7</text:p>
          </table:table-cell>
          <table:table-cell office:value-type="float" office:value="2.9477" calcext:value-type="float">
            <text:p>2.9477</text:p>
          </table:table-cell>
          <table:table-cell office:value-type="float" office:value="2.0117" calcext:value-type="float">
            <text:p>2.0117</text:p>
          </table:table-cell>
          <table:table-cell office:value-type="float" office:value="0.6825" calcext:value-type="float">
            <text:p>0.68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.5</text:p>
          </table:table-cell>
          <table:table-cell office:value-type="float" office:value="225" calcext:value-type="float">
            <text:p>225</text:p>
          </table:table-cell>
          <table:table-cell office:value-type="float" office:value="10.2" calcext:value-type="float">
            <text:p>10.2</text:p>
          </table:table-cell>
          <table:table-cell office:value-type="float" office:value="2295" calcext:value-type="float">
            <text:p>2295</text:p>
          </table:table-cell>
          <table:table-cell office:value-type="float" office:value="2.295" calcext:value-type="float">
            <text:p>2.295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2372" calcext:value-type="float">
            <text:p>0.2372</text:p>
          </table:table-cell>
          <table:table-cell office:value-type="float" office:value="77.8578407425501" calcext:value-type="float">
            <text:p>77.8578407425501</text:p>
          </table:table-cell>
          <table:table-cell office:value-type="float" office:value="27.0567181985386" calcext:value-type="float">
            <text:p>27.0567181985386</text:p>
          </table:table-cell>
          <table:table-cell office:value-type="float" office:value="84.34" calcext:value-type="float">
            <text:p>84.34</text:p>
          </table:table-cell>
          <table:table-cell office:value-type="float" office:value="9.64" calcext:value-type="float">
            <text:p>9.64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1.1" calcext:value-type="float">
            <text:p>11.1</text:p>
          </table:table-cell>
          <table:table-cell office:value-type="float" office:value="18" calcext:value-type="float">
            <text:p>18</text:p>
          </table:table-cell>
          <table:table-cell office:value-type="float" office:value="17.8" calcext:value-type="float">
            <text:p>17.8</text:p>
          </table:table-cell>
          <table:table-cell office:value-type="float" office:value="3556.4" calcext:value-type="float">
            <text:p>3556.4</text:p>
          </table:table-cell>
          <table:table-cell office:value-type="float" office:value="3.5564" calcext:value-type="float">
            <text:p>3.5564</text:p>
          </table:table-cell>
          <table:table-cell office:value-type="float" office:value="2.7641" calcext:value-type="float">
            <text:p>2.7641</text:p>
          </table:table-cell>
          <table:table-cell office:value-type="float" office:value="0.7772" calcext:value-type="float">
            <text:p>0.77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1" calcext:value-type="float">
            <text:p>9.1</text:p>
          </table:table-cell>
          <table:table-cell office:value-type="float" office:value="273.6" calcext:value-type="float">
            <text:p>273.6</text:p>
          </table:table-cell>
          <table:table-cell office:value-type="float" office:value="15.2" calcext:value-type="float">
            <text:p>15.2</text:p>
          </table:table-cell>
          <table:table-cell office:value-type="float" office:value="2489.8" calcext:value-type="float">
            <text:p>2489.8</text:p>
          </table:table-cell>
          <table:table-cell office:value-type="float" office:value="2.4898" calcext:value-type="float">
            <text:p>2.4898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3004" calcext:value-type="float">
            <text:p>0.3004</text:p>
          </table:table-cell>
          <table:table-cell office:value-type="float" office:value="70.0070857374228" calcext:value-type="float">
            <text:p>70.0070857374228</text:p>
          </table:table-cell>
          <table:table-cell office:value-type="float" office:value="27.0540139647625" calcext:value-type="float">
            <text:p>27.0540139647625</text:p>
          </table:table-cell>
          <table:table-cell office:value-type="float" office:value="81.08" calcext:value-type="float">
            <text:p>81.08</text:p>
          </table:table-cell>
          <table:table-cell office:value-type="float" office:value="10.81" calcext:value-type="float">
            <text:p>10.81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Cx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11.4" calcext:value-type="float">
            <text:p>11.4</text:p>
          </table:table-cell>
          <table:table-cell office:value-type="float" office:value="2314.9" calcext:value-type="float">
            <text:p>2314.9</text:p>
          </table:table-cell>
          <table:table-cell office:value-type="float" office:value="2.3149" calcext:value-type="float">
            <text:p>2.3149</text:p>
          </table:table-cell>
          <table:table-cell office:value-type="float" office:value="1.0181" calcext:value-type="float">
            <text:p>1.018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4426" calcext:value-type="float">
            <text:p>0.4426</text:p>
          </table:table-cell>
          <table:table-cell office:value-type="float" office:value="13.2" calcext:value-type="float">
            <text:p>13.2</text:p>
          </table:table-cell>
          <table:table-cell office:value-type="float" office:value="12.1" calcext:value-type="float">
            <text:p>12.1</text:p>
          </table:table-cell>
          <table:table-cell office:value-type="float" office:value="159.7" calcext:value-type="float">
            <text:p>159.7</text:p>
          </table:table-cell>
          <table:table-cell office:value-type="float" office:value="10.1" calcext:value-type="float">
            <text:p>10.1</text:p>
          </table:table-cell>
          <table:table-cell office:value-type="float" office:value="1613.2" calcext:value-type="float">
            <text:p>1613.2</text:p>
          </table:table-cell>
          <table:table-cell office:value-type="float" office:value="1.6132" calcext:value-type="float">
            <text:p>1.6132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238" calcext:value-type="float">
            <text:p>0.1238</text:p>
          </table:table-cell>
          <table:table-cell office:value-type="float" office:value="69.6869475965102" calcext:value-type="float">
            <text:p>69.6869475965102</text:p>
          </table:table-cell>
          <table:table-cell office:value-type="float" office:value="19.6149690600138" calcext:value-type="float">
            <text:p>19.6149690600138</text:p>
          </table:table-cell>
          <table:table-cell office:value-type="float" office:value="86.96" calcext:value-type="float">
            <text:p>86.96</text:p>
          </table:table-cell>
          <table:table-cell office:value-type="float" office:value="4.35" calcext:value-type="float">
            <text:p>4.35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1969.7" calcext:value-type="float">
            <text:p>1969.7</text:p>
          </table:table-cell>
          <table:table-cell office:value-type="float" office:value="1.9697" calcext:value-type="float">
            <text:p>1.9697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4465" calcext:value-type="float">
            <text:p>0.446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3.1" calcext:value-type="float">
            <text:p>13.1</text:p>
          </table:table-cell>
          <table:table-cell office:value-type="float" office:value="114.8" calcext:value-type="float">
            <text:p>114.8</text:p>
          </table:table-cell>
          <table:table-cell office:value-type="float" office:value="8.5" calcext:value-type="float">
            <text:p>8.5</text:p>
          </table:table-cell>
          <table:table-cell office:value-type="float" office:value="1503.2" calcext:value-type="float">
            <text:p>1503.2</text:p>
          </table:table-cell>
          <table:table-cell office:value-type="float" office:value="1.5032" calcext:value-type="float">
            <text:p>1.5032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1332" calcext:value-type="float">
            <text:p>0.1332</text:p>
          </table:table-cell>
          <table:table-cell office:value-type="float" office:value="76.3181569410697" calcext:value-type="float">
            <text:p>76.3181569410697</text:p>
          </table:table-cell>
          <table:table-cell office:value-type="float" office:value="22.7768933363657" calcext:value-type="float">
            <text:p>22.7768933363657</text:p>
          </table:table-cell>
          <table:table-cell office:value-type="float" office:value="55.56" calcext:value-type="float">
            <text:p>55.56</text:p>
          </table:table-cell>
          <table:table-cell office:value-type="float" office:value="25" calcext:value-type="float">
            <text:p>25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Cx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3.9" calcext:value-type="float">
            <text:p>13.9</text:p>
          </table:table-cell>
          <table:table-cell office:value-type="float" office:value="2942.6" calcext:value-type="float">
            <text:p>2942.6</text:p>
          </table:table-cell>
          <table:table-cell office:value-type="float" office:value="2.9426" calcext:value-type="float">
            <text:p>2.9426</text:p>
          </table:table-cell>
          <table:table-cell office:value-type="float" office:value="1.248" calcext:value-type="float">
            <text:p>1.248</text:p>
          </table:table-cell>
          <table:table-cell office:value-type="float" office:value="0.4241" calcext:value-type="float">
            <text:p>0.4241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11.9" calcext:value-type="float">
            <text:p>11.9</text:p>
          </table:table-cell>
          <table:table-cell office:value-type="float" office:value="152.3" calcext:value-type="float">
            <text:p>152.3</text:p>
          </table:table-cell>
          <table:table-cell office:value-type="float" office:value="10.5" calcext:value-type="float">
            <text:p>10.5</text:p>
          </table:table-cell>
          <table:table-cell office:value-type="float" office:value="1599.4" calcext:value-type="float">
            <text:p>1599.4</text:p>
          </table:table-cell>
          <table:table-cell office:value-type="float" office:value="1.5994" calcext:value-type="float">
            <text:p>1.5994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107" calcext:value-type="float">
            <text:p>0.107</text:p>
          </table:table-cell>
          <table:table-cell office:value-type="float" office:value="54.3513795482273" calcext:value-type="float">
            <text:p>54.3513795482273</text:p>
          </table:table-cell>
          <table:table-cell office:value-type="float" office:value="13.7099358974359" calcext:value-type="float">
            <text:p>13.709935897435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2.1" calcext:value-type="float">
            <text:p>12.1</text:p>
          </table:table-cell>
          <table:table-cell office:value-type="float" office:value="2561.6" calcext:value-type="float">
            <text:p>2561.6</text:p>
          </table:table-cell>
          <table:table-cell office:value-type="float" office:value="2.5616" calcext:value-type="float">
            <text:p>2.5616</text:p>
          </table:table-cell>
          <table:table-cell office:value-type="float" office:value="1.1782" calcext:value-type="float">
            <text:p>1.1782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3.1" calcext:value-type="float">
            <text:p>13.1</text:p>
          </table:table-cell>
          <table:table-cell office:value-type="float" office:value="163.9" calcext:value-type="float">
            <text:p>163.9</text:p>
          </table:table-cell>
          <table:table-cell office:value-type="float" office:value="11" calcext:value-type="float">
            <text:p>11</text:p>
          </table:table-cell>
          <table:table-cell office:value-type="float" office:value="2147.1" calcext:value-type="float">
            <text:p>2147.1</text:p>
          </table:table-cell>
          <table:table-cell office:value-type="float" office:value="2.1471" calcext:value-type="float">
            <text:p>2.1471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1198" calcext:value-type="float">
            <text:p>0.1198</text:p>
          </table:table-cell>
          <table:table-cell office:value-type="float" office:value="83.8192983209516" calcext:value-type="float">
            <text:p>83.8192983209516</text:p>
          </table:table-cell>
          <table:table-cell office:value-type="float" office:value="21.8383975555933" calcext:value-type="float">
            <text:p>21.83839755559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Cx</text:p>
          </table:table-cell>
          <table:table-cell office:value-type="float" office:value="19.8" calcext:value-type="float">
            <text:p>19.8</text:p>
          </table:table-cell>
          <table:table-cell office:value-type="float" office:value="16.7" calcext:value-type="float">
            <text:p>16.7</text:p>
          </table:table-cell>
          <table:table-cell office:value-type="float" office:value="11" calcext:value-type="float">
            <text:p>11</text:p>
          </table:table-cell>
          <table:table-cell office:value-type="float" office:value="3637.3" calcext:value-type="float">
            <text:p>3637.3</text:p>
          </table:table-cell>
          <table:table-cell office:value-type="float" office:value="3.6373" calcext:value-type="float">
            <text:p>3.6373</text:p>
          </table:table-cell>
          <table:table-cell office:value-type="float" office:value="2.693" calcext:value-type="float">
            <text:p>2.693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79" calcext:value-type="float">
            <text:p>0.779</text:p>
          </table:table-cell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286.2" calcext:value-type="float">
            <text:p>286.2</text:p>
          </table:table-cell>
          <table:table-cell office:value-type="float" office:value="9.1" calcext:value-type="float">
            <text:p>9.1</text:p>
          </table:table-cell>
          <table:table-cell office:value-type="float" office:value="2604.4" calcext:value-type="float">
            <text:p>2604.4</text:p>
          </table:table-cell>
          <table:table-cell office:value-type="float" office:value="2.6044" calcext:value-type="float">
            <text:p>2.6044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2682" calcext:value-type="float">
            <text:p>0.2682</text:p>
          </table:table-cell>
          <table:table-cell office:value-type="float" office:value="71.603899638739" calcext:value-type="float">
            <text:p>71.603899638739</text:p>
          </table:table-cell>
          <table:table-cell office:value-type="float" office:value="25.9413293724471" calcext:value-type="float">
            <text:p>25.9413293724471</text:p>
          </table:table-cell>
          <table:table-cell office:value-type="float" office:value="78.13" calcext:value-type="float">
            <text:p>78.13</text:p>
          </table:table-cell>
          <table:table-cell office:value-type="float" office:value="12.5" calcext:value-type="float">
            <text:p>12.5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9.8" calcext:value-type="float">
            <text:p>19.8</text:p>
          </table:table-cell>
          <table:table-cell office:value-type="float" office:value="16.7" calcext:value-type="float">
            <text:p>16.7</text:p>
          </table:table-cell>
          <table:table-cell office:value-type="float" office:value="10.5" calcext:value-type="float">
            <text:p>10.5</text:p>
          </table:table-cell>
          <table:table-cell office:value-type="float" office:value="3471.9" calcext:value-type="float">
            <text:p>3471.9</text:p>
          </table:table-cell>
          <table:table-cell office:value-type="float" office:value="3.4719" calcext:value-type="float">
            <text:p>3.4719</text:p>
          </table:table-cell>
          <table:table-cell office:value-type="float" office:value="2.7777" calcext:value-type="float">
            <text:p>2.777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17" calcext:value-type="float">
            <text:p>17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3077" calcext:value-type="float">
            <text:p>3077</text:p>
          </table:table-cell>
          <table:table-cell office:value-type="float" office:value="3.077" calcext:value-type="float">
            <text:p>3.077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2534" calcext:value-type="float">
            <text:p>0.2534</text:p>
          </table:table-cell>
          <table:table-cell office:value-type="float" office:value="88.6250586849389" calcext:value-type="float">
            <text:p>88.6250586849389</text:p>
          </table:table-cell>
          <table:table-cell office:value-type="float" office:value="28.066385858804" calcext:value-type="float">
            <text:p>28.066385858804</text:p>
          </table:table-cell>
          <table:table-cell office:value-type="float" office:value="92.31" calcext:value-type="float">
            <text:p>92.31</text:p>
          </table:table-cell>
          <table:table-cell office:value-type="float" office:value="3.08" calcext:value-type="float">
            <text:p>3.08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Cx</text:p>
          </table:table-cell>
          <table:table-cell office:value-type="float" office:value="19.2" calcext:value-type="float">
            <text:p>19.2</text:p>
          </table:table-cell>
          <table:table-cell office:value-type="float" office:value="16.4" calcext:value-type="float">
            <text:p>16.4</text:p>
          </table:table-cell>
          <table:table-cell office:value-type="float" office:value="9.9" calcext:value-type="float">
            <text:p>9.9</text:p>
          </table:table-cell>
          <table:table-cell office:value-type="float" office:value="3117.3" calcext:value-type="float">
            <text:p>3117.3</text:p>
          </table:table-cell>
          <table:table-cell office:value-type="float" office:value="3.1173" calcext:value-type="float">
            <text:p>3.1173</text:p>
          </table:table-cell>
          <table:table-cell office:value-type="float" office:value="2.3286" calcext:value-type="float">
            <text:p>2.3286</text:p>
          </table:table-cell>
          <table:table-cell office:value-type="float" office:value="0.747" calcext:value-type="float">
            <text:p>0.7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9.2" calcext:value-type="float">
            <text:p>19.2</text:p>
          </table:table-cell>
          <table:table-cell office:value-type="float" office:value="16.4" calcext:value-type="float">
            <text:p>16.4</text:p>
          </table:table-cell>
          <table:table-cell office:value-type="float" office:value="11.5" calcext:value-type="float">
            <text:p>11.5</text:p>
          </table:table-cell>
          <table:table-cell office:value-type="float" office:value="3621.1" calcext:value-type="float">
            <text:p>3621.1</text:p>
          </table:table-cell>
          <table:table-cell office:value-type="float" office:value="3.6211" calcext:value-type="float">
            <text:p>3.6211</text:p>
          </table:table-cell>
          <table:table-cell office:value-type="float" office:value="3.0003" calcext:value-type="float">
            <text:p>3.0003</text:p>
          </table:table-cell>
          <table:table-cell office:value-type="float" office:value="0.8286" calcext:value-type="float">
            <text:p>0.8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x</text:p>
          </table:table-cell>
          <table:table-cell office:value-type="float" office:value="18.1" calcext:value-type="float">
            <text:p>18.1</text:p>
          </table:table-cell>
          <table:table-cell office:value-type="float" office:value="16.8" calcext:value-type="float">
            <text:p>16.8</text:p>
          </table:table-cell>
          <table:table-cell office:value-type="float" office:value="15.8" calcext:value-type="float">
            <text:p>15.8</text:p>
          </table:table-cell>
          <table:table-cell office:value-type="float" office:value="4804.5" calcext:value-type="float">
            <text:p>4804.5</text:p>
          </table:table-cell>
          <table:table-cell office:value-type="float" office:value="4.8045" calcext:value-type="float">
            <text:p>4.8045</text:p>
          </table:table-cell>
          <table:table-cell office:value-type="float" office:value="3.7693" calcext:value-type="float">
            <text:p>3.7693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8051" calcext:value-type="float">
            <text:p>0.8051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  <table:table-cell office:value-type="float" office:value="251.2" calcext:value-type="float">
            <text:p>251.2</text:p>
          </table:table-cell>
          <table:table-cell office:value-type="float" office:value="12.6" calcext:value-type="float">
            <text:p>12.6</text:p>
          </table:table-cell>
          <table:table-cell office:value-type="float" office:value="3165.1" calcext:value-type="float">
            <text:p>3165.1</text:p>
          </table:table-cell>
          <table:table-cell office:value-type="float" office:value="3.1651" calcext:value-type="float">
            <text:p>3.1651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2487" calcext:value-type="float">
            <text:p>0.2487</text:p>
          </table:table-cell>
          <table:table-cell office:value-type="float" office:value="65.878732778516" calcext:value-type="float">
            <text:p>65.878732778516</text:p>
          </table:table-cell>
          <table:table-cell office:value-type="float" office:value="20.881861353567" calcext:value-type="float">
            <text:p>20.881861353567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4.55" calcext:value-type="float">
            <text:p>4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4.9" calcext:value-type="float">
            <text:p>14.9</text:p>
          </table:table-cell>
          <table:table-cell office:value-type="float" office:value="16.8" calcext:value-type="float">
            <text:p>16.8</text:p>
          </table:table-cell>
          <table:table-cell office:value-type="float" office:value="15.8" calcext:value-type="float">
            <text:p>15.8</text:p>
          </table:table-cell>
          <table:table-cell office:value-type="float" office:value="3955.1" calcext:value-type="float">
            <text:p>3955.1</text:p>
          </table:table-cell>
          <table:table-cell office:value-type="float" office:value="3.9551" calcext:value-type="float">
            <text:p>3.9551</text:p>
          </table:table-cell>
          <table:table-cell office:value-type="float" office:value="3.1958" calcext:value-type="float">
            <text:p>3.1958</text:p>
          </table:table-cell>
          <table:table-cell office:value-type="float" office:value="0.808" calcext:value-type="float">
            <text:p>0.808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200.1" calcext:value-type="float">
            <text:p>200.1</text:p>
          </table:table-cell>
          <table:table-cell office:value-type="float" office:value="13.8" calcext:value-type="float">
            <text:p>13.8</text:p>
          </table:table-cell>
          <table:table-cell office:value-type="float" office:value="2801.4" calcext:value-type="float">
            <text:p>2801.4</text:p>
          </table:table-cell>
          <table:table-cell office:value-type="float" office:value="2.8014" calcext:value-type="float">
            <text:p>2.8014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2851" calcext:value-type="float">
            <text:p>0.2851</text:p>
          </table:table-cell>
          <table:table-cell office:value-type="float" office:value="70.8308554923116" calcext:value-type="float">
            <text:p>70.8308554923116</text:p>
          </table:table-cell>
          <table:table-cell office:value-type="float" office:value="24.9921772326178" calcext:value-type="float">
            <text:p>24.9921772326178</text:p>
          </table:table-cell>
          <table:table-cell office:value-type="float" office:value="89.29" calcext:value-type="float">
            <text:p>89.29</text:p>
          </table:table-cell>
          <table:table-cell office:value-type="float" office:value="3.57" calcext:value-type="float">
            <text:p>3.57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Cx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14.7" calcext:value-type="float">
            <text:p>14.7</text:p>
          </table:table-cell>
          <table:table-cell office:value-type="float" office:value="3042.9" calcext:value-type="float">
            <text:p>3042.9</text:p>
          </table:table-cell>
          <table:table-cell office:value-type="float" office:value="3.0429" calcext:value-type="float">
            <text:p>3.0429</text:p>
          </table:table-cell>
          <table:table-cell office:value-type="float" office:value="2.5485" calcext:value-type="float">
            <text:p>2.5485</text:p>
          </table:table-cell>
          <table:table-cell office:value-type="float" office:value="0.8375" calcext:value-type="float">
            <text:p>0.83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.8" calcext:value-type="float">
            <text:p>15.8</text:p>
          </table:table-cell>
          <table:table-cell office:value-type="float" office:value="173.8" calcext:value-type="float">
            <text:p>173.8</text:p>
          </table:table-cell>
          <table:table-cell office:value-type="float" office:value="12.1" calcext:value-type="float">
            <text:p>12.1</text:p>
          </table:table-cell>
          <table:table-cell office:value-type="float" office:value="2103" calcext:value-type="float">
            <text:p>2103</text:p>
          </table:table-cell>
          <table:table-cell office:value-type="float" office:value="2.103" calcext:value-type="float">
            <text:p>2.103</text:p>
          </table:table-cell>
          <table:table-cell office:value-type="float" office:value="0.622" calcext:value-type="float">
            <text:p>0.622</text:p>
          </table:table-cell>
          <table:table-cell office:value-type="float" office:value="0.2958" calcext:value-type="float">
            <text:p>0.2958</text:p>
          </table:table-cell>
          <table:table-cell office:value-type="float" office:value="69.1110453843373" calcext:value-type="float">
            <text:p>69.1110453843373</text:p>
          </table:table-cell>
          <table:table-cell office:value-type="float" office:value="24.4065136354718" calcext:value-type="float">
            <text:p>24.4065136354718</text:p>
          </table:table-cell>
          <table:table-cell office:value-type="float" office:value="90.91" calcext:value-type="float">
            <text:p>90.91</text:p>
          </table:table-cell>
          <table:table-cell office:value-type="float" office:value="3.03" calcext:value-type="float">
            <text:p>3.03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office:value-type="float" office:value="14.7" calcext:value-type="float">
            <text:p>14.7</text:p>
          </table:table-cell>
          <table:table-cell office:value-type="float" office:value="3281" calcext:value-type="float">
            <text:p>3281</text:p>
          </table:table-cell>
          <table:table-cell office:value-type="float" office:value="3.281" calcext:value-type="float">
            <text:p>3.281</text:p>
          </table:table-cell>
          <table:table-cell office:value-type="float" office:value="2.5929" calcext:value-type="float">
            <text:p>2.5929</text:p>
          </table:table-cell>
          <table:table-cell office:value-type="float" office:value="0.7903" calcext:value-type="float">
            <text:p>0.7903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2.9" calcext:value-type="float">
            <text:p>12.9</text:p>
          </table:table-cell>
          <table:table-cell office:value-type="float" office:value="152.2" calcext:value-type="float">
            <text:p>152.2</text:p>
          </table:table-cell>
          <table:table-cell office:value-type="float" office:value="11.8" calcext:value-type="float">
            <text:p>11.8</text:p>
          </table:table-cell>
          <table:table-cell office:value-type="float" office:value="1659.2" calcext:value-type="float">
            <text:p>1659.2</text:p>
          </table:table-cell>
          <table:table-cell office:value-type="float" office:value="1.6592" calcext:value-type="float">
            <text:p>1.6592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2675" calcext:value-type="float">
            <text:p>0.2675</text:p>
          </table:table-cell>
          <table:table-cell office:value-type="float" office:value="50.5692707190403" calcext:value-type="float">
            <text:p>50.5692707190403</text:p>
          </table:table-cell>
          <table:table-cell office:value-type="float" office:value="17.1198272204867" calcext:value-type="float">
            <text:p>17.1198272204867</text:p>
          </table:table-cell>
          <table:table-cell office:value-type="float" office:value="75.47" calcext:value-type="float">
            <text:p>75.47</text:p>
          </table:table-cell>
          <table:table-cell office:value-type="float" office:value="15.09" calcext:value-type="float">
            <text:p>15.09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1Cx</text:p>
          </table:table-cell>
          <table:table-cell office:value-type="float" office:value="13.9" calcext:value-type="float">
            <text:p>13.9</text:p>
          </table:table-cell>
          <table:table-cell office:value-type="float" office:value="21.1" calcext:value-type="float">
            <text:p>21.1</text:p>
          </table:table-cell>
          <table:table-cell office:value-type="float" office:value="20.6" calcext:value-type="float">
            <text:p>20.6</text:p>
          </table:table-cell>
          <table:table-cell office:value-type="float" office:value="6041.8" calcext:value-type="float">
            <text:p>6041.8</text:p>
          </table:table-cell>
          <table:table-cell office:value-type="float" office:value="6.0418" calcext:value-type="float">
            <text:p>6.0418</text:p>
          </table:table-cell>
          <table:table-cell office:value-type="float" office:value="4.8028" calcext:value-type="float">
            <text:p>4.8028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03" calcext:value-type="float">
            <text:p>0.7903</text:p>
          </table:table-cell>
          <table:table-cell table:number-columns-repeated="6"/>
          <table:table-cell office:value-type="float" office:value="0.4447" calcext:value-type="float">
            <text:p>0.4447</text:p>
          </table:table-cell>
          <table:table-cell table:number-columns-repeated="2"/>
          <table:table-cell office:value-type="float" office:value="9.25918214374948" calcext:value-type="float">
            <text:p>9.25918214374948</text:p>
          </table:table-cell>
          <table:table-cell office:value-type="float" office:value="57.14" calcext:value-type="float">
            <text:p>57.14</text:p>
          </table:table-cell>
          <table:table-cell office:value-type="float" office:value="17.14" calcext:value-type="float">
            <text:p>17.14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3.9" calcext:value-type="float">
            <text:p>13.9</text:p>
          </table:table-cell>
          <table:table-cell office:value-type="float" office:value="21.1" calcext:value-type="float">
            <text:p>21.1</text:p>
          </table:table-cell>
          <table:table-cell office:value-type="float" office:value="20.6" calcext:value-type="float">
            <text:p>20.6</text:p>
          </table:table-cell>
          <table:table-cell office:value-type="float" office:value="6041.8" calcext:value-type="float">
            <text:p>6041.8</text:p>
          </table:table-cell>
          <table:table-cell office:value-type="float" office:value="6.0418" calcext:value-type="float">
            <text:p>6.0418</text:p>
          </table:table-cell>
          <table:table-cell office:value-type="float" office:value="4.7794" calcext:value-type="float">
            <text:p>4.7794</text:p>
          </table:table-cell>
          <table:table-cell office:value-type="float" office:value="0.7911" calcext:value-type="float">
            <text:p>0.7911</text:p>
          </table:table-cell>
          <table:table-cell table:number-columns-repeated="7"/>
          <table:table-cell office:value-type="float" office:value="0.4596" calcext:value-type="float">
            <text:p>0.4596</text:p>
          </table:table-cell>
          <table:table-cell table:number-columns-repeated="2"/>
          <table:table-cell office:value-type="float" office:value="9.61626982466419" calcext:value-type="float">
            <text:p>9.61626982466419</text:p>
          </table:table-cell>
          <table:table-cell office:value-type="float" office:value="81.63" calcext:value-type="float">
            <text:p>81.63</text:p>
          </table:table-cell>
          <table:table-cell office:value-type="float" office:value="8.89" calcext:value-type="float">
            <text:p>8.89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2Cx</text:p>
          </table:table-cell>
          <table:table-cell office:value-type="float" office:value="14.5" calcext:value-type="float">
            <text:p>14.5</text:p>
          </table:table-cell>
          <table:table-cell office:value-type="float" office:value="8.4" calcext:value-type="float">
            <text:p>8.4</text:p>
          </table:table-cell>
          <table:table-cell office:value-type="float" office:value="8.9" calcext:value-type="float">
            <text:p>8.9</text:p>
          </table:table-cell>
          <table:table-cell office:value-type="float" office:value="1084" calcext:value-type="float">
            <text:p>1084</text:p>
          </table:table-cell>
          <table:table-cell office:value-type="float" office:value="1.084" calcext:value-type="float">
            <text:p>1.084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7651" calcext:value-type="float">
            <text:p>0.765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4.5" calcext:value-type="float">
            <text:p>14.5</text:p>
          </table:table-cell>
          <table:table-cell office:value-type="float" office:value="8.4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 office:value-type="float" office:value="1157.1" calcext:value-type="float">
            <text:p>1157.1</text:p>
          </table:table-cell>
          <table:table-cell office:value-type="float" office:value="1.1571" calcext:value-type="float">
            <text:p>1.1571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8101" calcext:value-type="float">
            <text:p>0.8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Z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Cx</text:p>
          </table:table-cell>
          <table:table-cell office:value-type="float" office:value="8.9" calcext:value-type="float">
            <text:p>8.9</text:p>
          </table:table-cell>
          <table:table-cell office:value-type="float" office:value="18.5" calcext:value-type="float">
            <text:p>18.5</text:p>
          </table:table-cell>
          <table:table-cell office:value-type="float" office:value="18" calcext:value-type="float">
            <text:p>18</text:p>
          </table:table-cell>
          <table:table-cell office:value-type="float" office:value="2963.7" calcext:value-type="float">
            <text:p>2963.7</text:p>
          </table:table-cell>
          <table:table-cell office:value-type="float" office:value="2.9637" calcext:value-type="float">
            <text:p>2.9637</text:p>
          </table:table-cell>
          <table:table-cell office:value-type="float" office:value="2.1289" calcext:value-type="float">
            <text:p>2.1289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443" calcext:value-type="float">
            <text:p>0.7443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87.2" calcext:value-type="float">
            <text:p>87.2</text:p>
          </table:table-cell>
          <table:table-cell office:value-type="float" office:value="15" calcext:value-type="float">
            <text:p>15</text:p>
          </table:table-cell>
          <table:table-cell office:value-type="float" office:value="1308" calcext:value-type="float">
            <text:p>1308</text:p>
          </table:table-cell>
          <table:table-cell office:value-type="float" office:value="1.308" calcext:value-type="float">
            <text:p>1.308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4018" calcext:value-type="float">
            <text:p>0.4018</text:p>
          </table:table-cell>
          <table:table-cell office:value-type="float" office:value="44.1340216621115" calcext:value-type="float">
            <text:p>44.1340216621115</text:p>
          </table:table-cell>
          <table:table-cell office:value-type="float" office:value="24.6888064258537" calcext:value-type="float">
            <text:p>24.6888064258537</text:p>
          </table:table-cell>
          <table:table-cell office:value-type="float" office:value="86.96" calcext:value-type="float">
            <text:p>86.96</text:p>
          </table:table-cell>
          <table:table-cell office:value-type="float" office:value="4.35" calcext:value-type="float">
            <text:p>4.35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office:value-type="float" office:value="18" calcext:value-type="float">
            <text:p>18</text:p>
          </table:table-cell>
          <table:table-cell office:value-type="float" office:value="3330" calcext:value-type="float">
            <text:p>3330</text:p>
          </table:table-cell>
          <table:table-cell office:value-type="float" office:value="3.33" calcext:value-type="float">
            <text:p>3.33</text:p>
          </table:table-cell>
          <table:table-cell office:value-type="float" office:value="2.5277" calcext:value-type="float">
            <text:p>2.5277</text:p>
          </table:table-cell>
          <table:table-cell office:value-type="float" office:value="0.7591" calcext:value-type="float">
            <text:p>0.7591</text:p>
          </table:table-cell>
          <table:table-cell/>
          <table:table-cell office:value-type="float" office:value="14.8" calcext:value-type="float">
            <text:p>14.8</text:p>
          </table:table-cell>
          <table:table-cell office:value-type="float" office:value="8.1" calcext:value-type="float">
            <text:p>8.1</text:p>
          </table:table-cell>
          <table:table-cell office:value-type="float" office:value="220.5" calcext:value-type="float">
            <text:p>220.5</text:p>
          </table:table-cell>
          <table:table-cell office:value-type="float" office:value="14.9" calcext:value-type="float">
            <text:p>14.9</text:p>
          </table:table-cell>
          <table:table-cell office:value-type="float" office:value="1786.2" calcext:value-type="float">
            <text:p>1786.2</text:p>
          </table:table-cell>
          <table:table-cell office:value-type="float" office:value="1.7862" calcext:value-type="float">
            <text:p>1.7862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363" calcext:value-type="float">
            <text:p>0.363</text:p>
          </table:table-cell>
          <table:table-cell office:value-type="float" office:value="53.64" calcext:value-type="float">
            <text:p>53.64</text:p>
          </table:table-cell>
          <table:table-cell office:value-type="float" office:value="25.6517782964751" calcext:value-type="float">
            <text:p>25.6517782964751</text:p>
          </table:table-cell>
          <table:table-cell office:value-type="float" office:value="62.5" calcext:value-type="float">
            <text:p>62.5</text:p>
          </table:table-cell>
          <table:table-cell office:value-type="float" office:value="14.58" calcext:value-type="float">
            <text:p>14.58</text:p>
          </table:table-cell>
          <table:table-cell office:value-type="float" office:value="22.92" calcext:value-type="float">
            <text:p>22.92</text:p>
          </table:table-cell>
        </table:table-row>
        <table:table-row table:style-name="ro1">
          <table:table-cell office:value-type="string" calcext:value-type="string">
            <text:p>AZ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2Cx</text:p>
          </table:table-cell>
          <table:table-cell office:value-type="float" office:value="19.9" calcext:value-type="float">
            <text:p>19.9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2746.2" calcext:value-type="float">
            <text:p>2746.2</text:p>
          </table:table-cell>
          <table:table-cell office:value-type="float" office:value="2.7462" calcext:value-type="float">
            <text:p>2.7462</text:p>
          </table:table-cell>
          <table:table-cell office:value-type="float" office:value="2.1686" calcext:value-type="float">
            <text:p>2.1686</text:p>
          </table:table-cell>
          <table:table-cell office:value-type="float" office:value="0.7897" calcext:value-type="float">
            <text:p>0.7897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8.2" calcext:value-type="float">
            <text:p>8.2</text:p>
          </table:table-cell>
          <table:table-cell office:value-type="float" office:value="163.2" calcext:value-type="float">
            <text:p>163.2</text:p>
          </table:table-cell>
          <table:table-cell office:value-type="float" office:value="12.1" calcext:value-type="float">
            <text:p>12.1</text:p>
          </table:table-cell>
          <table:table-cell office:value-type="float" office:value="1974.5" calcext:value-type="float">
            <text:p>1974.5</text:p>
          </table:table-cell>
          <table:table-cell office:value-type="float" office:value="1.9745" calcext:value-type="float">
            <text:p>1.9745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2788" calcext:value-type="float">
            <text:p>0.2788</text:p>
          </table:table-cell>
          <table:table-cell office:value-type="float" office:value="71.8985507246377" calcext:value-type="float">
            <text:p>71.8985507246377</text:p>
          </table:table-cell>
          <table:table-cell office:value-type="float" office:value="25.3850410403025" calcext:value-type="float">
            <text:p>25.38504104030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9.9" calcext:value-type="float">
            <text:p>19.9</text:p>
          </table:table-cell>
          <table:table-cell office:value-type="float" office:value="8.7" calcext:value-type="float">
            <text:p>8.7</text:p>
          </table:table-cell>
          <table:table-cell office:value-type="float" office:value="15" calcext:value-type="float">
            <text:p>15</text:p>
          </table:table-cell>
          <table:table-cell office:value-type="float" office:value="2597" calcext:value-type="float">
            <text:p>2597</text:p>
          </table:table-cell>
          <table:table-cell office:value-type="float" office:value="2.597" calcext:value-type="float">
            <text:p>2.597</text:p>
          </table:table-cell>
          <table:table-cell office:value-type="float" office:value="1.8437" calcext:value-type="float">
            <text:p>1.8437</text:p>
          </table:table-cell>
          <table:table-cell office:value-type="float" office:value="0.7099" calcext:value-type="float">
            <text:p>0.7099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6.8" calcext:value-type="float">
            <text:p>6.8</text:p>
          </table:table-cell>
          <table:table-cell office:value-type="float" office:value="212.2" calcext:value-type="float">
            <text:p>212.2</text:p>
          </table:table-cell>
          <table:table-cell office:value-type="float" office:value="13.1" calcext:value-type="float">
            <text:p>13.1</text:p>
          </table:table-cell>
          <table:table-cell office:value-type="float" office:value="1443.1" calcext:value-type="float">
            <text:p>1443.1</text:p>
          </table:table-cell>
          <table:table-cell office:value-type="float" office:value="1.4431" calcext:value-type="float">
            <text:p>1.4431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2077" calcext:value-type="float">
            <text:p>0.2077</text:p>
          </table:table-cell>
          <table:table-cell office:value-type="float" office:value="55.5688788771444" calcext:value-type="float">
            <text:p>55.5688788771444</text:p>
          </table:table-cell>
          <table:table-cell office:value-type="float" office:value="16.255356077453" calcext:value-type="float">
            <text:p>16.255356077453</text:p>
          </table:table-cell>
          <table:table-cell office:value-type="float" office:value="23.53" calcext:value-type="float">
            <text:p>23.53</text:p>
          </table:table-cell>
          <table:table-cell office:value-type="float" office:value="17.65" calcext:value-type="float">
            <text:p>17.65</text:p>
          </table:table-cell>
          <table:table-cell office:value-type="float" office:value="58.82" calcext:value-type="float">
            <text:p>58.82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1Cx</text:p>
          </table:table-cell>
          <table:table-cell office:value-type="float" office:value="13.4" calcext:value-type="float">
            <text:p>13.4</text:p>
          </table:table-cell>
          <table:table-cell office:value-type="float" office:value="16.7" calcext:value-type="float">
            <text:p>16.7</text:p>
          </table:table-cell>
          <table:table-cell office:value-type="float" office:value="13.3" calcext:value-type="float">
            <text:p>13.3</text:p>
          </table:table-cell>
          <table:table-cell office:value-type="float" office:value="2976.3" calcext:value-type="float">
            <text:p>2976.3</text:p>
          </table:table-cell>
          <table:table-cell office:value-type="float" office:value="2.9763" calcext:value-type="float">
            <text:p>2.9763</text:p>
          </table:table-cell>
          <table:table-cell office:value-type="float" office:value="1.1792" calcext:value-type="float">
            <text:p>1.1792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472" calcext:value-type="float">
            <text:p>0.4472</text:p>
          </table:table-cell>
          <table:table-cell office:value-type="float" office:value="9.8" calcext:value-type="float">
            <text:p>9.8</text:p>
          </table:table-cell>
          <table:table-cell office:value-type="float" office:value="13.1" calcext:value-type="float">
            <text:p>13.1</text:p>
          </table:table-cell>
          <table:table-cell office:value-type="float" office:value="128.4" calcext:value-type="float">
            <text:p>128.4</text:p>
          </table:table-cell>
          <table:table-cell office:value-type="float" office:value="10.9" calcext:value-type="float">
            <text:p>10.9</text:p>
          </table:table-cell>
          <table:table-cell office:value-type="float" office:value="1399.3" calcext:value-type="float">
            <text:p>1399.3</text:p>
          </table:table-cell>
          <table:table-cell office:value-type="float" office:value="1.3993" calcext:value-type="float">
            <text:p>1.3993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1897" calcext:value-type="float">
            <text:p>0.1897</text:p>
          </table:table-cell>
          <table:table-cell office:value-type="float" office:value="47.0165717269311" calcext:value-type="float">
            <text:p>47.0165717269311</text:p>
          </table:table-cell>
          <table:table-cell office:value-type="float" office:value="22.5152645861601" calcext:value-type="float">
            <text:p>22.5152645861601</text:p>
          </table:table-cell>
          <table:table-cell office:value-type="float" office:value="81.08" calcext:value-type="float">
            <text:p>81.08</text:p>
          </table:table-cell>
          <table:table-cell office:value-type="float" office:value="13.51" calcext:value-type="float">
            <text:p>13.51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1.9" calcext:value-type="float">
            <text:p>11.9</text:p>
          </table:table-cell>
          <table:table-cell office:value-type="float" office:value="16.7" calcext:value-type="float">
            <text:p>16.7</text:p>
          </table:table-cell>
          <table:table-cell office:value-type="float" office:value="13.3" calcext:value-type="float">
            <text:p>13.3</text:p>
          </table:table-cell>
          <table:table-cell office:value-type="float" office:value="2643.1" calcext:value-type="float">
            <text:p>2643.1</text:p>
          </table:table-cell>
          <table:table-cell office:value-type="float" office:value="2.6431" calcext:value-type="float">
            <text:p>2.6431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3881" calcext:value-type="float">
            <text:p>0.3881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9.1" calcext:value-type="float">
            <text:p>9.1</text:p>
          </table:table-cell>
          <table:table-cell office:value-type="float" office:value="142.8" calcext:value-type="float">
            <text:p>142.8</text:p>
          </table:table-cell>
          <table:table-cell office:value-type="float" office:value="10.9" calcext:value-type="float">
            <text:p>10.9</text:p>
          </table:table-cell>
          <table:table-cell office:value-type="float" office:value="1299.4" calcext:value-type="float">
            <text:p>1299.4</text:p>
          </table:table-cell>
          <table:table-cell office:value-type="float" office:value="1.2994" calcext:value-type="float">
            <text:p>1.2994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1939" calcext:value-type="float">
            <text:p>0.1939</text:p>
          </table:table-cell>
          <table:table-cell office:value-type="float" office:value="49.1613853231176" calcext:value-type="float">
            <text:p>49.1613853231176</text:p>
          </table:table-cell>
          <table:table-cell office:value-type="float" office:value="24.5588378668227" calcext:value-type="float">
            <text:p>24.5588378668227</text:p>
          </table:table-cell>
          <table:table-cell office:value-type="float" office:value="64.52" calcext:value-type="float">
            <text:p>64.52</text:p>
          </table:table-cell>
          <table:table-cell office:value-type="float" office:value="16.13" calcext:value-type="float">
            <text:p>16.13</text:p>
          </table:table-cell>
          <table:table-cell office:value-type="float" office:value="19.35" calcext:value-type="float">
            <text:p>19.35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Cx</text:p>
          </table:table-cell>
          <table:table-cell office:value-type="float" office:value="23.7" calcext:value-type="float">
            <text:p>23.7</text:p>
          </table:table-cell>
          <table:table-cell office:value-type="float" office:value="23.4" calcext:value-type="float">
            <text:p>23.4</text:p>
          </table:table-cell>
          <table:table-cell office:value-type="float" office:value="9.8" calcext:value-type="float">
            <text:p>9.8</text:p>
          </table:table-cell>
          <table:table-cell office:value-type="float" office:value="5434.9" calcext:value-type="float">
            <text:p>5434.9</text:p>
          </table:table-cell>
          <table:table-cell office:value-type="float" office:value="5.4349" calcext:value-type="float">
            <text:p>5.4349</text:p>
          </table:table-cell>
          <table:table-cell office:value-type="float" office:value="2.1067" calcext:value-type="float">
            <text:p>2.1067</text:p>
          </table:table-cell>
          <table:table-cell office:value-type="float" office:value="0.3876" calcext:value-type="float">
            <text:p>0.387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23.7" calcext:value-type="float">
            <text:p>23.7</text:p>
          </table:table-cell>
          <table:table-cell office:value-type="float" office:value="23.4" calcext:value-type="float">
            <text:p>23.4</text:p>
          </table:table-cell>
          <table:table-cell office:value-type="float" office:value="7.9" calcext:value-type="float">
            <text:p>7.9</text:p>
          </table:table-cell>
          <table:table-cell office:value-type="float" office:value="4381.2" calcext:value-type="float">
            <text:p>4381.2</text:p>
          </table:table-cell>
          <table:table-cell office:value-type="float" office:value="4.3812" calcext:value-type="float">
            <text:p>4.3812</text:p>
          </table:table-cell>
          <table:table-cell office:value-type="float" office:value="2.702" calcext:value-type="float">
            <text:p>2.702</text:p>
          </table:table-cell>
          <table:table-cell office:value-type="float" office:value="0.6167" calcext:value-type="float">
            <text:p>0.6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1Cx</text:p>
          </table:table-cell>
          <table:table-cell office:value-type="float" office:value="16.2" calcext:value-type="float">
            <text:p>16.2</text:p>
          </table:table-cell>
          <table:table-cell office:value-type="float" office:value="27.2" calcext:value-type="float">
            <text:p>27.2</text:p>
          </table:table-cell>
          <table:table-cell office:value-type="float" office:value="18.2" calcext:value-type="float">
            <text:p>18.2</text:p>
          </table:table-cell>
          <table:table-cell office:value-type="float" office:value="8019.6" calcext:value-type="float">
            <text:p>8019.6</text:p>
          </table:table-cell>
          <table:table-cell office:value-type="float" office:value="8.0196" calcext:value-type="float">
            <text:p>8.0196</text:p>
          </table:table-cell>
          <table:table-cell office:value-type="float" office:value="7.2189" calcext:value-type="float">
            <text:p>7.2189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8715" calcext:value-type="float">
            <text:p>0.8715</text:p>
          </table:table-cell>
          <table:table-cell office:value-type="float" office:value="10.3" calcext:value-type="float">
            <text:p>10.3</text:p>
          </table:table-cell>
          <table:table-cell office:value-type="float" office:value="24.3" calcext:value-type="float">
            <text:p>24.3</text:p>
          </table:table-cell>
          <table:table-cell office:value-type="float" office:value="250.3" calcext:value-type="float">
            <text:p>250.3</text:p>
          </table:table-cell>
          <table:table-cell office:value-type="float" office:value="12.3" calcext:value-type="float">
            <text:p>12.3</text:p>
          </table:table-cell>
          <table:table-cell office:value-type="float" office:value="3078.6" calcext:value-type="float">
            <text:p>3078.6</text:p>
          </table:table-cell>
          <table:table-cell office:value-type="float" office:value="3.0786" calcext:value-type="float">
            <text:p>3.0786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2437" calcext:value-type="float">
            <text:p>0.2437</text:p>
          </table:table-cell>
          <table:table-cell office:value-type="float" office:value="38.3878070458953" calcext:value-type="float">
            <text:p>38.3878070458953</text:p>
          </table:table-cell>
          <table:table-cell office:value-type="float" office:value="10.3949355164914" calcext:value-type="float">
            <text:p>10.3949355164914</text:p>
          </table:table-cell>
          <table:table-cell office:value-type="float" office:value="96.15" calcext:value-type="float">
            <text:p>96.15</text:p>
          </table:table-cell>
          <table:table-cell table:number-columns-repeated="2" office:value-type="float" office:value="1.92" calcext:value-type="float">
            <text:p>1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8.1" calcext:value-type="float">
            <text:p>18.1</text:p>
          </table:table-cell>
          <table:table-cell office:value-type="float" office:value="27.2" calcext:value-type="float">
            <text:p>27.2</text:p>
          </table:table-cell>
          <table:table-cell office:value-type="float" office:value="18.2" calcext:value-type="float">
            <text:p>18.2</text:p>
          </table:table-cell>
          <table:table-cell office:value-type="float" office:value="8960.2" calcext:value-type="float">
            <text:p>8960.2</text:p>
          </table:table-cell>
          <table:table-cell office:value-type="float" office:value="8.9602" calcext:value-type="float">
            <text:p>8.9602</text:p>
          </table:table-cell>
          <table:table-cell office:value-type="float" office:value="7.6848" calcext:value-type="float">
            <text:p>7.6848</text:p>
          </table:table-cell>
          <table:table-cell office:value-type="float" office:value="0.8577" calcext:value-type="float">
            <text:p>0.8577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24.3" calcext:value-type="float">
            <text:p>24.3</text:p>
          </table:table-cell>
          <table:table-cell office:value-type="float" office:value="298.9" calcext:value-type="float">
            <text:p>298.9</text:p>
          </table:table-cell>
          <table:table-cell office:value-type="float" office:value="12.3" calcext:value-type="float">
            <text:p>12.3</text:p>
          </table:table-cell>
          <table:table-cell office:value-type="float" office:value="3646.5" calcext:value-type="float">
            <text:p>3646.5</text:p>
          </table:table-cell>
          <table:table-cell office:value-type="float" office:value="3.6465" calcext:value-type="float">
            <text:p>3.6465</text:p>
          </table:table-cell>
          <table:table-cell office:value-type="float" office:value="1.4109" calcext:value-type="float">
            <text:p>1.4109</text:p>
          </table:table-cell>
          <table:table-cell office:value-type="float" office:value="0.3869" calcext:value-type="float">
            <text:p>0.3869</text:p>
          </table:table-cell>
          <table:table-cell office:value-type="float" office:value="40.6960584913949" calcext:value-type="float">
            <text:p>40.6960584913949</text:p>
          </table:table-cell>
          <table:table-cell office:value-type="float" office:value="18.3596189881324" calcext:value-type="float">
            <text:p>18.3596189881324</text:p>
          </table:table-cell>
          <table:table-cell office:value-type="float" office:value="82.35" calcext:value-type="float">
            <text:p>82.35</text:p>
          </table:table-cell>
          <table:table-cell office:value-type="float" office:value="8.24" calcext:value-type="float">
            <text:p>8.24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2Cx</text:p>
          </table:table-cell>
          <table:table-cell office:value-type="float" office:value="17.2" calcext:value-type="float">
            <text:p>17.2</text:p>
          </table:table-cell>
          <table:table-cell office:value-type="float" office:value="27.7" calcext:value-type="float">
            <text:p>27.7</text:p>
          </table:table-cell>
          <table:table-cell office:value-type="float" office:value="19.6" calcext:value-type="float">
            <text:p>19.6</text:p>
          </table:table-cell>
          <table:table-cell office:value-type="float" office:value="9338.2" calcext:value-type="float">
            <text:p>9338.2</text:p>
          </table:table-cell>
          <table:table-cell office:value-type="float" office:value="9.3382" calcext:value-type="float">
            <text:p>9.3382</text:p>
          </table:table-cell>
          <table:table-cell office:value-type="float" office:value="8.4085" calcext:value-type="float">
            <text:p>8.4085</text:p>
          </table:table-cell>
          <table:table-cell office:value-type="float" office:value="0.9004" calcext:value-type="float">
            <text:p>0.9004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4.3" calcext:value-type="float">
            <text:p>24.3</text:p>
          </table:table-cell>
          <table:table-cell office:value-type="float" office:value="347.5" calcext:value-type="float">
            <text:p>347.5</text:p>
          </table:table-cell>
          <table:table-cell office:value-type="float" office:value="14.1" calcext:value-type="float">
            <text:p>14.1</text:p>
          </table:table-cell>
          <table:table-cell office:value-type="float" office:value="4899.6" calcext:value-type="float">
            <text:p>4899.6</text:p>
          </table:table-cell>
          <table:table-cell office:value-type="float" office:value="4.8996" calcext:value-type="float">
            <text:p>4.8996</text:p>
          </table:table-cell>
          <table:table-cell office:value-type="float" office:value="1.9092" calcext:value-type="float">
            <text:p>1.9092</text:p>
          </table:table-cell>
          <table:table-cell office:value-type="float" office:value="0.3897" calcext:value-type="float">
            <text:p>0.3897</text:p>
          </table:table-cell>
          <table:table-cell office:value-type="float" office:value="52.4683173160121" calcext:value-type="float">
            <text:p>52.4683173160121</text:p>
          </table:table-cell>
          <table:table-cell office:value-type="float" office:value="22.7055955283344" calcext:value-type="float">
            <text:p>22.7055955283344</text:p>
          </table:table-cell>
          <table:table-cell office:value-type="float" office:value="86.02" calcext:value-type="float">
            <text:p>86.02</text:p>
          </table:table-cell>
          <table:table-cell office:value-type="float" office:value="1.08" calcext:value-type="float">
            <text:p>1.08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3.9" calcext:value-type="float">
            <text:p>13.9</text:p>
          </table:table-cell>
          <table:table-cell office:value-type="float" office:value="27.7" calcext:value-type="float">
            <text:p>27.7</text:p>
          </table:table-cell>
          <table:table-cell office:value-type="float" office:value="19.6" calcext:value-type="float">
            <text:p>19.6</text:p>
          </table:table-cell>
          <table:table-cell office:value-type="float" office:value="7546.6" calcext:value-type="float">
            <text:p>7546.6</text:p>
          </table:table-cell>
          <table:table-cell office:value-type="float" office:value="7.5466" calcext:value-type="float">
            <text:p>7.5466</text:p>
          </table:table-cell>
          <table:table-cell office:value-type="float" office:value="6.2456" calcext:value-type="float">
            <text:p>6.2456</text:p>
          </table:table-cell>
          <table:table-cell office:value-type="float" office:value="0.8276" calcext:value-type="float">
            <text:p>0.827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4.3" calcext:value-type="float">
            <text:p>24.3</text:p>
          </table:table-cell>
          <table:table-cell office:value-type="float" office:value="342.6" calcext:value-type="float">
            <text:p>342.6</text:p>
          </table:table-cell>
          <table:table-cell office:value-type="float" office:value="14.1" calcext:value-type="float">
            <text:p>14.1</text:p>
          </table:table-cell>
          <table:table-cell office:value-type="float" office:value="2946.6" calcext:value-type="float">
            <text:p>2946.6</text:p>
          </table:table-cell>
          <table:table-cell office:value-type="float" office:value="2.9466" calcext:value-type="float">
            <text:p>2.9466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404" calcext:value-type="float">
            <text:p>0.404</text:p>
          </table:table-cell>
          <table:table-cell office:value-type="float" office:value="39.0456985328999" calcext:value-type="float">
            <text:p>39.0456985328999</text:p>
          </table:table-cell>
          <table:table-cell office:value-type="float" office:value="19.0598181119508" calcext:value-type="float">
            <text:p>19.0598181119508</text:p>
          </table:table-cell>
          <table:table-cell office:value-type="float" office:value="75.95" calcext:value-type="float">
            <text:p>75.95</text:p>
          </table:table-cell>
          <table:table-cell office:value-type="float" office:value="10.13" calcext:value-type="float">
            <text:p>10.13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1Cx</text:p>
          </table:table-cell>
          <table:table-cell office:value-type="float" office:value="12.1" calcext:value-type="float">
            <text:p>12.1</text:p>
          </table:table-cell>
          <table:table-cell office:value-type="float" office:value="11.5" calcext:value-type="float">
            <text:p>11.5</text:p>
          </table:table-cell>
          <table:table-cell office:value-type="float" office:value="8.9" calcext:value-type="float">
            <text:p>8.9</text:p>
          </table:table-cell>
          <table:table-cell office:value-type="float" office:value="1238.4" calcext:value-type="float">
            <text:p>1238.4</text:p>
          </table:table-cell>
          <table:table-cell office:value-type="float" office:value="1.2384" calcext:value-type="float">
            <text:p>1.2384</text:p>
          </table:table-cell>
          <table:table-cell office:value-type="float" office:value="1.0346" calcext:value-type="float">
            <text:p>1.0346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142" calcext:value-type="float">
            <text:p>0.81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2.1" calcext:value-type="float">
            <text:p>12.1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1113.2" calcext:value-type="float">
            <text:p>1113.2</text:p>
          </table:table-cell>
          <table:table-cell office:value-type="float" office:value="1.1132" calcext:value-type="float">
            <text:p>1.113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8514" calcext:value-type="float">
            <text:p>0.8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2Cx</text:p>
          </table:table-cell>
          <table:table-cell office:value-type="float" office:value="15" calcext:value-type="float">
            <text:p>15</text:p>
          </table:table-cell>
          <table:table-cell office:value-type="float" office:value="13.1" calcext:value-type="float">
            <text:p>13.1</text:p>
          </table:table-cell>
          <table:table-cell office:value-type="float" office:value="10.5" calcext:value-type="float">
            <text:p>10.5</text:p>
          </table:table-cell>
          <table:table-cell office:value-type="float" office:value="2063.3" calcext:value-type="float">
            <text:p>2063.3</text:p>
          </table:table-cell>
          <table:table-cell office:value-type="float" office:value="2.0633" calcext:value-type="float">
            <text:p>2.0633</text:p>
          </table:table-cell>
          <table:table-cell office:value-type="float" office:value="1.4623" calcext:value-type="float">
            <text:p>1.4623</text:p>
          </table:table-cell>
          <table:table-cell office:value-type="float" office:value="0.7087" calcext:value-type="float">
            <text:p>0.7087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9" calcext:value-type="float">
            <text:p>10.9</text:p>
          </table:table-cell>
          <table:table-cell office:value-type="float" office:value="131.9" calcext:value-type="float">
            <text:p>131.9</text:p>
          </table:table-cell>
          <table:table-cell office:value-type="float" office:value="9.5" calcext:value-type="float">
            <text:p>9.5</text:p>
          </table:table-cell>
          <table:table-cell office:value-type="float" office:value="1253" calcext:value-type="float">
            <text:p>1253</text:p>
          </table:table-cell>
          <table:table-cell office:value-type="float" office:value="1.253" calcext:value-type="float">
            <text:p>1.253</text:p>
          </table:table-cell>
          <table:table-cell office:value-type="float" office:value="0.457" calcext:value-type="float">
            <text:p>0.457</text:p>
          </table:table-cell>
          <table:table-cell office:value-type="float" office:value="0.3647" calcext:value-type="float">
            <text:p>0.3647</text:p>
          </table:table-cell>
          <table:table-cell office:value-type="float" office:value="60.7272506967163" calcext:value-type="float">
            <text:p>60.7272506967163</text:p>
          </table:table-cell>
          <table:table-cell office:value-type="float" office:value="31.2521370443821" calcext:value-type="float">
            <text:p>31.25213704438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5" calcext:value-type="float">
            <text:p>15</text:p>
          </table:table-cell>
          <table:table-cell office:value-type="float" office:value="13.1" calcext:value-type="float">
            <text:p>13.1</text:p>
          </table:table-cell>
          <table:table-cell office:value-type="float" office:value="9.2" calcext:value-type="float">
            <text:p>9.2</text:p>
          </table:table-cell>
          <table:table-cell office:value-type="float" office:value="1807.8" calcext:value-type="float">
            <text:p>1807.8</text:p>
          </table:table-cell>
          <table:table-cell office:value-type="float" office:value="1.8078" calcext:value-type="float">
            <text:p>1.8078</text:p>
          </table:table-cell>
          <table:table-cell office:value-type="float" office:value="1.5571" calcext:value-type="float">
            <text:p>1.5571</text:p>
          </table:table-cell>
          <table:table-cell office:value-type="float" office:value="0.8613" calcext:value-type="float">
            <text:p>0.8613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11.1" calcext:value-type="float">
            <text:p>11.1</text:p>
          </table:table-cell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.2</text:p>
          </table:table-cell>
          <table:table-cell office:value-type="float" office:value="1110.4" calcext:value-type="float">
            <text:p>1110.4</text:p>
          </table:table-cell>
          <table:table-cell office:value-type="float" office:value="1.1104" calcext:value-type="float">
            <text:p>1.1104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043" calcext:value-type="float">
            <text:p>0.4043</text:p>
          </table:table-cell>
          <table:table-cell office:value-type="float" office:value="61.4251576501825" calcext:value-type="float">
            <text:p>61.4251576501825</text:p>
          </table:table-cell>
          <table:table-cell office:value-type="float" office:value="28.8292338321238" calcext:value-type="float">
            <text:p>28.8292338321238</text:p>
          </table:table-cell>
          <table:table-cell office:value-type="float" office:value="78.95" calcext:value-type="float">
            <text:p>78.95</text:p>
          </table:table-cell>
          <table:table-cell table:number-columns-repeated="2"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FIC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1Cx</text:p>
          </table:table-cell>
          <table:table-cell office:value-type="float" office:value="8.9" calcext:value-type="float">
            <text:p>8.9</text:p>
          </table:table-cell>
          <table:table-cell office:value-type="float" office:value="20.6" calcext:value-type="float">
            <text:p>20.6</text:p>
          </table:table-cell>
          <table:table-cell office:value-type="float" office:value="20.5" calcext:value-type="float">
            <text:p>20.5</text:p>
          </table:table-cell>
          <table:table-cell office:value-type="float" office:value="3758.5" calcext:value-type="float">
            <text:p>3758.5</text:p>
          </table:table-cell>
          <table:table-cell office:value-type="float" office:value="3.7585" calcext:value-type="float">
            <text:p>3.7585</text:p>
          </table:table-cell>
          <table:table-cell office:value-type="float" office:value="1.3574" calcext:value-type="float">
            <text:p>1.3574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581" calcext:value-type="float">
            <text:p>0.3581</text:p>
          </table:table-cell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  <table:table-cell office:value-type="float" office:value="238" calcext:value-type="float">
            <text:p>238</text:p>
          </table:table-cell>
          <table:table-cell office:value-type="float" office:value="14.8" calcext:value-type="float">
            <text:p>14.8</text:p>
          </table:table-cell>
          <table:table-cell office:value-type="float" office:value="3522.4" calcext:value-type="float">
            <text:p>3522.4</text:p>
          </table:table-cell>
          <table:table-cell office:value-type="float" office:value="3.5224" calcext:value-type="float">
            <text:p>3.522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1009" calcext:value-type="float">
            <text:p>0.1009</text:p>
          </table:table-cell>
          <table:table-cell office:value-type="float" office:value="93.7189867153389" calcext:value-type="float">
            <text:p>93.7189867153389</text:p>
          </table:table-cell>
          <table:table-cell office:value-type="float" office:value="26.1750405186386" calcext:value-type="float">
            <text:p>26.1750405186386</text:p>
          </table:table-cell>
          <table:table-cell office:value-type="float" office:value="81.4" calcext:value-type="float">
            <text:p>81.4</text:p>
          </table:table-cell>
          <table:table-cell office:value-type="float" office:value="11.63" calcext:value-type="float">
            <text:p>11.63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1" calcext:value-type="float">
            <text:p>11</text:p>
          </table:table-cell>
          <table:table-cell office:value-type="float" office:value="20.6" calcext:value-type="float">
            <text:p>20.6</text:p>
          </table:table-cell>
          <table:table-cell office:value-type="float" office:value="20.5" calcext:value-type="float">
            <text:p>20.5</text:p>
          </table:table-cell>
          <table:table-cell office:value-type="float" office:value="4645.3" calcext:value-type="float">
            <text:p>4645.3</text:p>
          </table:table-cell>
          <table:table-cell office:value-type="float" office:value="4.6453" calcext:value-type="float">
            <text:p>4.6453</text:p>
          </table:table-cell>
          <table:table-cell office:value-type="float" office:value="1.7179" calcext:value-type="float">
            <text:p>1.7179</text:p>
          </table:table-cell>
          <table:table-cell office:value-type="float" office:value="0.3698" calcext:value-type="float">
            <text:p>0.36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7.6" calcext:value-type="float">
            <text:p>357.6</text:p>
          </table:table-cell>
          <table:table-cell office:value-type="float" office:value="14.9" calcext:value-type="float">
            <text:p>14.9</text:p>
          </table:table-cell>
          <table:table-cell office:value-type="float" office:value="4291.2" calcext:value-type="float">
            <text:p>4291.2</text:p>
          </table:table-cell>
          <table:table-cell office:value-type="float" office:value="4.2912" calcext:value-type="float">
            <text:p>4.2912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0927" calcext:value-type="float">
            <text:p>0.0927</text:p>
          </table:table-cell>
          <table:table-cell office:value-type="float" office:value="92.3772415129271" calcext:value-type="float">
            <text:p>92.3772415129271</text:p>
          </table:table-cell>
          <table:table-cell office:value-type="float" office:value="23.1445369346295" calcext:value-type="float">
            <text:p>23.1445369346295</text:p>
          </table:table-cell>
          <table:table-cell office:value-type="float" office:value="82.47" calcext:value-type="float">
            <text:p>82.47</text:p>
          </table:table-cell>
          <table:table-cell office:value-type="float" office:value="7.22" calcext:value-type="float">
            <text:p>7.22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office:value-type="string" calcext:value-type="string">
            <text:p>FIC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2Cx</text:p>
          </table:table-cell>
          <table:table-cell office:value-type="float" office:value="21.9" calcext:value-type="float">
            <text:p>21.9</text:p>
          </table:table-cell>
          <table:table-cell office:value-type="float" office:value="21.1" calcext:value-type="float">
            <text:p>21.1</text:p>
          </table:table-cell>
          <table:table-cell office:value-type="float" office:value="16" calcext:value-type="float">
            <text:p>16</text:p>
          </table:table-cell>
          <table:table-cell office:value-type="float" office:value="7393.4" calcext:value-type="float">
            <text:p>7393.4</text:p>
          </table:table-cell>
          <table:table-cell office:value-type="float" office:value="7.3934" calcext:value-type="float">
            <text:p>7.3934</text:p>
          </table:table-cell>
          <table:table-cell office:value-type="float" office:value="2.5639" calcext:value-type="float">
            <text:p>2.5639</text:p>
          </table:table-cell>
          <table:table-cell office:value-type="float" office:value="0.3468" calcext:value-type="float">
            <text:p>0.34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21.9" calcext:value-type="float">
            <text:p>21.9</text:p>
          </table:table-cell>
          <table:table-cell office:value-type="float" office:value="21.1" calcext:value-type="float">
            <text:p>21.1</text:p>
          </table:table-cell>
          <table:table-cell office:value-type="float" office:value="13.5" calcext:value-type="float">
            <text:p>13.5</text:p>
          </table:table-cell>
          <table:table-cell office:value-type="float" office:value="6238.2" calcext:value-type="float">
            <text:p>6238.2</text:p>
          </table:table-cell>
          <table:table-cell office:value-type="float" office:value="6.2382" calcext:value-type="float">
            <text:p>6.2382</text:p>
          </table:table-cell>
          <table:table-cell office:value-type="float" office:value="2.2117" calcext:value-type="float">
            <text:p>2.2117</text:p>
          </table:table-cell>
          <table:table-cell office:value-type="float" office:value="0.3545" calcext:value-type="float">
            <text:p>0.35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x</text:p>
          </table:table-cell>
          <table:table-cell office:value-type="float" office:value="6.1" calcext:value-type="float">
            <text:p>6.1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office:value-type="float" office:value="1132.2" calcext:value-type="float">
            <text:p>1132.2</text:p>
          </table:table-cell>
          <table:table-cell office:value-type="float" office:value="1.1322" calcext:value-type="float">
            <text:p>1.1322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237" calcext:value-type="float">
            <text:p>0.237</text:p>
          </table:table-cell>
          <table:table-cell office:value-type="float" office:value="0.3068" calcext:value-type="float">
            <text:p>0.3068</text:p>
          </table:table-cell>
          <table:table-cell office:value-type="float" office:value="5.8" calcext:value-type="float">
            <text:p>5.8</text:p>
          </table:table-cell>
          <table:table-cell office:value-type="float" office:value="9.1" calcext:value-type="float">
            <text:p>9.1</text:p>
          </table:table-cell>
          <table:table-cell office:value-type="float" office:value="52.8" calcext:value-type="float">
            <text:p>52.8</text:p>
          </table:table-cell>
          <table:table-cell office:value-type="float" office:value="6.1" calcext:value-type="float">
            <text:p>6.1</text:p>
          </table:table-cell>
          <table:table-cell office:value-type="float" office:value="322" calcext:value-type="float">
            <text:p>32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1652" calcext:value-type="float">
            <text:p>0.1652</text:p>
          </table:table-cell>
          <table:table-cell office:value-type="float" office:value="28.4375" calcext:value-type="float">
            <text:p>28.4375</text:p>
          </table:table-cell>
          <table:table-cell office:value-type="float" office:value="19.828550130451" calcext:value-type="float">
            <text:p>19.828550130451</text:p>
          </table:table-cell>
          <table:table-cell office:value-type="float" office:value="86.96" calcext:value-type="float">
            <text:p>86.96</text:p>
          </table:table-cell>
          <table:table-cell office:value-type="float" office:value="4.35" calcext:value-type="float">
            <text:p>4.35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7.9" calcext:value-type="float">
            <text:p>7.9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office:value-type="float" office:value="1466.2" calcext:value-type="float">
            <text:p>1466.2</text:p>
          </table:table-cell>
          <table:table-cell office:value-type="float" office:value="1.4662" calcext:value-type="float">
            <text:p>1.4662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277" calcext:value-type="float">
            <text:p>0.27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55.5" calcext:value-type="float">
            <text:p>55.5</text:p>
          </table:table-cell>
          <table:table-cell office:value-type="float" office:value="6.1" calcext:value-type="float">
            <text:p>6.1</text:p>
          </table:table-cell>
          <table:table-cell office:value-type="float" office:value="399.7" calcext:value-type="float">
            <text:p>399.7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2294" calcext:value-type="float">
            <text:p>0.2294</text:p>
          </table:table-cell>
          <table:table-cell office:value-type="float" office:value="27.2582933216936" calcext:value-type="float">
            <text:p>27.2582933216936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85.71" calcext:value-type="float">
            <text:p>85.71</text:p>
          </table:table-cell>
          <table:table-cell office:value-type="float" office:value="8.57" calcext:value-type="float">
            <text:p>8.57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Cx</text:p>
          </table:table-cell>
          <table:table-cell office:value-type="float" office:value="20.6" calcext:value-type="float">
            <text:p>20.6</text:p>
          </table:table-cell>
          <table:table-cell office:value-type="float" office:value="17.7" calcext:value-type="float">
            <text:p>17.7</text:p>
          </table:table-cell>
          <table:table-cell office:value-type="float" office:value="13.2" calcext:value-type="float">
            <text:p>13.2</text:p>
          </table:table-cell>
          <table:table-cell office:value-type="float" office:value="4813" calcext:value-type="float">
            <text:p>4813</text:p>
          </table:table-cell>
          <table:table-cell office:value-type="float" office:value="4.813" calcext:value-type="float">
            <text:p>4.813</text:p>
          </table:table-cell>
          <table:table-cell office:value-type="float" office:value="1.7466" calcext:value-type="float">
            <text:p>1.7466</text:p>
          </table:table-cell>
          <table:table-cell office:value-type="float" office:value="0.3629" calcext:value-type="float">
            <text:p>0.362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20.6" calcext:value-type="float">
            <text:p>20.6</text:p>
          </table:table-cell>
          <table:table-cell office:value-type="float" office:value="17.7" calcext:value-type="float">
            <text:p>17.7</text:p>
          </table:table-cell>
          <table:table-cell office:value-type="float" office:value="12.9" calcext:value-type="float">
            <text:p>12.9</text:p>
          </table:table-cell>
          <table:table-cell office:value-type="float" office:value="4703.6" calcext:value-type="float">
            <text:p>4703.6</text:p>
          </table:table-cell>
          <table:table-cell office:value-type="float" office:value="4.7036" calcext:value-type="float">
            <text:p>4.7036</text:p>
          </table:table-cell>
          <table:table-cell office:value-type="float" office:value="1.6479" calcext:value-type="float">
            <text:p>1.6479</text:p>
          </table:table-cell>
          <table:table-cell office:value-type="float" office:value="0.3503" calcext:value-type="float">
            <text:p>0.3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Cx</text:p>
          </table:table-cell>
          <table:table-cell office:value-type="float" office:value="9" calcext:value-type="float">
            <text:p>9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3616.2" calcext:value-type="float">
            <text:p>3616.2</text:p>
          </table:table-cell>
          <table:table-cell office:value-type="float" office:value="3.6162" calcext:value-type="float">
            <text:p>3.6162</text:p>
          </table:table-cell>
          <table:table-cell office:value-type="float" office:value="2.3852" calcext:value-type="float">
            <text:p>2.3852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839" calcext:value-type="float">
            <text:p>0.683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0.9" calcext:value-type="float">
            <text:p>10.9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4379.6" calcext:value-type="float">
            <text:p>4379.6</text:p>
          </table:table-cell>
          <table:table-cell office:value-type="float" office:value="4.3796" calcext:value-type="float">
            <text:p>4.3796</text:p>
          </table:table-cell>
          <table:table-cell office:value-type="float" office:value="2.8824" calcext:value-type="float">
            <text:p>2.8824</text:p>
          </table:table-cell>
          <table:table-cell office:value-type="float" office:value="0.6581" calcext:value-type="float">
            <text:p>0.65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x</text:p>
          </table:table-cell>
          <table:table-cell office:value-type="float" office:value="18.8" calcext:value-type="float">
            <text:p>18.8</text:p>
          </table:table-cell>
          <table:table-cell office:value-type="float" office:value="18.7" calcext:value-type="float">
            <text:p>18.7</text:p>
          </table:table-cell>
          <table:table-cell office:value-type="float" office:value="11.1" calcext:value-type="float">
            <text:p>11.1</text:p>
          </table:table-cell>
          <table:table-cell office:value-type="float" office:value="3902.3" calcext:value-type="float">
            <text:p>3902.3</text:p>
          </table:table-cell>
          <table:table-cell office:value-type="float" office:value="3.9023" calcext:value-type="float">
            <text:p>3.9023</text:p>
          </table:table-cell>
          <table:table-cell office:value-type="float" office:value="2.8285" calcext:value-type="float">
            <text:p>2.8285</text:p>
          </table:table-cell>
          <table:table-cell office:value-type="float" office:value="0.7248" calcext:value-type="float">
            <text:p>0.7248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2" calcext:value-type="float">
            <text:p>16.2</text:p>
          </table:table-cell>
          <table:table-cell office:value-type="float" office:value="267.3" calcext:value-type="float">
            <text:p>267.3</text:p>
          </table:table-cell>
          <table:table-cell office:value-type="float" office:value="8.9" calcext:value-type="float">
            <text:p>8.9</text:p>
          </table:table-cell>
          <table:table-cell office:value-type="float" office:value="2379" calcext:value-type="float">
            <text:p>2379</text:p>
          </table:table-cell>
          <table:table-cell office:value-type="float" office:value="2.379" calcext:value-type="float">
            <text:p>2.379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2915" calcext:value-type="float">
            <text:p>0.2915</text:p>
          </table:table-cell>
          <table:table-cell office:value-type="float" office:value="60.9630281094612" calcext:value-type="float">
            <text:p>60.9630281094612</text:p>
          </table:table-cell>
          <table:table-cell office:value-type="float" office:value="24.5147604737493" calcext:value-type="float">
            <text:p>24.5147604737493</text:p>
          </table:table-cell>
          <table:table-cell office:value-type="float" office:value="78.13" calcext:value-type="float">
            <text:p>78.13</text:p>
          </table:table-cell>
          <table:table-cell office:value-type="float" office:value="9.38" calcext:value-type="float">
            <text:p>9.3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8.8" calcext:value-type="float">
            <text:p>18.8</text:p>
          </table:table-cell>
          <table:table-cell office:value-type="float" office:value="18.7" calcext:value-type="float">
            <text:p>18.7</text:p>
          </table:table-cell>
          <table:table-cell office:value-type="float" office:value="10.1" calcext:value-type="float">
            <text:p>10.1</text:p>
          </table:table-cell>
          <table:table-cell office:value-type="float" office:value="3550.8" calcext:value-type="float">
            <text:p>3550.8</text:p>
          </table:table-cell>
          <table:table-cell office:value-type="float" office:value="3.5508" calcext:value-type="float">
            <text:p>3.5508</text:p>
          </table:table-cell>
          <table:table-cell office:value-type="float" office:value="2.4613" calcext:value-type="float">
            <text:p>2.4613</text:p>
          </table:table-cell>
          <table:table-cell office:value-type="float" office:value="0.6932" calcext:value-type="float">
            <text:p>0.6932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61.7" calcext:value-type="float">
            <text:p>161.7</text:p>
          </table:table-cell>
          <table:table-cell office:value-type="float" office:value="9.8" calcext:value-type="float">
            <text:p>9.8</text:p>
          </table:table-cell>
          <table:table-cell office:value-type="float" office:value="2603.4" calcext:value-type="float">
            <text:p>2603.4</text:p>
          </table:table-cell>
          <table:table-cell office:value-type="float" office:value="2.6034" calcext:value-type="float">
            <text:p>2.6034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2299" calcext:value-type="float">
            <text:p>0.2299</text:p>
          </table:table-cell>
          <table:table-cell office:value-type="float" office:value="73.3187524008972" calcext:value-type="float">
            <text:p>73.3187524008972</text:p>
          </table:table-cell>
          <table:table-cell office:value-type="float" office:value="24.3123552594158" calcext:value-type="float">
            <text:p>24.3123552594158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Cx</text:p>
          </table:table-cell>
          <table:table-cell office:value-type="float" office:value="13.4" calcext:value-type="float">
            <text:p>13.4</text:p>
          </table:table-cell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1688.4" calcext:value-type="float">
            <text:p>1688.4</text:p>
          </table:table-cell>
          <table:table-cell office:value-type="float" office:value="1.6884" calcext:value-type="float">
            <text:p>1.6884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5402" calcext:value-type="float">
            <text:p>0.5402</text:p>
          </table:table-cell>
          <table:table-cell office:value-type="float" office:value="10.4" calcext:value-type="float">
            <text:p>10.4</text:p>
          </table:table-cell>
          <table:table-cell office:value-type="float" office:value="6.9" calcext:value-type="float">
            <text:p>6.9</text:p>
          </table:table-cell>
          <table:table-cell office:value-type="float" office:value="71.8" calcext:value-type="float">
            <text:p>71.8</text:p>
          </table:table-cell>
          <table:table-cell office:value-type="float" office:value="8.8" calcext:value-type="float">
            <text:p>8.8</text:p>
          </table:table-cell>
          <table:table-cell office:value-type="float" office:value="631.5" calcext:value-type="float">
            <text:p>631.5</text:p>
          </table:table-cell>
          <table:table-cell office:value-type="float" office:value="0.6315" calcext:value-type="float">
            <text:p>0.6315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2272" calcext:value-type="float">
            <text:p>0.2272</text:p>
          </table:table-cell>
          <table:table-cell office:value-type="float" office:value="37.4015636105188" calcext:value-type="float">
            <text:p>37.4015636105188</text:p>
          </table:table-cell>
          <table:table-cell office:value-type="float" office:value="20.0811642877134" calcext:value-type="float">
            <text:p>20.0811642877134</text:p>
          </table:table-cell>
          <table:table-cell office:value-type="float" office:value="74.07" calcext:value-type="float">
            <text:p>74.07</text:p>
          </table:table-cell>
          <table:table-cell office:value-type="float" office:value="18.52" calcext:value-type="float">
            <text:p>18.5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3.4" calcext:value-type="float">
            <text:p>13.4</text:p>
          </table:table-cell>
          <table:table-cell office:value-type="float" office:value="12.6" calcext:value-type="float">
            <text:p>12.6</text:p>
          </table:table-cell>
          <table:table-cell office:value-type="float" office:value="10.5" calcext:value-type="float">
            <text:p>10.5</text:p>
          </table:table-cell>
          <table:table-cell office:value-type="float" office:value="1772.8" calcext:value-type="float">
            <text:p>1772.8</text:p>
          </table:table-cell>
          <table:table-cell office:value-type="float" office:value="1.7728" calcext:value-type="float">
            <text:p>1.7728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4781" calcext:value-type="float">
            <text:p>0.47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90" calcext:value-type="float">
            <text:p>990</text:p>
          </table:table-cell>
          <table:table-cell office:value-type="float" office:value="0.99" calcext:value-type="float">
            <text:p>0.99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228" calcext:value-type="float">
            <text:p>0.228</text:p>
          </table:table-cell>
          <table:table-cell office:value-type="float" office:value="55.8432328155143" calcext:value-type="float">
            <text:p>55.8432328155143</text:p>
          </table:table-cell>
          <table:table-cell office:value-type="float" office:value="26.6312684365782" calcext:value-type="float">
            <text:p>26.6312684365782</text:p>
          </table:table-cell>
          <table:table-cell office:value-type="float" office:value="83.33" calcext:value-type="float">
            <text:p>83.33</text:p>
          </table:table-cell>
          <table:table-cell office:value-type="float" office:value="13.89" calcext:value-type="float">
            <text:p>13.89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Cx</text:p>
          </table:table-cell>
          <table:table-cell office:value-type="float" office:value="14.5" calcext:value-type="float">
            <text:p>14.5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float" office:value="1787.9" calcext:value-type="float">
            <text:p>1787.9</text:p>
          </table:table-cell>
          <table:table-cell office:value-type="float" office:value="1.7879" calcext:value-type="float">
            <text:p>1.7879</text:p>
          </table:table-cell>
          <table:table-cell office:value-type="float" office:value="1.0774" calcext:value-type="float">
            <text:p>1.0774</text:p>
          </table:table-cell>
          <table:table-cell office:value-type="float" office:value="0.6026" calcext:value-type="float">
            <text:p>0.602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4.5" calcext:value-type="float">
            <text:p>14.5</text:p>
          </table:table-cell>
          <table:table-cell office:value-type="float" office:value="13.7" calcext:value-type="float">
            <text:p>13.7</text:p>
          </table:table-cell>
          <table:table-cell office:value-type="float" office:value="8.9" calcext:value-type="float">
            <text:p>8.9</text:p>
          </table:table-cell>
          <table:table-cell office:value-type="float" office:value="1768" calcext:value-type="float">
            <text:p>1768</text:p>
          </table:table-cell>
          <table:table-cell office:value-type="float" office:value="1.768" calcext:value-type="float">
            <text:p>1.768</text:p>
          </table:table-cell>
          <table:table-cell office:value-type="float" office:value="1.1616" calcext:value-type="float">
            <text:p>1.1616</text:p>
          </table:table-cell>
          <table:table-cell office:value-type="float" office:value="0.657" calcext:value-type="float">
            <text:p>0.6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x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1733.1" calcext:value-type="float">
            <text:p>1733.1</text:p>
          </table:table-cell>
          <table:table-cell office:value-type="float" office:value="1.7331" calcext:value-type="float">
            <text:p>1.7331</text:p>
          </table:table-cell>
          <table:table-cell office:value-type="float" office:value="1.0828" calcext:value-type="float">
            <text:p>1.0828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4988" calcext:value-type="float">
            <text:p>0.4988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141.9" calcext:value-type="float">
            <text:p>141.9</text:p>
          </table:table-cell>
          <table:table-cell office:value-type="float" office:value="9" calcext:value-type="float">
            <text:p>9</text:p>
          </table:table-cell>
          <table:table-cell office:value-type="float" office:value="1277.1" calcext:value-type="float">
            <text:p>1277.1</text:p>
          </table:table-cell>
          <table:table-cell office:value-type="float" office:value="1.2771" calcext:value-type="float">
            <text:p>1.2771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085" calcext:value-type="float">
            <text:p>0.2085</text:p>
          </table:table-cell>
          <table:table-cell office:value-type="float" office:value="73.6908917803872" calcext:value-type="float">
            <text:p>73.6908917803872</text:p>
          </table:table-cell>
          <table:table-cell office:value-type="float" office:value="24.5936461026967" calcext:value-type="float">
            <text:p>24.5936461026967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3.13" calcext:value-type="float">
            <text:p>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10.1" calcext:value-type="float">
            <text:p>10.1</text:p>
          </table:table-cell>
          <table:table-cell office:value-type="float" office:value="1591.3" calcext:value-type="float">
            <text:p>1591.3</text:p>
          </table:table-cell>
          <table:table-cell office:value-type="float" office:value="1.5913" calcext:value-type="float">
            <text:p>1.5913</text:p>
          </table:table-cell>
          <table:table-cell office:value-type="float" office:value="1.0178" calcext:value-type="float">
            <text:p>1.0178</text:p>
          </table:table-cell>
          <table:table-cell office:value-type="float" office:value="0.6396" calcext:value-type="float">
            <text:p>0.6396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108.9" calcext:value-type="float">
            <text:p>108.9</text:p>
          </table:table-cell>
          <table:table-cell office:value-type="float" office:value="9" calcext:value-type="float">
            <text:p>9</text:p>
          </table:table-cell>
          <table:table-cell office:value-type="float" office:value="1208.8" calcext:value-type="float">
            <text:p>1208.8</text:p>
          </table:table-cell>
          <table:table-cell office:value-type="float" office:value="1.2088" calcext:value-type="float">
            <text:p>1.2088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2244" calcext:value-type="float">
            <text:p>0.2244</text:p>
          </table:table-cell>
          <table:table-cell office:value-type="float" office:value="75.9645688466022" calcext:value-type="float">
            <text:p>75.9645688466022</text:p>
          </table:table-cell>
          <table:table-cell office:value-type="float" office:value="26.6555315386127" calcext:value-type="float">
            <text:p>26.6555315386127</text:p>
          </table:table-cell>
          <table:table-cell office:value-type="float" office:value="95.24" calcext:value-type="float">
            <text:p>95.24</text:p>
          </table:table-cell>
          <table:table-cell table:number-columns-repeated="2"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Cx</text:p>
          </table:table-cell>
          <table:table-cell office:value-type="float" office:value="13.2" calcext:value-type="float">
            <text:p>13.2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1501.5" calcext:value-type="float">
            <text:p>1501.5</text:p>
          </table:table-cell>
          <table:table-cell office:value-type="float" office:value="1.5015" calcext:value-type="float">
            <text:p>1.5015</text:p>
          </table:table-cell>
          <table:table-cell office:value-type="float" office:value="1.0838" calcext:value-type="float">
            <text:p>1.0838</text:p>
          </table:table-cell>
          <table:table-cell office:value-type="string" calcext:value-type="string">
            <text:p>raw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45.2" calcext:value-type="float">
            <text:p>145.2</text:p>
          </table:table-cell>
          <table:table-cell office:value-type="float" office:value="8.5" calcext:value-type="float">
            <text:p>8.5</text:p>
          </table:table-cell>
          <table:table-cell office:value-type="float" office:value="1234.2" calcext:value-type="float">
            <text:p>1234.2</text:p>
          </table:table-cell>
          <table:table-cell office:value-type="float" office:value="1.2342" calcext:value-type="float">
            <text:p>1.2342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38" calcext:value-type="float">
            <text:p>0.238</text:p>
          </table:table-cell>
          <table:table-cell office:value-type="float" office:value="82.1978021978022" calcext:value-type="float">
            <text:p>82.1978021978022</text:p>
          </table:table-cell>
          <table:table-cell office:value-type="float" office:value="27.1083225687396" calcext:value-type="float">
            <text:p>27.1083225687396</text:p>
          </table:table-cell>
          <table:table-cell office:value-type="float" office:value="83.33" calcext:value-type="float">
            <text:p>83.33</text:p>
          </table:table-cell>
          <table:table-cell office:value-type="float" office:value="10.42" calcext:value-type="float">
            <text:p>10.42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3.2" calcext:value-type="float">
            <text:p>13.2</text:p>
          </table:table-cell>
          <table:table-cell office:value-type="float" office:value="12.5" calcext:value-type="float">
            <text:p>12.5</text:p>
          </table:table-cell>
          <table:table-cell office:value-type="float" office:value="10.1" calcext:value-type="float">
            <text:p>10.1</text:p>
          </table:table-cell>
          <table:table-cell office:value-type="float" office:value="1666.5" calcext:value-type="float">
            <text:p>1666.5</text:p>
          </table:table-cell>
          <table:table-cell office:value-type="float" office:value="1.6665" calcext:value-type="float">
            <text:p>1.6665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5854" calcext:value-type="float">
            <text:p>0.585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94.8" calcext:value-type="float">
            <text:p>94.8</text:p>
          </table:table-cell>
          <table:table-cell office:value-type="float" office:value="7.9" calcext:value-type="float">
            <text:p>7.9</text:p>
          </table:table-cell>
          <table:table-cell office:value-type="float" office:value="1137.6" calcext:value-type="float">
            <text:p>1137.6</text:p>
          </table:table-cell>
          <table:table-cell office:value-type="float" office:value="1.1376" calcext:value-type="float">
            <text:p>1.1376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398" calcext:value-type="float">
            <text:p>0.2398</text:p>
          </table:table-cell>
          <table:table-cell office:value-type="float" office:value="68.2628262826283" calcext:value-type="float">
            <text:p>68.2628262826283</text:p>
          </table:table-cell>
          <table:table-cell office:value-type="float" office:value="27.9651460789339" calcext:value-type="float">
            <text:p>27.9651460789339</text:p>
          </table:table-cell>
          <table:table-cell office:value-type="float" office:value="96.77" calcext:value-type="float">
            <text:p>96.77</text:p>
          </table:table-cell>
          <table:table-cell table:number-columns-repeated="2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1Cx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23.8" calcext:value-type="float">
            <text:p>23.8</text:p>
          </table:table-cell>
          <table:table-cell office:value-type="float" office:value="4655.3" calcext:value-type="float">
            <text:p>4655.3</text:p>
          </table:table-cell>
          <table:table-cell office:value-type="float" office:value="4.6553" calcext:value-type="float">
            <text:p>4.6553</text:p>
          </table:table-cell>
          <table:table-cell office:value-type="float" office:value="3.2008" calcext:value-type="float">
            <text:p>3.2008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8092" calcext:value-type="float">
            <text:p>0.8092</text:p>
          </table:table-cell>
          <table:table-cell office:value-type="float" office:value="18" calcext:value-type="float">
            <text:p>18</text:p>
          </table:table-cell>
          <table:table-cell office:value-type="float" office:value="14.9" calcext:value-type="float">
            <text:p>14.9</text:p>
          </table:table-cell>
          <table:table-cell office:value-type="float" office:value="268.2" calcext:value-type="float">
            <text:p>268.2</text:p>
          </table:table-cell>
          <table:table-cell office:value-type="float" office:value="10.1" calcext:value-type="float">
            <text:p>10.1</text:p>
          </table:table-cell>
          <table:table-cell office:value-type="float" office:value="2708.8" calcext:value-type="float">
            <text:p>2708.8</text:p>
          </table:table-cell>
          <table:table-cell office:value-type="float" office:value="2.7088" calcext:value-type="float">
            <text:p>2.7088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3897" calcext:value-type="float">
            <text:p>0.3897</text:p>
          </table:table-cell>
          <table:table-cell office:value-type="float" office:value="58.1881218745167" calcext:value-type="float">
            <text:p>58.1881218745167</text:p>
          </table:table-cell>
          <table:table-cell office:value-type="float" office:value="32.9761309672582" calcext:value-type="float">
            <text:p>32.9761309672582</text:p>
          </table:table-cell>
          <table:table-cell office:value-type="float" office:value="76.92" calcext:value-type="float">
            <text:p>76.92</text:p>
          </table:table-cell>
          <table:table-cell office:value-type="float" office:value="7.69" calcext:value-type="float">
            <text:p>7.69</text:p>
          </table:table-cell>
          <table:table-cell office:value-type="float" office:value="15.38" calcext:value-type="float">
            <text:p>15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0.9" calcext:value-type="float">
            <text:p>10.9</text:p>
          </table:table-cell>
          <table:table-cell office:value-type="float" office:value="16.3" calcext:value-type="float">
            <text:p>16.3</text:p>
          </table:table-cell>
          <table:table-cell office:value-type="float" office:value="23.8" calcext:value-type="float">
            <text:p>23.8</text:p>
          </table:table-cell>
          <table:table-cell office:value-type="float" office:value="4228.5" calcext:value-type="float">
            <text:p>4228.5</text:p>
          </table:table-cell>
          <table:table-cell office:value-type="float" office:value="4.2285" calcext:value-type="float">
            <text:p>4.2285</text:p>
          </table:table-cell>
          <table:table-cell office:value-type="float" office:value="3.0183" calcext:value-type="float">
            <text:p>3.0183</text:p>
          </table:table-cell>
          <table:table-cell office:value-type="float" office:value="0.7138" calcext:value-type="float">
            <text:p>0.71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.5" calcext:value-type="float">
            <text:p>14.5</text:p>
          </table:table-cell>
          <table:table-cell office:value-type="float" office:value="140.7" calcext:value-type="float">
            <text:p>140.7</text:p>
          </table:table-cell>
          <table:table-cell office:value-type="float" office:value="9.7" calcext:value-type="float">
            <text:p>9.7</text:p>
          </table:table-cell>
          <table:table-cell office:value-type="float" office:value="1828.5" calcext:value-type="float">
            <text:p>1828.5</text:p>
          </table:table-cell>
          <table:table-cell office:value-type="float" office:value="1.8285" calcext:value-type="float">
            <text:p>1.8285</text:p>
          </table:table-cell>
          <table:table-cell office:value-type="float" office:value="1.0379" calcext:value-type="float">
            <text:p>1.0379</text:p>
          </table:table-cell>
          <table:table-cell office:value-type="float" office:value="0.5676" calcext:value-type="float">
            <text:p>0.5676</text:p>
          </table:table-cell>
          <table:table-cell office:value-type="float" office:value="43.2406316497444" calcext:value-type="float">
            <text:p>43.2406316497444</text:p>
          </table:table-cell>
          <table:table-cell office:value-type="float" office:value="34.3869065367922" calcext:value-type="float">
            <text:p>34.3869065367922</text:p>
          </table:table-cell>
          <table:table-cell office:value-type="float" office:value="86.21" calcext:value-type="float">
            <text:p>86.21</text:p>
          </table:table-cell>
          <table:table-cell office:value-type="float" office:value="3.45" calcext:value-type="float">
            <text:p>3.45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2Cx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 office:value-type="float" office:value="16.1" calcext:value-type="float">
            <text:p>16.1</text:p>
          </table:table-cell>
          <table:table-cell office:value-type="float" office:value="2274.9" calcext:value-type="float">
            <text:p>2274.9</text:p>
          </table:table-cell>
          <table:table-cell office:value-type="float" office:value="2.2749" calcext:value-type="float">
            <text:p>2.2749</text:p>
          </table:table-cell>
          <table:table-cell office:value-type="float" office:value="1.9943" calcext:value-type="float">
            <text:p>1.9943</text:p>
          </table:table-cell>
          <table:table-cell office:value-type="float" office:value="0.8766" calcext:value-type="float">
            <text:p>0.87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8.5" calcext:value-type="float">
            <text:p>8.5</text:p>
          </table:table-cell>
          <table:table-cell office:value-type="float" office:value="15.7" calcext:value-type="float">
            <text:p>15.7</text:p>
          </table:table-cell>
          <table:table-cell office:value-type="float" office:value="16.1" calcext:value-type="float">
            <text:p>16.1</text:p>
          </table:table-cell>
          <table:table-cell office:value-type="float" office:value="2148.5" calcext:value-type="float">
            <text:p>2148.5</text:p>
          </table:table-cell>
          <table:table-cell office:value-type="float" office:value="2.1485" calcext:value-type="float">
            <text:p>2.1485</text:p>
          </table:table-cell>
          <table:table-cell office:value-type="float" office:value="2.0601" calcext:value-type="float">
            <text:p>2.0601</text:p>
          </table:table-cell>
          <table:table-cell office:value-type="float" office:value="0.9588" calcext:value-type="float">
            <text:p>0.9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Cx</text:p>
          </table:table-cell>
          <table:table-cell office:value-type="float" office:value="12.2" calcext:value-type="float">
            <text:p>12.2</text:p>
          </table:table-cell>
          <table:table-cell office:value-type="float" office:value="21.1" calcext:value-type="float">
            <text:p>21.1</text:p>
          </table:table-cell>
          <table:table-cell office:value-type="float" office:value="11.3" calcext:value-type="float">
            <text:p>11.3</text:p>
          </table:table-cell>
          <table:table-cell office:value-type="float" office:value="2908.8" calcext:value-type="float">
            <text:p>2908.8</text:p>
          </table:table-cell>
          <table:table-cell office:value-type="float" office:value="2.9088" calcext:value-type="float">
            <text:p>2.9088</text:p>
          </table:table-cell>
          <table:table-cell office:value-type="float" office:value="2.5078" calcext:value-type="float">
            <text:p>2.5078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8588" calcext:value-type="float">
            <text:p>0.8588</text:p>
          </table:table-cell>
          <table:table-cell office:value-type="float" office:value="18.9" calcext:value-type="float">
            <text:p>18.9</text:p>
          </table:table-cell>
          <table:table-cell office:value-type="float" office:value="11.3" calcext:value-type="float">
            <text:p>11.3</text:p>
          </table:table-cell>
          <table:table-cell office:value-type="float" office:value="213.6" calcext:value-type="float">
            <text:p>213.6</text:p>
          </table:table-cell>
          <table:table-cell office:value-type="float" office:value="9" calcext:value-type="float">
            <text:p>9</text:p>
          </table:table-cell>
          <table:table-cell office:value-type="float" office:value="1922.1" calcext:value-type="float">
            <text:p>1922.1</text:p>
          </table:table-cell>
          <table:table-cell office:value-type="float" office:value="1.9221" calcext:value-type="float">
            <text:p>1.9221</text:p>
          </table:table-cell>
          <table:table-cell office:value-type="float" office:value="0.8665" calcext:value-type="float">
            <text:p>0.8665</text:p>
          </table:table-cell>
          <table:table-cell office:value-type="float" office:value="0.4508" calcext:value-type="float">
            <text:p>0.4508</text:p>
          </table:table-cell>
          <table:table-cell office:value-type="float" office:value="66.0787817574392" calcext:value-type="float">
            <text:p>66.0787817574392</text:p>
          </table:table-cell>
          <table:table-cell office:value-type="float" office:value="34.5521971449079" calcext:value-type="float">
            <text:p>34.5521971449079</text:p>
          </table:table-cell>
          <table:table-cell office:value-type="float" office:value="71.43" calcext:value-type="float">
            <text:p>71.43</text:p>
          </table:table-cell>
          <table:table-cell office:value-type="float" office:value="11.9" calcext:value-type="float">
            <text:p>11.9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1.5" calcext:value-type="float">
            <text:p>11.5</text:p>
          </table:table-cell>
          <table:table-cell office:value-type="float" office:value="21.1" calcext:value-type="float">
            <text:p>21.1</text:p>
          </table:table-cell>
          <table:table-cell office:value-type="float" office:value="11.3" calcext:value-type="float">
            <text:p>11.3</text:p>
          </table:table-cell>
          <table:table-cell office:value-type="float" office:value="2741.9" calcext:value-type="float">
            <text:p>2741.9</text:p>
          </table:table-cell>
          <table:table-cell office:value-type="float" office:value="2.7419" calcext:value-type="float">
            <text:p>2.7419</text:p>
          </table:table-cell>
          <table:table-cell office:value-type="float" office:value="2.246" calcext:value-type="float">
            <text:p>2.246</text:p>
          </table:table-cell>
          <table:table-cell office:value-type="float" office:value="0.8191" calcext:value-type="float">
            <text:p>0.81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.9" calcext:value-type="float">
            <text:p>10.9</text:p>
          </table:table-cell>
          <table:table-cell office:value-type="float" office:value="184" calcext:value-type="float">
            <text:p>184</text:p>
          </table:table-cell>
          <table:table-cell office:value-type="float" office:value="9.2" calcext:value-type="float">
            <text:p>9.2</text:p>
          </table:table-cell>
          <table:table-cell office:value-type="float" office:value="2005.6" calcext:value-type="float">
            <text:p>2005.6</text:p>
          </table:table-cell>
          <table:table-cell office:value-type="float" office:value="2.0056" calcext:value-type="float">
            <text:p>2.0056</text:p>
          </table:table-cell>
          <table:table-cell office:value-type="float" office:value="0.735" calcext:value-type="float">
            <text:p>0.735</text:p>
          </table:table-cell>
          <table:table-cell office:value-type="float" office:value="0.3665" calcext:value-type="float">
            <text:p>0.3665</text:p>
          </table:table-cell>
          <table:table-cell office:value-type="float" office:value="73.1451579079814" calcext:value-type="float">
            <text:p>73.1451579079814</text:p>
          </table:table-cell>
          <table:table-cell office:value-type="float" office:value="32.7248441674087" calcext:value-type="float">
            <text:p>32.7248441674087</text:p>
          </table:table-cell>
          <table:table-cell office:value-type="float" office:value="50" calcext:value-type="float">
            <text:p>50</text:p>
          </table:table-cell>
          <table:table-cell office:value-type="float" office:value="16.67" calcext:value-type="float">
            <text:p>16.67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2Cx</text:p>
          </table:table-cell>
          <table:table-cell office:value-type="float" office:value="14.2" calcext:value-type="float">
            <text:p>14.2</text:p>
          </table:table-cell>
          <table:table-cell office:value-type="float" office:value="11.3" calcext:value-type="float">
            <text:p>11.3</text:p>
          </table:table-cell>
          <table:table-cell office:value-type="float" office:value="11.6" calcext:value-type="float">
            <text:p>11.6</text:p>
          </table:table-cell>
          <table:table-cell office:value-type="float" office:value="1861.3" calcext:value-type="float">
            <text:p>1861.3</text:p>
          </table:table-cell>
          <table:table-cell office:value-type="float" office:value="1.8613" calcext:value-type="float">
            <text:p>1.8613</text:p>
          </table:table-cell>
          <table:table-cell office:value-type="float" office:value="1.5651" calcext:value-type="float">
            <text:p>1.5651</text:p>
          </table:table-cell>
          <table:table-cell office:value-type="float" office:value="0.8408" calcext:value-type="float">
            <text:p>0.8408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5" calcext:value-type="float">
            <text:p>10.5</text:p>
          </table:table-cell>
          <table:table-cell office:value-type="float" office:value="135.5" calcext:value-type="float">
            <text:p>135.5</text:p>
          </table:table-cell>
          <table:table-cell office:value-type="float" office:value="9.8" calcext:value-type="float">
            <text:p>9.8</text:p>
          </table:table-cell>
          <table:table-cell office:value-type="float" office:value="1327.4" calcext:value-type="float">
            <text:p>1327.4</text:p>
          </table:table-cell>
          <table:table-cell office:value-type="float" office:value="1.3274" calcext:value-type="float">
            <text:p>1.3274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303" calcext:value-type="float">
            <text:p>0.303</text:p>
          </table:table-cell>
          <table:table-cell office:value-type="float" office:value="71.3149049929728" calcext:value-type="float">
            <text:p>71.3149049929728</text:p>
          </table:table-cell>
          <table:table-cell office:value-type="float" office:value="25.6980384639959" calcext:value-type="float">
            <text:p>25.6980384639959</text:p>
          </table:table-cell>
          <table:table-cell office:value-type="float" office:value="64.52" calcext:value-type="float">
            <text:p>64.52</text:p>
          </table:table-cell>
          <table:table-cell office:value-type="float" office:value="16.13" calcext:value-type="float">
            <text:p>16.13</text:p>
          </table:table-cell>
          <table:table-cell office:value-type="float" office:value="19.35" calcext:value-type="float">
            <text:p>19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4.2" calcext:value-type="float">
            <text:p>14.2</text:p>
          </table:table-cell>
          <table:table-cell office:value-type="float" office:value="11.3" calcext:value-type="float">
            <text:p>11.3</text:p>
          </table:table-cell>
          <table:table-cell office:value-type="float" office:value="11.2" calcext:value-type="float">
            <text:p>11.2</text:p>
          </table:table-cell>
          <table:table-cell office:value-type="float" office:value="1797.2" calcext:value-type="float">
            <text:p>1797.2</text:p>
          </table:table-cell>
          <table:table-cell office:value-type="float" office:value="1.7972" calcext:value-type="float">
            <text:p>1.7972</text:p>
          </table:table-cell>
          <table:table-cell office:value-type="float" office:value="1.6408" calcext:value-type="float">
            <text:p>1.6408</text:p>
          </table:table-cell>
          <table:table-cell office:value-type="float" office:value="0.913" calcext:value-type="float">
            <text:p>0.913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9.9" calcext:value-type="float">
            <text:p>9.9</text:p>
          </table:table-cell>
          <table:table-cell office:value-type="float" office:value="134.2" calcext:value-type="float">
            <text:p>134.2</text:p>
          </table:table-cell>
          <table:table-cell office:value-type="float" office:value="10.4" calcext:value-type="float">
            <text:p>10.4</text:p>
          </table:table-cell>
          <table:table-cell office:value-type="float" office:value="1328.2" calcext:value-type="float">
            <text:p>1328.2</text:p>
          </table:table-cell>
          <table:table-cell office:value-type="float" office:value="1.3282" calcext:value-type="float">
            <text:p>1.328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3454" calcext:value-type="float">
            <text:p>0.3454</text:p>
          </table:table-cell>
          <table:table-cell office:value-type="float" office:value="73.9049340289525" calcext:value-type="float">
            <text:p>73.9049340289525</text:p>
          </table:table-cell>
          <table:table-cell office:value-type="float" office:value="27.9558751828376" calcext:value-type="float">
            <text:p>27.9558751828376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4.29" calcext:value-type="float">
            <text:p>14.29</text:p>
          </table:table-cell>
        </table:table-row>
        <table:table-row table:style-name="ro1">
          <table:table-cell office:value-type="string" calcext:value-type="string">
            <text:p>SUA</text:p>
          </table:table-cell>
          <table:table-cell/>
          <table:table-cell office:value-type="string" calcext:value-type="string">
            <text:p>1Cx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1.2" calcext:value-type="float">
            <text:p>11.2</text:p>
          </table:table-cell>
          <table:table-cell office:value-type="float" office:value="949.8" calcext:value-type="float">
            <text:p>949.8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772" calcext:value-type="float">
            <text:p>0.772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66.5" calcext:value-type="float">
            <text:p>66.5</text:p>
          </table:table-cell>
          <table:table-cell office:value-type="float" office:value="9.8" calcext:value-type="float">
            <text:p>9.8</text:p>
          </table:table-cell>
          <table:table-cell office:value-type="float" office:value="651.7" calcext:value-type="float">
            <text:p>651.7</text:p>
          </table:table-cell>
          <table:table-cell office:value-type="float" office:value="0.6517" calcext:value-type="float">
            <text:p>0.6517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2694" calcext:value-type="float">
            <text:p>0.2694</text:p>
          </table:table-cell>
          <table:table-cell office:value-type="float" office:value="68.6173349056604" calcext:value-type="float">
            <text:p>68.6173349056604</text:p>
          </table:table-cell>
          <table:table-cell office:value-type="float" office:value="22.9063396817115" calcext:value-type="float">
            <text:p>22.906339681711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8.33" calcext:value-type="float">
            <text:p>8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0.6" calcext:value-type="float">
            <text:p>10.6</text:p>
          </table:table-cell>
          <table:table-cell office:value-type="float" office:value="8" calcext:value-type="float">
            <text:p>8</text:p>
          </table:table-cell>
          <table:table-cell office:value-type="float" office:value="11.9" calcext:value-type="float">
            <text:p>11.9</text:p>
          </table:table-cell>
          <table:table-cell office:value-type="float" office:value="1009.1" calcext:value-type="float">
            <text:p>1009.1</text:p>
          </table:table-cell>
          <table:table-cell office:value-type="float" office:value="1.0091" calcext:value-type="float">
            <text:p>1.0091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7513" calcext:value-type="float">
            <text:p>0.75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5.5" calcext:value-type="float">
            <text:p>85.5</text:p>
          </table:table-cell>
          <table:table-cell office:value-type="float" office:value="9.5" calcext:value-type="float">
            <text:p>9.5</text:p>
          </table:table-cell>
          <table:table-cell office:value-type="float" office:value="598.5" calcext:value-type="float">
            <text:p>598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2912" calcext:value-type="float">
            <text:p>0.2912</text:p>
          </table:table-cell>
          <table:table-cell office:value-type="float" office:value="59.3091009988901" calcext:value-type="float">
            <text:p>59.3091009988901</text:p>
          </table:table-cell>
          <table:table-cell office:value-type="float" office:value="22.9886573463466" calcext:value-type="float">
            <text:p>22.9886573463466</text:p>
          </table:table-cell>
          <table:table-cell office:value-type="float" office:value="86.96" calcext:value-type="float">
            <text:p>86.96</text:p>
          </table:table-cell>
          <table:table-cell office:value-type="float" office:value="8.7" calcext:value-type="float">
            <text:p>8.7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SUA</text:p>
          </table:table-cell>
          <table:table-cell/>
          <table:table-cell office:value-type="string" calcext:value-type="string">
            <text:p>2Cx</text:p>
          </table:table-cell>
          <table:table-cell office:value-type="float" office:value="13.2" calcext:value-type="float">
            <text:p>13.2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  <table:table-cell office:value-type="float" office:value="1043.5" calcext:value-type="float">
            <text:p>1043.5</text:p>
          </table:table-cell>
          <table:table-cell office:value-type="float" office:value="1.0435" calcext:value-type="float">
            <text:p>1.0435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7421" calcext:value-type="float">
            <text:p>0.7421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8.1" calcext:value-type="float">
            <text:p>8.1</text:p>
          </table:table-cell>
          <table:table-cell office:value-type="float" office:value="88.3" calcext:value-type="float">
            <text:p>88.3</text:p>
          </table:table-cell>
          <table:table-cell office:value-type="float" office:value="7.1" calcext:value-type="float">
            <text:p>7.1</text:p>
          </table:table-cell>
          <table:table-cell office:value-type="float" office:value="626.9" calcext:value-type="float">
            <text:p>626.9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145" calcext:value-type="float">
            <text:p>0.145</text:p>
          </table:table-cell>
          <table:table-cell office:value-type="float" office:value="0.2313" calcext:value-type="float">
            <text:p>0.2313</text:p>
          </table:table-cell>
          <table:table-cell office:value-type="float" office:value="60.0750388131792" calcext:value-type="float">
            <text:p>60.0750388131792</text:p>
          </table:table-cell>
          <table:table-cell office:value-type="float" office:value="18.724173553719" calcext:value-type="float">
            <text:p>18.724173553719</text:p>
          </table:table-cell>
          <table:table-cell office:value-type="float" office:value="52.63" calcext:value-type="float">
            <text:p>52.63</text:p>
          </table:table-cell>
          <table:table-cell table:number-columns-repeated="2" office:value-type="float" office:value="21.05" calcext:value-type="float">
            <text:p>21.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3.2" calcext:value-type="float">
            <text:p>13.2</text:p>
          </table:table-cell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office:value-type="float" office:value="1166.2" calcext:value-type="float">
            <text:p>1166.2</text:p>
          </table:table-cell>
          <table:table-cell office:value-type="float" office:value="1.1662" calcext:value-type="float">
            <text:p>1.1662</text:p>
          </table:table-cell>
          <table:table-cell office:value-type="float" office:value="0.918" calcext:value-type="float">
            <text:p>0.918</text:p>
          </table:table-cell>
          <table:table-cell office:value-type="float" office:value="0.7872" calcext:value-type="float">
            <text:p>0.7872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8.1" calcext:value-type="float">
            <text:p>8.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745.2" calcext:value-type="float">
            <text:p>745.2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2543" calcext:value-type="float">
            <text:p>0.2543</text:p>
          </table:table-cell>
          <table:table-cell office:value-type="float" office:value="63.898749807069" calcext:value-type="float">
            <text:p>63.898749807069</text:p>
          </table:table-cell>
          <table:table-cell office:value-type="float" office:value="20.6427015250545" calcext:value-type="float">
            <text:p>20.6427015250545</text:p>
          </table:table-cell>
          <table:table-cell office:value-type="float" office:value="81.08" calcext:value-type="float">
            <text:p>81.08</text:p>
          </table:table-cell>
          <table:table-cell office:value-type="float" office:value="10.81" calcext:value-type="float">
            <text:p>10.81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string" calcext:value-type="string">
            <text:p>XER</text:p>
          </table:table-cell>
          <table:table-cell/>
          <table:table-cell office:value-type="string" calcext:value-type="string">
            <text:p>1Cx</text:p>
          </table:table-cell>
          <table:table-cell office:value-type="float" office:value="19.7" calcext:value-type="float">
            <text:p>19.7</text:p>
          </table:table-cell>
          <table:table-cell office:value-type="float" office:value="19.6" calcext:value-type="float">
            <text:p>19.6</text:p>
          </table:table-cell>
          <table:table-cell office:value-type="float" office:value="10.9" calcext:value-type="float">
            <text:p>10.9</text:p>
          </table:table-cell>
          <table:table-cell office:value-type="float" office:value="4208.7" calcext:value-type="float">
            <text:p>4208.7</text:p>
          </table:table-cell>
          <table:table-cell office:value-type="float" office:value="4.2087" calcext:value-type="float">
            <text:p>4.2087</text:p>
          </table:table-cell>
          <table:table-cell office:value-type="float" office:value="2.6364" calcext:value-type="float">
            <text:p>2.6364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6378" calcext:value-type="float">
            <text:p>0.637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19.7" calcext:value-type="float">
            <text:p>19.7</text:p>
          </table:table-cell>
          <table:table-cell office:value-type="float" office:value="19.6" calcext:value-type="float">
            <text:p>19.6</text:p>
          </table:table-cell>
          <table:table-cell office:value-type="float" office:value="11" calcext:value-type="float">
            <text:p>11</text:p>
          </table:table-cell>
          <table:table-cell office:value-type="float" office:value="4247.3" calcext:value-type="float">
            <text:p>4247.3</text:p>
          </table:table-cell>
          <table:table-cell office:value-type="float" office:value="4.2473" calcext:value-type="float">
            <text:p>4.2473</text:p>
          </table:table-cell>
          <table:table-cell office:value-type="float" office:value="2.7348" calcext:value-type="float">
            <text:p>2.7348</text:p>
          </table:table-cell>
          <table:table-cell office:value-type="float" office:value="0.6439" calcext:value-type="float">
            <text:p>0.64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R</text:p>
          </table:table-cell>
          <table:table-cell/>
          <table:table-cell office:value-type="string" calcext:value-type="string">
            <text:p>2Cx</text:p>
          </table:table-cell>
          <table:table-cell office:value-type="float" office:value="20.4" calcext:value-type="float">
            <text:p>20.4</text:p>
          </table:table-cell>
          <table:table-cell office:value-type="float" office:value="20.8" calcext:value-type="float">
            <text:p>20.8</text:p>
          </table:table-cell>
          <table:table-cell office:value-type="float" office:value="11.5" calcext:value-type="float">
            <text:p>11.5</text:p>
          </table:table-cell>
          <table:table-cell office:value-type="float" office:value="4879.7" calcext:value-type="float">
            <text:p>4879.7</text:p>
          </table:table-cell>
          <table:table-cell office:value-type="float" office:value="4.8797" calcext:value-type="float">
            <text:p>4.8797</text:p>
          </table:table-cell>
          <table:table-cell office:value-type="float" office:value="3.2901" calcext:value-type="float">
            <text:p>3.2901</text:p>
          </table:table-cell>
          <table:table-cell office:value-type="float" office:value="0.6742" calcext:value-type="float">
            <text:p>0.6742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313.3" calcext:value-type="float">
            <text:p>313.3</text:p>
          </table:table-cell>
          <table:table-cell office:value-type="float" office:value="10.1" calcext:value-type="float">
            <text:p>10.1</text:p>
          </table:table-cell>
          <table:table-cell office:value-type="float" office:value="3163.8" calcext:value-type="float">
            <text:p>3163.8</text:p>
          </table:table-cell>
          <table:table-cell office:value-type="float" office:value="3.1638" calcext:value-type="float">
            <text:p>3.1638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2444" calcext:value-type="float">
            <text:p>0.2444</text:p>
          </table:table-cell>
          <table:table-cell office:value-type="float" office:value="64.8367310971211" calcext:value-type="float">
            <text:p>64.8367310971211</text:p>
          </table:table-cell>
          <table:table-cell office:value-type="float" office:value="23.4977660253488" calcext:value-type="float">
            <text:p>23.4977660253488</text:p>
          </table:table-cell>
          <table:table-cell office:value-type="float" office:value="84.51" calcext:value-type="float">
            <text:p>84.51</text:p>
          </table:table-cell>
          <table:table-cell office:value-type="float" office:value="14.08" calcext:value-type="float">
            <text:p>14.0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20.4" calcext:value-type="float">
            <text:p>20.4</text:p>
          </table:table-cell>
          <table:table-cell office:value-type="float" office:value="20.8" calcext:value-type="float">
            <text:p>20.8</text:p>
          </table:table-cell>
          <table:table-cell office:value-type="float" office:value="11" calcext:value-type="float">
            <text:p>11</text:p>
          </table:table-cell>
          <table:table-cell office:value-type="float" office:value="4667.5" calcext:value-type="float">
            <text:p>4667.5</text:p>
          </table:table-cell>
          <table:table-cell office:value-type="float" office:value="4.6675" calcext:value-type="float">
            <text:p>4.6675</text:p>
          </table:table-cell>
          <table:table-cell office:value-type="float" office:value="2.8318" calcext:value-type="float">
            <text:p>2.8318</text:p>
          </table:table-cell>
          <table:table-cell office:value-type="float" office:value="0.6067" calcext:value-type="float">
            <text:p>0.6067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7.8" calcext:value-type="float">
            <text:p>17.8</text:p>
          </table:table-cell>
          <table:table-cell office:value-type="float" office:value="160.2" calcext:value-type="float">
            <text:p>160.2</text:p>
          </table:table-cell>
          <table:table-cell office:value-type="float" office:value="9" calcext:value-type="float">
            <text:p>9</text:p>
          </table:table-cell>
          <table:table-cell office:value-type="float" office:value="2707.4" calcext:value-type="float">
            <text:p>2707.4</text:p>
          </table:table-cell>
          <table:table-cell office:value-type="float" office:value="2.7074" calcext:value-type="float">
            <text:p>2.707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2424" calcext:value-type="float">
            <text:p>0.2424</text:p>
          </table:table-cell>
          <table:table-cell office:value-type="float" office:value="58.004679144385" calcext:value-type="float">
            <text:p>58.004679144385</text:p>
          </table:table-cell>
          <table:table-cell office:value-type="float" office:value="23.17607175648" calcext:value-type="float">
            <text:p>23.1760717564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ZIZ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1Cx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" calcext:value-type="float">
            <text:p>9</text:p>
          </table:table-cell>
          <table:table-cell office:value-type="float" office:value="829.1" calcext:value-type="float">
            <text:p>829.1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7583" calcext:value-type="float">
            <text:p>0.7583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48.3" calcext:value-type="float">
            <text:p>48.3</text:p>
          </table:table-cell>
          <table:table-cell office:value-type="float" office:value="8" calcext:value-type="float">
            <text:p>8</text:p>
          </table:table-cell>
          <table:table-cell office:value-type="float" office:value="386.4" calcext:value-type="float">
            <text:p>386.4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77" calcext:value-type="float">
            <text:p>0.3577</text:p>
          </table:table-cell>
          <table:table-cell office:value-type="float" office:value="46.6058763931104" calcext:value-type="float">
            <text:p>46.6058763931104</text:p>
          </table:table-cell>
          <table:table-cell office:value-type="float" office:value="21.1703431372549" calcext:value-type="float">
            <text:p>21.17034313725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Cy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  <table:table-cell office:value-type="float" office:value="912" calcext:value-type="float">
            <text:p>9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7339" calcext:value-type="float">
            <text:p>0.733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6.2" calcext:value-type="float">
            <text:p>6.2</text:p>
          </table:table-cell>
          <table:table-cell office:value-type="float" office:value="54.3" calcext:value-type="float">
            <text:p>54.3</text:p>
          </table:table-cell>
          <table:table-cell office:value-type="float" office:value="8.1" calcext:value-type="float">
            <text:p>8.1</text:p>
          </table:table-cell>
          <table:table-cell office:value-type="float" office:value="336.5" calcext:value-type="float">
            <text:p>336.5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3968" calcext:value-type="float">
            <text:p>0.3968</text:p>
          </table:table-cell>
          <table:table-cell office:value-type="float" office:value="36.8945644021632" calcext:value-type="float">
            <text:p>36.8945644021632</text:p>
          </table:table-cell>
          <table:table-cell office:value-type="float" office:value="19.9462124607799" calcext:value-type="float">
            <text:p>19.9462124607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Z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2Cx</text:p>
          </table:table-cell>
          <table:table-cell office:value-type="float" office:value="13.1" calcext:value-type="float">
            <text:p>13.1</text:p>
          </table:table-cell>
          <table:table-cell office:value-type="float" office:value="8.7" calcext:value-type="float">
            <text:p>8.7</text:p>
          </table:table-cell>
          <table:table-cell office:value-type="float" office:value="5.5" calcext:value-type="float">
            <text:p>5.5</text:p>
          </table:table-cell>
          <table:table-cell office:value-type="float" office:value="626.8" calcext:value-type="float">
            <text:p>626.8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7643" calcext:value-type="float">
            <text:p>0.76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Cy</text:p>
          </table:table-cell>
          <table:table-cell office:value-type="float" office:value="13.1" calcext:value-type="float">
            <text:p>13.1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 office:value-type="float" office:value="797.8" calcext:value-type="float">
            <text:p>797.8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474" calcext:value-type="float">
            <text:p>0.747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£ </number:text>
      <number:number number:decimal-places="0" loext:min-decimal-places="0" number:min-integer-digits="1" number:grouping="true"/>
    </number:number-style>
    <number:number-style style:name="N127">
      <number:text>-£ 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 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 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£ </number:text>
      <number:number number:decimal-places="2" loext:min-decimal-places="2" number:min-integer-digits="1" number:grouping="true"/>
    </number:number-style>
    <number:number-style style:name="N129">
      <number:text>-£ 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£ 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£ 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£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£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£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£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£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£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loext:min-decimal-places="1" number:min-integer-digits="1"/>
    </number:number-style>
    <number:number-style style:name="N134">
      <number:number number:decimal-places="4" loext:min-decimal-places="4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4T13:06:39.637417027</meta:creation-date>
    <dc:date>2020-04-24T13:12:02.706893726</dc:date>
    <meta:editing-duration>PT5M23S</meta:editing-duration>
    <meta:editing-cycles>1</meta:editing-cycles>
    <meta:generator>LibreOffice/6.4.2.2$MacOSX_X86_64 LibreOffice_project/4e471d8c02c9c90f512f7f9ead8875b57fcb1ec3</meta:generator>
    <meta:document-statistic meta:table-count="3" meta:cell-count="5106" meta:object-count="0"/>
  </office:meta>
</office:document-meta>
</file>